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rse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id</text:p>
          </table:table-cell>
          <table:table-cell office:value-type="string">
            <text:p>breed</text:p>
          </table:table-cell>
          <table:table-cell office:value-type="string">
            <text:p>coat_name</text:p>
          </table:table-cell>
          <table:table-cell office:value-type="string">
            <text:p>image_url</text:p>
          </table:table-cell>
          <table:table-cell office:value-type="string">
            <text:p>magic</text:p>
          </table:table-cell>
          <table:table-cell office:value-type="string">
            <text:p>magic_name</text:p>
          </table:table-cell>
          <table:table-cell office:value-type="string">
            <text:p>availability</text:p>
          </table:table-cell>
          <table:table-cell office:value-type="string">
            <text:p>price_sc</text:p>
          </table:table-cell>
          <table:table-cell office:value-type="string">
            <text:p>price_band</text:p>
          </table:table-cell>
          <table:table-cell office:value-type="string">
            <text:p>non_sc_price_note</text:p>
          </table:table-cell>
          <table:table-cell office:value-type="string">
            <text:p>release_date</text:p>
          </table:table-cell>
          <table:table-cell office:value-type="string">
            <text:p>location</text:p>
          </table:table-cell>
          <table:table-cell office:value-type="string">
            <text:p>tags</text:p>
          </table:table-cell>
          <table:table-cell office:value-type="string">
            <text:p>search_haystack</text:p>
          </table:table-cell>
        </table:table-row>
        <table:table-row>
          <table:table-cell office:value-type="string">
            <text:p>V</text:p>
          </table:table-cell>
          <table:table-cell office:value-type="string">
            <text:p>JqW4DBWMQaGjZSYifnOujQ</text:p>
          </table:table-cell>
          <table:table-cell office:value-type="float" office:value="0">
            <text:p>0</text:p>
          </table:table-cell>
          <table:table-cell office:value-type="string">
            <text:p>Dartmoor</text:p>
          </table:table-cell>
          <table:table-cell office:value-type="string">
            <text:p>Bay</text:p>
          </table:table-cell>
          <table:table-cell office:value-type="string">
            <text:p>https://drive.google.com/file/d/1xv4euFb4nb-WysIn0qIDrhFQgHWdLVfq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/>
        </table:table-row>
        <table:table-row>
          <table:table-cell office:value-type="string">
            <text:p>Wp</text:p>
          </table:table-cell>
          <table:table-cell office:value-type="string">
            <text:p>Lyc1KkFARxSiMWw.5QKPYQ</text:p>
          </table:table-cell>
          <table:table-cell office:value-type="float" office:value="52">
            <text:p>52</text:p>
          </table:table-cell>
          <table:table-cell office:value-type="string">
            <text:p>Selle Francais<text:s/>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08706MKqYxL8j3C6k0_dqkI8nwqKg8PQ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Fleabitten Grey Selle Francais<text:s text:c="2"/>Silverglade Equestrian Center</text:p>
          </table:table-cell>
        </table:table-row>
        <table:table-row>
          <table:table-cell office:value-type="string">
            <text:p>X2A</text:p>
          </table:table-cell>
          <table:table-cell office:value-type="string">
            <text:p>OIAbt7PTRgayBVTBNUOxpQ</text:p>
          </table:table-cell>
          <table:table-cell office:value-type="float" office:value="197">
            <text:p>197</text:p>
          </table:table-cell>
          <table:table-cell office:value-type="string">
            <text:p>Jorvik Mountain Horse</text:p>
          </table:table-cell>
          <table:table-cell office:value-type="string">
            <text:p>Dapple Silver Black</text:p>
          </table:table-cell>
          <table:table-cell office:value-type="string">
            <text:p>https://drive.google.com/file/d/1AESLpEojvqVhHJhQF0h4K8wethdirA4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Dapple Silver Black Jorvik Mountain Horse Firgrove Village</text:p>
          </table:table-cell>
        </table:table-row>
        <table:table-row>
          <table:table-cell office:value-type="string">
            <text:p>WN</text:p>
          </table:table-cell>
          <table:table-cell office:value-type="string">
            <text:p>fRohrUg0TwaudL6ECTS4IA</text:p>
          </table:table-cell>
          <table:table-cell office:value-type="float" office:value="24">
            <text:p>24</text:p>
          </table:table-cell>
          <table:table-cell office:value-type="string">
            <text:p>Friesian</text:p>
          </table:table-cell>
          <table:table-cell office:value-type="string">
            <text:p>Bleached Black</text:p>
          </table:table-cell>
          <table:table-cell office:value-type="string">
            <text:p>https://drive.google.com/file/d/1WRRhJXFJar0WyBPnAVRzrHmIYjOOfCi0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leached Black Friesian Jorvik Stables</text:p>
          </table:table-cell>
        </table:table-row>
        <table:table-row>
          <table:table-cell office:value-type="string">
            <text:p>X2X</text:p>
          </table:table-cell>
          <table:table-cell office:value-type="string">
            <text:p>gInTPk4mTE-UowgsAlOm8Q</text:p>
          </table:table-cell>
          <table:table-cell office:value-type="float" office:value="220">
            <text:p>220</text:p>
          </table:table-cell>
          <table:table-cell office:value-type="string">
            <text:p>Tennessee Walking Horse</text:p>
          </table:table-cell>
          <table:table-cell office:value-type="string">
            <text:p>Sooty Buckskin</text:p>
          </table:table-cell>
          <table:table-cell office:value-type="string">
            <text:p>https://drive.google.com/file/d/10w4PtvBYhrxofybgj66eoOfuhfvlUgV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ooty Buckskin Tennessee Walking Horse Firgrove Village</text:p>
          </table:table-cell>
        </table:table-row>
        <table:table-row>
          <table:table-cell office:value-type="string">
            <text:p>X6U</text:p>
          </table:table-cell>
          <table:table-cell office:value-type="string">
            <text:p>IJc8HcwVQPKu2gmTDZvyWg</text:p>
          </table:table-cell>
          <table:table-cell office:value-type="float" office:value="465">
            <text:p>465</text:p>
          </table:table-cell>
          <table:table-cell office:value-type="string">
            <text:p>Lusitano</text:p>
          </table:table-cell>
          <table:table-cell office:value-type="string">
            <text:p>Brindle Dun</text:p>
          </table:table-cell>
          <table:table-cell office:value-type="string">
            <text:p>https://drive.google.com/file/d/1QgCtv68tQczstIUQke6ekMoSxcbICpTe/view?usp=drive_link</text:p>
          </table:table-cell>
          <table:table-cell office:value-type="string">
            <text:p>true</text:p>
          </table:table-cell>
          <table:table-cell office:value-type="string">
            <text:p>Barkhart</text:p>
          </table:table-cell>
          <table:table-cell office:value-type="string">
            <text:p>Discontinued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6-26T00:00:00.000Z</text:p>
          </table:table-cell>
          <table:table-cell/>
          <table:table-cell/>
          <table:table-cell office:value-type="string">
            <text:p>Brindle Dun Lusitano Barkhart</text:p>
          </table:table-cell>
        </table:table-row>
        <table:table-row>
          <table:table-cell office:value-type="string">
            <text:p>X4Y</text:p>
          </table:table-cell>
          <table:table-cell office:value-type="string">
            <text:p>AORzjdGeStqYOU3E3yBbgw</text:p>
          </table:table-cell>
          <table:table-cell office:value-type="float" office:value="345">
            <text:p>345</text:p>
          </table:table-cell>
          <table:table-cell office:value-type="string">
            <text:p>English Thoroughbred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cm0rLV1JZ96fzaq-qtxpJ0yzIl4bQ-D8/view?usp=drive_link</text:p>
          </table:table-cell>
          <table:table-cell/>
          <table:table-cell/>
          <table:table-cell office:value-type="string">
            <text:p>Limited Time</text:p>
          </table:table-cell>
          <table:table-cell office:value-type="float" office:value="510">
            <text:p>510</text:p>
          </table:table-cell>
          <table:table-cell office:value-type="string">
            <text:p>Under 800</text:p>
          </table:table-cell>
          <table:table-cell/>
          <table:table-cell office:value-type="string">
            <text:p>2022-04-20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Fleabitten Grey English Thoroughbred Equestrian Festival (Spring)</text:p>
          </table:table-cell>
        </table:table-row>
        <table:table-row>
          <table:table-cell office:value-type="string">
            <text:p>X3C</text:p>
          </table:table-cell>
          <table:table-cell office:value-type="string">
            <text:p>nAdqkuVqRce7O-QzpzOwdA</text:p>
          </table:table-cell>
          <table:table-cell office:value-type="float" office:value="261">
            <text:p>261</text:p>
          </table:table-cell>
          <table:table-cell office:value-type="string">
            <text:p>Akhal Teke</text:p>
          </table:table-cell>
          <table:table-cell office:value-type="string">
            <text:p>Grullo Pinto</text:p>
          </table:table-cell>
          <table:table-cell office:value-type="string">
            <text:p>https://drive.google.com/file/d/1dahNID_2GWY5zGE4ck7Lz8k7ZkbPVcp7/view?usp=drive_link</text:p>
          </table:table-cell>
          <table:table-cell office:value-type="string">
            <text:p>true</text:p>
          </table:table-cell>
          <table:table-cell office:value-type="string">
            <text:p>Kampos</text:p>
          </table:table-cell>
          <table:table-cell office:value-type="string">
            <text:p>Limited Time</text:p>
          </table:table-cell>
          <table:table-cell office:value-type="float" office:value="419">
            <text:p>419</text:p>
          </table:table-cell>
          <table:table-cell office:value-type="string">
            <text:p>Under 800</text:p>
          </table:table-cell>
          <table:table-cell/>
          <table:table-cell office:value-type="string">
            <text:p>2020-06-03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Grullo Pinto Akhal Teke Kampos Summer Festival</text:p>
          </table:table-cell>
        </table:table-row>
        <table:table-row>
          <table:table-cell office:value-type="string">
            <text:p>X4W</text:p>
          </table:table-cell>
          <table:table-cell office:value-type="string">
            <text:p>o3vA1xrgT.yoWUVdVqMeAg</text:p>
          </table:table-cell>
          <table:table-cell office:value-type="float" office:value="343">
            <text:p>343</text:p>
          </table:table-cell>
          <table:table-cell office:value-type="string">
            <text:p>English Thoroughbred</text:p>
          </table:table-cell>
          <table:table-cell office:value-type="string">
            <text:p>Seal Bay</text:p>
          </table:table-cell>
          <table:table-cell office:value-type="string">
            <text:p>https://drive.google.com/file/d/1YTIhisfNFN37spxWJwhFcKdOtRSytAU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7-15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eal Bay English Thoroughbred Silverglade Equestrian Center</text:p>
          </table:table-cell>
        </table:table-row>
        <table:table-row>
          <table:table-cell office:value-type="string">
            <text:p>X0x</text:p>
          </table:table-cell>
          <table:table-cell office:value-type="string">
            <text:p>a.p2dBlYVS3KOfK12bY9cJg</text:p>
          </table:table-cell>
          <table:table-cell office:value-type="float" office:value="122">
            <text:p>122</text:p>
          </table:table-cell>
          <table:table-cell office:value-type="string">
            <text:p>Mule</text:p>
          </table:table-cell>
          <table:table-cell office:value-type="string">
            <text:p>Sooty Bay Dun</text:p>
          </table:table-cell>
          <table:table-cell office:value-type="string">
            <text:p>https://drive.google.com/file/d/1iNPf3SqVqOm2b0_moZGlfIJvGLvtxQU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, Moorland Stable</text:p>
          </table:table-cell>
          <table:table-cell/>
          <table:table-cell office:value-type="string">
            <text:p>Sooty Bay Dun Mule Steve's Farm, Moorland Stable</text:p>
          </table:table-cell>
        </table:table-row>
        <table:table-row>
          <table:table-cell office:value-type="string">
            <text:p>X21</text:p>
          </table:table-cell>
          <table:table-cell office:value-type="string">
            <text:p>p4fKkYqcQTOCFTmsO-aPmg</text:p>
          </table:table-cell>
          <table:table-cell office:value-type="float" office:value="188">
            <text:p>188</text:p>
          </table:table-cell>
          <table:table-cell office:value-type="string">
            <text:p>Lipizzaner</text:p>
          </table:table-cell>
          <table:table-cell office:value-type="string">
            <text:p>Chestnut Sabino</text:p>
          </table:table-cell>
          <table:table-cell office:value-type="string">
            <text:p>https://drive.google.com/file/d/16pzPM1kLTCLCHrpMIJ1lKlAg4_L0ueYg/view?usp=drive_link</text:p>
          </table:table-cell>
          <table:table-cell office:value-type="string">
            <text:p>true</text:p>
          </table:table-cell>
          <table:table-cell office:value-type="string">
            <text:p>Lebkuchen</text:p>
          </table:table-cell>
          <table:table-cell office:value-type="string">
            <text:p>Limited Time</text:p>
          </table:table-cell>
          <table:table-cell office:value-type="float" office:value="769">
            <text:p>769</text:p>
          </table:table-cell>
          <table:table-cell office:value-type="string">
            <text:p>Under 800</text:p>
          </table:table-cell>
          <table:table-cell/>
          <table:table-cell office:value-type="string">
            <text:p>2023-12-13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Chestnut Sabino Lipizzaner Lebkuchen Winter Festival</text:p>
          </table:table-cell>
        </table:table-row>
        <table:table-row>
          <table:table-cell office:value-type="string">
            <text:p>X2</text:p>
          </table:table-cell>
          <table:table-cell office:value-type="string">
            <text:p>Wb0mEsdoTGS1oJE7qhvs.w</text:p>
          </table:table-cell>
          <table:table-cell office:value-type="float" office:value="187">
            <text:p>187</text:p>
          </table:table-cell>
          <table:table-cell office:value-type="string">
            <text:p>Lipizzaner</text:p>
          </table:table-cell>
          <table:table-cell office:value-type="string">
            <text:p>Bay Rose Grey</text:p>
          </table:table-cell>
          <table:table-cell office:value-type="string">
            <text:p>https://drive.google.com/file/d/1DKQhTkz05I5p69sdbIwWAkqK3N0NwOAb/view?usp=drive_link</text:p>
          </table:table-cell>
          <table:table-cell/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4-0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Bay Rose Grey Lipizzaner Equestrian Festival (Spring)</text:p>
          </table:table-cell>
        </table:table-row>
        <table:table-row>
          <table:table-cell office:value-type="string">
            <text:p>X0R</text:p>
          </table:table-cell>
          <table:table-cell office:value-type="string">
            <text:p>1JVnhJn2QlW0wqaS3SbRMA</text:p>
          </table:table-cell>
          <table:table-cell office:value-type="float" office:value="90">
            <text:p>90</text:p>
          </table:table-cell>
          <table:table-cell office:value-type="string">
            <text:p>Arabian</text:p>
          </table:table-cell>
          <table:table-cell office:value-type="string">
            <text:p>Palomino</text:p>
          </table:table-cell>
          <table:table-cell office:value-type="string">
            <text:p>https://drive.google.com/file/d/1Oc7nUslN3eA04SfLa9oJH9yhtMrNvs3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Palomino Arabian Goldspur Farm</text:p>
          </table:table-cell>
        </table:table-row>
        <table:table-row>
          <table:table-cell office:value-type="string">
            <text:p>X4G</text:p>
          </table:table-cell>
          <table:table-cell office:value-type="string">
            <text:p>ZTkNhtWrQgWOP1tWA7bDyQ</text:p>
          </table:table-cell>
          <table:table-cell office:value-type="float" office:value="327">
            <text:p>327</text:p>
          </table:table-cell>
          <table:table-cell office:value-type="string">
            <text:p>Clydesdale</text:p>
          </table:table-cell>
          <table:table-cell office:value-type="string">
            <text:p>Light Bay Sabino</text:p>
          </table:table-cell>
          <table:table-cell office:value-type="string">
            <text:p>https://drive.google.com/file/d/1ahRzHj2kPLInm0Yb_I2rJt6UhKCbXw7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12-1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Light Bay Sabino Clydesdale Dundull</text:p>
          </table:table-cell>
        </table:table-row>
        <table:table-row>
          <table:table-cell office:value-type="string">
            <text:p>X2F</text:p>
          </table:table-cell>
          <table:table-cell office:value-type="string">
            <text:p>17S7O0QeRjWIj5r6f1cnuw</text:p>
          </table:table-cell>
          <table:table-cell office:value-type="float" office:value="202">
            <text:p>202</text:p>
          </table:table-cell>
          <table:table-cell office:value-type="string">
            <text:p>Shire</text:p>
          </table:table-cell>
          <table:table-cell office:value-type="string">
            <text:p>Black</text:p>
          </table:table-cell>
          <table:table-cell office:value-type="string">
            <text:p>https://drive.google.com/file/d/1Ujz4lOE7YWqLG47Ei97LvdgSQa138__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, Moorland Stable</text:p>
          </table:table-cell>
          <table:table-cell/>
          <table:table-cell office:value-type="string">
            <text:p>Black Shire Steve's Farm, Moorland Stable</text:p>
          </table:table-cell>
        </table:table-row>
        <table:table-row>
          <table:table-cell office:value-type="string">
            <text:p>X4l</text:p>
          </table:table-cell>
          <table:table-cell office:value-type="string">
            <text:p>6qG4YnL5QNiwjm7AP558WA</text:p>
          </table:table-cell>
          <table:table-cell office:value-type="float" office:value="358">
            <text:p>358</text:p>
          </table:table-cell>
          <table:table-cell office:value-type="string">
            <text:p>Irish Cob</text:p>
          </table:table-cell>
          <table:table-cell office:value-type="string">
            <text:p>Buckskin</text:p>
          </table:table-cell>
          <table:table-cell office:value-type="string">
            <text:p>https://drive.google.com/file/d/1KWDfEgpJMrYSXkjB7C1bFx3w_-d7-U3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1-15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uckskin Irish Cob Valedale Village</text:p>
          </table:table-cell>
        </table:table-row>
        <table:table-row>
          <table:table-cell office:value-type="string">
            <text:p>X0D</text:p>
          </table:table-cell>
          <table:table-cell office:value-type="string">
            <text:p>LUHYZmmqSQuOWf3rLeC1Lg</text:p>
          </table:table-cell>
          <table:table-cell office:value-type="float" office:value="76">
            <text:p>76</text:p>
          </table:table-cell>
          <table:table-cell office:value-type="string">
            <text:p>American Paint Horse</text:p>
          </table:table-cell>
          <table:table-cell office:value-type="string">
            <text:p>Bay Skewbald</text:p>
          </table:table-cell>
          <table:table-cell office:value-type="string">
            <text:p>https://drive.google.com/file/d/1b1xyadJ1dVdkBVbLTu7XN1J9B3nL1YJS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Skewbald American Paint Horse Starshine Ranch</text:p>
          </table:table-cell>
        </table:table-row>
        <table:table-row>
          <table:table-cell office:value-type="string">
            <text:p>WH</text:p>
          </table:table-cell>
          <table:table-cell office:value-type="string">
            <text:p>dB0rA5XVSiWmruFL3cAa8A</text:p>
          </table:table-cell>
          <table:table-cell office:value-type="float" office:value="18">
            <text:p>18</text:p>
          </table:table-cell>
          <table:table-cell office:value-type="string">
            <text:p>Dutch Warmblood</text:p>
          </table:table-cell>
          <table:table-cell office:value-type="string">
            <text:p>Liver Chestnut</text:p>
          </table:table-cell>
          <table:table-cell office:value-type="string">
            <text:p>https://drive.google.com/file/d/1Sfefq-agnJJL-MMM2Fq9FSZpfiqp6HVi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Liver Chestnut Dutch Warmblood Silverglade Equestrian Center</text:p>
          </table:table-cell>
        </table:table-row>
        <table:table-row>
          <table:table-cell office:value-type="string">
            <text:p>X2h</text:p>
          </table:table-cell>
          <table:table-cell office:value-type="string">
            <text:p>bRoIVaYNQeW9LRAg2EAR1A</text:p>
          </table:table-cell>
          <table:table-cell office:value-type="float" office:value="230">
            <text:p>230</text:p>
          </table:table-cell>
          <table:table-cell office:value-type="string">
            <text:p>Fjord</text:p>
          </table:table-cell>
          <table:table-cell office:value-type="string">
            <text:p>White</text:p>
          </table:table-cell>
          <table:table-cell office:value-type="string">
            <text:p>https://drive.google.com/file/d/1OXEBzdkV_mP8WkJhUuhqWCW87EL4ngS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1-1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White Fjord Valedale Village</text:p>
          </table:table-cell>
        </table:table-row>
        <table:table-row>
          <table:table-cell office:value-type="string">
            <text:p>X3m</text:p>
          </table:table-cell>
          <table:table-cell office:value-type="string">
            <text:p>FuzkA4ZnTd6b-LkQPvclYA</text:p>
          </table:table-cell>
          <table:table-cell office:value-type="float" office:value="297">
            <text:p>297</text:p>
          </table:table-cell>
          <table:table-cell office:value-type="string">
            <text:p>Jorvik Warmblood</text:p>
          </table:table-cell>
          <table:table-cell office:value-type="string">
            <text:p>Blue Roan</text:p>
          </table:table-cell>
          <table:table-cell office:value-type="string">
            <text:p>https://drive.google.com/file/d/1Abmw737cLeRnWK7_N9LCs0WURFHM8o1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2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ue Roan Jorvik Warmblood Crescent Moon Village</text:p>
          </table:table-cell>
        </table:table-row>
        <table:table-row>
          <table:table-cell office:value-type="string">
            <text:p>Wa</text:p>
          </table:table-cell>
          <table:table-cell office:value-type="string">
            <text:p>9pTjmSK3Sfm71qtaEmXlRA</text:p>
          </table:table-cell>
          <table:table-cell office:value-type="float" office:value="37">
            <text:p>37</text:p>
          </table:table-cell>
          <table:table-cell office:value-type="string">
            <text:p>Hanoverian</text:p>
          </table:table-cell>
          <table:table-cell office:value-type="string">
            <text:p>Dark Bay</text:p>
          </table:table-cell>
          <table:table-cell office:value-type="string">
            <text:p>https://drive.google.com/file/d/1f7iAsoLDZr6ximOTwWBdQ75YiOjguaeu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Dark Bay Hanoverian Jorvik Stables</text:p>
          </table:table-cell>
        </table:table-row>
        <table:table-row>
          <table:table-cell office:value-type="string">
            <text:p>X2I</text:p>
          </table:table-cell>
          <table:table-cell office:value-type="string">
            <text:p>UDYBt1hxTvu8QL29gS8w4g</text:p>
          </table:table-cell>
          <table:table-cell office:value-type="float" office:value="205">
            <text:p>205</text:p>
          </table:table-cell>
          <table:table-cell office:value-type="string">
            <text:p>Shire</text:p>
          </table:table-cell>
          <table:table-cell office:value-type="string">
            <text:p>Dapple Grey</text:p>
          </table:table-cell>
          <table:table-cell office:value-type="string">
            <text:p>https://drive.google.com/file/d/1NDIxUVS0qcnPgY-Z_3CLItGhJm6lf2s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12-20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Dapple Grey Shire Steve's Farm</text:p>
          </table:table-cell>
        </table:table-row>
        <table:table-row>
          <table:table-cell office:value-type="string">
            <text:p>Wo</text:p>
          </table:table-cell>
          <table:table-cell office:value-type="string">
            <text:p>lFkSvn8xR-ejWlBb1JRJFw</text:p>
          </table:table-cell>
          <table:table-cell office:value-type="float" office:value="51">
            <text:p>51</text:p>
          </table:table-cell>
          <table:table-cell office:value-type="string">
            <text:p>Selle Francais<text:s/></text:p>
          </table:table-cell>
          <table:table-cell office:value-type="string">
            <text:p>Bay</text:p>
          </table:table-cell>
          <table:table-cell office:value-type="string">
            <text:p>https://drive.google.com/file/d/1zrS8GP9xK-fVLujgolnF9imqh_eadqe8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Selle Francais<text:s text:c="2"/>Silverglade Equestrian Center</text:p>
          </table:table-cell>
        </table:table-row>
        <table:table-row>
          <table:table-cell office:value-type="string">
            <text:p>X0e</text:p>
          </table:table-cell>
          <table:table-cell office:value-type="string">
            <text:p>Q1.pq5LxTkqCo2ThmnkLhg</text:p>
          </table:table-cell>
          <table:table-cell office:value-type="float" office:value="103">
            <text:p>103</text:p>
          </table:table-cell>
          <table:table-cell office:value-type="string">
            <text:p>Belgian Warmblood</text:p>
          </table:table-cell>
          <table:table-cell office:value-type="string">
            <text:p>Liver Chestnut Pinto</text:p>
          </table:table-cell>
          <table:table-cell office:value-type="string">
            <text:p>https://drive.google.com/file/d/1hp2s_GawLAY1md91NXzThqSPBHjWABS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Liver Chestnut Pinto Belgian Warmblood Goldenleaf Stables</text:p>
          </table:table-cell>
        </table:table-row>
        <table:table-row>
          <table:table-cell office:value-type="string">
            <text:p>WT</text:p>
          </table:table-cell>
          <table:table-cell office:value-type="string">
            <text:p>x3OHcuVkQX69yWcs-g0QCA</text:p>
          </table:table-cell>
          <table:table-cell office:value-type="float" office:value="30">
            <text:p>30</text:p>
          </table:table-cell>
          <table:table-cell office:value-type="string">
            <text:p>Friesian Sport Horse</text:p>
          </table:table-cell>
          <table:table-cell office:value-type="string">
            <text:p>Light Grey</text:p>
          </table:table-cell>
          <table:table-cell office:value-type="string">
            <text:p>https://drive.google.com/file/d/1P0T_x6EsokplTJOLBvwiLaJRD9qjxpFu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9-18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Light Grey Friesian Sport Horse Medieval Camp</text:p>
          </table:table-cell>
        </table:table-row>
        <table:table-row>
          <table:table-cell office:value-type="string">
            <text:p>X3v</text:p>
          </table:table-cell>
          <table:table-cell office:value-type="string">
            <text:p>N29GKZMIRu25zx9OWEFJ0w</text:p>
          </table:table-cell>
          <table:table-cell office:value-type="float" office:value="306">
            <text:p>306</text:p>
          </table:table-cell>
          <table:table-cell office:value-type="string">
            <text:p>Andalusian</text:p>
          </table:table-cell>
          <table:table-cell office:value-type="string">
            <text:p>Chestnut</text:p>
          </table:table-cell>
          <table:table-cell office:value-type="string">
            <text:p>https://drive.google.com/file/d/1PdOiIqxTFjRi6-JYW2_SmM5h0walkze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8-1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hestnut Andalusian Silverglade Equestrian Center</text:p>
          </table:table-cell>
        </table:table-row>
        <table:table-row>
          <table:table-cell office:value-type="string">
            <text:p>X2q</text:p>
          </table:table-cell>
          <table:table-cell office:value-type="string">
            <text:p>IVFeiY2wSk2IiMmicluPVg</text:p>
          </table:table-cell>
          <table:table-cell office:value-type="float" office:value="239">
            <text:p>239</text:p>
          </table:table-cell>
          <table:table-cell office:value-type="string">
            <text:p>Marwari</text:p>
          </table:table-cell>
          <table:table-cell office:value-type="string">
            <text:p>Bay Pinto</text:p>
          </table:table-cell>
          <table:table-cell office:value-type="string">
            <text:p>https://drive.google.com/file/d/19RQsKYowEHU1_7jL9e2JOFqdSwTPqlU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9-0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Pinto Marwari New Hillcrest</text:p>
          </table:table-cell>
        </table:table-row>
        <table:table-row>
          <table:table-cell office:value-type="string">
            <text:p>X64</text:p>
          </table:table-cell>
          <table:table-cell office:value-type="string">
            <text:p>Vsu5SI0NTwSpQnDB0aTqRg</text:p>
          </table:table-cell>
          <table:table-cell office:value-type="float" office:value="439">
            <text:p>439</text:p>
          </table:table-cell>
          <table:table-cell office:value-type="string">
            <text:p>Trakehner</text:p>
          </table:table-cell>
          <table:table-cell office:value-type="string">
            <text:p>Bay Pinto</text:p>
          </table:table-cell>
          <table:table-cell office:value-type="string">
            <text:p>https://drive.google.com/file/d/1s_SyI5tdMQvKig2-jLsNW1Jd8XqK3vq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ay Pinto Trakehner Goldenleaf Stables</text:p>
          </table:table-cell>
        </table:table-row>
        <table:table-row>
          <table:table-cell office:value-type="string">
            <text:p>X3z</text:p>
          </table:table-cell>
          <table:table-cell office:value-type="string">
            <text:p>VFJmOYvVTH6pOSDAWrj5dg</text:p>
          </table:table-cell>
          <table:table-cell office:value-type="float" office:value="310">
            <text:p>310</text:p>
          </table:table-cell>
          <table:table-cell office:value-type="string">
            <text:p>Andalusian</text:p>
          </table:table-cell>
          <table:table-cell office:value-type="string">
            <text:p>Smoky Black</text:p>
          </table:table-cell>
          <table:table-cell office:value-type="string">
            <text:p>https://drive.google.com/file/d/1T7FxG2M6crsOHvbjIQgoV504pYO3J4F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9-0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moky Black Andalusian Silverglade Equestrian Center</text:p>
          </table:table-cell>
        </table:table-row>
        <table:table-row>
          <table:table-cell office:value-type="string">
            <text:p>X49</text:p>
          </table:table-cell>
          <table:table-cell office:value-type="string">
            <text:p>TPitnhnNRrebLapSy9ceaA</text:p>
          </table:table-cell>
          <table:table-cell office:value-type="float" office:value="320">
            <text:p>320</text:p>
          </table:table-cell>
          <table:table-cell office:value-type="string">
            <text:p>Chincoteague Pony</text:p>
          </table:table-cell>
          <table:table-cell office:value-type="string">
            <text:p>Smoky Black Pinto</text:p>
          </table:table-cell>
          <table:table-cell office:value-type="string">
            <text:p>https://drive.google.com/file/d/1WCMFT3uEy2jHGJ-kgU4X11ogq0k-8ng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4-24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Smoky Black Pinto Chincoteague Pony South Hoof Farm</text:p>
          </table:table-cell>
        </table:table-row>
        <table:table-row>
          <table:table-cell office:value-type="string">
            <text:p>X6S</text:p>
          </table:table-cell>
          <table:table-cell office:value-type="string">
            <text:p>vL0.UAPIRQ243jHJLdC.iQ</text:p>
          </table:table-cell>
          <table:table-cell office:value-type="float" office:value="463">
            <text:p>463</text:p>
          </table:table-cell>
          <table:table-cell office:value-type="string">
            <text:p>Lusitano</text:p>
          </table:table-cell>
          <table:table-cell office:value-type="string">
            <text:p>Pearl</text:p>
          </table:table-cell>
          <table:table-cell office:value-type="string">
            <text:p>https://drive.google.com/file/d/1q0zAzQYBOmJVvGs0zpVgsXZrtfAy4ns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4-1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Pearl Lusitano Silverglade Equestrian Center</text:p>
          </table:table-cell>
        </table:table-row>
        <table:table-row>
          <table:table-cell office:value-type="string">
            <text:p>X4s</text:p>
          </table:table-cell>
          <table:table-cell office:value-type="string">
            <text:p>3WgUkwRmS.6y3QMKsewAKg</text:p>
          </table:table-cell>
          <table:table-cell office:value-type="float" office:value="365">
            <text:p>365</text:p>
          </table:table-cell>
          <table:table-cell office:value-type="string">
            <text:p>Irish Cob</text:p>
          </table:table-cell>
          <table:table-cell office:value-type="string">
            <text:p>Smoky Black Pinto</text:p>
          </table:table-cell>
          <table:table-cell office:value-type="string">
            <text:p>https://drive.google.com/file/d/1alXww5udAGlWsNp_SSViTdW-zN-XaX8s/view?usp=drive_link</text:p>
          </table:table-cell>
          <table:table-cell office:value-type="string">
            <text:p>true</text:p>
          </table:table-cell>
          <table:table-cell office:value-type="string">
            <text:p>Dorcha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9-16T00:00:00.000Z</text:p>
          </table:table-cell>
          <table:table-cell/>
          <table:table-cell/>
          <table:table-cell office:value-type="string">
            <text:p>Smoky Black Pinto Irish Cob Dorcha</text:p>
          </table:table-cell>
        </table:table-row>
        <table:table-row>
          <table:table-cell office:value-type="string">
            <text:p>W5</text:p>
          </table:table-cell>
          <table:table-cell office:value-type="string">
            <text:p>a.uSOTBrnRhG4TamHtucxcA</text:p>
          </table:table-cell>
          <table:table-cell office:value-type="float" office:value="6">
            <text:p>6</text:p>
          </table:table-cell>
          <table:table-cell office:value-type="string">
            <text:p>Dartmoor</text:p>
          </table:table-cell>
          <table:table-cell office:value-type="string">
            <text:p>Red Roan</text:p>
          </table:table-cell>
          <table:table-cell office:value-type="string">
            <text:p>https://drive.google.com/file/d/1gNdOd-YAble9eADa-Xq1LNv8r4oJlp6b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 office:value-type="string">
            <text:p>Red Roan Dartmoor Pony,<text:s text:c="2"/>Steve's Farm</text:p>
          </table:table-cell>
        </table:table-row>
        <table:table-row>
          <table:table-cell office:value-type="string">
            <text:p>X3i</text:p>
          </table:table-cell>
          <table:table-cell office:value-type="string">
            <text:p>twO-1T08Qum4mbLe2gKXjA</text:p>
          </table:table-cell>
          <table:table-cell office:value-type="float" office:value="293">
            <text:p>293</text:p>
          </table:table-cell>
          <table:table-cell office:value-type="string">
            <text:p>Jorvik Pony</text:p>
          </table:table-cell>
          <table:table-cell office:value-type="string">
            <text:p>Silver Black</text:p>
          </table:table-cell>
          <table:table-cell office:value-type="string">
            <text:p>https://drive.google.com/file/d/17zKGICxpzECaMagyEHC61jTCQKdnKIC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Silver Black Jorvik Pony Fort Pinta</text:p>
          </table:table-cell>
        </table:table-row>
        <table:table-row>
          <table:table-cell office:value-type="string">
            <text:p>X5T</text:p>
          </table:table-cell>
          <table:table-cell office:value-type="string">
            <text:p>R5F1H4y5QSG.UdpbBWbqlA</text:p>
          </table:table-cell>
          <table:table-cell office:value-type="float" office:value="402">
            <text:p>402</text:p>
          </table:table-cell>
          <table:table-cell office:value-type="string">
            <text:p>Morgan</text:p>
          </table:table-cell>
          <table:table-cell office:value-type="string">
            <text:p>Buckskin Sabino</text:p>
          </table:table-cell>
          <table:table-cell office:value-type="string">
            <text:p>https://drive.google.com/file/d/1kTN-8gUlRowmRbkRbp7mtm49uJp4lhd8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uckskin Sabino Morgan Firgrove Village</text:p>
          </table:table-cell>
        </table:table-row>
        <table:table-row>
          <table:table-cell office:value-type="string">
            <text:p>X6F</text:p>
          </table:table-cell>
          <table:table-cell office:value-type="string">
            <text:p>a-ANQajchQfOqfTaJpe9q5Q</text:p>
          </table:table-cell>
          <table:table-cell office:value-type="float" office:value="450">
            <text:p>450</text:p>
          </table:table-cell>
          <table:table-cell office:value-type="string">
            <text:p>Welsh Pony</text:p>
          </table:table-cell>
          <table:table-cell office:value-type="string">
            <text:p>Dapple Grey</text:p>
          </table:table-cell>
          <table:table-cell office:value-type="string">
            <text:p>https://drive.google.com/file/d/1-Zvgx5JEEFan3LAGR9qPVDm3N3Xdx6C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Dapple Grey Welsh Pony Hermit's Cottage</text:p>
          </table:table-cell>
        </table:table-row>
        <table:table-row>
          <table:table-cell office:value-type="string">
            <text:p>X4h</text:p>
          </table:table-cell>
          <table:table-cell office:value-type="string">
            <text:p>Edamvhv8TL-ex6fsjQmcRQ</text:p>
          </table:table-cell>
          <table:table-cell office:value-type="float" office:value="354">
            <text:p>354</text:p>
          </table:table-cell>
          <table:table-cell office:value-type="string">
            <text:p>Finnhorse</text:p>
          </table:table-cell>
          <table:table-cell office:value-type="string">
            <text:p>Palomino</text:p>
          </table:table-cell>
          <table:table-cell office:value-type="string">
            <text:p>https://drive.google.com/file/d/166MdVJeivNOFbTdFEEoIyEFgbR6zX7i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Palomino Finnhorse Firgrove Village</text:p>
          </table:table-cell>
        </table:table-row>
        <table:table-row>
          <table:table-cell office:value-type="string">
            <text:p>X3k</text:p>
          </table:table-cell>
          <table:table-cell office:value-type="string">
            <text:p>VyBQ.RHsS-mJYGG2BrZF9w</text:p>
          </table:table-cell>
          <table:table-cell office:value-type="float" office:value="295">
            <text:p>295</text:p>
          </table:table-cell>
          <table:table-cell office:value-type="string">
            <text:p>Jorvik Warmblood</text:p>
          </table:table-cell>
          <table:table-cell office:value-type="string">
            <text:p>Bay Pinto</text:p>
          </table:table-cell>
          <table:table-cell office:value-type="string">
            <text:p>https://drive.google.com/file/d/15PWAwb9XuenF9dUTwuERqdVc3Wo3sye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7-17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ay Pinto Jorvik Warmblood Crescent Moon Village</text:p>
          </table:table-cell>
        </table:table-row>
        <table:table-row>
          <table:table-cell office:value-type="string">
            <text:p>X06</text:p>
          </table:table-cell>
          <table:table-cell office:value-type="string">
            <text:p>sTKq98IgSp-SGNx0vf5NFg</text:p>
          </table:table-cell>
          <table:table-cell office:value-type="float" office:value="69">
            <text:p>69</text:p>
          </table:table-cell>
          <table:table-cell office:value-type="string">
            <text:p>Mustang</text:p>
          </table:table-cell>
          <table:table-cell office:value-type="string">
            <text:p>Dark Bay</text:p>
          </table:table-cell>
          <table:table-cell office:value-type="string">
            <text:p>https://drive.google.com/file/d/1KFzGjI-A31RQsx1ucFoOockyKAHehPF4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7-24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Dark Bay Mustang Firgrove Village</text:p>
          </table:table-cell>
        </table:table-row>
        <table:table-row>
          <table:table-cell office:value-type="string">
            <text:p>X1g</text:p>
          </table:table-cell>
          <table:table-cell office:value-type="string">
            <text:p>9-Nl.VzLT1y57u-WIphe3w</text:p>
          </table:table-cell>
          <table:table-cell office:value-type="float" office:value="167">
            <text:p>167</text:p>
          </table:table-cell>
          <table:table-cell office:value-type="string">
            <text:p>Haflinger</text:p>
          </table:table-cell>
          <table:table-cell office:value-type="string">
            <text:p>Black Snowflake</text:p>
          </table:table-cell>
          <table:table-cell office:value-type="string">
            <text:p>https://drive.google.com/file/d/1U5vCB3ZwcATEI4KOueHIq75shml0noIq/view?usp=drive_link</text:p>
          </table:table-cell>
          <table:table-cell office:value-type="string">
            <text:p>true</text:p>
          </table:table-cell>
          <table:table-cell office:value-type="string">
            <text:p>Audra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10-18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Black Snowflake Haflinger Audra Halloween Festival</text:p>
          </table:table-cell>
        </table:table-row>
        <table:table-row>
          <table:table-cell office:value-type="string">
            <text:p>X4g</text:p>
          </table:table-cell>
          <table:table-cell office:value-type="string">
            <text:p>9OlVbNlXS4yCDVcuPhItDg</text:p>
          </table:table-cell>
          <table:table-cell office:value-type="float" office:value="353">
            <text:p>353</text:p>
          </table:table-cell>
          <table:table-cell office:value-type="string">
            <text:p>Finnhorse</text:p>
          </table:table-cell>
          <table:table-cell office:value-type="string">
            <text:p>Light Chestnut</text:p>
          </table:table-cell>
          <table:table-cell office:value-type="string">
            <text:p>https://drive.google.com/file/d/1PnI7dhj53HeV6KuhZt8GXjaWC_lo7qC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Light Chestnut Finnhorse Firgrove Village</text:p>
          </table:table-cell>
        </table:table-row>
        <table:table-row>
          <table:table-cell office:value-type="string">
            <text:p>X6P</text:p>
          </table:table-cell>
          <table:table-cell office:value-type="string">
            <text:p>xJ-kN3p3RJ-y0r9txTxqwA</text:p>
          </table:table-cell>
          <table:table-cell office:value-type="float" office:value="460">
            <text:p>460</text:p>
          </table:table-cell>
          <table:table-cell office:value-type="string">
            <text:p>Lusitano</text:p>
          </table:table-cell>
          <table:table-cell office:value-type="string">
            <text:p>Light Grey</text:p>
          </table:table-cell>
          <table:table-cell office:value-type="string">
            <text:p>https://drive.google.com/file/d/12DDfYoHMM30eVR4EnifSvLi39knNO6l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4-1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Light Grey Lusitano Silverglade Equestrian Center</text:p>
          </table:table-cell>
        </table:table-row>
        <table:table-row>
          <table:table-cell office:value-type="string">
            <text:p>X0U</text:p>
          </table:table-cell>
          <table:table-cell office:value-type="string">
            <text:p>H4Sil0xZSn6a2Eg9Z3oKqA</text:p>
          </table:table-cell>
          <table:table-cell office:value-type="float" office:value="93">
            <text:p>93</text:p>
          </table:table-cell>
          <table:table-cell office:value-type="string">
            <text:p>Arabian</text:p>
          </table:table-cell>
          <table:table-cell office:value-type="string">
            <text:p>Black Rabicano</text:p>
          </table:table-cell>
          <table:table-cell office:value-type="string">
            <text:p>https://drive.google.com/file/d/1W8QJKIwnsQJ2GGj0HiVG-XCJeESchI63/view?usp=drive_link</text:p>
          </table:table-cell>
          <table:table-cell/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05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Black Rabicano Arabian Equestrian Festival (Spring)</text:p>
          </table:table-cell>
        </table:table-row>
        <table:table-row>
          <table:table-cell office:value-type="string">
            <text:p>X6R</text:p>
          </table:table-cell>
          <table:table-cell office:value-type="string">
            <text:p>oz2C3eDJTWWudZeg-BA.og</text:p>
          </table:table-cell>
          <table:table-cell office:value-type="float" office:value="462">
            <text:p>462</text:p>
          </table:table-cell>
          <table:table-cell office:value-type="string">
            <text:p>Lusitano</text:p>
          </table:table-cell>
          <table:table-cell office:value-type="string">
            <text:p>Palomino</text:p>
          </table:table-cell>
          <table:table-cell office:value-type="string">
            <text:p>https://drive.google.com/file/d/1gNyvqr_YXUTu_6HhWesmhJ3pHYJU750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5-2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Palomino Lusitano Silverglade Equestrian Center</text:p>
          </table:table-cell>
        </table:table-row>
        <table:table-row>
          <table:table-cell office:value-type="string">
            <text:p>X34</text:p>
          </table:table-cell>
          <table:table-cell office:value-type="string">
            <text:p>7HGbq3hMQPWSWbdbCyIK.Q</text:p>
          </table:table-cell>
          <table:table-cell office:value-type="float" office:value="253">
            <text:p>253</text:p>
          </table:table-cell>
          <table:table-cell office:value-type="string">
            <text:p>Akhal Teke</text:p>
          </table:table-cell>
          <table:table-cell office:value-type="string">
            <text:p>Black</text:p>
          </table:table-cell>
          <table:table-cell office:value-type="string">
            <text:p>https://drive.google.com/file/d/1bDxIDIQRqCovV70kVqMalvaKTvwCFOX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lack Akhal Teke New Hillcrest</text:p>
          </table:table-cell>
        </table:table-row>
        <table:table-row>
          <table:table-cell office:value-type="string">
            <text:p>X1O</text:p>
          </table:table-cell>
          <table:table-cell office:value-type="string">
            <text:p>dGDLd0VbTby2wnrQmIzHzQ</text:p>
          </table:table-cell>
          <table:table-cell office:value-type="float" office:value="149">
            <text:p>149</text:p>
          </table:table-cell>
          <table:table-cell office:value-type="string">
            <text:p>Ardennes</text:p>
          </table:table-cell>
          <table:table-cell office:value-type="string">
            <text:p>Silver Grullo</text:p>
          </table:table-cell>
          <table:table-cell office:value-type="string">
            <text:p>https://drive.google.com/file/d/1v4WFuqUpiTPxAtkRshOhYtSB7doqiLCZ/view?usp=drive_link</text:p>
          </table:table-cell>
          <table:table-cell office:value-type="string">
            <text:p>true</text:p>
          </table:table-cell>
          <table:table-cell office:value-type="string">
            <text:p>Earik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2-04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Silver Grullo Ardennes Earik Winter Festival</text:p>
          </table:table-cell>
        </table:table-row>
        <table:table-row>
          <table:table-cell office:value-type="string">
            <text:p>X5o</text:p>
          </table:table-cell>
          <table:table-cell office:value-type="string">
            <text:p>OK81-QgHTuSjgjR3X4pUXw</text:p>
          </table:table-cell>
          <table:table-cell office:value-type="float" office:value="423">
            <text:p>423</text:p>
          </table:table-cell>
          <table:table-cell office:value-type="string">
            <text:p>Paso Fino</text:p>
          </table:table-cell>
          <table:table-cell office:value-type="string">
            <text:p>Seal Brown Reverse Dapple</text:p>
          </table:table-cell>
          <table:table-cell office:value-type="string">
            <text:p>https://drive.google.com/file/d/12Rh0XTtFrdPQjkIp2R1CrN40g8ElApS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Seal Brown Reverse Dapple Paso Fino Steve's Farm</text:p>
          </table:table-cell>
        </table:table-row>
        <table:table-row>
          <table:table-cell office:value-type="string">
            <text:p>X25</text:p>
          </table:table-cell>
          <table:table-cell office:value-type="string">
            <text:p>AknomdLZQNug4Z0gyTJ7zQ</text:p>
          </table:table-cell>
          <table:table-cell office:value-type="float" office:value="192">
            <text:p>192</text:p>
          </table:table-cell>
          <table:table-cell office:value-type="string">
            <text:p>Pintabian</text:p>
          </table:table-cell>
          <table:table-cell office:value-type="string">
            <text:p>Dapple Palomino Tobiano</text:p>
          </table:table-cell>
          <table:table-cell office:value-type="string">
            <text:p>https://drive.google.com/file/d/1DPXsRMbsNYL5nRFLICNNZpIL9nvAXh3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5-10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Dapple Palomino Tobiano Pintabian Goldspur Mill</text:p>
          </table:table-cell>
        </table:table-row>
        <table:table-row>
          <table:table-cell office:value-type="string">
            <text:p>X4o</text:p>
          </table:table-cell>
          <table:table-cell office:value-type="string">
            <text:p>RAD-Tzd8TVifEjgilnIs4Q</text:p>
          </table:table-cell>
          <table:table-cell office:value-type="float" office:value="361">
            <text:p>361</text:p>
          </table:table-cell>
          <table:table-cell office:value-type="string">
            <text:p>Irish Cob</text:p>
          </table:table-cell>
          <table:table-cell office:value-type="string">
            <text:p>Dapple Grey</text:p>
          </table:table-cell>
          <table:table-cell office:value-type="string">
            <text:p>https://drive.google.com/file/d/1WRToW-TApynPeBKO53a6k1htO0rZFou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Dapple Grey Irish Cob Valedale Village</text:p>
          </table:table-cell>
        </table:table-row>
        <table:table-row>
          <table:table-cell office:value-type="string">
            <text:p>X4d</text:p>
          </table:table-cell>
          <table:table-cell office:value-type="string">
            <text:p>HJ4EhLxVQrm1VGg3I.ZQMA</text:p>
          </table:table-cell>
          <table:table-cell office:value-type="float" office:value="350">
            <text:p>350</text:p>
          </table:table-cell>
          <table:table-cell office:value-type="string">
            <text:p>Finnhorse</text:p>
          </table:table-cell>
          <table:table-cell office:value-type="string">
            <text:p>Chestnut</text:p>
          </table:table-cell>
          <table:table-cell office:value-type="string">
            <text:p>https://drive.google.com/file/d/1GIAH6Mj1Wux-d6o6R5E-gqgb6EZNIOX8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Chestnut Finnhorse Firgrove Village</text:p>
          </table:table-cell>
        </table:table-row>
        <table:table-row>
          <table:table-cell office:value-type="string">
            <text:p>X0r</text:p>
          </table:table-cell>
          <table:table-cell office:value-type="string">
            <text:p>yK5qjjoBTmS27Po8oxd3Yw</text:p>
          </table:table-cell>
          <table:table-cell office:value-type="float" office:value="116">
            <text:p>116</text:p>
          </table:table-cell>
          <table:table-cell office:value-type="string">
            <text:p>Mule</text:p>
          </table:table-cell>
          <table:table-cell office:value-type="string">
            <text:p>Bay Dun</text:p>
          </table:table-cell>
          <table:table-cell office:value-type="string">
            <text:p>https://drive.google.com/file/d/1TLnICu93Ad6x0CWJ9flMfJJfH_hjJvM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ay Dun Mule Steve's Farm</text:p>
          </table:table-cell>
        </table:table-row>
        <table:table-row>
          <table:table-cell office:value-type="string">
            <text:p>X33</text:p>
          </table:table-cell>
          <table:table-cell office:value-type="string">
            <text:p>CM-ECPMOR5Wh.ijNyro11g</text:p>
          </table:table-cell>
          <table:table-cell office:value-type="float" office:value="252">
            <text:p>252</text:p>
          </table:table-cell>
          <table:table-cell office:value-type="string">
            <text:p>Curly Horse</text:p>
          </table:table-cell>
          <table:table-cell office:value-type="string">
            <text:p>Grullo Splashed White</text:p>
          </table:table-cell>
          <table:table-cell office:value-type="string">
            <text:p>https://drive.google.com/file/d/1COTA1ULzmvROghvGsGujFbQnU1kL5YOv/view?usp=drive_link</text:p>
          </table:table-cell>
          <table:table-cell office:value-type="string">
            <text:p>true</text:p>
          </table:table-cell>
          <table:table-cell office:value-type="string">
            <text:p>Heidrun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12-02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Grullo Splashed White Curly Horse Heidrun Winter Festival</text:p>
          </table:table-cell>
        </table:table-row>
        <table:table-row>
          <table:table-cell office:value-type="string">
            <text:p>X09</text:p>
          </table:table-cell>
          <table:table-cell office:value-type="string">
            <text:p>GvQaJOTYSoWAxE12Ufrjxw</text:p>
          </table:table-cell>
          <table:table-cell office:value-type="float" office:value="72">
            <text:p>72</text:p>
          </table:table-cell>
          <table:table-cell office:value-type="string">
            <text:p>American Paint Horse</text:p>
          </table:table-cell>
          <table:table-cell office:value-type="string">
            <text:p>Black Pinto</text:p>
          </table:table-cell>
          <table:table-cell office:value-type="string">
            <text:p>https://drive.google.com/file/d/1uuued-uDhdcdXsIZGfeSp65evy5PHicw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Pinto American Paint Horse Starshine Ranch</text:p>
          </table:table-cell>
        </table:table-row>
        <table:table-row>
          <table:table-cell office:value-type="string">
            <text:p>X4X</text:p>
          </table:table-cell>
          <table:table-cell office:value-type="string">
            <text:p>TWTLN-.MRZmsb-pBlynUEA</text:p>
          </table:table-cell>
          <table:table-cell office:value-type="float" office:value="344">
            <text:p>344</text:p>
          </table:table-cell>
          <table:table-cell office:value-type="string">
            <text:p>English Thoroughbred</text:p>
          </table:table-cell>
          <table:table-cell office:value-type="string">
            <text:p>Steel Grey</text:p>
          </table:table-cell>
          <table:table-cell office:value-type="string">
            <text:p>https://drive.google.com/file/d/1s-1zjT1T-kXuit1v2j4Sb0Wd6CcxleG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7-15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teel Grey English Thoroughbred Silverglade Equestrian Center</text:p>
          </table:table-cell>
        </table:table-row>
        <table:table-row>
          <table:table-cell office:value-type="string">
            <text:p>X19</text:p>
          </table:table-cell>
          <table:table-cell office:value-type="string">
            <text:p>0kh.1PD6TiOECtJFTcFnSw</text:p>
          </table:table-cell>
          <table:table-cell office:value-type="float" office:value="134">
            <text:p>134</text:p>
          </table:table-cell>
          <table:table-cell office:value-type="string">
            <text:p>Appaloosa</text:p>
          </table:table-cell>
          <table:table-cell office:value-type="string">
            <text:p>Flaxen Chestnut Peacock Leopard Blanket</text:p>
          </table:table-cell>
          <table:table-cell office:value-type="string">
            <text:p>https://drive.google.com/file/d/1wJyrvHEN9h-ITU2-VOrw21lGsyZTuC3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axen Chestnut Peacock Leopard Blanket Appaloosa Starshine Ranch</text:p>
          </table:table-cell>
        </table:table-row>
        <table:table-row>
          <table:table-cell office:value-type="string">
            <text:p>X35</text:p>
          </table:table-cell>
          <table:table-cell office:value-type="string">
            <text:p>QMv9No11T6yVCmo3yH046g</text:p>
          </table:table-cell>
          <table:table-cell office:value-type="float" office:value="254">
            <text:p>254</text:p>
          </table:table-cell>
          <table:table-cell office:value-type="string">
            <text:p>Akhal Teke</text:p>
          </table:table-cell>
          <table:table-cell office:value-type="string">
            <text:p>Buttermilk Buckskin</text:p>
          </table:table-cell>
          <table:table-cell office:value-type="string">
            <text:p>https://drive.google.com/file/d/1b-V6cU7_e51rdGwBls9bPKFO8fU8dCU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5-2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uttermilk Buckskin Akhal Teke New Hillcrest</text:p>
          </table:table-cell>
        </table:table-row>
        <table:table-row>
          <table:table-cell office:value-type="string">
            <text:p>X2C</text:p>
          </table:table-cell>
          <table:table-cell office:value-type="string">
            <text:p>9jAgBn2CRxiQQC3WVBl7lQ</text:p>
          </table:table-cell>
          <table:table-cell office:value-type="float" office:value="199">
            <text:p>199</text:p>
          </table:table-cell>
          <table:table-cell office:value-type="string">
            <text:p>Jorvik Mountain Horse</text:p>
          </table:table-cell>
          <table:table-cell office:value-type="string">
            <text:p>Silver Amber Champagne</text:p>
          </table:table-cell>
          <table:table-cell office:value-type="string">
            <text:p>https://drive.google.com/file/d/1qDwZMosLF7U-8BIuy9d5l3SVtg5LOy14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Amber Champagne Jorvik Mountain Horse Firgrove Village</text:p>
          </table:table-cell>
        </table:table-row>
        <table:table-row>
          <table:table-cell office:value-type="string">
            <text:p>X3r</text:p>
          </table:table-cell>
          <table:table-cell office:value-type="string">
            <text:p>vwWFIu8UR3arZm2ZXfOMPw</text:p>
          </table:table-cell>
          <table:table-cell office:value-type="float" office:value="302">
            <text:p>302</text:p>
          </table:table-cell>
          <table:table-cell office:value-type="string">
            <text:p>Jorvik Warmblood</text:p>
          </table:table-cell>
          <table:table-cell office:value-type="string">
            <text:p>Sooty Buckskin Spotted Blanket</text:p>
          </table:table-cell>
          <table:table-cell office:value-type="string">
            <text:p>https://drive.google.com/file/d/104xF_dd8N2sTC0WvKTayTUjixzD5pNh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2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Sooty Buckskin Spotted Blanket Jorvik Warmblood Crescent Moon Village</text:p>
          </table:table-cell>
        </table:table-row>
        <table:table-row>
          <table:table-cell office:value-type="string">
            <text:p>Wb</text:p>
          </table:table-cell>
          <table:table-cell office:value-type="string">
            <text:p>fuZ6wu7UT2K0ssRPqsNoFA</text:p>
          </table:table-cell>
          <table:table-cell office:value-type="float" office:value="38">
            <text:p>38</text:p>
          </table:table-cell>
          <table:table-cell office:value-type="string">
            <text:p>Hanoverian</text:p>
          </table:table-cell>
          <table:table-cell office:value-type="string">
            <text:p>Light Grey</text:p>
          </table:table-cell>
          <table:table-cell office:value-type="string">
            <text:p>https://drive.google.com/file/d/1orc1yu2lfAirZWDZoAQOJ5DBrKzaoDqk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Light Grey Hanoverian Jorvik Stables</text:p>
          </table:table-cell>
        </table:table-row>
        <table:table-row>
          <table:table-cell office:value-type="string">
            <text:p>Wv</text:p>
          </table:table-cell>
          <table:table-cell office:value-type="string">
            <text:p>f.etXFPORnGt0ylaovE6mQ</text:p>
          </table:table-cell>
          <table:table-cell office:value-type="float" office:value="58">
            <text:p>58</text:p>
          </table:table-cell>
          <table:table-cell office:value-type="string">
            <text:p>Selle Francais<text:s/></text:p>
          </table:table-cell>
          <table:table-cell office:value-type="string">
            <text:p>Striped Dapple Grey</text:p>
          </table:table-cell>
          <table:table-cell office:value-type="string">
            <text:p>https://drive.google.com/file/d/1kXM9Bv-XNnXpD1CKE9awR2A-3W9LJJ3m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0-30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triped Dapple Grey Selle Francais<text:s text:c="2"/>Silverglade Equestrian Center</text:p>
          </table:table-cell>
        </table:table-row>
        <table:table-row>
          <table:table-cell office:value-type="string">
            <text:p>X2l</text:p>
          </table:table-cell>
          <table:table-cell office:value-type="string">
            <text:p>LD5zX9TiTIuK2WUwrJC-qw</text:p>
          </table:table-cell>
          <table:table-cell office:value-type="float" office:value="234">
            <text:p>234</text:p>
          </table:table-cell>
          <table:table-cell office:value-type="string">
            <text:p>Fjord</text:p>
          </table:table-cell>
          <table:table-cell office:value-type="string">
            <text:p>Apricot Dun</text:p>
          </table:table-cell>
          <table:table-cell office:value-type="string">
            <text:p>https://drive.google.com/file/d/1VarHNqIuxV8kMi6XHm6rBjy85hFqn8ZO/view?usp=drive_link</text:p>
          </table:table-cell>
          <table:table-cell office:value-type="string">
            <text:p>true</text:p>
          </table:table-cell>
          <table:table-cell office:value-type="string">
            <text:p>Pepita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0-23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Apricot Dun Fjord Pepita Halloween Festival</text:p>
          </table:table-cell>
        </table:table-row>
        <table:table-row>
          <table:table-cell office:value-type="string">
            <text:p>X4Z</text:p>
          </table:table-cell>
          <table:table-cell office:value-type="string">
            <text:p>a.b0XulykRPmQI7KsRTDn5Q</text:p>
          </table:table-cell>
          <table:table-cell office:value-type="float" office:value="346">
            <text:p>346</text:p>
          </table:table-cell>
          <table:table-cell office:value-type="string">
            <text:p>English Thoroughbred</text:p>
          </table:table-cell>
          <table:table-cell office:value-type="string">
            <text:p>Palomino Sabino</text:p>
          </table:table-cell>
          <table:table-cell office:value-type="string">
            <text:p>https://drive.google.com/file/d/1xrj7Oa8-qn1aXE9e_7BB9dcaXnyyAT8M/view?usp=drive_link</text:p>
          </table:table-cell>
          <table:table-cell/>
          <table:table-cell/>
          <table:table-cell office:value-type="string">
            <text:p>Limited Time</text:p>
          </table:table-cell>
          <table:table-cell office:value-type="float" office:value="510">
            <text:p>510</text:p>
          </table:table-cell>
          <table:table-cell office:value-type="string">
            <text:p>Under 800</text:p>
          </table:table-cell>
          <table:table-cell/>
          <table:table-cell office:value-type="string">
            <text:p>2022-04-06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Palomino Sabino English Thoroughbred Equestrian Festival (Spring)</text:p>
          </table:table-cell>
        </table:table-row>
        <table:table-row>
          <table:table-cell office:value-type="string">
            <text:p>X1I</text:p>
          </table:table-cell>
          <table:table-cell office:value-type="string">
            <text:p>4f1dzWKtQkiea0ImP1GHSA</text:p>
          </table:table-cell>
          <table:table-cell office:value-type="float" office:value="143">
            <text:p>143</text:p>
          </table:table-cell>
          <table:table-cell office:value-type="string">
            <text:p>Ardennes</text:p>
          </table:table-cell>
          <table:table-cell office:value-type="string">
            <text:p>Blue Roan</text:p>
          </table:table-cell>
          <table:table-cell office:value-type="string">
            <text:p>https://drive.google.com/file/d/1Fc93L0AazvPH6LLQM3YjSof4ZbgY6h4_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lue Roan Ardennes Valedale Village</text:p>
          </table:table-cell>
        </table:table-row>
        <table:table-row>
          <table:table-cell office:value-type="string">
            <text:p>X5w</text:p>
          </table:table-cell>
          <table:table-cell office:value-type="string">
            <text:p>e96ZEdvCQTeMvMPnBv46iw</text:p>
          </table:table-cell>
          <table:table-cell office:value-type="float" office:value="431">
            <text:p>431</text:p>
          </table:table-cell>
          <table:table-cell office:value-type="string">
            <text:p>Percheron</text:p>
          </table:table-cell>
          <table:table-cell office:value-type="string">
            <text:p>Black</text:p>
          </table:table-cell>
          <table:table-cell office:value-type="string">
            <text:p>https://drive.google.com/file/d/1X35Bwyo3CHLyS_cKColRMtklYNspsy2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Black Percheron Marley's Farm</text:p>
          </table:table-cell>
        </table:table-row>
        <table:table-row>
          <table:table-cell office:value-type="string">
            <text:p>X3o</text:p>
          </table:table-cell>
          <table:table-cell office:value-type="string">
            <text:p>Q6hWkFz3SGGKyzg643HRmg</text:p>
          </table:table-cell>
          <table:table-cell office:value-type="float" office:value="299">
            <text:p>299</text:p>
          </table:table-cell>
          <table:table-cell office:value-type="string">
            <text:p>Jorvik Warmblood</text:p>
          </table:table-cell>
          <table:table-cell office:value-type="string">
            <text:p>Liver Chestnut</text:p>
          </table:table-cell>
          <table:table-cell office:value-type="string">
            <text:p>https://drive.google.com/file/d/1a8-8lipO4B8tlvkzPpviGlBt4BF8N35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2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Liver Chestnut Jorvik Warmblood Crescent Moon Village</text:p>
          </table:table-cell>
        </table:table-row>
        <table:table-row>
          <table:table-cell office:value-type="string">
            <text:p>X3Y</text:p>
          </table:table-cell>
          <table:table-cell office:value-type="string">
            <text:p>G6h7VOoRSSys4WYcD4we6g</text:p>
          </table:table-cell>
          <table:table-cell office:value-type="float" office:value="283">
            <text:p>283</text:p>
          </table:table-cell>
          <table:table-cell office:value-type="string">
            <text:p>American Saddlebred</text:p>
          </table:table-cell>
          <table:table-cell office:value-type="string">
            <text:p>Rose Dapple Grey</text:p>
          </table:table-cell>
          <table:table-cell office:value-type="string">
            <text:p>https://drive.google.com/file/d/1OTj3p86tvZk6_cbKNH_eoLaGncR2o27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Rose Dapple Grey American Saddlebred Starshine Ranch</text:p>
          </table:table-cell>
        </table:table-row>
        <table:table-row>
          <table:table-cell office:value-type="string">
            <text:p>X0S</text:p>
          </table:table-cell>
          <table:table-cell office:value-type="string">
            <text:p>TLeKqSriRJG-7pGVtg9-8Q</text:p>
          </table:table-cell>
          <table:table-cell office:value-type="float" office:value="91">
            <text:p>91</text:p>
          </table:table-cell>
          <table:table-cell office:value-type="string">
            <text:p>Arabian</text:p>
          </table:table-cell>
          <table:table-cell office:value-type="string">
            <text:p>Light Grey</text:p>
          </table:table-cell>
          <table:table-cell office:value-type="string">
            <text:p>https://drive.google.com/file/d/1btNeCmbtD8UgOIWZlNgq-Q4GXatDneB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Light Grey Arabian Goldspur Farm</text:p>
          </table:table-cell>
        </table:table-row>
        <table:table-row>
          <table:table-cell office:value-type="string">
            <text:p>X2s</text:p>
          </table:table-cell>
          <table:table-cell office:value-type="string">
            <text:p>HBX99LgLS4epLUfh1GKAfA</text:p>
          </table:table-cell>
          <table:table-cell office:value-type="float" office:value="241">
            <text:p>241</text:p>
          </table:table-cell>
          <table:table-cell office:value-type="string">
            <text:p>Marwari</text:p>
          </table:table-cell>
          <table:table-cell office:value-type="string">
            <text:p>Light Grey</text:p>
          </table:table-cell>
          <table:table-cell office:value-type="string">
            <text:p>https://drive.google.com/file/d/1JeiANs0Mq67SAWSj2UBy_p-VM0cPZEn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Light Grey Marwari New Hillcrest</text:p>
          </table:table-cell>
        </table:table-row>
        <table:table-row>
          <table:table-cell office:value-type="string">
            <text:p>X4P</text:p>
          </table:table-cell>
          <table:table-cell office:value-type="string">
            <text:p>0No1SrUqRKOJ6VS7wj1BTw</text:p>
          </table:table-cell>
          <table:table-cell office:value-type="float" office:value="336">
            <text:p>336</text:p>
          </table:table-cell>
          <table:table-cell office:value-type="string">
            <text:p>Connemara</text:p>
          </table:table-cell>
          <table:table-cell office:value-type="string">
            <text:p>Silver Dapple</text:p>
          </table:table-cell>
          <table:table-cell office:value-type="string">
            <text:p>https://drive.google.com/file/d/1zjFQJCGRTKgYUhMx5ghwCeFmhgIlSWk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8-01-03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Silver Dapple Connemara Dundull</text:p>
          </table:table-cell>
        </table:table-row>
        <table:table-row>
          <table:table-cell office:value-type="string">
            <text:p>X3Q</text:p>
          </table:table-cell>
          <table:table-cell office:value-type="string">
            <text:p>5XHl757MSfex4FiW7meMSQ</text:p>
          </table:table-cell>
          <table:table-cell office:value-type="float" office:value="275">
            <text:p>275</text:p>
          </table:table-cell>
          <table:table-cell office:value-type="string">
            <text:p>American Saddlebred</text:p>
          </table:table-cell>
          <table:table-cell office:value-type="string">
            <text:p>Amber/Classic Champagne Mosaic</text:p>
          </table:table-cell>
          <table:table-cell office:value-type="string">
            <text:p>https://drive.google.com/file/d/1RzVcUr_IR2wN7EYexfHoAoSDQvB2Ihw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0-30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Amber/Classic Champagne Mosaic American Saddlebred Starshine Ranch</text:p>
          </table:table-cell>
        </table:table-row>
        <table:table-row>
          <table:table-cell office:value-type="string">
            <text:p>X0Y</text:p>
          </table:table-cell>
          <table:table-cell office:value-type="string">
            <text:p>bVHKFRkrQBq3.mfUQ5Pq9w</text:p>
          </table:table-cell>
          <table:table-cell office:value-type="float" office:value="97">
            <text:p>97</text:p>
          </table:table-cell>
          <table:table-cell office:value-type="string">
            <text:p>Belgian Warmblood</text:p>
          </table:table-cell>
          <table:table-cell office:value-type="string">
            <text:p>Black Pinto</text:p>
          </table:table-cell>
          <table:table-cell office:value-type="string">
            <text:p>https://drive.google.com/file/d/1wIvP8aGkBwRAqs0srn_D_HZvfJMoIov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lack Pinto Belgian Warmblood Goldenleaf Stables</text:p>
          </table:table-cell>
        </table:table-row>
        <table:table-row>
          <table:table-cell office:value-type="string">
            <text:p>X4</text:p>
          </table:table-cell>
          <table:table-cell office:value-type="string">
            <text:p>to9jUnRfSwK3R3RW.1VjqQ</text:p>
          </table:table-cell>
          <table:table-cell office:value-type="float" office:value="311">
            <text:p>311</text:p>
          </table:table-cell>
          <table:table-cell office:value-type="string">
            <text:p>Andalusian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6_bQnCF-PqMrQOoDgPZsvzXQUZbOJ1pg/view?usp=drive_link</text:p>
          </table:table-cell>
          <table:table-cell office:value-type="string">
            <text:p>true</text:p>
          </table:table-cell>
          <table:table-cell office:value-type="string">
            <text:p>Fawncy</text:p>
          </table:table-cell>
          <table:table-cell office:value-type="string">
            <text:p>Limited Time</text:p>
          </table:table-cell>
          <table:table-cell office:value-type="float" office:value="449">
            <text:p>449</text:p>
          </table:table-cell>
          <table:table-cell office:value-type="string">
            <text:p>Under 800</text:p>
          </table:table-cell>
          <table:table-cell/>
          <table:table-cell office:value-type="string">
            <text:p>2019-12-11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Flaxen Chestnut Pangare Andalusian Fawncy Winter Festival</text:p>
          </table:table-cell>
        </table:table-row>
        <table:table-row>
          <table:table-cell office:value-type="string">
            <text:p>X2y</text:p>
          </table:table-cell>
          <table:table-cell office:value-type="string">
            <text:p>IiuAhoVXTEOgPDIiitKA-Q</text:p>
          </table:table-cell>
          <table:table-cell office:value-type="float" office:value="247">
            <text:p>247</text:p>
          </table:table-cell>
          <table:table-cell office:value-type="string">
            <text:p>Curly Horse</text:p>
          </table:table-cell>
          <table:table-cell office:value-type="string">
            <text:p>Black</text:p>
          </table:table-cell>
          <table:table-cell office:value-type="string">
            <text:p>https://drive.google.com/file/d/1CQ9eQ8XYVrpOJlXE9KTBlD127anR8nh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lack Curly Horse New Hillcrest</text:p>
          </table:table-cell>
        </table:table-row>
        <table:table-row>
          <table:table-cell office:value-type="string">
            <text:p>X3l</text:p>
          </table:table-cell>
          <table:table-cell office:value-type="string">
            <text:p>tE6M6hzHRFWys1fTX76M2Q</text:p>
          </table:table-cell>
          <table:table-cell office:value-type="float" office:value="296">
            <text:p>296</text:p>
          </table:table-cell>
          <table:table-cell office:value-type="string">
            <text:p>Jorvik Warmblood</text:p>
          </table:table-cell>
          <table:table-cell office:value-type="string">
            <text:p>Black</text:p>
          </table:table-cell>
          <table:table-cell office:value-type="string">
            <text:p>https://drive.google.com/file/d/1keg0uSrJkQswYN08X7K6_4-RmAfZFT_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7-17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Jorvik Warmblood Crescent Moon Village</text:p>
          </table:table-cell>
        </table:table-row>
        <table:table-row>
          <table:table-cell office:value-type="string">
            <text:p>X2U</text:p>
          </table:table-cell>
          <table:table-cell office:value-type="string">
            <text:p>FG5eDniuRUiA.wAZ3FfbmA</text:p>
          </table:table-cell>
          <table:table-cell office:value-type="float" office:value="217">
            <text:p>217</text:p>
          </table:table-cell>
          <table:table-cell office:value-type="string">
            <text:p>Tennessee Walking Horse</text:p>
          </table:table-cell>
          <table:table-cell office:value-type="string">
            <text:p>Dapple Grey</text:p>
          </table:table-cell>
          <table:table-cell office:value-type="string">
            <text:p>https://drive.google.com/file/d/1bR3rpSUdxb3F1kz8YPQfBx5OJhjWRt54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Dapple Grey Tennessee Walking Horse Firgrove Village</text:p>
          </table:table-cell>
        </table:table-row>
        <table:table-row>
          <table:table-cell office:value-type="string">
            <text:p>X22</text:p>
          </table:table-cell>
          <table:table-cell office:value-type="string">
            <text:p>vhE3pGDQT2KKvHLqv0Xq8Q</text:p>
          </table:table-cell>
          <table:table-cell office:value-type="float" office:value="189">
            <text:p>189</text:p>
          </table:table-cell>
          <table:table-cell office:value-type="string">
            <text:p>Pintabian</text:p>
          </table:table-cell>
          <table:table-cell office:value-type="string">
            <text:p>Bay Tobiano</text:p>
          </table:table-cell>
          <table:table-cell office:value-type="string">
            <text:p>https://drive.google.com/file/d/1F6G7UStmTno9ShEtr3IJNiyY5W5h6bl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5-10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Bay Tobiano Pintabian Goldspur Mill</text:p>
          </table:table-cell>
        </table:table-row>
        <table:table-row>
          <table:table-cell office:value-type="string">
            <text:p>X3P</text:p>
          </table:table-cell>
          <table:table-cell office:value-type="string">
            <text:p>gd9dchYmQIyY2ElP3F0zMA</text:p>
          </table:table-cell>
          <table:table-cell office:value-type="float" office:value="274">
            <text:p>274</text:p>
          </table:table-cell>
          <table:table-cell office:value-type="string">
            <text:p>American Quarter Horse</text:p>
          </table:table-cell>
          <table:table-cell office:value-type="string">
            <text:p>Black Brindle</text:p>
          </table:table-cell>
          <table:table-cell office:value-type="string">
            <text:p>https://drive.google.com/file/d/1KY7G8mGkdSa9QxA4GOB3LqqJsvXSx0rO/view?usp=drive_link</text:p>
          </table:table-cell>
          <table:table-cell office:value-type="string">
            <text:p>true</text:p>
          </table:table-cell>
          <table:table-cell office:value-type="string">
            <text:p>Tombhoof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10-21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Black Brindle American Quarter Horse Tombhoof Halloween Festival</text:p>
          </table:table-cell>
        </table:table-row>
        <table:table-row>
          <table:table-cell office:value-type="string">
            <text:p>X5u</text:p>
          </table:table-cell>
          <table:table-cell office:value-type="string">
            <text:p>vG2dxtGaSbm.7eh9Ri4oHw</text:p>
          </table:table-cell>
          <table:table-cell office:value-type="float" office:value="429">
            <text:p>429</text:p>
          </table:table-cell>
          <table:table-cell office:value-type="string">
            <text:p>Paso Fino</text:p>
          </table:table-cell>
          <table:table-cell office:value-type="string">
            <text:p>Sun Bleached Black</text:p>
          </table:table-cell>
          <table:table-cell office:value-type="string">
            <text:p>https://drive.google.com/file/d/1gZSuoyE9CbAPIOKLhy7gNz3QW4EDm8pR/view?usp=drive_link</text:p>
          </table:table-cell>
          <table:table-cell office:value-type="string">
            <text:p>true</text:p>
          </table:table-cell>
          <table:table-cell office:value-type="string">
            <text:p>Tynan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2-07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un Bleached Black Paso Fino Tynan Valedale Village</text:p>
          </table:table-cell>
        </table:table-row>
        <table:table-row>
          <table:table-cell office:value-type="string">
            <text:p>X3I</text:p>
          </table:table-cell>
          <table:table-cell office:value-type="string">
            <text:p>2TlYh-zNSY27bYcfuVRq2A</text:p>
          </table:table-cell>
          <table:table-cell office:value-type="float" office:value="267">
            <text:p>267</text:p>
          </table:table-cell>
          <table:table-cell office:value-type="string">
            <text:p>American Quarter Horse</text:p>
          </table:table-cell>
          <table:table-cell office:value-type="string">
            <text:p>Buttermilk Buckskin</text:p>
          </table:table-cell>
          <table:table-cell office:value-type="string">
            <text:p>https://drive.google.com/file/d/1dBvO1rE_wBOnxRWNjvNM2IcFWjWACac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uttermilk Buckskin American Quarter Horse Starshine Ranch</text:p>
          </table:table-cell>
        </table:table-row>
        <table:table-row>
          <table:table-cell office:value-type="string">
            <text:p>X3e</text:p>
          </table:table-cell>
          <table:table-cell office:value-type="string">
            <text:p>FpOKI6v2RF2vKXwZw8reYQ</text:p>
          </table:table-cell>
          <table:table-cell office:value-type="float" office:value="289">
            <text:p>289</text:p>
          </table:table-cell>
          <table:table-cell office:value-type="string">
            <text:p>Jorvik Pony</text:p>
          </table:table-cell>
          <table:table-cell office:value-type="string">
            <text:p>Chestnut Leopard</text:p>
          </table:table-cell>
          <table:table-cell office:value-type="string">
            <text:p>https://drive.google.com/file/d/1daHgOdt1jUajF3GIVoB-KnyeNkgBApl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Chestnut Leopard Jorvik Pony Fort Pinta</text:p>
          </table:table-cell>
        </table:table-row>
        <table:table-row>
          <table:table-cell office:value-type="string">
            <text:p>X1C</text:p>
          </table:table-cell>
          <table:table-cell office:value-type="string">
            <text:p>D-RAFjS2Trq-2yTnhKuABQ</text:p>
          </table:table-cell>
          <table:table-cell office:value-type="float" office:value="137">
            <text:p>137</text:p>
          </table:table-cell>
          <table:table-cell office:value-type="string">
            <text:p>Appaloosa</text:p>
          </table:table-cell>
          <table:table-cell office:value-type="string">
            <text:p>Sun Bleached Black Extended Blanket</text:p>
          </table:table-cell>
          <table:table-cell office:value-type="string">
            <text:p>https://drive.google.com/file/d/1tJUw7kL78i0_B1LtoNZbZtsBvZgnqz2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Sun Bleached Black Extended Blanket Appaloosa Starshine Ranch</text:p>
          </table:table-cell>
        </table:table-row>
        <table:table-row>
          <table:table-cell office:value-type="string">
            <text:p>X5q</text:p>
          </table:table-cell>
          <table:table-cell office:value-type="string">
            <text:p>IVq5fJ1FSgux3aLMeLQy9g</text:p>
          </table:table-cell>
          <table:table-cell office:value-type="float" office:value="425">
            <text:p>425</text:p>
          </table:table-cell>
          <table:table-cell office:value-type="string">
            <text:p>Paso Fino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14XfM1_WeRLm_xa4QPbNA5oc7vqtnQGY/view?usp=drive_link</text:p>
          </table:table-cell>
          <table:table-cell office:value-type="string">
            <text:p>true</text:p>
          </table:table-cell>
          <table:table-cell office:value-type="string">
            <text:p>Sylvan Unicorn</text:p>
          </table:table-cell>
          <table:table-cell office:value-type="string">
            <text:p>Limited Time</text:p>
          </table:table-cell>
          <table:table-cell office:value-type="float" office:value="699">
            <text:p>699</text:p>
          </table:table-cell>
          <table:table-cell office:value-type="string">
            <text:p>Under 800</text:p>
          </table:table-cell>
          <table:table-cell/>
          <table:table-cell office:value-type="string">
            <text:p>2023-12-06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Fleabitten Grey Paso Fino Sylvan Unicorn Winter Festival</text:p>
          </table:table-cell>
        </table:table-row>
        <table:table-row>
          <table:table-cell office:value-type="string">
            <text:p>X3S</text:p>
          </table:table-cell>
          <table:table-cell office:value-type="string">
            <text:p>ZgPp.zPtRC2uGvn9F6uZNQ</text:p>
          </table:table-cell>
          <table:table-cell office:value-type="float" office:value="277">
            <text:p>277</text:p>
          </table:table-cell>
          <table:table-cell office:value-type="string">
            <text:p>American Saddlebred</text:p>
          </table:table-cell>
          <table:table-cell office:value-type="string">
            <text:p>Bay Pinto</text:p>
          </table:table-cell>
          <table:table-cell office:value-type="string">
            <text:p>https://drive.google.com/file/d/1G-5wE1SUrGlGwGOz_GjUoogQ5UJd_Aw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Pinto American Saddlebred Starshine Ranch</text:p>
          </table:table-cell>
        </table:table-row>
        <table:table-row>
          <table:table-cell office:value-type="string">
            <text:p>X5d</text:p>
          </table:table-cell>
          <table:table-cell office:value-type="string">
            <text:p>2tED7gsTSZujc9msMKnapg</text:p>
          </table:table-cell>
          <table:table-cell office:value-type="float" office:value="412">
            <text:p>412</text:p>
          </table:table-cell>
          <table:table-cell office:value-type="string">
            <text:p>North Swedish Horse</text:p>
          </table:table-cell>
          <table:table-cell office:value-type="string">
            <text:p>Palomino</text:p>
          </table:table-cell>
          <table:table-cell office:value-type="string">
            <text:p>https://drive.google.com/file/d/1mUL_lq3-M9dNztwyBcvEc-rsMxxQE1M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2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Palomino North Swedish Horse Dundull's Stable</text:p>
          </table:table-cell>
        </table:table-row>
        <table:table-row>
          <table:table-cell office:value-type="string">
            <text:p>W9</text:p>
          </table:table-cell>
          <table:table-cell office:value-type="string">
            <text:p>TAENm76aRYK0sCeSnJy7Ew</text:p>
          </table:table-cell>
          <table:table-cell office:value-type="float" office:value="10">
            <text:p>10</text:p>
          </table:table-cell>
          <table:table-cell office:value-type="string">
            <text:p>Dutch Warmblood</text:p>
          </table:table-cell>
          <table:table-cell office:value-type="string">
            <text:p>Bay Dun</text:p>
          </table:table-cell>
          <table:table-cell office:value-type="string">
            <text:p>https://drive.google.com/file/d/1FtcFBluvH0hVQkKGT8ziSZat34Ws5VT0/view?usp=drive_link</text:p>
          </table:table-cell>
          <table:table-cell office:value-type="string">
            <text:p>Yes</text:p>
          </table:table-cell>
          <table:table-cell office:value-type="string">
            <text:p>Bronte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6-12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Bay Dun Dutch Warmblood Bronte Summer Festival</text:p>
          </table:table-cell>
        </table:table-row>
        <table:table-row>
          <table:table-cell office:value-type="string">
            <text:p>X59</text:p>
          </table:table-cell>
          <table:table-cell office:value-type="string">
            <text:p>x3OJWwe5QKq4fAdsYg44zw</text:p>
          </table:table-cell>
          <table:table-cell office:value-type="float" office:value="382">
            <text:p>382</text:p>
          </table:table-cell>
          <table:table-cell office:value-type="string">
            <text:p>Jorvik Wild Horse</text:p>
          </table:table-cell>
          <table:table-cell office:value-type="string">
            <text:p>Mantle Striped Buckskin</text:p>
          </table:table-cell>
          <table:table-cell office:value-type="string">
            <text:p>https://drive.google.com/file/d/1pJyStsk8ADwPqxRRDQhqgaAfqFqc_Fr4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Striped Buckskin Jorvik Wild Horse Redwood Point</text:p>
          </table:table-cell>
        </table:table-row>
        <table:table-row>
          <table:table-cell office:value-type="string">
            <text:p>X5X</text:p>
          </table:table-cell>
          <table:table-cell office:value-type="string">
            <text:p>a.Dop28OFR9Oifw4e.7spkw</text:p>
          </table:table-cell>
          <table:table-cell office:value-type="float" office:value="406">
            <text:p>406</text:p>
          </table:table-cell>
          <table:table-cell office:value-type="string">
            <text:p>Morgan</text:p>
          </table:table-cell>
          <table:table-cell office:value-type="string">
            <text:p>Smokey Cream</text:p>
          </table:table-cell>
          <table:table-cell office:value-type="string">
            <text:p>https://drive.google.com/file/d/1iqk6zq2369JTqoDVeVu_xRrDgl8yIGF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mokey Cream Morgan Firgrove Village</text:p>
          </table:table-cell>
        </table:table-row>
        <table:table-row>
          <table:table-cell office:value-type="string">
            <text:p>X1H</text:p>
          </table:table-cell>
          <table:table-cell office:value-type="string">
            <text:p>x.SOhCD0T1SXduMLHgnNYg</text:p>
          </table:table-cell>
          <table:table-cell office:value-type="float" office:value="142">
            <text:p>142</text:p>
          </table:table-cell>
          <table:table-cell office:value-type="string">
            <text:p>Ardennes</text:p>
          </table:table-cell>
          <table:table-cell office:value-type="string">
            <text:p>Bay Roan</text:p>
          </table:table-cell>
          <table:table-cell office:value-type="string">
            <text:p>https://drive.google.com/file/d/1zpAC2oKXg6W5L58s3YfK08J7tS7TF6G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, Moorland Stable</text:p>
          </table:table-cell>
          <table:table-cell/>
          <table:table-cell office:value-type="string">
            <text:p>Bay Roan Ardennes Valedale Village, Moorland Stable</text:p>
          </table:table-cell>
        </table:table-row>
        <table:table-row>
          <table:table-cell office:value-type="string">
            <text:p>X0c</text:p>
          </table:table-cell>
          <table:table-cell office:value-type="string">
            <text:p>ZMb3CKxaQgypQLZTwZNFfw</text:p>
          </table:table-cell>
          <table:table-cell office:value-type="float" office:value="101">
            <text:p>101</text:p>
          </table:table-cell>
          <table:table-cell office:value-type="string">
            <text:p>Belgian Warmblood</text:p>
          </table:table-cell>
          <table:table-cell office:value-type="string">
            <text:p>Dark Bay</text:p>
          </table:table-cell>
          <table:table-cell office:value-type="string">
            <text:p>https://drive.google.com/file/d/12PYKRvf3hBTMngxlzTGFXkYDyUvmveC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Dark Bay Belgian Warmblood Goldenleaf Stables</text:p>
          </table:table-cell>
        </table:table-row>
        <table:table-row>
          <table:table-cell office:value-type="string">
            <text:p>X04</text:p>
          </table:table-cell>
          <table:table-cell office:value-type="string">
            <text:p>De8RgTGfTyqZFaPSAfN2tQ</text:p>
          </table:table-cell>
          <table:table-cell office:value-type="float" office:value="67">
            <text:p>67</text:p>
          </table:table-cell>
          <table:table-cell office:value-type="string">
            <text:p>Mustang</text:p>
          </table:table-cell>
          <table:table-cell office:value-type="string">
            <text:p>Silver Bay Pinto</text:p>
          </table:table-cell>
          <table:table-cell office:value-type="string">
            <text:p>https://drive.google.com/file/d/1sFaSBADnRPL3D6ZKg5iWYbRoqdJSAaKR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7-24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ay Pinto Mustang Firgrove Village</text:p>
          </table:table-cell>
        </table:table-row>
        <table:table-row>
          <table:table-cell office:value-type="string">
            <text:p>X1Y</text:p>
          </table:table-cell>
          <table:table-cell office:value-type="string">
            <text:p>4D0qF55JQHiIl4vKvFjoSA</text:p>
          </table:table-cell>
          <table:table-cell office:value-type="float" office:value="159">
            <text:p>159</text:p>
          </table:table-cell>
          <table:table-cell office:value-type="string">
            <text:p>Haflinger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cW7-PvyMQSUHbf0e0gGDhc7iftpji0a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Flaxen Chestnut Haflinger Fort Pinta</text:p>
          </table:table-cell>
        </table:table-row>
        <table:table-row>
          <table:table-cell office:value-type="string">
            <text:p>X1P</text:p>
          </table:table-cell>
          <table:table-cell office:value-type="string">
            <text:p>a.cn1.TqHTbGsqWM0Je5sVA</text:p>
          </table:table-cell>
          <table:table-cell office:value-type="float" office:value="150">
            <text:p>150</text:p>
          </table:table-cell>
          <table:table-cell office:value-type="string">
            <text:p>Gotland</text:p>
          </table:table-cell>
          <table:table-cell office:value-type="string">
            <text:p>Bay Pangare</text:p>
          </table:table-cell>
          <table:table-cell office:value-type="string">
            <text:p>https://drive.google.com/file/d/1wtCeJrh7Q5jbEeep_SF1Oe1eT1VOqGy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ay Pangare Gotland South Hoof Farm</text:p>
          </table:table-cell>
        </table:table-row>
        <table:table-row>
          <table:table-cell office:value-type="string">
            <text:p>X1</text:p>
          </table:table-cell>
          <table:table-cell office:value-type="string">
            <text:p>a-aGWMjqITaKsPrxGywQ77A</text:p>
          </table:table-cell>
          <table:table-cell office:value-type="float" office:value="125">
            <text:p>125</text:p>
          </table:table-cell>
          <table:table-cell office:value-type="string">
            <text:p>Mustang</text:p>
          </table:table-cell>
          <table:table-cell office:value-type="string">
            <text:p>Perlino</text:p>
          </table:table-cell>
          <table:table-cell office:value-type="string">
            <text:p>https://drive.google.com/file/d/1gq0pycxqaNZBs113edZ5XKLlL6Ih2B4n/view?usp=drive_link</text:p>
          </table:table-cell>
          <table:table-cell office:value-type="string">
            <text:p>true</text:p>
          </table:table-cell>
          <table:table-cell office:value-type="string">
            <text:p>Calliope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0-16T00:00:00.000Z</text:p>
          </table:table-cell>
          <table:table-cell office:value-type="string">
            <text:p>Halloween Event</text:p>
          </table:table-cell>
          <table:table-cell/>
          <table:table-cell office:value-type="string">
            <text:p>Perlino Mustang Calliope Halloween Event</text:p>
          </table:table-cell>
        </table:table-row>
        <table:table-row>
          <table:table-cell office:value-type="string">
            <text:p>X5y</text:p>
          </table:table-cell>
          <table:table-cell office:value-type="string">
            <text:p>IXc6yP05R5eU19n-bwZ9jA</text:p>
          </table:table-cell>
          <table:table-cell office:value-type="float" office:value="433">
            <text:p>433</text:p>
          </table:table-cell>
          <table:table-cell office:value-type="string">
            <text:p>Percheron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wGW2phvlupjLZsK_bgJtH8apvGCfbDe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Flaxen Chestnut Percheron Marley's Farm</text:p>
          </table:table-cell>
        </table:table-row>
        <table:table-row>
          <table:table-cell office:value-type="string">
            <text:p>X1J</text:p>
          </table:table-cell>
          <table:table-cell office:value-type="string">
            <text:p>oXpu0ugbTBO-BHF6YGvWcQ</text:p>
          </table:table-cell>
          <table:table-cell office:value-type="float" office:value="144">
            <text:p>144</text:p>
          </table:table-cell>
          <table:table-cell office:value-type="string">
            <text:p>Ardennes</text:p>
          </table:table-cell>
          <table:table-cell office:value-type="string">
            <text:p>Dapple Grey</text:p>
          </table:table-cell>
          <table:table-cell office:value-type="string">
            <text:p>https://drive.google.com/file/d/1LS3xxygBb7ctNBrEDVfb1jLfTqS6MxY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Dapple Grey Ardennes Valedale Village</text:p>
          </table:table-cell>
        </table:table-row>
        <table:table-row>
          <table:table-cell office:value-type="string">
            <text:p>X0Z</text:p>
          </table:table-cell>
          <table:table-cell office:value-type="string">
            <text:p>fv.IE1j3Ru2NPBs-CZVOpg</text:p>
          </table:table-cell>
          <table:table-cell office:value-type="float" office:value="98">
            <text:p>98</text:p>
          </table:table-cell>
          <table:table-cell office:value-type="string">
            <text:p>Belgian Warmblood</text:p>
          </table:table-cell>
          <table:table-cell office:value-type="string">
            <text:p>Buckskin</text:p>
          </table:table-cell>
          <table:table-cell office:value-type="string">
            <text:p>https://drive.google.com/file/d/11a_1XvjjzxGnnr12LFueVCz3tMVaR2x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uckskin Belgian Warmblood Goldenleaf Stables</text:p>
          </table:table-cell>
        </table:table-row>
        <table:table-row>
          <table:table-cell office:value-type="string">
            <text:p>X5H</text:p>
          </table:table-cell>
          <table:table-cell office:value-type="string">
            <text:p>pDKytsi5RauPzqA9odsjQQ</text:p>
          </table:table-cell>
          <table:table-cell office:value-type="float" office:value="390">
            <text:p>390</text:p>
          </table:table-cell>
          <table:table-cell office:value-type="string">
            <text:p>Knabstrupper</text:p>
          </table:table-cell>
          <table:table-cell office:value-type="string">
            <text:p>Bay Extended Blanket</text:p>
          </table:table-cell>
          <table:table-cell office:value-type="string">
            <text:p>https://drive.google.com/file/d/1rmPlY80fPhHgWDARthYPLKTLJWAJOa2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2-19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ay Extended Blanket Knabstrupper Crescent Moon Village</text:p>
          </table:table-cell>
        </table:table-row>
        <table:table-row>
          <table:table-cell office:value-type="string">
            <text:p>X5b</text:p>
          </table:table-cell>
          <table:table-cell office:value-type="string">
            <text:p>h2TXbFutSyeYaFBtwr1i3A</text:p>
          </table:table-cell>
          <table:table-cell office:value-type="float" office:value="410">
            <text:p>410</text:p>
          </table:table-cell>
          <table:table-cell office:value-type="string">
            <text:p>North Swedish Horse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_A0Dt-7Ve7y2DKRyn91AWb_BAw2oRJ58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3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Flaxen Chestnut North Swedish Horse Dundull's Stable</text:p>
          </table:table-cell>
        </table:table-row>
        <table:table-row>
          <table:table-cell office:value-type="string">
            <text:p>X0o</text:p>
          </table:table-cell>
          <table:table-cell office:value-type="string">
            <text:p>Vo6jjGfTQ5SN64IilRCj8Q</text:p>
          </table:table-cell>
          <table:table-cell office:value-type="float" office:value="113">
            <text:p>113</text:p>
          </table:table-cell>
          <table:table-cell office:value-type="string">
            <text:p>Criollo</text:p>
          </table:table-cell>
          <table:table-cell office:value-type="string">
            <text:p>Liver Chestnut Sabino</text:p>
          </table:table-cell>
          <table:table-cell office:value-type="string">
            <text:p>https://drive.google.com/file/d/14V6q73YjYlb4t4a0kXT1ps1_6hHp8C6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, Moorland Stable</text:p>
          </table:table-cell>
          <table:table-cell/>
          <table:table-cell office:value-type="string">
            <text:p>Liver Chestnut Sabino Criollo South Hoof Farm, Moorland Stable</text:p>
          </table:table-cell>
        </table:table-row>
        <table:table-row>
          <table:table-cell office:value-type="string">
            <text:p>X4a</text:p>
          </table:table-cell>
          <table:table-cell office:value-type="string">
            <text:p>f9MkVBA0Tu-Xs3PQgZEmcw</text:p>
          </table:table-cell>
          <table:table-cell office:value-type="float" office:value="347">
            <text:p>347</text:p>
          </table:table-cell>
          <table:table-cell office:value-type="string">
            <text:p>Finnhorse</text:p>
          </table:table-cell>
          <table:table-cell office:value-type="string">
            <text:p>Bay Pangare</text:p>
          </table:table-cell>
          <table:table-cell office:value-type="string">
            <text:p>https://drive.google.com/file/d/119ffZPwqKEpaSS3YAUtj-T_m_RUfWOs-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Pangare Finnhorse Firgrove Village</text:p>
          </table:table-cell>
        </table:table-row>
        <table:table-row>
          <table:table-cell office:value-type="string">
            <text:p>X44</text:p>
          </table:table-cell>
          <table:table-cell office:value-type="string">
            <text:p>EFS2NCUbQ9-yc5dfyWd5zA</text:p>
          </table:table-cell>
          <table:table-cell office:value-type="float" office:value="315">
            <text:p>315</text:p>
          </table:table-cell>
          <table:table-cell office:value-type="string">
            <text:p>Chincoteague Pony</text:p>
          </table:table-cell>
          <table:table-cell office:value-type="string">
            <text:p>Buckskin</text:p>
          </table:table-cell>
          <table:table-cell office:value-type="string">
            <text:p>https://drive.google.com/file/d/1x8f9XAh-sOnVrd6hwANXr5J3_b88sTK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uckskin Chincoteague Pony South Hoof Farm</text:p>
          </table:table-cell>
        </table:table-row>
        <table:table-row>
          <table:table-cell office:value-type="string">
            <text:p>WP</text:p>
          </table:table-cell>
          <table:table-cell office:value-type="string">
            <text:p>6IVp.-IYReaF1m2uWhrchA</text:p>
          </table:table-cell>
          <table:table-cell office:value-type="float" office:value="26">
            <text:p>26</text:p>
          </table:table-cell>
          <table:table-cell office:value-type="string">
            <text:p>Friesian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ajBKVTZ2_6x2s3zEsZJCfvZHHkkV6xwd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Flaxen Chestnut Friesian Jorvik Stables</text:p>
          </table:table-cell>
        </table:table-row>
        <table:table-row>
          <table:table-cell office:value-type="string">
            <text:p>X4j</text:p>
          </table:table-cell>
          <table:table-cell office:value-type="string">
            <text:p>SOJOaao.QgWCcdskPtQO4w</text:p>
          </table:table-cell>
          <table:table-cell office:value-type="float" office:value="356">
            <text:p>356</text:p>
          </table:table-cell>
          <table:table-cell office:value-type="string">
            <text:p>Irish Cob</text:p>
          </table:table-cell>
          <table:table-cell office:value-type="string">
            <text:p>Black Pinto</text:p>
          </table:table-cell>
          <table:table-cell office:value-type="string">
            <text:p>https://drive.google.com/file/d/1t3mmLrMI6IgViwfaX8KpQoqEFfJppXW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2-1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lack Pinto Irish Cob Valedale Village</text:p>
          </table:table-cell>
        </table:table-row>
        <table:table-row>
          <table:table-cell office:value-type="string">
            <text:p>X1S</text:p>
          </table:table-cell>
          <table:table-cell office:value-type="string">
            <text:p>X.xc2a2hQKqreIdls2m5Mw</text:p>
          </table:table-cell>
          <table:table-cell office:value-type="float" office:value="153">
            <text:p>153</text:p>
          </table:table-cell>
          <table:table-cell office:value-type="string">
            <text:p>Gotland</text:p>
          </table:table-cell>
          <table:table-cell office:value-type="string">
            <text:p>Buckskin</text:p>
          </table:table-cell>
          <table:table-cell office:value-type="string">
            <text:p>https://drive.google.com/file/d/1ZM1mY-5uDwslh9jwIMa0UYqH4MVLIuf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uckskin Gotland South Hoof Farm</text:p>
          </table:table-cell>
        </table:table-row>
        <table:table-row>
          <table:table-cell office:value-type="string">
            <text:p>X4n</text:p>
          </table:table-cell>
          <table:table-cell office:value-type="string">
            <text:p>1d1YDqBpShuZVynrPV1JQw</text:p>
          </table:table-cell>
          <table:table-cell office:value-type="float" office:value="360">
            <text:p>360</text:p>
          </table:table-cell>
          <table:table-cell office:value-type="string">
            <text:p>Irish Cob</text:p>
          </table:table-cell>
          <table:table-cell office:value-type="string">
            <text:p>Chestnut Pinto</text:p>
          </table:table-cell>
          <table:table-cell office:value-type="string">
            <text:p>https://drive.google.com/file/d/1ueznKL52kN7TVqZ-8EUv8810P2nA5YO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2-1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Chestnut Pinto Irish Cob Valedale Village</text:p>
          </table:table-cell>
        </table:table-row>
        <table:table-row>
          <table:table-cell office:value-type="string">
            <text:p>X0p</text:p>
          </table:table-cell>
          <table:table-cell office:value-type="string">
            <text:p>M4Go1wNVRZ28-i5BT54lWA</text:p>
          </table:table-cell>
          <table:table-cell office:value-type="float" office:value="114">
            <text:p>114</text:p>
          </table:table-cell>
          <table:table-cell office:value-type="string">
            <text:p>Belgian Warmblood</text:p>
          </table:table-cell>
          <table:table-cell office:value-type="string">
            <text:p>H&amp;M All In</text:p>
          </table:table-cell>
          <table:table-cell office:value-type="string">
            <text:p>https://drive.google.com/file/d/1vsVh8tszlO_1X6aQAvNsP9Uf7tNMVvKD/view?usp=drive_link</text:p>
          </table:table-cell>
          <table:table-cell/>
          <table:table-cell/>
          <table:table-cell office:value-type="string">
            <text:p>Retired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/>
          <table:table-cell/>
          <table:table-cell office:value-type="string">
            <text:p>H&amp;M All In Belgian Warmblood</text:p>
          </table:table-cell>
        </table:table-row>
        <table:table-row>
          <table:table-cell office:value-type="string">
            <text:p>X1p</text:p>
          </table:table-cell>
          <table:table-cell office:value-type="string">
            <text:p>jP7YeM5HQs6j2S1iIBvZSg</text:p>
          </table:table-cell>
          <table:table-cell office:value-type="float" office:value="176">
            <text:p>176</text:p>
          </table:table-cell>
          <table:table-cell office:value-type="string">
            <text:p>Icelandic Horse</text:p>
          </table:table-cell>
          <table:table-cell office:value-type="string">
            <text:p>Sun Bleached Black</text:p>
          </table:table-cell>
          <table:table-cell office:value-type="string">
            <text:p>https://drive.google.com/file/d/1VL6D_B3Zd2N1jwEVRjXwRO0AhSBWWHS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11-17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un Bleached Black Icelandic Horse New Hillcrest</text:p>
          </table:table-cell>
        </table:table-row>
        <table:table-row>
          <table:table-cell office:value-type="string">
            <text:p>X2E</text:p>
          </table:table-cell>
          <table:table-cell office:value-type="string">
            <text:p>s81.EhZgTwOU9XU0jzk1aA</text:p>
          </table:table-cell>
          <table:table-cell office:value-type="float" office:value="201">
            <text:p>201</text:p>
          </table:table-cell>
          <table:table-cell office:value-type="string">
            <text:p>Jorvik Mountain Horse</text:p>
          </table:table-cell>
          <table:table-cell office:value-type="string">
            <text:p>Silver Bay</text:p>
          </table:table-cell>
          <table:table-cell office:value-type="string">
            <text:p>https://drive.google.com/file/d/1JqlIVKxefpAwBQyXaNPeFQIaU2TC6kj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ay Jorvik Mountain Horse Firgrove Village</text:p>
          </table:table-cell>
        </table:table-row>
        <table:table-row>
          <table:table-cell office:value-type="string">
            <text:p>X4E</text:p>
          </table:table-cell>
          <table:table-cell office:value-type="string">
            <text:p>XlAaQaoFTk-WY3xw-6d3Og</text:p>
          </table:table-cell>
          <table:table-cell office:value-type="float" office:value="325">
            <text:p>325</text:p>
          </table:table-cell>
          <table:table-cell office:value-type="string">
            <text:p>Clydesdale</text:p>
          </table:table-cell>
          <table:table-cell office:value-type="string">
            <text:p>Dark Bay Sabino</text:p>
          </table:table-cell>
          <table:table-cell office:value-type="string">
            <text:p>https://drive.google.com/file/d/1WZVInZZ_T7-4UQJJrgrWHKwFqF6L9Y9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Dark Bay Sabino Clydesdale Dundull</text:p>
          </table:table-cell>
        </table:table-row>
        <table:table-row>
          <table:table-cell office:value-type="string">
            <text:p>X2N</text:p>
          </table:table-cell>
          <table:table-cell office:value-type="string">
            <text:p>I9I5VnTlSLOJGTSt9.WVpg</text:p>
          </table:table-cell>
          <table:table-cell office:value-type="float" office:value="210">
            <text:p>210</text:p>
          </table:table-cell>
          <table:table-cell office:value-type="string">
            <text:p>Shire</text:p>
          </table:table-cell>
          <table:table-cell office:value-type="string">
            <text:p>Seal Brown</text:p>
          </table:table-cell>
          <table:table-cell office:value-type="string">
            <text:p>https://drive.google.com/file/d/1oI8_-jffurvw1kyyc6Gvtuqw7X8-bMj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Seal Brown Shire Steve's Farm</text:p>
          </table:table-cell>
        </table:table-row>
        <table:table-row>
          <table:table-cell office:value-type="string">
            <text:p>X2u</text:p>
          </table:table-cell>
          <table:table-cell office:value-type="string">
            <text:p>KnS3G-V9SRiJXHgXimvRAA</text:p>
          </table:table-cell>
          <table:table-cell office:value-type="float" office:value="243">
            <text:p>243</text:p>
          </table:table-cell>
          <table:table-cell office:value-type="string">
            <text:p>Marwari</text:p>
          </table:table-cell>
          <table:table-cell office:value-type="string">
            <text:p>Sooty Palomino</text:p>
          </table:table-cell>
          <table:table-cell office:value-type="string">
            <text:p>https://drive.google.com/file/d/1O6sXhMQ6a87QVm1AihscjBlEJ_QHDHq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8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ooty Palomino Marwari New Hillcrest</text:p>
          </table:table-cell>
        </table:table-row>
        <table:table-row>
          <table:table-cell office:value-type="string">
            <text:p>X66</text:p>
          </table:table-cell>
          <table:table-cell office:value-type="string">
            <text:p>tR.9taNuR0i2gs-nJX17ug</text:p>
          </table:table-cell>
          <table:table-cell office:value-type="float" office:value="441">
            <text:p>441</text:p>
          </table:table-cell>
          <table:table-cell office:value-type="string">
            <text:p>Trakehner</text:p>
          </table:table-cell>
          <table:table-cell office:value-type="string">
            <text:p>Black Pinto</text:p>
          </table:table-cell>
          <table:table-cell office:value-type="string">
            <text:p>https://drive.google.com/file/d/10g2DyDs0LU71QSH1UAXIUqNdLRol10Y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2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lack Pinto Trakehner Goldenleaf Stables</text:p>
          </table:table-cell>
        </table:table-row>
        <table:table-row>
          <table:table-cell office:value-type="string">
            <text:p>X2H</text:p>
          </table:table-cell>
          <table:table-cell office:value-type="string">
            <text:p>mk8bm913TkaGOfZyU3cwAw</text:p>
          </table:table-cell>
          <table:table-cell office:value-type="float" office:value="204">
            <text:p>204</text:p>
          </table:table-cell>
          <table:table-cell office:value-type="string">
            <text:p>Shire</text:p>
          </table:table-cell>
          <table:table-cell office:value-type="string">
            <text:p>Chestnut Sabino</text:p>
          </table:table-cell>
          <table:table-cell office:value-type="string">
            <text:p>https://drive.google.com/file/d/1bQdpkgHOHtGJlMonrMlmvekq5COkAAF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2-26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Chestnut Sabino Shire Medieval Camp</text:p>
          </table:table-cell>
        </table:table-row>
        <table:table-row>
          <table:table-cell office:value-type="string">
            <text:p>X3s</text:p>
          </table:table-cell>
          <table:table-cell office:value-type="string">
            <text:p>N7VczplSR.GJ9.wUr7iTZQ</text:p>
          </table:table-cell>
          <table:table-cell office:value-type="float" office:value="303">
            <text:p>303</text:p>
          </table:table-cell>
          <table:table-cell office:value-type="string">
            <text:p>Andalusian</text:p>
          </table:table-cell>
          <table:table-cell office:value-type="string">
            <text:p>Bay</text:p>
          </table:table-cell>
          <table:table-cell office:value-type="string">
            <text:p>https://drive.google.com/file/d/1q_UBMh4U-M-BURcpsKUbiV8vudc9I_w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Andalusian Silverglade Equestrian Center</text:p>
          </table:table-cell>
        </table:table-row>
        <table:table-row>
          <table:table-cell office:value-type="string">
            <text:p>X1h</text:p>
          </table:table-cell>
          <table:table-cell office:value-type="string">
            <text:p>0z.Z31iMQVKsWVaCpuvSZQ</text:p>
          </table:table-cell>
          <table:table-cell office:value-type="float" office:value="168">
            <text:p>168</text:p>
          </table:table-cell>
          <table:table-cell office:value-type="string">
            <text:p>Icelandic Horse</text:p>
          </table:table-cell>
          <table:table-cell office:value-type="string">
            <text:p>Bay</text:p>
          </table:table-cell>
          <table:table-cell office:value-type="string">
            <text:p>https://drive.google.com/file/d/1CePpq0yZv-PeHNdxB7zE3MWvf6DSbvP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Icelandic Horse New Hillcrest</text:p>
          </table:table-cell>
        </table:table-row>
        <table:table-row>
          <table:table-cell office:value-type="string">
            <text:p>X4J</text:p>
          </table:table-cell>
          <table:table-cell office:value-type="string">
            <text:p>2CQaOls4QFasLdNCC0VYNw</text:p>
          </table:table-cell>
          <table:table-cell office:value-type="float" office:value="330">
            <text:p>330</text:p>
          </table:table-cell>
          <table:table-cell office:value-type="string">
            <text:p>Connemara</text:p>
          </table:table-cell>
          <table:table-cell office:value-type="string">
            <text:p>Bay Roan</text:p>
          </table:table-cell>
          <table:table-cell office:value-type="string">
            <text:p>https://drive.google.com/file/d/1gKvsPrvMAAemA9-68NTR0nfNWk4LhE3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7-12-06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Bay Roan Connemara Dundull</text:p>
          </table:table-cell>
        </table:table-row>
        <table:table-row>
          <table:table-cell office:value-type="string">
            <text:p>X0W</text:p>
          </table:table-cell>
          <table:table-cell office:value-type="string">
            <text:p>a-d2v3EETTFS-1eEAi6CHPQ</text:p>
          </table:table-cell>
          <table:table-cell office:value-type="float" office:value="95">
            <text:p>95</text:p>
          </table:table-cell>
          <table:table-cell office:value-type="string">
            <text:p>Arabian</text:p>
          </table:table-cell>
          <table:table-cell office:value-type="string">
            <text:p>Dapple Grey</text:p>
          </table:table-cell>
          <table:table-cell office:value-type="string">
            <text:p>https://drive.google.com/file/d/1-xINdvpltdgO7-jWs3hbs9o5A41Qil78/view?usp=drive_link</text:p>
          </table:table-cell>
          <table:table-cell office:value-type="string">
            <text:p>true</text:p>
          </table:table-cell>
          <table:table-cell office:value-type="string">
            <text:p>Snowdancer</text:p>
          </table:table-cell>
          <table:table-cell office:value-type="string">
            <text:p>Limited Time</text:p>
          </table:table-cell>
          <table:table-cell office:value-type="float" office:value="599">
            <text:p>599</text:p>
          </table:table-cell>
          <table:table-cell office:value-type="string">
            <text:p>Under 800</text:p>
          </table:table-cell>
          <table:table-cell/>
          <table:table-cell office:value-type="string">
            <text:p>2021-12-01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Dapple Grey Arabian Snowdancer Winter Festival</text:p>
          </table:table-cell>
        </table:table-row>
        <table:table-row>
          <table:table-cell office:value-type="string">
            <text:p>X37</text:p>
          </table:table-cell>
          <table:table-cell office:value-type="string">
            <text:p>RXPvcWunQqWsOAcnz9xIvQ</text:p>
          </table:table-cell>
          <table:table-cell office:value-type="float" office:value="256">
            <text:p>256</text:p>
          </table:table-cell>
          <table:table-cell office:value-type="string">
            <text:p>Akhal Teke</text:p>
          </table:table-cell>
          <table:table-cell office:value-type="string">
            <text:p>Dapple Grey</text:p>
          </table:table-cell>
          <table:table-cell office:value-type="string">
            <text:p>https://drive.google.com/file/d/1fHbjqYiyocsix-ueEwujXbwmKtif-lH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6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Dapple Grey Akhal Teke New Hillcrest</text:p>
          </table:table-cell>
        </table:table-row>
        <table:table-row>
          <table:table-cell office:value-type="string">
            <text:p>X5e</text:p>
          </table:table-cell>
          <table:table-cell office:value-type="string">
            <text:p>U.lgCLIdTT2RdWfzSeJ2cw</text:p>
          </table:table-cell>
          <table:table-cell office:value-type="float" office:value="413">
            <text:p>413</text:p>
          </table:table-cell>
          <table:table-cell office:value-type="string">
            <text:p>North Swedish Horse</text:p>
          </table:table-cell>
          <table:table-cell office:value-type="string">
            <text:p>Sun Bleached Black</text:p>
          </table:table-cell>
          <table:table-cell office:value-type="string">
            <text:p>https://drive.google.com/file/d/1ThLNk_U3nzvNJr2HhEfN_3dRuAe7Eie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2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Sun Bleached Black North Swedish Horse Dundull's Stable</text:p>
          </table:table-cell>
        </table:table-row>
        <table:table-row>
          <table:table-cell office:value-type="string">
            <text:p>X2Q</text:p>
          </table:table-cell>
          <table:table-cell office:value-type="string">
            <text:p>Zfe9nRtcRRO3Ty0vQwaLZA</text:p>
          </table:table-cell>
          <table:table-cell office:value-type="float" office:value="213">
            <text:p>213</text:p>
          </table:table-cell>
          <table:table-cell office:value-type="string">
            <text:p>Tennessee Walking Horse</text:p>
          </table:table-cell>
          <table:table-cell office:value-type="string">
            <text:p>Bay</text:p>
          </table:table-cell>
          <table:table-cell office:value-type="string">
            <text:p>https://drive.google.com/file/d/19kAwtC_WKZf8lmb1GZq_YUSmjRG_yai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Tennessee Walking Horse Firgrove Village</text:p>
          </table:table-cell>
        </table:table-row>
        <table:table-row>
          <table:table-cell office:value-type="string">
            <text:p>X6T</text:p>
          </table:table-cell>
          <table:table-cell office:value-type="string">
            <text:p>CTo0-AX8SEiiorCZ6IIUmA</text:p>
          </table:table-cell>
          <table:table-cell office:value-type="float" office:value="464">
            <text:p>464</text:p>
          </table:table-cell>
          <table:table-cell office:value-type="string">
            <text:p>Lusitano</text:p>
          </table:table-cell>
          <table:table-cell office:value-type="string">
            <text:p>Sooty Dapple Buckskin</text:p>
          </table:table-cell>
          <table:table-cell office:value-type="string">
            <text:p>https://drive.google.com/file/d/1MX_o0100hWV3dbQKVU3GxYoDGEe1qbn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5-2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ooty Dapple Buckskin Lusitano Silverglade Equestrian Center</text:p>
          </table:table-cell>
        </table:table-row>
        <table:table-row>
          <table:table-cell office:value-type="string">
            <text:p>X1j</text:p>
          </table:table-cell>
          <table:table-cell office:value-type="string">
            <text:p>D-Ffnl9wScar.iXheLzb1Q</text:p>
          </table:table-cell>
          <table:table-cell office:value-type="float" office:value="170">
            <text:p>170</text:p>
          </table:table-cell>
          <table:table-cell office:value-type="string">
            <text:p>Icelandic Horse</text:p>
          </table:table-cell>
          <table:table-cell office:value-type="string">
            <text:p>Bay Calico Tobiano</text:p>
          </table:table-cell>
          <table:table-cell office:value-type="string">
            <text:p>https://drive.google.com/file/d/1zUc5ovnZBbhwywOeNez_oROVN4Im50D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Calico Tobiano Icelandic Horse New Hillcrest</text:p>
          </table:table-cell>
        </table:table-row>
        <table:table-row>
          <table:table-cell office:value-type="string">
            <text:p>X0h</text:p>
          </table:table-cell>
          <table:table-cell office:value-type="string">
            <text:p>RNe5hpUZQGqHiMvY5i8TXA</text:p>
          </table:table-cell>
          <table:table-cell office:value-type="float" office:value="106">
            <text:p>106</text:p>
          </table:table-cell>
          <table:table-cell office:value-type="string">
            <text:p>Criollo</text:p>
          </table:table-cell>
          <table:table-cell office:value-type="string">
            <text:p>Bay Manchado</text:p>
          </table:table-cell>
          <table:table-cell office:value-type="string">
            <text:p>https://drive.google.com/file/d/1PxSt5H2C6DZqqn1f2264ueJaDVn9mVx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2-26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ay Manchado Criollo Medieval Camp</text:p>
          </table:table-cell>
        </table:table-row>
        <table:table-row>
          <table:table-cell office:value-type="string">
            <text:p>Wn</text:p>
          </table:table-cell>
          <table:table-cell office:value-type="string">
            <text:p>kPfDFC3TRKu.kCLe2Eon6Q</text:p>
          </table:table-cell>
          <table:table-cell office:value-type="float" office:value="50">
            <text:p>50</text:p>
          </table:table-cell>
          <table:table-cell office:value-type="string">
            <text:p>Selle Francais<text:s/>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Mgn_gm-S6eoGKgDW-vuVwNJa8DWhWx9N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Flaxen Chestnut Selle Francais<text:s text:c="2"/>Silverglade Equestrian Center</text:p>
          </table:table-cell>
        </table:table-row>
        <table:table-row>
          <table:table-cell office:value-type="string">
            <text:p>WK</text:p>
          </table:table-cell>
          <table:table-cell office:value-type="string">
            <text:p>a3fjaNoyQau7xtzlkQH4Cg</text:p>
          </table:table-cell>
          <table:table-cell office:value-type="float" office:value="21">
            <text:p>21</text:p>
          </table:table-cell>
          <table:table-cell office:value-type="string">
            <text:p>Friesian</text:p>
          </table:table-cell>
          <table:table-cell office:value-type="string">
            <text:p>Bay Black</text:p>
          </table:table-cell>
          <table:table-cell office:value-type="string">
            <text:p>https://drive.google.com/file/d/1YsppYwBJI4s85UXTTNn9x1W0Ibfiif46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ay Black Friesian Jorvik Stables</text:p>
          </table:table-cell>
        </table:table-row>
        <table:table-row>
          <table:table-cell office:value-type="string">
            <text:p>X5p</text:p>
          </table:table-cell>
          <table:table-cell office:value-type="string">
            <text:p>ws2HSpB2QLq6sSpsZ1QN.w</text:p>
          </table:table-cell>
          <table:table-cell office:value-type="float" office:value="424">
            <text:p>424</text:p>
          </table:table-cell>
          <table:table-cell office:value-type="string">
            <text:p>Paso Fino</text:p>
          </table:table-cell>
          <table:table-cell office:value-type="string">
            <text:p>Sooty Dapple Bay</text:p>
          </table:table-cell>
          <table:table-cell office:value-type="string">
            <text:p>https://drive.google.com/file/d/1a7CQOpEGUXQCjP4dPHoD5pOjdjCEJHz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Sooty Dapple Bay Paso Fino Steve's Farm</text:p>
          </table:table-cell>
        </table:table-row>
        <table:table-row>
          <table:table-cell office:value-type="string">
            <text:p>X4u</text:p>
          </table:table-cell>
          <table:table-cell office:value-type="string">
            <text:p>zk.JM.gpRXSKjrK4Cyt-Og</text:p>
          </table:table-cell>
          <table:table-cell office:value-type="float" office:value="367">
            <text:p>367</text:p>
          </table:table-cell>
          <table:table-cell office:value-type="string">
            <text:p>Jorvik Friesian</text:p>
          </table:table-cell>
          <table:table-cell office:value-type="string">
            <text:p>Bay Leopard</text:p>
          </table:table-cell>
          <table:table-cell office:value-type="string">
            <text:p>https://drive.google.com/file/d/13mreOy1fkiR7GnbA_8govaZ7CTnnyjW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12-16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ay Leopard Jorvik Friesian Crescent Moon Village</text:p>
          </table:table-cell>
        </table:table-row>
        <table:table-row>
          <table:table-cell office:value-type="string">
            <text:p>X1M</text:p>
          </table:table-cell>
          <table:table-cell office:value-type="string">
            <text:p>jBlwgeZPSqOhUcn2Ufq9ow</text:p>
          </table:table-cell>
          <table:table-cell office:value-type="float" office:value="147">
            <text:p>147</text:p>
          </table:table-cell>
          <table:table-cell office:value-type="string">
            <text:p>Ardennes</text:p>
          </table:table-cell>
          <table:table-cell office:value-type="string">
            <text:p>Silver Black</text:p>
          </table:table-cell>
          <table:table-cell office:value-type="string">
            <text:p>https://drive.google.com/file/d/1rc7Iosc8pH9iLO8QYr5gcYLSZUo96WH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ilver Black Ardennes Valedale Village</text:p>
          </table:table-cell>
        </table:table-row>
        <table:table-row>
          <table:table-cell office:value-type="string">
            <text:p>X5v</text:p>
          </table:table-cell>
          <table:table-cell office:value-type="string">
            <text:p>J7aAK3IMQiG1EbIFEfyEAA</text:p>
          </table:table-cell>
          <table:table-cell office:value-type="float" office:value="430">
            <text:p>430</text:p>
          </table:table-cell>
          <table:table-cell office:value-type="string">
            <text:p>Percheron</text:p>
          </table:table-cell>
          <table:table-cell office:value-type="string">
            <text:p>Bay Pangare</text:p>
          </table:table-cell>
          <table:table-cell office:value-type="string">
            <text:p>https://drive.google.com/file/d/1-ruR-eIlNHyHJujS3Xt_SSUP973oDOC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Bay Pangare Percheron Marley's Farm</text:p>
          </table:table-cell>
        </table:table-row>
        <table:table-row>
          <table:table-cell office:value-type="string">
            <text:p>X0b</text:p>
          </table:table-cell>
          <table:table-cell office:value-type="string">
            <text:p>RL0fqHWoR2ykW6OEXXSZ3g</text:p>
          </table:table-cell>
          <table:table-cell office:value-type="float" office:value="100">
            <text:p>100</text:p>
          </table:table-cell>
          <table:table-cell office:value-type="string">
            <text:p>Belgian Warmblood</text:p>
          </table:table-cell>
          <table:table-cell office:value-type="string">
            <text:p>Dapple Grey</text:p>
          </table:table-cell>
          <table:table-cell office:value-type="string">
            <text:p>https://drive.google.com/file/d/1cBeZsMbms_NhnpMiEPchZWhFZxm-s02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Dapple Grey Belgian Warmblood Goldenleaf Stables</text:p>
          </table:table-cell>
        </table:table-row>
        <table:table-row>
          <table:table-cell office:value-type="string">
            <text:p>X4f</text:p>
          </table:table-cell>
          <table:table-cell office:value-type="string">
            <text:p>Rsw-IG8sTQ2v6-5fZg4bpg</text:p>
          </table:table-cell>
          <table:table-cell office:value-type="float" office:value="352">
            <text:p>352</text:p>
          </table:table-cell>
          <table:table-cell office:value-type="string">
            <text:p>Finnhorse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QBsjnk-fBqw-VIWwzbe9bCKHkTRWyTJ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Flaxen Chestnut Pangare Finnhorse Firgrove Village</text:p>
          </table:table-cell>
        </table:table-row>
        <table:table-row>
          <table:table-cell office:value-type="string">
            <text:p>X3f</text:p>
          </table:table-cell>
          <table:table-cell office:value-type="string">
            <text:p>MQtaZMngRi6kJDcosRb2Gw</text:p>
          </table:table-cell>
          <table:table-cell office:value-type="float" office:value="290">
            <text:p>290</text:p>
          </table:table-cell>
          <table:table-cell office:value-type="string">
            <text:p>Jorvik Pony</text:p>
          </table:table-cell>
          <table:table-cell office:value-type="string">
            <text:p>Buckskin Pinto</text:p>
          </table:table-cell>
          <table:table-cell office:value-type="string">
            <text:p>https://drive.google.com/file/d/1qKpMkFoB570RC6qKFfbn0ooB2eKi4Eb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6-27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Buckskin Pinto Jorvik Pony Fort Pinta</text:p>
          </table:table-cell>
        </table:table-row>
        <table:table-row>
          <table:table-cell office:value-type="string">
            <text:p>X36</text:p>
          </table:table-cell>
          <table:table-cell office:value-type="string">
            <text:p>Hy.YkcnHReSHadjvb9Yp9g</text:p>
          </table:table-cell>
          <table:table-cell office:value-type="float" office:value="255">
            <text:p>255</text:p>
          </table:table-cell>
          <table:table-cell office:value-type="string">
            <text:p>Akhal Teke</text:p>
          </table:table-cell>
          <table:table-cell office:value-type="string">
            <text:p>Cremello</text:p>
          </table:table-cell>
          <table:table-cell office:value-type="string">
            <text:p>https://drive.google.com/file/d/1uuORqZ_sT8sznuOCWVNTS2N-ydxUinV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6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Cremello Akhal Teke New Hillcrest</text:p>
          </table:table-cell>
        </table:table-row>
        <table:table-row>
          <table:table-cell office:value-type="string">
            <text:p>X6E</text:p>
          </table:table-cell>
          <table:table-cell office:value-type="string">
            <text:p>dT4-C78dQe-VAfEeHT2skg</text:p>
          </table:table-cell>
          <table:table-cell office:value-type="float" office:value="449">
            <text:p>449</text:p>
          </table:table-cell>
          <table:table-cell office:value-type="string">
            <text:p>Welsh Pony</text:p>
          </table:table-cell>
          <table:table-cell office:value-type="string">
            <text:p>Cremello</text:p>
          </table:table-cell>
          <table:table-cell office:value-type="string">
            <text:p>https://drive.google.com/file/d/1ttsIek9KJRoI9yMZhtdhDAQ5l5fdsX2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Cremello Welsh Pony Hermit's Cottage</text:p>
          </table:table-cell>
        </table:table-row>
        <table:table-row>
          <table:table-cell office:value-type="string">
            <text:p>X0M</text:p>
          </table:table-cell>
          <table:table-cell office:value-type="string">
            <text:p>d19z-1C5SMiaRL6XjYziZA</text:p>
          </table:table-cell>
          <table:table-cell office:value-type="float" office:value="85">
            <text:p>85</text:p>
          </table:table-cell>
          <table:table-cell office:value-type="string">
            <text:p>Arabian</text:p>
          </table:table-cell>
          <table:table-cell office:value-type="string">
            <text:p>Bloody Shoulder Grey</text:p>
          </table:table-cell>
          <table:table-cell office:value-type="string">
            <text:p>https://drive.google.com/file/d/1JZiwRhyJ_fUnLRBiFkflZCRZgpAaWKo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10-30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Bloody Shoulder Grey Arabian Goldspur Farm</text:p>
          </table:table-cell>
        </table:table-row>
        <table:table-row>
          <table:table-cell office:value-type="string">
            <text:p>X48</text:p>
          </table:table-cell>
          <table:table-cell office:value-type="string">
            <text:p>gVlf3G0iRuSdTeLB4aL8IQ</text:p>
          </table:table-cell>
          <table:table-cell office:value-type="float" office:value="319">
            <text:p>319</text:p>
          </table:table-cell>
          <table:table-cell office:value-type="string">
            <text:p>Chincoteague Pony</text:p>
          </table:table-cell>
          <table:table-cell office:value-type="string">
            <text:p>Red Roan Sabino</text:p>
          </table:table-cell>
          <table:table-cell office:value-type="string">
            <text:p>https://drive.google.com/file/d/1X_vdGFm-sDICQ_njo4guE2fV0J0iklo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3-1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Red Roan Sabino Chincoteague Pony South Hoof Farm</text:p>
          </table:table-cell>
        </table:table-row>
        <table:table-row>
          <table:table-cell office:value-type="string">
            <text:p>X0u</text:p>
          </table:table-cell>
          <table:table-cell office:value-type="string">
            <text:p>h74jnDnPTOC0ZvI0hP-y3w</text:p>
          </table:table-cell>
          <table:table-cell office:value-type="float" office:value="119">
            <text:p>119</text:p>
          </table:table-cell>
          <table:table-cell office:value-type="string">
            <text:p>Mule</text:p>
          </table:table-cell>
          <table:table-cell office:value-type="string">
            <text:p>Dapple Grey</text:p>
          </table:table-cell>
          <table:table-cell office:value-type="string">
            <text:p>https://drive.google.com/file/d/19xhpcYOoP0dk2o6IFsqyDw2MzQcDHGq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Dapple Grey Mule Steve's Farm</text:p>
          </table:table-cell>
        </table:table-row>
        <table:table-row>
          <table:table-cell office:value-type="string">
            <text:p>X0O</text:p>
          </table:table-cell>
          <table:table-cell office:value-type="string">
            <text:p>M.fQNk75QLa7qxsWWsTwjQ</text:p>
          </table:table-cell>
          <table:table-cell office:value-type="float" office:value="87">
            <text:p>87</text:p>
          </table:table-cell>
          <table:table-cell office:value-type="string">
            <text:p>Arabian</text:p>
          </table:table-cell>
          <table:table-cell office:value-type="string">
            <text:p>Dapple Grey</text:p>
          </table:table-cell>
          <table:table-cell office:value-type="string">
            <text:p>https://drive.google.com/file/d/1aRGAgJkA8znvUm6EVx1ZEipLVSL9-8M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Dapple Grey Arabian Goldspur Farm</text:p>
          </table:table-cell>
        </table:table-row>
        <table:table-row>
          <table:table-cell office:value-type="string">
            <text:p>X0y</text:p>
          </table:table-cell>
          <table:table-cell office:value-type="string">
            <text:p>t.WCUiZLQgiY5lwYzQsz9A</text:p>
          </table:table-cell>
          <table:table-cell office:value-type="float" office:value="123">
            <text:p>123</text:p>
          </table:table-cell>
          <table:table-cell office:value-type="string">
            <text:p>Mule</text:p>
          </table:table-cell>
          <table:table-cell office:value-type="string">
            <text:p>Sooty Bay Dun Spotted Blanket</text:p>
          </table:table-cell>
          <table:table-cell office:value-type="string">
            <text:p>https://drive.google.com/file/d/1gL0QtIsUMppvjV1YwEwgwmgOsib9lGq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Sooty Bay Dun Spotted Blanket Mule Steve's Farm</text:p>
          </table:table-cell>
        </table:table-row>
        <table:table-row>
          <table:table-cell office:value-type="string">
            <text:p>X46</text:p>
          </table:table-cell>
          <table:table-cell office:value-type="string">
            <text:p>dp8rxMQVToe2-WHP06iYZA</text:p>
          </table:table-cell>
          <table:table-cell office:value-type="float" office:value="317">
            <text:p>317</text:p>
          </table:table-cell>
          <table:table-cell office:value-type="string">
            <text:p>Chincoteague Pony</text:p>
          </table:table-cell>
          <table:table-cell office:value-type="string">
            <text:p>Flaxen Chestnut Pinto</text:p>
          </table:table-cell>
          <table:table-cell office:value-type="string">
            <text:p>https://drive.google.com/file/d/1HB1VbHe8d1xnmKowOGaFq4yf5WL5wYu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4-24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Flaxen Chestnut Pinto Chincoteague Pony South Hoof Farm</text:p>
          </table:table-cell>
        </table:table-row>
        <table:table-row>
          <table:table-cell office:value-type="string">
            <text:p>X5E</text:p>
          </table:table-cell>
          <table:table-cell office:value-type="string">
            <text:p>fzJ3PzjtSXS2eP2vxIKkoA</text:p>
          </table:table-cell>
          <table:table-cell office:value-type="float" office:value="387">
            <text:p>387</text:p>
          </table:table-cell>
          <table:table-cell office:value-type="string">
            <text:p>Jorvik Wild Horse</text:p>
          </table:table-cell>
          <table:table-cell office:value-type="string">
            <text:p>Cremello</text:p>
          </table:table-cell>
          <table:table-cell office:value-type="string">
            <text:p>https://drive.google.com/file/d/1u6mbjgzeTzAF-kltFUHQlt6CAkhGlCCj/view?usp=drive_link</text:p>
          </table:table-cell>
          <table:table-cell office:value-type="string">
            <text:p>true</text:p>
          </table:table-cell>
          <table:table-cell office:value-type="string">
            <text:p>Duskgrim</text:p>
          </table:table-cell>
          <table:table-cell office:value-type="string">
            <text:p>Limited Time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1-10-20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Cremello Jorvik Wild Horse Duskgrim Halloween Festival</text:p>
          </table:table-cell>
        </table:table-row>
        <table:table-row>
          <table:table-cell office:value-type="string">
            <text:p>X3t</text:p>
          </table:table-cell>
          <table:table-cell office:value-type="string">
            <text:p>hgAKb.q0Q3WpeZvtXhectQ</text:p>
          </table:table-cell>
          <table:table-cell office:value-type="float" office:value="304">
            <text:p>304</text:p>
          </table:table-cell>
          <table:table-cell office:value-type="string">
            <text:p>Andalusian</text:p>
          </table:table-cell>
          <table:table-cell office:value-type="string">
            <text:p>Black</text:p>
          </table:table-cell>
          <table:table-cell office:value-type="string">
            <text:p>https://drive.google.com/file/d/1baA7-lYyLNEhw-e-78QPfXCqw4eHph8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9-0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Andalusian Silverglade Equestrian Center</text:p>
          </table:table-cell>
        </table:table-row>
        <table:table-row>
          <table:table-cell office:value-type="string">
            <text:p>X2O</text:p>
          </table:table-cell>
          <table:table-cell office:value-type="string">
            <text:p>qPcSxJHpT0OjQX1orb7bbw</text:p>
          </table:table-cell>
          <table:table-cell office:value-type="float" office:value="211">
            <text:p>211</text:p>
          </table:table-cell>
          <table:table-cell office:value-type="string">
            <text:p>Shire</text:p>
          </table:table-cell>
          <table:table-cell office:value-type="string">
            <text:p>Steel Grey</text:p>
          </table:table-cell>
          <table:table-cell office:value-type="string">
            <text:p>https://drive.google.com/file/d/1b6NVpq_kPrBqUmuHUwhJ6x0WiSUIE7f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Steel Grey Shire Steve's Farm</text:p>
          </table:table-cell>
        </table:table-row>
        <table:table-row>
          <table:table-cell office:value-type="string">
            <text:p>X2K</text:p>
          </table:table-cell>
          <table:table-cell office:value-type="string">
            <text:p>QP7bMFP7QAOpYOH9lEdgYg</text:p>
          </table:table-cell>
          <table:table-cell office:value-type="float" office:value="207">
            <text:p>207</text:p>
          </table:table-cell>
          <table:table-cell office:value-type="string">
            <text:p>Shire</text:p>
          </table:table-cell>
          <table:table-cell office:value-type="string">
            <text:p>Light Bay</text:p>
          </table:table-cell>
          <table:table-cell office:value-type="string">
            <text:p>https://drive.google.com/file/d/1kT2lN8hW-43EOWghJ2GPPt9wBUXWK0d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Light Bay Shire Steve's Farm</text:p>
          </table:table-cell>
        </table:table-row>
        <table:table-row>
          <table:table-cell office:value-type="string">
            <text:p>X5P</text:p>
          </table:table-cell>
          <table:table-cell office:value-type="string">
            <text:p>oKauE3EWQ2OsgdMEag3LQw</text:p>
          </table:table-cell>
          <table:table-cell office:value-type="float" office:value="398">
            <text:p>398</text:p>
          </table:table-cell>
          <table:table-cell office:value-type="string">
            <text:p>Morgan</text:p>
          </table:table-cell>
          <table:table-cell office:value-type="string">
            <text:p>Bay</text:p>
          </table:table-cell>
          <table:table-cell office:value-type="string">
            <text:p>https://drive.google.com/file/d/1Z4TTi2OQraZZzb9aZtm88LgiFAfTrOn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Morgan Firgrove Village</text:p>
          </table:table-cell>
        </table:table-row>
        <table:table-row>
          <table:table-cell office:value-type="string">
            <text:p>X3x</text:p>
          </table:table-cell>
          <table:table-cell office:value-type="string">
            <text:p>ZC0BbVqmQ06Fw-eG6h91Ew</text:p>
          </table:table-cell>
          <table:table-cell office:value-type="float" office:value="308">
            <text:p>308</text:p>
          </table:table-cell>
          <table:table-cell office:value-type="string">
            <text:p>Andalusian</text:p>
          </table:table-cell>
          <table:table-cell office:value-type="string">
            <text:p>Light Grey</text:p>
          </table:table-cell>
          <table:table-cell office:value-type="string">
            <text:p>https://drive.google.com/file/d/1OfKQcQ63hmBLNrRGGShvF_SDo4aQrbn4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8-1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Light Grey Andalusian Silverglade Equestrian Center</text:p>
          </table:table-cell>
        </table:table-row>
        <table:table-row>
          <table:table-cell office:value-type="string">
            <text:p>X0L</text:p>
          </table:table-cell>
          <table:table-cell office:value-type="string">
            <text:p>Y7NlwvtdRhClnw151Ox88Q</text:p>
          </table:table-cell>
          <table:table-cell office:value-type="float" office:value="84">
            <text:p>84</text:p>
          </table:table-cell>
          <table:table-cell office:value-type="string">
            <text:p>Arabian</text:p>
          </table:table-cell>
          <table:table-cell office:value-type="string">
            <text:p>Black</text:p>
          </table:table-cell>
          <table:table-cell office:value-type="string">
            <text:p>https://drive.google.com/file/d/1yMKKIZ_v4ejWHvwa8SSB9dOA28W4PcQ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, Moorland Stable</text:p>
          </table:table-cell>
          <table:table-cell/>
          <table:table-cell office:value-type="string">
            <text:p>Black Arabian Goldspur Farm, Moorland Stable</text:p>
          </table:table-cell>
        </table:table-row>
        <table:table-row>
          <table:table-cell office:value-type="string">
            <text:p>W8</text:p>
          </table:table-cell>
          <table:table-cell office:value-type="string">
            <text:p>9UPct0X5QzG20hEYJV1ADA</text:p>
          </table:table-cell>
          <table:table-cell office:value-type="float" office:value="9">
            <text:p>9</text:p>
          </table:table-cell>
          <table:table-cell office:value-type="string">
            <text:p>Dutch Warmblood</text:p>
          </table:table-cell>
          <table:table-cell office:value-type="string">
            <text:p>Black</text:p>
          </table:table-cell>
          <table:table-cell office:value-type="string">
            <text:p>https://drive.google.com/file/d/1GBEG0K_BHz4wsHQpBUQCAVKVr_tc8tXc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Dutch Warmblood Silverglade Equestrian Center</text:p>
          </table:table-cell>
        </table:table-row>
        <table:table-row>
          <table:table-cell office:value-type="string">
            <text:p>Wu</text:p>
          </table:table-cell>
          <table:table-cell office:value-type="string">
            <text:p>MlFPOBJDT6KBrOu-KVxm9w</text:p>
          </table:table-cell>
          <table:table-cell office:value-type="float" office:value="57">
            <text:p>57</text:p>
          </table:table-cell>
          <table:table-cell office:value-type="string">
            <text:p>Selle Francais<text:s/></text:p>
          </table:table-cell>
          <table:table-cell office:value-type="string">
            <text:p>Black Pinto</text:p>
          </table:table-cell>
          <table:table-cell office:value-type="string">
            <text:p>https://drive.google.com/file/d/1_XADlbgkGSBMjTmuG8rh2CCDgqnLKi7v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4-2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Pinto Selle Francais<text:s text:c="2"/>Silverglade Equestrian Center</text:p>
          </table:table-cell>
        </table:table-row>
        <table:table-row>
          <table:table-cell office:value-type="string">
            <text:p>X53</text:p>
          </table:table-cell>
          <table:table-cell office:value-type="string">
            <text:p>OXXbN.DtTMSefGsI1N8-7g</text:p>
          </table:table-cell>
          <table:table-cell office:value-type="float" office:value="376">
            <text:p>376</text:p>
          </table:table-cell>
          <table:table-cell office:value-type="string">
            <text:p>Jorvik Wild Horse</text:p>
          </table:table-cell>
          <table:table-cell office:value-type="string">
            <text:p>Embermane</text:p>
          </table:table-cell>
          <table:table-cell office:value-type="string">
            <text:p>https://drive.google.com/file/d/11n9lqHBd6FS0Ph7jczC1Sr_Osnflgcu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Embermane Jorvik Wild Horse Fort Pinta</text:p>
          </table:table-cell>
        </table:table-row>
        <table:table-row>
          <table:table-cell office:value-type="string">
            <text:p>X6G</text:p>
          </table:table-cell>
          <table:table-cell office:value-type="string">
            <text:p>lJrCLeXXTdSQYg1D8D2DeA</text:p>
          </table:table-cell>
          <table:table-cell office:value-type="float" office:value="451">
            <text:p>451</text:p>
          </table:table-cell>
          <table:table-cell office:value-type="string">
            <text:p>Welsh Pony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uRQGCL7ntUmMicOu0I8Y1_niesdsWxN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Flaxen Chestnut Welsh Pony Hermit's Cottage</text:p>
          </table:table-cell>
        </table:table-row>
        <table:table-row>
          <table:table-cell office:value-type="string">
            <text:p>X5R</text:p>
          </table:table-cell>
          <table:table-cell office:value-type="string">
            <text:p>rEMiiLnjQ2CzKwR6zQmsWw</text:p>
          </table:table-cell>
          <table:table-cell office:value-type="float" office:value="400">
            <text:p>400</text:p>
          </table:table-cell>
          <table:table-cell office:value-type="string">
            <text:p>Morgan</text:p>
          </table:table-cell>
          <table:table-cell office:value-type="string">
            <text:p>Black</text:p>
          </table:table-cell>
          <table:table-cell office:value-type="string">
            <text:p>https://drive.google.com/file/d/1QAdWZOUVQIkbxkEfx-x7a4j_EtrrZtl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Morgan Firgrove Village</text:p>
          </table:table-cell>
        </table:table-row>
        <table:table-row>
          <table:table-cell office:value-type="string">
            <text:p>X1d</text:p>
          </table:table-cell>
          <table:table-cell office:value-type="string">
            <text:p>IITcEpl6Te-GR9rIDxzrjA</text:p>
          </table:table-cell>
          <table:table-cell office:value-type="float" office:value="164">
            <text:p>164</text:p>
          </table:table-cell>
          <table:table-cell office:value-type="string">
            <text:p>Haflinger</text:p>
          </table:table-cell>
          <table:table-cell office:value-type="string">
            <text:p>Liver Flaxen Chestnut Pangare</text:p>
          </table:table-cell>
          <table:table-cell office:value-type="string">
            <text:p>https://drive.google.com/file/d/1t_Rg-x2Xacktczd87OI-0X0TTvGBD7W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Liver Flaxen Chestnut Pangare Haflinger Fort Pinta</text:p>
          </table:table-cell>
        </table:table-row>
        <table:table-row>
          <table:table-cell office:value-type="string">
            <text:p>X1b</text:p>
          </table:table-cell>
          <table:table-cell office:value-type="string">
            <text:p>rCssbNvMQKGdsh-10U97xA</text:p>
          </table:table-cell>
          <table:table-cell office:value-type="float" office:value="162">
            <text:p>162</text:p>
          </table:table-cell>
          <table:table-cell office:value-type="string">
            <text:p>Haflinger</text:p>
          </table:table-cell>
          <table:table-cell office:value-type="string">
            <text:p>Honey Flaxen Chestnut Pangare</text:p>
          </table:table-cell>
          <table:table-cell office:value-type="string">
            <text:p>https://drive.google.com/file/d/1HM0_xO0zZh_kdWafeDuyYeW9qWsGR8J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Honey Flaxen Chestnut Pangare Haflinger Fort Pinta</text:p>
          </table:table-cell>
        </table:table-row>
        <table:table-row>
          <table:table-cell office:value-type="string">
            <text:p>X5K</text:p>
          </table:table-cell>
          <table:table-cell office:value-type="string">
            <text:p>csKp4LtkTlSsKnJD.kptDQ</text:p>
          </table:table-cell>
          <table:table-cell office:value-type="float" office:value="393">
            <text:p>393</text:p>
          </table:table-cell>
          <table:table-cell office:value-type="string">
            <text:p>Knabstrupper</text:p>
          </table:table-cell>
          <table:table-cell office:value-type="string">
            <text:p>Black Few Spot Leopard</text:p>
          </table:table-cell>
          <table:table-cell office:value-type="string">
            <text:p>https://drive.google.com/file/d/1bHBEZ4KY8XIkOXSv2O6kOQ4Q7-ALKPt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Few Spot Leopard Knabstrupper Crescent Moon Village</text:p>
          </table:table-cell>
        </table:table-row>
        <table:table-row>
          <table:table-cell office:value-type="string">
            <text:p>X5a</text:p>
          </table:table-cell>
          <table:table-cell office:value-type="string">
            <text:p>fVQ7ln1YQUiBW9rIzBDT8w</text:p>
          </table:table-cell>
          <table:table-cell office:value-type="float" office:value="409">
            <text:p>409</text:p>
          </table:table-cell>
          <table:table-cell office:value-type="string">
            <text:p>North Swedish Horse</text:p>
          </table:table-cell>
          <table:table-cell office:value-type="string">
            <text:p>Cremello</text:p>
          </table:table-cell>
          <table:table-cell office:value-type="string">
            <text:p>https://drive.google.com/file/d/18G_l7i-dCh_5Jv6lHoQXZGxnHcukgCR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3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Cremello North Swedish Horse Dundull's Stable</text:p>
          </table:table-cell>
        </table:table-row>
        <table:table-row>
          <table:table-cell office:value-type="string">
            <text:p>X0g</text:p>
          </table:table-cell>
          <table:table-cell office:value-type="string">
            <text:p>pnKlc06nTeWwMP.oTBP9RQ</text:p>
          </table:table-cell>
          <table:table-cell office:value-type="float" office:value="105">
            <text:p>105</text:p>
          </table:table-cell>
          <table:table-cell office:value-type="string">
            <text:p>Belgian Warmblood</text:p>
          </table:table-cell>
          <table:table-cell office:value-type="string">
            <text:p>Sooty Bay</text:p>
          </table:table-cell>
          <table:table-cell office:value-type="string">
            <text:p>https://drive.google.com/file/d/1MimpOdt8MPXKv2iXXBOS9xm07Y_T0Ji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Sooty Bay Belgian Warmblood Goldenleaf Stables</text:p>
          </table:table-cell>
        </table:table-row>
        <table:table-row>
          <table:table-cell office:value-type="string">
            <text:p>Wg</text:p>
          </table:table-cell>
          <table:table-cell office:value-type="string">
            <text:p>AlT83UEbSxqsmnAhBVekIA</text:p>
          </table:table-cell>
          <table:table-cell office:value-type="float" office:value="43">
            <text:p>43</text:p>
          </table:table-cell>
          <table:table-cell office:value-type="string">
            <text:p>Noriker</text:p>
          </table:table-cell>
          <table:table-cell office:value-type="string">
            <text:p>Black Leopard Varnish Roan</text:p>
          </table:table-cell>
          <table:table-cell office:value-type="string">
            <text:p>https://drive.google.com/file/d/1xMgMPzzIIQzZrbIMAOKDJjIF44k0zdAH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Leopard Varnish Roan Noriker Silverglade Equestrian Center</text:p>
          </table:table-cell>
        </table:table-row>
        <table:table-row>
          <table:table-cell office:value-type="string">
            <text:p>X2B</text:p>
          </table:table-cell>
          <table:table-cell office:value-type="string">
            <text:p>o9GTAGT3Q.CDyqGsIhmE0Q</text:p>
          </table:table-cell>
          <table:table-cell office:value-type="float" office:value="198">
            <text:p>198</text:p>
          </table:table-cell>
          <table:table-cell office:value-type="string">
            <text:p>Jorvik Mountain Horse</text:p>
          </table:table-cell>
          <table:table-cell office:value-type="string">
            <text:p>Blue Roan</text:p>
          </table:table-cell>
          <table:table-cell office:value-type="string">
            <text:p>https://drive.google.com/file/d/10zsSi86zrET8RlkoLnszNpQKW0yhv5T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ue Roan Jorvik Mountain Horse Firgrove Village</text:p>
          </table:table-cell>
        </table:table-row>
        <table:table-row>
          <table:table-cell office:value-type="string">
            <text:p>X58</text:p>
          </table:table-cell>
          <table:table-cell office:value-type="string">
            <text:p>HWOQE8oGS4avT.UADiNO-A</text:p>
          </table:table-cell>
          <table:table-cell office:value-type="float" office:value="381">
            <text:p>381</text:p>
          </table:table-cell>
          <table:table-cell office:value-type="string">
            <text:p>Jorvik Wild Horse</text:p>
          </table:table-cell>
          <table:table-cell office:value-type="string">
            <text:p>Mantle Striped Bay</text:p>
          </table:table-cell>
          <table:table-cell office:value-type="string">
            <text:p>https://drive.google.com/file/d/14wERcG6P3_PxY9IfeJHEM-cCIr8_4Qs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Striped Bay Jorvik Wild Horse Redwood Point</text:p>
          </table:table-cell>
        </table:table-row>
        <table:table-row>
          <table:table-cell office:value-type="string">
            <text:p>X3G</text:p>
          </table:table-cell>
          <table:table-cell office:value-type="string">
            <text:p>wD-axIA7SqaA3x1xsxsn5w</text:p>
          </table:table-cell>
          <table:table-cell office:value-type="float" office:value="265">
            <text:p>265</text:p>
          </table:table-cell>
          <table:table-cell office:value-type="string">
            <text:p>American Quarter Horse</text:p>
          </table:table-cell>
          <table:table-cell office:value-type="string">
            <text:p>Black Splashed White</text:p>
          </table:table-cell>
          <table:table-cell office:value-type="string">
            <text:p>https://drive.google.com/file/d/1v2J90LPVtMNr8l0ScqxVM1-lAJVT9mn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4-22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Splashed White American Quarter Horse Starshine Ranch</text:p>
          </table:table-cell>
        </table:table-row>
        <table:table-row>
          <table:table-cell office:value-type="string">
            <text:p>X3n</text:p>
          </table:table-cell>
          <table:table-cell office:value-type="string">
            <text:p>pXShNQAoTk6XduKpLJ8Q-g</text:p>
          </table:table-cell>
          <table:table-cell office:value-type="float" office:value="298">
            <text:p>298</text:p>
          </table:table-cell>
          <table:table-cell office:value-type="string">
            <text:p>Jorvik Warmblood</text:p>
          </table:table-cell>
          <table:table-cell office:value-type="string">
            <text:p>Chestnut Pinto</text:p>
          </table:table-cell>
          <table:table-cell office:value-type="string">
            <text:p>https://drive.google.com/file/d/15F5iyDBqe9ra1r2_wVFihoX2AfqlQRc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7-17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Chestnut Pinto Jorvik Warmblood Crescent Moon Village</text:p>
          </table:table-cell>
        </table:table-row>
        <table:table-row>
          <table:table-cell office:value-type="string">
            <text:p>X1s</text:p>
          </table:table-cell>
          <table:table-cell office:value-type="string">
            <text:p>wfnSKwF7SN69OkA.GZS.wQ</text:p>
          </table:table-cell>
          <table:table-cell office:value-type="float" office:value="179">
            <text:p>179</text:p>
          </table:table-cell>
          <table:table-cell office:value-type="string">
            <text:p>Lipizzaner</text:p>
          </table:table-cell>
          <table:table-cell office:value-type="string">
            <text:p>Bay</text:p>
          </table:table-cell>
          <table:table-cell office:value-type="string">
            <text:p>https://drive.google.com/file/d/1vz0_pxgAhSHEcMlJT4-WF4ffmGofRkk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ay Lipizzaner Jorvik Stables</text:p>
          </table:table-cell>
        </table:table-row>
        <table:table-row>
          <table:table-cell office:value-type="string">
            <text:p>X2n</text:p>
          </table:table-cell>
          <table:table-cell office:value-type="string">
            <text:p>2Oxt9iYlT9-PCDwfBtHAmw</text:p>
          </table:table-cell>
          <table:table-cell office:value-type="float" office:value="236">
            <text:p>236</text:p>
          </table:table-cell>
          <table:table-cell office:value-type="string">
            <text:p>Marwari</text:p>
          </table:table-cell>
          <table:table-cell office:value-type="string">
            <text:p>Bay</text:p>
          </table:table-cell>
          <table:table-cell office:value-type="string">
            <text:p>https://drive.google.com/file/d/1w_JsLAX5_484N3Tg581Fz-rRKH_ezsE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8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Marwari New Hillcrest</text:p>
          </table:table-cell>
        </table:table-row>
        <table:table-row>
          <table:table-cell office:value-type="string">
            <text:p>X0v</text:p>
          </table:table-cell>
          <table:table-cell office:value-type="string">
            <text:p>o1gHc-FGTWy-nZJ3SzqYiQ</text:p>
          </table:table-cell>
          <table:table-cell office:value-type="float" office:value="120">
            <text:p>120</text:p>
          </table:table-cell>
          <table:table-cell office:value-type="string">
            <text:p>Mule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GP3cfVOByyf_vF6WC-S-q6Syyn8d6jl_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Flaxen Chestnut Pangare Mule Steve's Farm</text:p>
          </table:table-cell>
        </table:table-row>
        <table:table-row>
          <table:table-cell office:value-type="string">
            <text:p>X1E</text:p>
          </table:table-cell>
          <table:table-cell office:value-type="string">
            <text:p>jkb3QzCKQkOKsxZfVLV.nw</text:p>
          </table:table-cell>
          <table:table-cell office:value-type="float" office:value="139">
            <text:p>139</text:p>
          </table:table-cell>
          <table:table-cell office:value-type="string">
            <text:p>Appaloosa</text:p>
          </table:table-cell>
          <table:table-cell office:value-type="string">
            <text:p>Dapple Gold Champagne</text:p>
          </table:table-cell>
          <table:table-cell office:value-type="string">
            <text:p>https://drive.google.com/file/d/1F3qy65kfkF5QTBU8XZauhg4noiSZ0mQE/view?usp=drive_link</text:p>
          </table:table-cell>
          <table:table-cell office:value-type="string">
            <text:p>true</text:p>
          </table:table-cell>
          <table:table-cell office:value-type="string">
            <text:p>Sedna</text:p>
          </table:table-cell>
          <table:table-cell office:value-type="string">
            <text:p>Limited Time</text:p>
          </table:table-cell>
          <table:table-cell office:value-type="float" office:value="539">
            <text:p>539</text:p>
          </table:table-cell>
          <table:table-cell office:value-type="string">
            <text:p>Under 800</text:p>
          </table:table-cell>
          <table:table-cell/>
          <table:table-cell office:value-type="string">
            <text:p>2022-06-29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Dapple Gold Champagne Appaloosa Sedna Summer Festival</text:p>
          </table:table-cell>
        </table:table-row>
        <table:table-row>
          <table:table-cell office:value-type="string">
            <text:p>X3W</text:p>
          </table:table-cell>
          <table:table-cell office:value-type="string">
            <text:p>95ccH0T.SGCay45s0PljIQ</text:p>
          </table:table-cell>
          <table:table-cell office:value-type="float" office:value="281">
            <text:p>281</text:p>
          </table:table-cell>
          <table:table-cell office:value-type="string">
            <text:p>American Saddlebred</text:p>
          </table:table-cell>
          <table:table-cell office:value-type="string">
            <text:p>Flaxen Liver Chestnut Pinto</text:p>
          </table:table-cell>
          <table:table-cell office:value-type="string">
            <text:p>https://drive.google.com/file/d/1lupeCJUY6mfVQRYwKzq-kFGDyOqgl7a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axen Liver Chestnut Pinto American Saddlebred Starshine Ranch</text:p>
          </table:table-cell>
        </table:table-row>
        <table:table-row>
          <table:table-cell office:value-type="string">
            <text:p>X0l</text:p>
          </table:table-cell>
          <table:table-cell office:value-type="string">
            <text:p>0LP5cTFKTFSTR19czWq3Yg</text:p>
          </table:table-cell>
          <table:table-cell office:value-type="float" office:value="110">
            <text:p>110</text:p>
          </table:table-cell>
          <table:table-cell office:value-type="string">
            <text:p>Criollo</text:p>
          </table:table-cell>
          <table:table-cell office:value-type="string">
            <text:p>False Bay Dun</text:p>
          </table:table-cell>
          <table:table-cell office:value-type="string">
            <text:p>https://drive.google.com/file/d/1zrOUdtRmgcmaylOtqcDNjdMo4R2v497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False Bay Dun Criollo South Hoof Farm</text:p>
          </table:table-cell>
        </table:table-row>
        <table:table-row>
          <table:table-cell office:value-type="string">
            <text:p>X2T</text:p>
          </table:table-cell>
          <table:table-cell office:value-type="string">
            <text:p>tdDXrZ8IT1i6Ip06Mz5n4A</text:p>
          </table:table-cell>
          <table:table-cell office:value-type="float" office:value="216">
            <text:p>216</text:p>
          </table:table-cell>
          <table:table-cell office:value-type="string">
            <text:p>Tennessee Walking Horse</text:p>
          </table:table-cell>
          <table:table-cell office:value-type="string">
            <text:p>Blue Roan</text:p>
          </table:table-cell>
          <table:table-cell office:value-type="string">
            <text:p>https://drive.google.com/file/d/1sM3dVoEE3v7Ja8exog_tfFCCwbyAPsJ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ue Roan Tennessee Walking Horse Firgrove Village</text:p>
          </table:table-cell>
        </table:table-row>
        <table:table-row>
          <table:table-cell office:value-type="string">
            <text:p>X5Q</text:p>
          </table:table-cell>
          <table:table-cell office:value-type="string">
            <text:p>duExSbVzSySZqlEvxcB6AQ</text:p>
          </table:table-cell>
          <table:table-cell office:value-type="float" office:value="399">
            <text:p>399</text:p>
          </table:table-cell>
          <table:table-cell office:value-type="string">
            <text:p>Morgan</text:p>
          </table:table-cell>
          <table:table-cell office:value-type="string">
            <text:p>Bay Splashed White</text:p>
          </table:table-cell>
          <table:table-cell office:value-type="string">
            <text:p>https://drive.google.com/file/d/1mHOGLl4zIHyXBlSfFntx8U59fCNyQc8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Splashed White Morgan Firgrove Village</text:p>
          </table:table-cell>
        </table:table-row>
        <table:table-row>
          <table:table-cell office:value-type="string">
            <text:p>X18</text:p>
          </table:table-cell>
          <table:table-cell office:value-type="string">
            <text:p>xZ0XgJPdTaG4BZfRuKqIOA</text:p>
          </table:table-cell>
          <table:table-cell office:value-type="float" office:value="133">
            <text:p>133</text:p>
          </table:table-cell>
          <table:table-cell office:value-type="string">
            <text:p>Appaloosa</text:p>
          </table:table-cell>
          <table:table-cell office:value-type="string">
            <text:p>Cremello Leopard</text:p>
          </table:table-cell>
          <table:table-cell office:value-type="string">
            <text:p>https://drive.google.com/file/d/1j8fWNTQNJ_xwnGn3lZCDwu_nYC98cgI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Cremello Leopard Appaloosa Starshine Ranch</text:p>
          </table:table-cell>
        </table:table-row>
        <table:table-row>
          <table:table-cell office:value-type="string">
            <text:p>X5s</text:p>
          </table:table-cell>
          <table:table-cell office:value-type="string">
            <text:p>iplPKHMYTbK-.9LK4TMAjQ</text:p>
          </table:table-cell>
          <table:table-cell office:value-type="float" office:value="427">
            <text:p>427</text:p>
          </table:table-cell>
          <table:table-cell office:value-type="string">
            <text:p>Paso Fino</text:p>
          </table:table-cell>
          <table:table-cell office:value-type="string">
            <text:p>Silver Blue Roan</text:p>
          </table:table-cell>
          <table:table-cell office:value-type="string">
            <text:p>https://drive.google.com/file/d/1mp1XZz_TH9amTKUq9n2QF6yLKTKl3_Hk/view?usp=drive_link</text:p>
          </table:table-cell>
          <table:table-cell office:value-type="string">
            <text:p>true</text:p>
          </table:table-cell>
          <table:table-cell office:value-type="string">
            <text:p>Ephyra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3-08T00:00:00.000Z</text:p>
          </table:table-cell>
          <table:table-cell/>
          <table:table-cell/>
          <table:table-cell office:value-type="string">
            <text:p>Silver Blue Roan Paso Fino Ephyra</text:p>
          </table:table-cell>
        </table:table-row>
        <table:table-row>
          <table:table-cell office:value-type="string">
            <text:p>X65</text:p>
          </table:table-cell>
          <table:table-cell office:value-type="string">
            <text:p>dNK-hBe7Sqi-VQOQ.byR0Q</text:p>
          </table:table-cell>
          <table:table-cell office:value-type="float" office:value="440">
            <text:p>440</text:p>
          </table:table-cell>
          <table:table-cell office:value-type="string">
            <text:p>Trakehner</text:p>
          </table:table-cell>
          <table:table-cell office:value-type="string">
            <text:p>Black<text:s/></text:p>
          </table:table-cell>
          <table:table-cell office:value-type="string">
            <text:p>https://drive.google.com/file/d/1zOML1JzYLkZLNKxoZLiZgOwhb7BQA0J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9-1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lack<text:s text:c="2"/>Trakehner Goldenleaf Stables</text:p>
          </table:table-cell>
        </table:table-row>
        <table:table-row>
          <table:table-cell office:value-type="string">
            <text:p>X0X</text:p>
          </table:table-cell>
          <table:table-cell office:value-type="string">
            <text:p>iDy77kNCSeKg4YE9cg1-Cw</text:p>
          </table:table-cell>
          <table:table-cell office:value-type="float" office:value="96">
            <text:p>96</text:p>
          </table:table-cell>
          <table:table-cell office:value-type="string">
            <text:p>Belgian Warmblood</text:p>
          </table:table-cell>
          <table:table-cell office:value-type="string">
            <text:p>Black</text:p>
          </table:table-cell>
          <table:table-cell office:value-type="string">
            <text:p>https://drive.google.com/file/d/11bpj03ANzY3nuiiOD-0rOMpBjari_T3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lack Belgian Warmblood Goldenleaf Stables</text:p>
          </table:table-cell>
        </table:table-row>
        <table:table-row>
          <table:table-cell office:value-type="string">
            <text:p>W</text:p>
          </table:table-cell>
          <table:table-cell office:value-type="string">
            <text:p>N8d0sIHGRb6mV4vqF91Mxg</text:p>
          </table:table-cell>
          <table:table-cell office:value-type="float" office:value="1">
            <text:p>1</text:p>
          </table:table-cell>
          <table:table-cell office:value-type="string">
            <text:p>Dartmoor</text:p>
          </table:table-cell>
          <table:table-cell office:value-type="string">
            <text:p>Bay Pangare</text:p>
          </table:table-cell>
          <table:table-cell office:value-type="string">
            <text:p>https://drive.google.com/file/d/1VwVH7M63XURQjEaJgFwi2E6skPjQ1s7K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 office:value-type="string">
            <text:p>Bay Pangare Dartmoor Pony,<text:s text:c="2"/>Steve's Farm</text:p>
          </table:table-cell>
        </table:table-row>
        <table:table-row>
          <table:table-cell office:value-type="string">
            <text:p>X51</text:p>
          </table:table-cell>
          <table:table-cell office:value-type="string">
            <text:p>COdAPNOsQxatov84EXLviA</text:p>
          </table:table-cell>
          <table:table-cell office:value-type="float" office:value="374">
            <text:p>374</text:p>
          </table:table-cell>
          <table:table-cell office:value-type="string">
            <text:p>Jorvik Friesian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tyJqggRRomjOxC-ib08zg27Na1qJJHSg/view?usp=drive_link</text:p>
          </table:table-cell>
          <table:table-cell office:value-type="string">
            <text:p>true</text:p>
          </table:table-cell>
          <table:table-cell office:value-type="string">
            <text:p>Aldrach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8-11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Flaxen Chestnut Jorvik Friesian Aldrach Medieval Camp</text:p>
          </table:table-cell>
        </table:table-row>
        <table:table-row>
          <table:table-cell office:value-type="string">
            <text:p>X1A</text:p>
          </table:table-cell>
          <table:table-cell office:value-type="string">
            <text:p>hN55-eJoRDuJ.30daIE-hA</text:p>
          </table:table-cell>
          <table:table-cell office:value-type="float" office:value="135">
            <text:p>135</text:p>
          </table:table-cell>
          <table:table-cell office:value-type="string">
            <text:p>Appaloosa</text:p>
          </table:table-cell>
          <table:table-cell office:value-type="string">
            <text:p>Black Blanket</text:p>
          </table:table-cell>
          <table:table-cell office:value-type="string">
            <text:p>https://drive.google.com/file/d/1J9qea-tILHtp6n7pDYpunOSMHRgWMeF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3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Black Blanket Appaloosa Fort Pinta</text:p>
          </table:table-cell>
        </table:table-row>
        <table:table-row>
          <table:table-cell office:value-type="string">
            <text:p>X2m</text:p>
          </table:table-cell>
          <table:table-cell office:value-type="string">
            <text:p>hF.FC5AwTY6RFSQBNDCoFw</text:p>
          </table:table-cell>
          <table:table-cell office:value-type="float" office:value="235">
            <text:p>235</text:p>
          </table:table-cell>
          <table:table-cell office:value-type="string">
            <text:p>Fjord</text:p>
          </table:table-cell>
          <table:table-cell office:value-type="string">
            <text:p>Dunalino Leopard</text:p>
          </table:table-cell>
          <table:table-cell office:value-type="string">
            <text:p>https://drive.google.com/file/d/1LgyT7CJKgkQXMw7XHLLQw4dQ6yRo--yq/view?usp=drive_link</text:p>
          </table:table-cell>
          <table:table-cell office:value-type="string">
            <text:p>true</text:p>
          </table:table-cell>
          <table:table-cell office:value-type="string">
            <text:p>Woodear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0-23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Dunalino Leopard Fjord Woodear Halloween Festival</text:p>
          </table:table-cell>
        </table:table-row>
        <table:table-row>
          <table:table-cell office:value-type="string">
            <text:p>X2g</text:p>
          </table:table-cell>
          <table:table-cell office:value-type="string">
            <text:p>bWN2PZr8Q7OhSATaiQUvBg</text:p>
          </table:table-cell>
          <table:table-cell office:value-type="float" office:value="229">
            <text:p>229</text:p>
          </table:table-cell>
          <table:table-cell office:value-type="string">
            <text:p>Fjord</text:p>
          </table:table-cell>
          <table:table-cell office:value-type="string">
            <text:p>Yellow Dun</text:p>
          </table:table-cell>
          <table:table-cell office:value-type="string">
            <text:p>https://drive.google.com/file/d/1WXQ6NuXe4eCq6ATipilJMer9qLXTzD1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0-17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Yellow Dun Fjord Valedale Village</text:p>
          </table:table-cell>
        </table:table-row>
        <table:table-row>
          <table:table-cell office:value-type="string">
            <text:p>W4</text:p>
          </table:table-cell>
          <table:table-cell office:value-type="string">
            <text:p>BHUgiZkNTIeEMSWYkoprAg</text:p>
          </table:table-cell>
          <table:table-cell office:value-type="float" office:value="5">
            <text:p>5</text:p>
          </table:table-cell>
          <table:table-cell office:value-type="string">
            <text:p>Dartmoor</text:p>
          </table:table-cell>
          <table:table-cell office:value-type="string">
            <text:p>Light Grey</text:p>
          </table:table-cell>
          <table:table-cell office:value-type="string">
            <text:p>https://drive.google.com/file/d/1VqXJ_tvRJGFQjm5eI1ryXxloLrEkOg-I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 office:value-type="string">
            <text:p>Light Grey Dartmoor Pony,<text:s text:c="2"/>Steve's Farm</text:p>
          </table:table-cell>
        </table:table-row>
        <table:table-row>
          <table:table-cell office:value-type="string">
            <text:p>X15</text:p>
          </table:table-cell>
          <table:table-cell office:value-type="string">
            <text:p>FMfMc8PdQzCMULLwrgcsDQ</text:p>
          </table:table-cell>
          <table:table-cell office:value-type="float" office:value="130">
            <text:p>130</text:p>
          </table:table-cell>
          <table:table-cell office:value-type="string">
            <text:p>Appaloosa</text:p>
          </table:table-cell>
          <table:table-cell office:value-type="string">
            <text:p>Black Snowflake Extended Blanket</text:p>
          </table:table-cell>
          <table:table-cell office:value-type="string">
            <text:p>https://drive.google.com/file/d/1PnA1TkxagUP9_V63zKwgX9y_pZqJHB6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Snowflake Extended Blanket Appaloosa Starshine Ranch</text:p>
          </table:table-cell>
        </table:table-row>
        <table:table-row>
          <table:table-cell office:value-type="string">
            <text:p>X5I</text:p>
          </table:table-cell>
          <table:table-cell office:value-type="string">
            <text:p>DoKUsBxLS0Gn6bPcaQfbzw</text:p>
          </table:table-cell>
          <table:table-cell office:value-type="float" office:value="391">
            <text:p>391</text:p>
          </table:table-cell>
          <table:table-cell office:value-type="string">
            <text:p>Knabstrupper</text:p>
          </table:table-cell>
          <table:table-cell office:value-type="string">
            <text:p>Bay Snowflake</text:p>
          </table:table-cell>
          <table:table-cell office:value-type="string">
            <text:p>https://drive.google.com/file/d/1EQqi9miGTiKdvu4CwO6qcdi42ljMn5c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3-11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ay Snowflake Knabstrupper Crescent Moon Village</text:p>
          </table:table-cell>
        </table:table-row>
        <table:table-row>
          <table:table-cell office:value-type="string">
            <text:p>X52</text:p>
          </table:table-cell>
          <table:table-cell office:value-type="string">
            <text:p>1amupHvXTAef5q3x1LFQ6w</text:p>
          </table:table-cell>
          <table:table-cell office:value-type="float" office:value="375">
            <text:p>375</text:p>
          </table:table-cell>
          <table:table-cell office:value-type="string">
            <text:p>Jorvik Friesian</text:p>
          </table:table-cell>
          <table:table-cell office:value-type="string">
            <text:p>Grullo</text:p>
          </table:table-cell>
          <table:table-cell office:value-type="string">
            <text:p>https://drive.google.com/file/d/1XKGkAME9Bf1eE0ElD5nETawk8lbHxlge/view?usp=drive_link</text:p>
          </table:table-cell>
          <table:table-cell office:value-type="string">
            <text:p>true</text:p>
          </table:table-cell>
          <table:table-cell office:value-type="string">
            <text:p>Faramawr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8-11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Grullo Jorvik Friesian Faramawr Medieval Camp</text:p>
          </table:table-cell>
        </table:table-row>
        <table:table-row>
          <table:table-cell office:value-type="string">
            <text:p>X1X</text:p>
          </table:table-cell>
          <table:table-cell office:value-type="string">
            <text:p>R4DrOlECSL-dKGQ2zwHwgQ</text:p>
          </table:table-cell>
          <table:table-cell office:value-type="float" office:value="158">
            <text:p>158</text:p>
          </table:table-cell>
          <table:table-cell office:value-type="string">
            <text:p>Haflinger</text:p>
          </table:table-cell>
          <table:table-cell office:value-type="string">
            <text:p>Dapple Flaxen Chestnut Pangere</text:p>
          </table:table-cell>
          <table:table-cell office:value-type="string">
            <text:p>https://drive.google.com/file/d/1PLTeS8H-mNkBtbpiqbAuYKd-8GGC8fI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Dapple Flaxen Chestnut Pangere Haflinger Fort Pinta</text:p>
          </table:table-cell>
        </table:table-row>
        <table:table-row>
          <table:table-cell office:value-type="string">
            <text:p>X4m</text:p>
          </table:table-cell>
          <table:table-cell office:value-type="string">
            <text:p>cuVRCawCSuO7FoZWsWFtag</text:p>
          </table:table-cell>
          <table:table-cell office:value-type="float" office:value="359">
            <text:p>359</text:p>
          </table:table-cell>
          <table:table-cell office:value-type="string">
            <text:p>Irish Cob</text:p>
          </table:table-cell>
          <table:table-cell office:value-type="string">
            <text:p>Chestnut</text:p>
          </table:table-cell>
          <table:table-cell office:value-type="string">
            <text:p>https://drive.google.com/file/d/1NvyHQXdvDC635iDmzX1553P-beeW-XO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Chestnut Irish Cob Valedale Village</text:p>
          </table:table-cell>
        </table:table-row>
        <table:table-row>
          <table:table-cell office:value-type="string">
            <text:p>Ww</text:p>
          </table:table-cell>
          <table:table-cell office:value-type="string">
            <text:p>pvbvTabISMCZmFpsNRaoMQ</text:p>
          </table:table-cell>
          <table:table-cell office:value-type="float" office:value="59">
            <text:p>59</text:p>
          </table:table-cell>
          <table:table-cell office:value-type="string">
            <text:p>Selle Francais<text:s/></text:p>
          </table:table-cell>
          <table:table-cell office:value-type="string">
            <text:p>Black Fewspot</text:p>
          </table:table-cell>
          <table:table-cell office:value-type="string">
            <text:p>https://drive.google.com/file/d/1xIuc3SAlo_Gs8PlsQQdHshB5UYHmnVZC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0-30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Fewspot Selle Francais<text:s text:c="2"/>Silverglade Equestrian Center</text:p>
          </table:table-cell>
        </table:table-row>
        <table:table-row>
          <table:table-cell office:value-type="string">
            <text:p>X3j</text:p>
          </table:table-cell>
          <table:table-cell office:value-type="string">
            <text:p>jolTz2yVTkyTv1iproytAA</text:p>
          </table:table-cell>
          <table:table-cell office:value-type="float" office:value="294">
            <text:p>294</text:p>
          </table:table-cell>
          <table:table-cell office:value-type="string">
            <text:p>Jorvik Pony</text:p>
          </table:table-cell>
          <table:table-cell office:value-type="string">
            <text:p>Silver Dapple Pinto</text:p>
          </table:table-cell>
          <table:table-cell office:value-type="string">
            <text:p>https://drive.google.com/file/d/1BrXQ-QJMrb2jszc4O1D0O7L2RA7pcHz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Silver Dapple Pinto Jorvik Pony Fort Pinta</text:p>
          </table:table-cell>
        </table:table-row>
        <table:table-row>
          <table:table-cell office:value-type="string">
            <text:p>X47</text:p>
          </table:table-cell>
          <table:table-cell office:value-type="string">
            <text:p>WDQiBF6GQTuQ0k3-5mOsSA</text:p>
          </table:table-cell>
          <table:table-cell office:value-type="float" office:value="318">
            <text:p>318</text:p>
          </table:table-cell>
          <table:table-cell office:value-type="string">
            <text:p>Chincoteague Pony</text:p>
          </table:table-cell>
          <table:table-cell office:value-type="string">
            <text:p>Palomino</text:p>
          </table:table-cell>
          <table:table-cell office:value-type="string">
            <text:p>https://drive.google.com/file/d/10_3xTGHGBGu5tw1S9hnufBMPrkQHOH-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3-1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Palomino Chincoteague Pony South Hoof Farm</text:p>
          </table:table-cell>
        </table:table-row>
        <table:table-row>
          <table:table-cell office:value-type="string">
            <text:p>Wj</text:p>
          </table:table-cell>
          <table:table-cell office:value-type="string">
            <text:p>PGYssQ6DRwi.jgs5ssDhRA</text:p>
          </table:table-cell>
          <table:table-cell office:value-type="float" office:value="46">
            <text:p>46</text:p>
          </table:table-cell>
          <table:table-cell office:value-type="string">
            <text:p>Noriker</text:p>
          </table:table-cell>
          <table:table-cell office:value-type="string">
            <text:p>Blue Roan</text:p>
          </table:table-cell>
          <table:table-cell office:value-type="string">
            <text:p>https://drive.google.com/file/d/1ui2wR_h3jMn0OQL5u064M0S6EjyVuIux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ue Roan Noriker Silverglade Equestrian Center</text:p>
          </table:table-cell>
        </table:table-row>
        <table:table-row>
          <table:table-cell office:value-type="string">
            <text:p>X54</text:p>
          </table:table-cell>
          <table:table-cell office:value-type="string">
            <text:p>F0aT2-eZR.-jhXJC-vv2KQ</text:p>
          </table:table-cell>
          <table:table-cell office:value-type="float" office:value="377">
            <text:p>377</text:p>
          </table:table-cell>
          <table:table-cell office:value-type="string">
            <text:p>Jorvik Wild Horse</text:p>
          </table:table-cell>
          <table:table-cell office:value-type="string">
            <text:p>Mantle Ember Black</text:p>
          </table:table-cell>
          <table:table-cell office:value-type="string">
            <text:p>https://drive.google.com/file/d/1Tc8yvWxOHz-y6nYaF5o2LMeTBJaqn1A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0-07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Ember Black Jorvik Wild Horse Redwood Point</text:p>
          </table:table-cell>
        </table:table-row>
        <table:table-row>
          <table:table-cell office:value-type="string">
            <text:p>X4N</text:p>
          </table:table-cell>
          <table:table-cell office:value-type="string">
            <text:p>wjMuZAF5Tb-ePQnDHtl5QA</text:p>
          </table:table-cell>
          <table:table-cell office:value-type="float" office:value="334">
            <text:p>334</text:p>
          </table:table-cell>
          <table:table-cell office:value-type="string">
            <text:p>Connemara</text:p>
          </table:table-cell>
          <table:table-cell office:value-type="string">
            <text:p>Dapple Seal Brown</text:p>
          </table:table-cell>
          <table:table-cell office:value-type="string">
            <text:p>https://drive.google.com/file/d/1Mv2_Mjm2-3Z5k_iTvwPLMBhxZlIcAPM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7-12-13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Dapple Seal Brown Connemara Dundull</text:p>
          </table:table-cell>
        </table:table-row>
        <table:table-row>
          <table:table-cell office:value-type="string">
            <text:p>WV</text:p>
          </table:table-cell>
          <table:table-cell office:value-type="string">
            <text:p>nP1Mkp4UTdivEy9bfwjmsg</text:p>
          </table:table-cell>
          <table:table-cell office:value-type="float" office:value="32">
            <text:p>32</text:p>
          </table:table-cell>
          <table:table-cell office:value-type="string">
            <text:p>Hanoverian</text:p>
          </table:table-cell>
          <table:table-cell office:value-type="string">
            <text:p>Bay</text:p>
          </table:table-cell>
          <table:table-cell office:value-type="string">
            <text:p>https://drive.google.com/file/d/1qLM1AJ4fV_j2TJohWwdtx_8jOjfSMiCM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ay Hanoverian Jorvik Stables</text:p>
          </table:table-cell>
        </table:table-row>
        <table:table-row>
          <table:table-cell office:value-type="string">
            <text:p>X0j</text:p>
          </table:table-cell>
          <table:table-cell office:value-type="string">
            <text:p>AxXXeOxNTk-GTBaPWFNGJA</text:p>
          </table:table-cell>
          <table:table-cell office:value-type="float" office:value="108">
            <text:p>108</text:p>
          </table:table-cell>
          <table:table-cell office:value-type="string">
            <text:p>Criollo</text:p>
          </table:table-cell>
          <table:table-cell office:value-type="string">
            <text:p>Black Sabino</text:p>
          </table:table-cell>
          <table:table-cell office:value-type="string">
            <text:p>https://drive.google.com/file/d/1w1CnnzVsxinTEChtcudmYNpJbb-YmR7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lack Sabino Criollo South Hoof Farm</text:p>
          </table:table-cell>
        </table:table-row>
        <table:table-row>
          <table:table-cell office:value-type="string">
            <text:p>X5W</text:p>
          </table:table-cell>
          <table:table-cell office:value-type="string">
            <text:p>EcJWVTmVRi-rp42-DGJJcw</text:p>
          </table:table-cell>
          <table:table-cell office:value-type="float" office:value="405">
            <text:p>405</text:p>
          </table:table-cell>
          <table:table-cell office:value-type="string">
            <text:p>Morgan</text:p>
          </table:table-cell>
          <table:table-cell office:value-type="string">
            <text:p>Silver Black</text:p>
          </table:table-cell>
          <table:table-cell office:value-type="string">
            <text:p>https://drive.google.com/file/d/1z1AJVzvCxY5jP0VuePK6U7EdS3Ziz2-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lack Morgan Firgrove Village</text:p>
          </table:table-cell>
        </table:table-row>
        <table:table-row>
          <table:table-cell office:value-type="string">
            <text:p>WR</text:p>
          </table:table-cell>
          <table:table-cell office:value-type="string">
            <text:p>bt2e-K4gTCyvY5oxqMo5rg</text:p>
          </table:table-cell>
          <table:table-cell office:value-type="float" office:value="28">
            <text:p>28</text:p>
          </table:table-cell>
          <table:table-cell office:value-type="string">
            <text:p>Friesian Sport Horse</text:p>
          </table:table-cell>
          <table:table-cell office:value-type="string">
            <text:p>Buckskin</text:p>
          </table:table-cell>
          <table:table-cell office:value-type="string">
            <text:p>https://drive.google.com/file/d/1HhXt-zURBB3sDrabmWZj95E9i2u68KcX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12-18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uckskin Friesian Sport Horse Medieval Camp</text:p>
          </table:table-cell>
        </table:table-row>
        <table:table-row>
          <table:table-cell office:value-type="string">
            <text:p>X4p</text:p>
          </table:table-cell>
          <table:table-cell office:value-type="string">
            <text:p>ArYaQ8zZQnuZs.PyD8V24A</text:p>
          </table:table-cell>
          <table:table-cell office:value-type="float" office:value="362">
            <text:p>362</text:p>
          </table:table-cell>
          <table:table-cell office:value-type="string">
            <text:p>Irish Cob</text:p>
          </table:table-cell>
          <table:table-cell office:value-type="string">
            <text:p>Palomino Sabino</text:p>
          </table:table-cell>
          <table:table-cell office:value-type="string">
            <text:p>https://drive.google.com/file/d/18oT01IQYtfq2-MJYEKUX3L30PFBZfjD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1-15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Palomino Sabino Irish Cob Valedale Village</text:p>
          </table:table-cell>
        </table:table-row>
        <table:table-row>
          <table:table-cell office:value-type="string">
            <text:p>X2d</text:p>
          </table:table-cell>
          <table:table-cell office:value-type="string">
            <text:p>n2hPJUZwSjmQYGk1WFiguQ</text:p>
          </table:table-cell>
          <table:table-cell office:value-type="float" office:value="226">
            <text:p>226</text:p>
          </table:table-cell>
          <table:table-cell office:value-type="string">
            <text:p>Fjord</text:p>
          </table:table-cell>
          <table:table-cell office:value-type="string">
            <text:p>Brown Dun</text:p>
          </table:table-cell>
          <table:table-cell office:value-type="string">
            <text:p>https://drive.google.com/file/d/1sSXkFXHVJIwvp24pl6LHFcr08r7JKOq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0-17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rown Dun Fjord Valedale Village</text:p>
          </table:table-cell>
        </table:table-row>
        <table:table-row>
          <table:table-cell office:value-type="string">
            <text:p>X3h</text:p>
          </table:table-cell>
          <table:table-cell office:value-type="string">
            <text:p>z7DiN.3xQOq1LuLvjkt1rw</text:p>
          </table:table-cell>
          <table:table-cell office:value-type="float" office:value="292">
            <text:p>292</text:p>
          </table:table-cell>
          <table:table-cell office:value-type="string">
            <text:p>Jorvik Pony</text:p>
          </table:table-cell>
          <table:table-cell office:value-type="string">
            <text:p>Liver Chestnut</text:p>
          </table:table-cell>
          <table:table-cell office:value-type="string">
            <text:p>https://drive.google.com/file/d/1LzKn4zFJaJPcxjap6EZIY61JUA__y6R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6-27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Liver Chestnut Jorvik Pony Fort Pinta</text:p>
          </table:table-cell>
        </table:table-row>
        <table:table-row>
          <table:table-cell office:value-type="string">
            <text:p>X2j</text:p>
          </table:table-cell>
          <table:table-cell office:value-type="string">
            <text:p>a.4HQRLaOSoiwpV9jcCGMCg</text:p>
          </table:table-cell>
          <table:table-cell office:value-type="float" office:value="232">
            <text:p>232</text:p>
          </table:table-cell>
          <table:table-cell office:value-type="string">
            <text:p>Fjord</text:p>
          </table:table-cell>
          <table:table-cell office:value-type="string">
            <text:p>Red Dun</text:p>
          </table:table-cell>
          <table:table-cell office:value-type="string">
            <text:p>https://drive.google.com/file/d/1ssXawSU3u9arBlz9BGDBXnK-2KHpulZ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1-1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Red Dun Fjord Valedale Village</text:p>
          </table:table-cell>
        </table:table-row>
        <table:table-row>
          <table:table-cell office:value-type="string">
            <text:p>X2x</text:p>
          </table:table-cell>
          <table:table-cell office:value-type="string">
            <text:p>vjfIGqNsQgeoPnNW54Ci9Q</text:p>
          </table:table-cell>
          <table:table-cell office:value-type="float" office:value="246">
            <text:p>246</text:p>
          </table:table-cell>
          <table:table-cell office:value-type="string">
            <text:p>Curly Horse</text:p>
          </table:table-cell>
          <table:table-cell office:value-type="string">
            <text:p>Bay Dun Pinto</text:p>
          </table:table-cell>
          <table:table-cell office:value-type="string">
            <text:p>https://drive.google.com/file/d/1VmStZrixIZyA_xBOXUXQdWUhE8agxb5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0-16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Dun Pinto Curly Horse New Hillcrest</text:p>
          </table:table-cell>
        </table:table-row>
        <table:table-row>
          <table:table-cell office:value-type="string">
            <text:p>WJ</text:p>
          </table:table-cell>
          <table:table-cell office:value-type="string">
            <text:p>GNVddGotTTKqL.CLTG2-gQ</text:p>
          </table:table-cell>
          <table:table-cell office:value-type="float" office:value="20">
            <text:p>20</text:p>
          </table:table-cell>
          <table:table-cell office:value-type="string">
            <text:p>Friesian</text:p>
          </table:table-cell>
          <table:table-cell office:value-type="string">
            <text:p>Aged Black</text:p>
          </table:table-cell>
          <table:table-cell office:value-type="string">
            <text:p>https://drive.google.com/file/d/1RpOFsBYQRDJugO2ewYD8HVeAtjnrfiuH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Aged Black Friesian Jorvik Stables</text:p>
          </table:table-cell>
        </table:table-row>
        <table:table-row>
          <table:table-cell office:value-type="string">
            <text:p>X0z</text:p>
          </table:table-cell>
          <table:table-cell office:value-type="string">
            <text:p>IZm1vTS2QzqvfyE.x2gokQ</text:p>
          </table:table-cell>
          <table:table-cell office:value-type="float" office:value="124">
            <text:p>124</text:p>
          </table:table-cell>
          <table:table-cell office:value-type="string">
            <text:p>Mustang</text:p>
          </table:table-cell>
          <table:table-cell office:value-type="string">
            <text:p>Steel Grey</text:p>
          </table:table-cell>
          <table:table-cell office:value-type="string">
            <text:p>https://drive.google.com/file/d/1299_tZQc8yclE_DpgLYTBpxiNPAwoGq5/view?usp=drive_link</text:p>
          </table:table-cell>
          <table:table-cell office:value-type="string">
            <text:p>true</text:p>
          </table:table-cell>
          <table:table-cell office:value-type="string">
            <text:p>Bolt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0-16T00:00:00.000Z</text:p>
          </table:table-cell>
          <table:table-cell office:value-type="string">
            <text:p>Halloween Event</text:p>
          </table:table-cell>
          <table:table-cell/>
          <table:table-cell office:value-type="string">
            <text:p>Steel Grey Mustang Bolt Halloween Event</text:p>
          </table:table-cell>
        </table:table-row>
        <table:table-row>
          <table:table-cell office:value-type="string">
            <text:p>X1G</text:p>
          </table:table-cell>
          <table:table-cell office:value-type="string">
            <text:p>wnwLP7VcTyquL.qWdL1h1Q</text:p>
          </table:table-cell>
          <table:table-cell office:value-type="float" office:value="141">
            <text:p>141</text:p>
          </table:table-cell>
          <table:table-cell office:value-type="string">
            <text:p>Ardennes</text:p>
          </table:table-cell>
          <table:table-cell office:value-type="string">
            <text:p>Bay Pangare</text:p>
          </table:table-cell>
          <table:table-cell office:value-type="string">
            <text:p>https://drive.google.com/file/d/12UYfPSHoz5Jle_OB6DFcH7B-x4C0-at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ay Pangare Ardennes Valedale Village</text:p>
          </table:table-cell>
        </table:table-row>
        <table:table-row>
          <table:table-cell office:value-type="string">
            <text:p>X1l</text:p>
          </table:table-cell>
          <table:table-cell office:value-type="string">
            <text:p>j0tn1d-uROe9dqfaDWunnQ</text:p>
          </table:table-cell>
          <table:table-cell office:value-type="float" office:value="172">
            <text:p>172</text:p>
          </table:table-cell>
          <table:table-cell office:value-type="string">
            <text:p>Icelandic Horse</text:p>
          </table:table-cell>
          <table:table-cell office:value-type="string">
            <text:p>Flaxen Red Dun</text:p>
          </table:table-cell>
          <table:table-cell office:value-type="string">
            <text:p>https://drive.google.com/file/d/1QoLxlLSgSZlXsPO_lVRkRxjz1IrRl-9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2-20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Flaxen Red Dun Icelandic Horse New Hillcrest</text:p>
          </table:table-cell>
        </table:table-row>
        <table:table-row>
          <table:table-cell office:value-type="string">
            <text:p>Wi</text:p>
          </table:table-cell>
          <table:table-cell office:value-type="string">
            <text:p>lw2Kqe3NQXCh9u9CimtwfA</text:p>
          </table:table-cell>
          <table:table-cell office:value-type="float" office:value="45">
            <text:p>45</text:p>
          </table:table-cell>
          <table:table-cell office:value-type="string">
            <text:p>Noriker</text:p>
          </table:table-cell>
          <table:table-cell office:value-type="string">
            <text:p>Bay</text:p>
          </table:table-cell>
          <table:table-cell office:value-type="string">
            <text:p>https://drive.google.com/file/d/1CjGZKSMH2nqCZNHQIBO1gBe02ZcV4dSx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Noriker Silverglade Equestrian Center</text:p>
          </table:table-cell>
        </table:table-row>
        <table:table-row>
          <table:table-cell office:value-type="string">
            <text:p>WI</text:p>
          </table:table-cell>
          <table:table-cell office:value-type="string">
            <text:p>S9.X6HL5RZmnkIU0vfZGww</text:p>
          </table:table-cell>
          <table:table-cell office:value-type="float" office:value="19">
            <text:p>19</text:p>
          </table:table-cell>
          <table:table-cell office:value-type="string">
            <text:p>Dutch Warmblood</text:p>
          </table:table-cell>
          <table:table-cell office:value-type="string">
            <text:p>Palomino Pinto</text:p>
          </table:table-cell>
          <table:table-cell office:value-type="string">
            <text:p>https://drive.google.com/file/d/1ohUNF43ytqg56y_gfEi4HVnL0PKl7NSS/view?usp=drive_link</text:p>
          </table:table-cell>
          <table:table-cell office:value-type="string">
            <text:p>Yes</text:p>
          </table:table-cell>
          <table:table-cell office:value-type="string">
            <text:p>Serenus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6-12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Palomino Pinto Dutch Warmblood Serenus Summer Festival</text:p>
          </table:table-cell>
        </table:table-row>
        <table:table-row>
          <table:table-cell office:value-type="string">
            <text:p>X2z</text:p>
          </table:table-cell>
          <table:table-cell office:value-type="string">
            <text:p>zWNY6PQwS0W6EoGYv06FyA</text:p>
          </table:table-cell>
          <table:table-cell office:value-type="float" office:value="248">
            <text:p>248</text:p>
          </table:table-cell>
          <table:table-cell office:value-type="string">
            <text:p>Curly Horse</text:p>
          </table:table-cell>
          <table:table-cell office:value-type="string">
            <text:p>Chestnut</text:p>
          </table:table-cell>
          <table:table-cell office:value-type="string">
            <text:p>https://drive.google.com/file/d/1iCi0iUe13g3vm1Pr4FbuqLsm2q34i9R5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0-16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Chestnut Curly Horse New Hillcrest</text:p>
          </table:table-cell>
        </table:table-row>
        <table:table-row>
          <table:table-cell office:value-type="string">
            <text:p>X4K</text:p>
          </table:table-cell>
          <table:table-cell office:value-type="string">
            <text:p>NUWVIB3dSeOupeIBdfHfFg</text:p>
          </table:table-cell>
          <table:table-cell office:value-type="float" office:value="331">
            <text:p>331</text:p>
          </table:table-cell>
          <table:table-cell office:value-type="string">
            <text:p>Connemara</text:p>
          </table:table-cell>
          <table:table-cell office:value-type="string">
            <text:p>Black</text:p>
          </table:table-cell>
          <table:table-cell office:value-type="string">
            <text:p>https://drive.google.com/file/d/1-xpPtcIE8wOb3BBLWIFO7cep3OTGDy01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22-09-14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Black Connemara Dundull</text:p>
          </table:table-cell>
        </table:table-row>
        <table:table-row>
          <table:table-cell office:value-type="string">
            <text:p>X3c</text:p>
          </table:table-cell>
          <table:table-cell office:value-type="string">
            <text:p>20jy61k2QjOhCliZWtTxBQ</text:p>
          </table:table-cell>
          <table:table-cell office:value-type="float" office:value="287">
            <text:p>287</text:p>
          </table:table-cell>
          <table:table-cell office:value-type="string">
            <text:p>Jorvik Pony</text:p>
          </table:table-cell>
          <table:table-cell office:value-type="string">
            <text:p>Grey Striped Dun</text:p>
          </table:table-cell>
          <table:table-cell office:value-type="string">
            <text:p>https://drive.google.com/file/d/1HK9WBqlndmY-cO4p9sS2-exWrgPKU6q_/view?usp=drive_link</text:p>
          </table:table-cell>
          <table:table-cell office:value-type="string">
            <text:p>true</text:p>
          </table:table-cell>
          <table:table-cell office:value-type="string">
            <text:p>Vega</text:p>
          </table:table-cell>
          <table:table-cell office:value-type="string">
            <text:p>Permanent</text:p>
          </table:table-cell>
          <table:table-cell office:value-type="float" office:value="550">
            <text:p>550</text:p>
          </table:table-cell>
          <table:table-cell office:value-type="string">
            <text:p>Under 800</text:p>
          </table:table-cell>
          <table:table-cell/>
          <table:table-cell office:value-type="string">
            <text:p>2020-01-29T00:00:00.000Z</text:p>
          </table:table-cell>
          <table:table-cell office:value-type="string">
            <text:p>Nilmer's Highland</text:p>
          </table:table-cell>
          <table:table-cell/>
          <table:table-cell office:value-type="string">
            <text:p>Grey Striped Dun Jorvik Pony Vega Nilmer's Highland</text:p>
          </table:table-cell>
        </table:table-row>
        <table:table-row>
          <table:table-cell office:value-type="string">
            <text:p>X3</text:p>
          </table:table-cell>
          <table:table-cell office:value-type="string">
            <text:p>EuQ0Z0muQkOZx7-k5VE0gA</text:p>
          </table:table-cell>
          <table:table-cell office:value-type="float" office:value="249">
            <text:p>249</text:p>
          </table:table-cell>
          <table:table-cell office:value-type="string">
            <text:p>Curly Horse</text:p>
          </table:table-cell>
          <table:table-cell office:value-type="string">
            <text:p>Grey</text:p>
          </table:table-cell>
          <table:table-cell office:value-type="string">
            <text:p>https://drive.google.com/file/d/1mYz-rpwvYJ9ZMlIj4ZIt71jecQGQT8F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0-16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Grey Curly Horse New Hillcrest</text:p>
          </table:table-cell>
        </table:table-row>
        <table:table-row>
          <table:table-cell office:value-type="string">
            <text:p>X1v</text:p>
          </table:table-cell>
          <table:table-cell office:value-type="string">
            <text:p>w.XNkUgoTJSXV12i3Wb-iA</text:p>
          </table:table-cell>
          <table:table-cell office:value-type="float" office:value="182">
            <text:p>182</text:p>
          </table:table-cell>
          <table:table-cell office:value-type="string">
            <text:p>Lipizzaner</text:p>
          </table:table-cell>
          <table:table-cell office:value-type="string">
            <text:p>Rose Grey</text:p>
          </table:table-cell>
          <table:table-cell office:value-type="string">
            <text:p>https://drive.google.com/file/d/1D3cy9m6BhaDe8Pi7iyPM-fY9sIXz-2V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Rose Grey Lipizzaner Jorvik Stables</text:p>
          </table:table-cell>
        </table:table-row>
        <table:table-row>
          <table:table-cell office:value-type="string">
            <text:p>X3y</text:p>
          </table:table-cell>
          <table:table-cell office:value-type="string">
            <text:p>jUKW.YExQNSoKCUJimhuLw</text:p>
          </table:table-cell>
          <table:table-cell office:value-type="float" office:value="309">
            <text:p>309</text:p>
          </table:table-cell>
          <table:table-cell office:value-type="string">
            <text:p>Andalusian</text:p>
          </table:table-cell>
          <table:table-cell office:value-type="string">
            <text:p>Perlino</text:p>
          </table:table-cell>
          <table:table-cell office:value-type="string">
            <text:p>https://drive.google.com/file/d/1N79Q3gfZQqEZPWkql5kd-B5DD5icYK3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9-0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Perlino Andalusian Silverglade Equestrian Center</text:p>
          </table:table-cell>
        </table:table-row>
        <table:table-row>
          <table:table-cell office:value-type="string">
            <text:p>X1z</text:p>
          </table:table-cell>
          <table:table-cell office:value-type="string">
            <text:p>jT-cTTCZQXqnds45gHeUuQ</text:p>
          </table:table-cell>
          <table:table-cell office:value-type="float" office:value="186">
            <text:p>186</text:p>
          </table:table-cell>
          <table:table-cell office:value-type="string">
            <text:p>Lipizzaner</text:p>
          </table:table-cell>
          <table:table-cell office:value-type="string">
            <text:p>Light Grey</text:p>
          </table:table-cell>
          <table:table-cell office:value-type="string">
            <text:p>https://drive.google.com/file/d/19xRmSN3hWcgiurnZV7YfvhTL_GLufpU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Light Grey Lipizzaner Jorvik Stables</text:p>
          </table:table-cell>
        </table:table-row>
        <table:table-row>
          <table:table-cell office:value-type="string">
            <text:p>X6B</text:p>
          </table:table-cell>
          <table:table-cell office:value-type="string">
            <text:p>RdQQ4ZGIQa6R9e99wVC0UQ</text:p>
          </table:table-cell>
          <table:table-cell office:value-type="float" office:value="446">
            <text:p>446</text:p>
          </table:table-cell>
          <table:table-cell office:value-type="string">
            <text:p>Welsh Pony</text:p>
          </table:table-cell>
          <table:table-cell office:value-type="string">
            <text:p>Bay Roan</text:p>
          </table:table-cell>
          <table:table-cell office:value-type="string">
            <text:p>https://drive.google.com/file/d/1AOf3jA56iJUWEjH06MuFA5YaCL0KpqUe/view?usp=drive_linkhttps://drive.google.com/file/d/1AOf3jA56iJUWEjH06MuFA5YaCL0KpqU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Bay Roan Welsh Pony Hermit's Cottage</text:p>
          </table:table-cell>
        </table:table-row>
        <table:table-row>
          <table:table-cell office:value-type="string">
            <text:p>X3u</text:p>
          </table:table-cell>
          <table:table-cell office:value-type="string">
            <text:p>o2o-HJUKSpWtJ7ZtE4QYdw</text:p>
          </table:table-cell>
          <table:table-cell office:value-type="float" office:value="305">
            <text:p>305</text:p>
          </table:table-cell>
          <table:table-cell office:value-type="string">
            <text:p>Andalusian</text:p>
          </table:table-cell>
          <table:table-cell office:value-type="string">
            <text:p>Buckskin</text:p>
          </table:table-cell>
          <table:table-cell office:value-type="string">
            <text:p>https://drive.google.com/file/d/1xsHPKYxhsTTIaoipSZ51G65f0vtZsee-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7-22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uckskin Andalusian Silverglade Equestrian Center</text:p>
          </table:table-cell>
        </table:table-row>
        <table:table-row>
          <table:table-cell office:value-type="string">
            <text:p>X1o</text:p>
          </table:table-cell>
          <table:table-cell office:value-type="string">
            <text:p>ype-JbzNSxu2pX7RGn.fYw</text:p>
          </table:table-cell>
          <table:table-cell office:value-type="float" office:value="175">
            <text:p>175</text:p>
          </table:table-cell>
          <table:table-cell office:value-type="string">
            <text:p>Icelandic Horse</text:p>
          </table:table-cell>
          <table:table-cell office:value-type="string">
            <text:p>Silver Dapple</text:p>
          </table:table-cell>
          <table:table-cell office:value-type="string">
            <text:p>https://drive.google.com/file/d/1yeiMX3TekC_M5VqRbrpJ1RlZ5GgFR7D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11-17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ilver Dapple Icelandic Horse New Hillcrest</text:p>
          </table:table-cell>
        </table:table-row>
        <table:table-row>
          <table:table-cell office:value-type="string">
            <text:p>X0d</text:p>
          </table:table-cell>
          <table:table-cell office:value-type="string">
            <text:p>I7fz2cOPR.iDE9TbxzWiQw</text:p>
          </table:table-cell>
          <table:table-cell office:value-type="float" office:value="102">
            <text:p>102</text:p>
          </table:table-cell>
          <table:table-cell office:value-type="string">
            <text:p>Belgian Warmblood</text:p>
          </table:table-cell>
          <table:table-cell office:value-type="string">
            <text:p>Dark Chestnut</text:p>
          </table:table-cell>
          <table:table-cell office:value-type="string">
            <text:p>https://drive.google.com/file/d/16kYkrf8olakIItGxt9tov8WWqqeRAEy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Dark Chestnut Belgian Warmblood Goldenleaf Stables</text:p>
          </table:table-cell>
        </table:table-row>
        <table:table-row>
          <table:table-cell office:value-type="string">
            <text:p>X5</text:p>
          </table:table-cell>
          <table:table-cell office:value-type="string">
            <text:p>EbtP212oQ1OjnBikq2ppQg</text:p>
          </table:table-cell>
          <table:table-cell office:value-type="float" office:value="373">
            <text:p>373</text:p>
          </table:table-cell>
          <table:table-cell office:value-type="string">
            <text:p>Jorvik Friesian</text:p>
          </table:table-cell>
          <table:table-cell office:value-type="string">
            <text:p>Liver Chestnut</text:p>
          </table:table-cell>
          <table:table-cell office:value-type="string">
            <text:p>https://drive.google.com/file/d/1aq5CGZ1XiTJP6uds9-biz-xY-1OT1l4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12-16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Liver Chestnut Jorvik Friesian Crescent Moon Village</text:p>
          </table:table-cell>
        </table:table-row>
        <table:table-row>
          <table:table-cell office:value-type="string">
            <text:p>W6</text:p>
          </table:table-cell>
          <table:table-cell office:value-type="string">
            <text:p>wKO9lQFbQiGxrVigsYSVSA</text:p>
          </table:table-cell>
          <table:table-cell office:value-type="float" office:value="7">
            <text:p>7</text:p>
          </table:table-cell>
          <table:table-cell office:value-type="string">
            <text:p>Dutch Warmblood</text:p>
          </table:table-cell>
          <table:table-cell office:value-type="string">
            <text:p>Bay</text:p>
          </table:table-cell>
          <table:table-cell office:value-type="string">
            <text:p>https://drive.google.com/file/d/13bB_xbvcpJBPzmgSftSGgmFbFZ8_LZTO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Dutch Warmblood Silverglade Equestrian Center</text:p>
          </table:table-cell>
        </table:table-row>
        <table:table-row>
          <table:table-cell office:value-type="string">
            <text:p>X43</text:p>
          </table:table-cell>
          <table:table-cell office:value-type="string">
            <text:p>xSnF1E3UQ0GmfWykZOlurw</text:p>
          </table:table-cell>
          <table:table-cell office:value-type="float" office:value="314">
            <text:p>314</text:p>
          </table:table-cell>
          <table:table-cell office:value-type="string">
            <text:p>Chincoteague Pony</text:p>
          </table:table-cell>
          <table:table-cell office:value-type="string">
            <text:p>Bay Pinto</text:p>
          </table:table-cell>
          <table:table-cell office:value-type="string">
            <text:p>https://drive.google.com/file/d/1JJQcENrgnLMJY818qNUlFOn5014b7pH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4-24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ay Pinto Chincoteague Pony South Hoof Farm</text:p>
          </table:table-cell>
        </table:table-row>
        <table:table-row>
          <table:table-cell office:value-type="string">
            <text:p>X5j</text:p>
          </table:table-cell>
          <table:table-cell office:value-type="string">
            <text:p>eLB9tkMFSriqqtGRYKvmkg</text:p>
          </table:table-cell>
          <table:table-cell office:value-type="float" office:value="418">
            <text:p>418</text:p>
          </table:table-cell>
          <table:table-cell office:value-type="string">
            <text:p>Paso Fino</text:p>
          </table:table-cell>
          <table:table-cell office:value-type="string">
            <text:p>Black</text:p>
          </table:table-cell>
          <table:table-cell office:value-type="string">
            <text:p>https://drive.google.com/file/d/1LmmbptMhn_ckPRMg8NH2yvGx4-uKq1Y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lack Paso Fino Steve's Farm</text:p>
          </table:table-cell>
        </table:table-row>
        <table:table-row>
          <table:table-cell office:value-type="string">
            <text:p>X4M</text:p>
          </table:table-cell>
          <table:table-cell office:value-type="string">
            <text:p>3WXwXUfGR-Oc57mSSI6m2w</text:p>
          </table:table-cell>
          <table:table-cell office:value-type="float" office:value="333">
            <text:p>333</text:p>
          </table:table-cell>
          <table:table-cell office:value-type="string">
            <text:p>Connemara</text:p>
          </table:table-cell>
          <table:table-cell office:value-type="string">
            <text:p>Dapple Grey</text:p>
          </table:table-cell>
          <table:table-cell office:value-type="string">
            <text:p>https://drive.google.com/file/d/154XJhbI_7Lp674UbOZXadWV-I3FTd9Q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7-12-06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Dapple Grey Connemara Dundull</text:p>
          </table:table-cell>
        </table:table-row>
        <table:table-row>
          <table:table-cell office:value-type="string">
            <text:p>X3O</text:p>
          </table:table-cell>
          <table:table-cell office:value-type="string">
            <text:p>LosqbHvjSuyuaU-ldqpGZQ</text:p>
          </table:table-cell>
          <table:table-cell office:value-type="float" office:value="273">
            <text:p>273</text:p>
          </table:table-cell>
          <table:table-cell office:value-type="string">
            <text:p>American Quarter Horse</text:p>
          </table:table-cell>
          <table:table-cell office:value-type="string">
            <text:p>Sooty Buckskin</text:p>
          </table:table-cell>
          <table:table-cell office:value-type="string">
            <text:p>https://drive.google.com/file/d/1ujyBQTVG8jt_rDxFFsOsIaSIgBMC4Bo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5-1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Sooty Buckskin American Quarter Horse Starshine Ranch</text:p>
          </table:table-cell>
        </table:table-row>
        <table:table-row>
          <table:table-cell office:value-type="string">
            <text:p>X3a</text:p>
          </table:table-cell>
          <table:table-cell office:value-type="string">
            <text:p>qb0J1gBfTiSS.6e1.5AVnw</text:p>
          </table:table-cell>
          <table:table-cell office:value-type="float" office:value="285">
            <text:p>285</text:p>
          </table:table-cell>
          <table:table-cell office:value-type="string">
            <text:p>American Saddlebred</text:p>
          </table:table-cell>
          <table:table-cell office:value-type="string">
            <text:p>Liver Chestnut</text:p>
          </table:table-cell>
          <table:table-cell office:value-type="string">
            <text:p>https://drive.google.com/file/d/1wr6KlMA7oFTf7ZONWVlkMthFsZu0x5CB/view?usp=drive_link</text:p>
          </table:table-cell>
          <table:table-cell office:value-type="string">
            <text:p>true</text:p>
          </table:table-cell>
          <table:table-cell office:value-type="string">
            <text:p>Hjortensia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2-04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Liver Chestnut American Saddlebred Hjortensia Winter Festival</text:p>
          </table:table-cell>
        </table:table-row>
        <table:table-row>
          <table:table-cell office:value-type="string">
            <text:p>X67</text:p>
          </table:table-cell>
          <table:table-cell office:value-type="string">
            <text:p>O4njPagRRSqlajLg7HLPXw</text:p>
          </table:table-cell>
          <table:table-cell office:value-type="float" office:value="442">
            <text:p>442</text:p>
          </table:table-cell>
          <table:table-cell office:value-type="string">
            <text:p>Trakehner</text:p>
          </table:table-cell>
          <table:table-cell office:value-type="string">
            <text:p>Chestnut</text:p>
          </table:table-cell>
          <table:table-cell office:value-type="string">
            <text:p>https://drive.google.com/file/d/1Bh1nkKamBP7tHsqCiQRuHtEiKFbqTE4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9-1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Chestnut Trakehner Goldenleaf Stables</text:p>
          </table:table-cell>
        </table:table-row>
        <table:table-row>
          <table:table-cell office:value-type="string">
            <text:p>WB</text:p>
          </table:table-cell>
          <table:table-cell office:value-type="string">
            <text:p>a1K3rlJtRGmzC-stTyvH5A</text:p>
          </table:table-cell>
          <table:table-cell office:value-type="float" office:value="12">
            <text:p>12</text:p>
          </table:table-cell>
          <table:table-cell office:value-type="string">
            <text:p>Dutch Warmblood</text:p>
          </table:table-cell>
          <table:table-cell office:value-type="string">
            <text:p>Cremello</text:p>
          </table:table-cell>
          <table:table-cell office:value-type="string">
            <text:p>https://drive.google.com/file/d/1TY5h_BErw1Q-qUWG5ZzpYZEAS3_yKCOX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remello Dutch Warmblood Silverglade Equestrian Center</text:p>
          </table:table-cell>
        </table:table-row>
        <table:table-row>
          <table:table-cell office:value-type="string">
            <text:p>X3R</text:p>
          </table:table-cell>
          <table:table-cell office:value-type="string">
            <text:p>Ve-Q3QtoTHS0KbggBi87Dg</text:p>
          </table:table-cell>
          <table:table-cell office:value-type="float" office:value="276">
            <text:p>276</text:p>
          </table:table-cell>
          <table:table-cell office:value-type="string">
            <text:p>American Saddlebred</text:p>
          </table:table-cell>
          <table:table-cell office:value-type="string">
            <text:p>Bay</text:p>
          </table:table-cell>
          <table:table-cell office:value-type="string">
            <text:p>https://drive.google.com/file/d/192ZgIjfhQbDD6DUjYMVtOE4L6wBxo98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7-0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American Saddlebred Starshine Ranch</text:p>
          </table:table-cell>
        </table:table-row>
        <table:table-row>
          <table:table-cell office:value-type="string">
            <text:p>X5x</text:p>
          </table:table-cell>
          <table:table-cell office:value-type="string">
            <text:p>vLpsmepMRhmgKtrwe42TDA</text:p>
          </table:table-cell>
          <table:table-cell office:value-type="float" office:value="432">
            <text:p>432</text:p>
          </table:table-cell>
          <table:table-cell office:value-type="string">
            <text:p>Percheron</text:p>
          </table:table-cell>
          <table:table-cell office:value-type="string">
            <text:p>Dapple Grey</text:p>
          </table:table-cell>
          <table:table-cell office:value-type="string">
            <text:p>https://drive.google.com/file/d/1ImSohDGPulbr375PWwC-u-azBmtR7zi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Dapple Grey Percheron Marley's Farm</text:p>
          </table:table-cell>
        </table:table-row>
        <table:table-row>
          <table:table-cell office:value-type="string">
            <text:p>X5S</text:p>
          </table:table-cell>
          <table:table-cell office:value-type="string">
            <text:p>jXRYntl7QOeGBfFYPTwJEA</text:p>
          </table:table-cell>
          <table:table-cell office:value-type="float" office:value="401">
            <text:p>401</text:p>
          </table:table-cell>
          <table:table-cell office:value-type="string">
            <text:p>Morgan</text:p>
          </table:table-cell>
          <table:table-cell office:value-type="string">
            <text:p>Black Rabicano</text:p>
          </table:table-cell>
          <table:table-cell office:value-type="string">
            <text:p>https://drive.google.com/file/d/1inbvaeW1yZADbXNmFTqy7VDGTgVz3zO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Rabicano Morgan Firgrove Village</text:p>
          </table:table-cell>
        </table:table-row>
        <table:table-row>
          <table:table-cell office:value-type="string">
            <text:p>X5C</text:p>
          </table:table-cell>
          <table:table-cell office:value-type="string">
            <text:p>9vqXuKCWSq6aijq2MachrQ</text:p>
          </table:table-cell>
          <table:table-cell office:value-type="float" office:value="385">
            <text:p>385</text:p>
          </table:table-cell>
          <table:table-cell office:value-type="string">
            <text:p>Jorvik Wild Horse</text:p>
          </table:table-cell>
          <table:table-cell office:value-type="string">
            <text:p>Sapphire White</text:p>
          </table:table-cell>
          <table:table-cell office:value-type="string">
            <text:p>https://drive.google.com/file/d/1NDsK5KMWSq5yMBCpYICmVDA6mhhRsoI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Sapphire White Jorvik Wild Horse Redwood Point</text:p>
          </table:table-cell>
        </table:table-row>
        <table:table-row>
          <table:table-cell office:value-type="string">
            <text:p>X4R</text:p>
          </table:table-cell>
          <table:table-cell office:value-type="string">
            <text:p>zJR1zxdnQhaiPEc7eRwW5w</text:p>
          </table:table-cell>
          <table:table-cell office:value-type="float" office:value="338">
            <text:p>338</text:p>
          </table:table-cell>
          <table:table-cell office:value-type="string">
            <text:p>English Thoroughbred</text:p>
          </table:table-cell>
          <table:table-cell office:value-type="string">
            <text:p>Black</text:p>
          </table:table-cell>
          <table:table-cell office:value-type="string">
            <text:p>https://drive.google.com/file/d/1hxIYwSXbkY8YR5Q7c4kCjO5ShESrFkU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6-17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English Thoroughbred Silverglade Equestrian Center</text:p>
          </table:table-cell>
        </table:table-row>
        <table:table-row>
          <table:table-cell office:value-type="string">
            <text:p>X1W</text:p>
          </table:table-cell>
          <table:table-cell office:value-type="string">
            <text:p>4jZ4iUSSSKyJDDElFI7Azg</text:p>
          </table:table-cell>
          <table:table-cell office:value-type="float" office:value="157">
            <text:p>157</text:p>
          </table:table-cell>
          <table:table-cell office:value-type="string">
            <text:p>Gotland</text:p>
          </table:table-cell>
          <table:table-cell office:value-type="string">
            <text:p>Bay Pangare Splashed White</text:p>
          </table:table-cell>
          <table:table-cell office:value-type="string">
            <text:p>https://drive.google.com/file/d/1KbwS0VVtKafNPB6ntu5cQfpa1EWPpv_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4-09-18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ay Pangare Splashed White Gotland Medieval Camp</text:p>
          </table:table-cell>
        </table:table-row>
        <table:table-row>
          <table:table-cell office:value-type="string">
            <text:p>X13</text:p>
          </table:table-cell>
          <table:table-cell office:value-type="string">
            <text:p>6VAQ1df2Qb-TBy3LZPDgeg</text:p>
          </table:table-cell>
          <table:table-cell office:value-type="float" office:value="128">
            <text:p>128</text:p>
          </table:table-cell>
          <table:table-cell office:value-type="string">
            <text:p>Appaloosa</text:p>
          </table:table-cell>
          <table:table-cell office:value-type="string">
            <text:p>Black Few Spots</text:p>
          </table:table-cell>
          <table:table-cell office:value-type="string">
            <text:p>https://drive.google.com/file/d/10F7wwO85VvmQSgnO8CU3HYfk6zngmEA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Few Spots Appaloosa Starshine Ranch</text:p>
          </table:table-cell>
        </table:table-row>
        <table:table-row>
          <table:table-cell office:value-type="string">
            <text:p>X3A</text:p>
          </table:table-cell>
          <table:table-cell office:value-type="string">
            <text:p>S3asIZuCSvaVhpjg53EIsA</text:p>
          </table:table-cell>
          <table:table-cell office:value-type="float" office:value="259">
            <text:p>259</text:p>
          </table:table-cell>
          <table:table-cell office:value-type="string">
            <text:p>Akhal Teke</text:p>
          </table:table-cell>
          <table:table-cell office:value-type="string">
            <text:p>Palomino</text:p>
          </table:table-cell>
          <table:table-cell office:value-type="string">
            <text:p>https://drive.google.com/file/d/1cwtuRmwkhaQDql_gqAdCBKx2hzfUoF3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Palomino Akhal Teke New Hillcrest</text:p>
          </table:table-cell>
        </table:table-row>
        <table:table-row>
          <table:table-cell office:value-type="string">
            <text:p>X4H</text:p>
          </table:table-cell>
          <table:table-cell office:value-type="string">
            <text:p>Zde3DG8sTHCjTr8Tft9IqA</text:p>
          </table:table-cell>
          <table:table-cell office:value-type="float" office:value="328">
            <text:p>328</text:p>
          </table:table-cell>
          <table:table-cell office:value-type="string">
            <text:p>Clydesdale</text:p>
          </table:table-cell>
          <table:table-cell office:value-type="string">
            <text:p>Seal Bay</text:p>
          </table:table-cell>
          <table:table-cell office:value-type="string">
            <text:p>https://drive.google.com/file/d/17KQjRBG1qBDE_Lp_A4fhF9PP6xA-NzWZ/view?usp=drive_link</text:p>
          </table:table-cell>
          <table:table-cell office:value-type="string">
            <text:p>true</text:p>
          </table:table-cell>
          <table:table-cell office:value-type="string">
            <text:p>Erinys</text:p>
          </table:table-cell>
          <table:table-cell office:value-type="string">
            <text:p>Permanent</text:p>
          </table:table-cell>
          <table:table-cell office:value-type="float" office:value="450">
            <text:p>450</text:p>
          </table:table-cell>
          <table:table-cell office:value-type="string">
            <text:p>Under 800</text:p>
          </table:table-cell>
          <table:table-cell/>
          <table:table-cell office:value-type="string">
            <text:p>2021-03-03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eal Bay Clydesdale Erinys Valedale Village</text:p>
          </table:table-cell>
        </table:table-row>
        <table:table-row>
          <table:table-cell office:value-type="string">
            <text:p>X2G</text:p>
          </table:table-cell>
          <table:table-cell office:value-type="string">
            <text:p>o8v.jJRuTcWWcLPzczPejg</text:p>
          </table:table-cell>
          <table:table-cell office:value-type="float" office:value="203">
            <text:p>203</text:p>
          </table:table-cell>
          <table:table-cell office:value-type="string">
            <text:p>Shire</text:p>
          </table:table-cell>
          <table:table-cell office:value-type="string">
            <text:p>Buckskin</text:p>
          </table:table-cell>
          <table:table-cell office:value-type="string">
            <text:p>https://drive.google.com/file/d/1Nc0ZzXm9LkNmaA9l9DqD7ovAR42G0d9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2-26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uckskin Shire Medieval Camp</text:p>
          </table:table-cell>
        </table:table-row>
        <table:table-row>
          <table:table-cell office:value-type="string">
            <text:p>X1c</text:p>
          </table:table-cell>
          <table:table-cell office:value-type="string">
            <text:p>CVCvpd6CQAKP3e5t8jBGOQ</text:p>
          </table:table-cell>
          <table:table-cell office:value-type="float" office:value="163">
            <text:p>163</text:p>
          </table:table-cell>
          <table:table-cell office:value-type="string">
            <text:p>Haflinger</text:p>
          </table:table-cell>
          <table:table-cell office:value-type="string">
            <text:p>Liver Flaxen Chestnut</text:p>
          </table:table-cell>
          <table:table-cell office:value-type="string">
            <text:p>https://drive.google.com/file/d/1-mfzFmoSUimEZ_EBRVRqPlyVIrs350C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Liver Flaxen Chestnut Haflinger Fort Pinta</text:p>
          </table:table-cell>
        </table:table-row>
        <table:table-row>
          <table:table-cell office:value-type="string">
            <text:p>X3Z</text:p>
          </table:table-cell>
          <table:table-cell office:value-type="string">
            <text:p>QwU-n2d4SdG3w2W70CXwxg</text:p>
          </table:table-cell>
          <table:table-cell office:value-type="float" office:value="284">
            <text:p>284</text:p>
          </table:table-cell>
          <table:table-cell office:value-type="string">
            <text:p>American Saddlebred</text:p>
          </table:table-cell>
          <table:table-cell office:value-type="string">
            <text:p>Sooty Bay</text:p>
          </table:table-cell>
          <table:table-cell office:value-type="string">
            <text:p>https://drive.google.com/file/d/1LsOxzfJQMlKblcYQqx5E_45yCxK2h-P1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Sooty Bay American Saddlebred Starshine Ranch</text:p>
          </table:table-cell>
        </table:table-row>
        <table:table-row>
          <table:table-cell office:value-type="string">
            <text:p>X69</text:p>
          </table:table-cell>
          <table:table-cell office:value-type="string">
            <text:p>eY30Qt6yRvqTbcguV8BqtA</text:p>
          </table:table-cell>
          <table:table-cell office:value-type="float" office:value="444">
            <text:p>444</text:p>
          </table:table-cell>
          <table:table-cell office:value-type="string">
            <text:p>Trakehner</text:p>
          </table:table-cell>
          <table:table-cell office:value-type="string">
            <text:p>Seal Bay</text:p>
          </table:table-cell>
          <table:table-cell office:value-type="string">
            <text:p>https://drive.google.com/file/d/1n7Bqfp5MtwDphbo1l4fp2W68vgddw57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9-1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Seal Bay Trakehner Goldenleaf Stables</text:p>
          </table:table-cell>
        </table:table-row>
        <table:table-row>
          <table:table-cell office:value-type="string">
            <text:p>X29</text:p>
          </table:table-cell>
          <table:table-cell office:value-type="string">
            <text:p>P2syfKVsQk6e39PQQgmvIQ</text:p>
          </table:table-cell>
          <table:table-cell office:value-type="float" office:value="196">
            <text:p>196</text:p>
          </table:table-cell>
          <table:table-cell office:value-type="string">
            <text:p>Jorvik Mountain Horse</text:p>
          </table:table-cell>
          <table:table-cell office:value-type="string">
            <text:p>Silver Buckskin</text:p>
          </table:table-cell>
          <table:table-cell office:value-type="string">
            <text:p>https://drive.google.com/file/d/1t5kHyE_QcjMdVairBxUuN5l2BEifFm5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uckskin Jorvik Mountain Horse Firgrove Village</text:p>
          </table:table-cell>
        </table:table-row>
        <table:table-row>
          <table:table-cell office:value-type="string">
            <text:p>X2D</text:p>
          </table:table-cell>
          <table:table-cell office:value-type="string">
            <text:p>4CEtx6RvQi61xPvDVQr..A</text:p>
          </table:table-cell>
          <table:table-cell office:value-type="float" office:value="200">
            <text:p>200</text:p>
          </table:table-cell>
          <table:table-cell office:value-type="string">
            <text:p>Jorvik Mountain Horse</text:p>
          </table:table-cell>
          <table:table-cell office:value-type="string">
            <text:p>Red Roan</text:p>
          </table:table-cell>
          <table:table-cell office:value-type="string">
            <text:p>https://drive.google.com/file/d/11YadPKtc0TZzytCBS7ZX0D1kNBUgBS6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Red Roan Jorvik Mountain Horse Firgrove Village</text:p>
          </table:table-cell>
        </table:table-row>
        <table:table-row>
          <table:table-cell office:value-type="string">
            <text:p>X5l</text:p>
          </table:table-cell>
          <table:table-cell office:value-type="string">
            <text:p>3O2BUhYBQqeRh.aWExxmHA</text:p>
          </table:table-cell>
          <table:table-cell office:value-type="float" office:value="420">
            <text:p>420</text:p>
          </table:table-cell>
          <table:table-cell office:value-type="string">
            <text:p>Paso Fino</text:p>
          </table:table-cell>
          <table:table-cell office:value-type="string">
            <text:p>Dapple Rose Grey</text:p>
          </table:table-cell>
          <table:table-cell office:value-type="string">
            <text:p>https://drive.google.com/file/d/1H4-H1cuWAC60ZyzGI-fxoJfU2GllEVY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, Moorland Stable</text:p>
          </table:table-cell>
          <table:table-cell/>
          <table:table-cell office:value-type="string">
            <text:p>Dapple Rose Grey Paso Fino Steve's Farm, Moorland Stable</text:p>
          </table:table-cell>
        </table:table-row>
        <table:table-row>
          <table:table-cell office:value-type="string">
            <text:p>Wh</text:p>
          </table:table-cell>
          <table:table-cell office:value-type="string">
            <text:p>6nZI7mlPSrGZnmVXA31bPQ</text:p>
          </table:table-cell>
          <table:table-cell office:value-type="float" office:value="44">
            <text:p>44</text:p>
          </table:table-cell>
          <table:table-cell office:value-type="string">
            <text:p>Noriker</text:p>
          </table:table-cell>
          <table:table-cell office:value-type="string">
            <text:p>Black</text:p>
          </table:table-cell>
          <table:table-cell office:value-type="string">
            <text:p>https://drive.google.com/file/d/12y8AXtdDrtG_Jqh8jASczRh8CVaQmbDY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Noriker Silverglade Equestrian Center</text:p>
          </table:table-cell>
        </table:table-row>
        <table:table-row>
          <table:table-cell office:value-type="string">
            <text:p>X0J</text:p>
          </table:table-cell>
          <table:table-cell office:value-type="string">
            <text:p>ZT8H3WhuRnKcmxZLZKOyrg</text:p>
          </table:table-cell>
          <table:table-cell office:value-type="float" office:value="82">
            <text:p>82</text:p>
          </table:table-cell>
          <table:table-cell office:value-type="string">
            <text:p>American Paint Horse</text:p>
          </table:table-cell>
          <table:table-cell office:value-type="string">
            <text:p>Flaxen Chestnut Overo</text:p>
          </table:table-cell>
          <table:table-cell office:value-type="string">
            <text:p>https://drive.google.com/file/d/1Wc7CAIHqJcZTvFwN4yj_F7CanQzGBAus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7-24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axen Chestnut Overo American Paint Horse Starshine Ranch</text:p>
          </table:table-cell>
        </table:table-row>
        <table:table-row>
          <table:table-cell office:value-type="string">
            <text:p>X45</text:p>
          </table:table-cell>
          <table:table-cell office:value-type="string">
            <text:p>NmgkL8bMSlKaM6sgeSvdYg</text:p>
          </table:table-cell>
          <table:table-cell office:value-type="float" office:value="316">
            <text:p>316</text:p>
          </table:table-cell>
          <table:table-cell office:value-type="string">
            <text:p>Chincoteague Pony</text:p>
          </table:table-cell>
          <table:table-cell office:value-type="string">
            <text:p>Cremello</text:p>
          </table:table-cell>
          <table:table-cell office:value-type="string">
            <text:p>https://drive.google.com/file/d/1KUbkyzeQ26X0CtgMcj--QY2-cuErSm3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3-1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Cremello Chincoteague Pony South Hoof Farm</text:p>
          </table:table-cell>
        </table:table-row>
        <table:table-row>
          <table:table-cell office:value-type="string">
            <text:p>X39</text:p>
          </table:table-cell>
          <table:table-cell office:value-type="string">
            <text:p>0SquQYt1QViohE.oKf2ROw</text:p>
          </table:table-cell>
          <table:table-cell office:value-type="float" office:value="258">
            <text:p>258</text:p>
          </table:table-cell>
          <table:table-cell office:value-type="string">
            <text:p>Akhal Teke</text:p>
          </table:table-cell>
          <table:table-cell office:value-type="string">
            <text:p>Perlino</text:p>
          </table:table-cell>
          <table:table-cell office:value-type="string">
            <text:p>https://drive.google.com/file/d/1kfx4Bo4LPxjTC7fR4aprD_shQjg_PHI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5-2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Perlino Akhal Teke New Hillcrest</text:p>
          </table:table-cell>
        </table:table-row>
        <table:table-row>
          <table:table-cell office:value-type="string">
            <text:p>X5D</text:p>
          </table:table-cell>
          <table:table-cell office:value-type="string">
            <text:p>ZY.Y4ADaR66D7hzPLRR6Fg</text:p>
          </table:table-cell>
          <table:table-cell office:value-type="float" office:value="386">
            <text:p>386</text:p>
          </table:table-cell>
          <table:table-cell office:value-type="string">
            <text:p>Jorvik Wild Horse</text:p>
          </table:table-cell>
          <table:table-cell office:value-type="string">
            <text:p>Black Warped Brindle</text:p>
          </table:table-cell>
          <table:table-cell office:value-type="string">
            <text:p>https://drive.google.com/file/d/1LF21XkbjQsc3iKj4luw9an59f3fn2f7z/view?usp=drive_link</text:p>
          </table:table-cell>
          <table:table-cell office:value-type="string">
            <text:p>true</text:p>
          </table:table-cell>
          <table:table-cell office:value-type="string">
            <text:p>Soul Steed</text:p>
          </table:table-cell>
          <table:table-cell office:value-type="string">
            <text:p>Permanent</text:p>
          </table:table-cell>
          <table:table-cell office:value-type="float" office:value="600">
            <text:p>600</text:p>
          </table:table-cell>
          <table:table-cell office:value-type="string">
            <text:p>Under 800</text:p>
          </table:table-cell>
          <table:table-cell/>
          <table:table-cell office:value-type="string">
            <text:p>2021-09-15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Black Warped Brindle Jorvik Wild Horse Soul Steed Fort Pinta</text:p>
          </table:table-cell>
        </table:table-row>
        <table:table-row>
          <table:table-cell office:value-type="string">
            <text:p>X1m</text:p>
          </table:table-cell>
          <table:table-cell office:value-type="string">
            <text:p>gqoIRbF9RTm55raZPLsXUg</text:p>
          </table:table-cell>
          <table:table-cell office:value-type="float" office:value="173">
            <text:p>173</text:p>
          </table:table-cell>
          <table:table-cell office:value-type="string">
            <text:p>Icelandic Horse</text:p>
          </table:table-cell>
          <table:table-cell office:value-type="string">
            <text:p>Grullo</text:p>
          </table:table-cell>
          <table:table-cell office:value-type="string">
            <text:p>https://drive.google.com/file/d/1kqTFg68j2tFpQrUKFAb0DHubw5SaFUZ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11-17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Grullo Icelandic Horse New Hillcrest</text:p>
          </table:table-cell>
        </table:table-row>
        <table:table-row>
          <table:table-cell office:value-type="string">
            <text:p>X55</text:p>
          </table:table-cell>
          <table:table-cell office:value-type="string">
            <text:p>P.SXnjT-TOKbsBaBLXZNHQ</text:p>
          </table:table-cell>
          <table:table-cell office:value-type="float" office:value="378">
            <text:p>378</text:p>
          </table:table-cell>
          <table:table-cell office:value-type="string">
            <text:p>Jorvik Wild Horse</text:p>
          </table:table-cell>
          <table:table-cell office:value-type="string">
            <text:p>Mantle Palomino</text:p>
          </table:table-cell>
          <table:table-cell office:value-type="string">
            <text:p>https://drive.google.com/file/d/1ZOQsn7k6QUZguPPUSoTpu0o93s2Nc1F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0-07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Palomino Jorvik Wild Horse Redwood Point</text:p>
          </table:table-cell>
        </table:table-row>
        <table:table-row>
          <table:table-cell office:value-type="string">
            <text:p>X56</text:p>
          </table:table-cell>
          <table:table-cell office:value-type="string">
            <text:p>Fddgt8dhSKanH5p86nLFgA</text:p>
          </table:table-cell>
          <table:table-cell office:value-type="float" office:value="379">
            <text:p>379</text:p>
          </table:table-cell>
          <table:table-cell office:value-type="string">
            <text:p>Jorvik Wild Horse</text:p>
          </table:table-cell>
          <table:table-cell office:value-type="string">
            <text:p>Mantle Bay</text:p>
          </table:table-cell>
          <table:table-cell office:value-type="string">
            <text:p>https://drive.google.com/file/d/1dst-P_EMCip57V-LF8Oqgj5NuyB57Kr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Bay Jorvik Wild Horse Redwood Point</text:p>
          </table:table-cell>
        </table:table-row>
        <table:table-row>
          <table:table-cell office:value-type="string">
            <text:p>X2e</text:p>
          </table:table-cell>
          <table:table-cell office:value-type="string">
            <text:p>jdumbFxhQvCQk9U0rHLqNg</text:p>
          </table:table-cell>
          <table:table-cell office:value-type="float" office:value="227">
            <text:p>227</text:p>
          </table:table-cell>
          <table:table-cell office:value-type="string">
            <text:p>Fjord</text:p>
          </table:table-cell>
          <table:table-cell office:value-type="string">
            <text:p>Dark Grey</text:p>
          </table:table-cell>
          <table:table-cell office:value-type="string">
            <text:p>https://drive.google.com/file/d/11fJOJAfjw20Ki5J_y6a9W1CzakHp29b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1-1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Dark Grey Fjord Valedale Village</text:p>
          </table:table-cell>
        </table:table-row>
        <table:table-row>
          <table:table-cell office:value-type="string">
            <text:p>Wc</text:p>
          </table:table-cell>
          <table:table-cell office:value-type="string">
            <text:p>a.gPTUuLMSvCesfGTAjTYTQ</text:p>
          </table:table-cell>
          <table:table-cell office:value-type="float" office:value="39">
            <text:p>39</text:p>
          </table:table-cell>
          <table:table-cell office:value-type="string">
            <text:p>Hanoverian</text:p>
          </table:table-cell>
          <table:table-cell office:value-type="string">
            <text:p>Liver Chestnut</text:p>
          </table:table-cell>
          <table:table-cell office:value-type="string">
            <text:p>https://drive.google.com/file/d/1QGpG-Qx8IyU_-GMxIruS5Kx8Imz5zNG9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Liver Chestnut Hanoverian Jorvik Stables</text:p>
          </table:table-cell>
        </table:table-row>
        <table:table-row>
          <table:table-cell office:value-type="string">
            <text:p>X3w</text:p>
          </table:table-cell>
          <table:table-cell office:value-type="string">
            <text:p>I670FdS0Re2NWxLTmBuqkQ</text:p>
          </table:table-cell>
          <table:table-cell office:value-type="float" office:value="307">
            <text:p>307</text:p>
          </table:table-cell>
          <table:table-cell office:value-type="string">
            <text:p>Andalusian</text:p>
          </table:table-cell>
          <table:table-cell office:value-type="string">
            <text:p>Dapple Rose Grey</text:p>
          </table:table-cell>
          <table:table-cell office:value-type="string">
            <text:p>https://drive.google.com/file/d/1ae0_X38Kwnq_Qi7fqLI6Am7C7ER5sj1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8-1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Dapple Rose Grey Andalusian Silverglade Equestrian Center</text:p>
          </table:table-cell>
        </table:table-row>
        <table:table-row>
          <table:table-cell office:value-type="string">
            <text:p>X01</text:p>
          </table:table-cell>
          <table:table-cell office:value-type="string">
            <text:p>QrMDSDL5SLqmDZG-ebEpew</text:p>
          </table:table-cell>
          <table:table-cell office:value-type="float" office:value="64">
            <text:p>64</text:p>
          </table:table-cell>
          <table:table-cell office:value-type="string">
            <text:p>Mustang</text:p>
          </table:table-cell>
          <table:table-cell office:value-type="string">
            <text:p>Buckskin</text:p>
          </table:table-cell>
          <table:table-cell office:value-type="string">
            <text:p>https://drive.google.com/file/d/1lIF1UmCZGUsj-M8OI9Yf4TE3ulHAdfjF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uckskin Mustang Firgrove Village</text:p>
          </table:table-cell>
        </table:table-row>
        <table:table-row>
          <table:table-cell office:value-type="string">
            <text:p>X4y</text:p>
          </table:table-cell>
          <table:table-cell office:value-type="string">
            <text:p>RyPabCsDR8aGM5iEObPZTQ</text:p>
          </table:table-cell>
          <table:table-cell office:value-type="float" office:value="371">
            <text:p>371</text:p>
          </table:table-cell>
          <table:table-cell office:value-type="string">
            <text:p>Jorvik Friesian</text:p>
          </table:table-cell>
          <table:table-cell office:value-type="string">
            <text:p>Black With Socks</text:p>
          </table:table-cell>
          <table:table-cell office:value-type="string">
            <text:p>https://drive.google.com/file/d/1Z0Eq2G_4zEQQDVzT7mlJRo952rYltWf3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1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With Socks Jorvik Friesian Crescent Moon Village</text:p>
          </table:table-cell>
        </table:table-row>
        <table:table-row>
          <table:table-cell office:value-type="string">
            <text:p>X5G</text:p>
          </table:table-cell>
          <table:table-cell office:value-type="string">
            <text:p>5HbiSsonQWeNL2jrWX88YQ</text:p>
          </table:table-cell>
          <table:table-cell office:value-type="float" office:value="389">
            <text:p>389</text:p>
          </table:table-cell>
          <table:table-cell office:value-type="string">
            <text:p>Jorvik Wild Horse</text:p>
          </table:table-cell>
          <table:table-cell office:value-type="string">
            <text:p>Dark Silver Bay</text:p>
          </table:table-cell>
          <table:table-cell office:value-type="string">
            <text:p>https://drive.google.com/file/d/1MtF_kgyccFC-0Izi3Rb7kC4-bwghVnJ2/view?usp=drive_link</text:p>
          </table:table-cell>
          <table:table-cell office:value-type="string">
            <text:p>true</text:p>
          </table:table-cell>
          <table:table-cell office:value-type="string">
            <text:p>Tenebri</text:p>
          </table:table-cell>
          <table:table-cell office:value-type="string">
            <text:p>Limited Time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3-06-07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Dark Silver Bay Jorvik Wild Horse Tenebri Summer Festival</text:p>
          </table:table-cell>
        </table:table-row>
        <table:table-row>
          <table:table-cell office:value-type="string">
            <text:p>Wf</text:p>
          </table:table-cell>
          <table:table-cell office:value-type="string">
            <text:p>a.Zdfm9PASEOcawxg1.18sw</text:p>
          </table:table-cell>
          <table:table-cell office:value-type="float" office:value="42">
            <text:p>42</text:p>
          </table:table-cell>
          <table:table-cell office:value-type="string">
            <text:p>Noriker</text:p>
          </table:table-cell>
          <table:table-cell office:value-type="string">
            <text:p>Bay Leopard</text:p>
          </table:table-cell>
          <table:table-cell office:value-type="string">
            <text:p>https://drive.google.com/file/d/1WzJcanWQ3Ns8_7H5fyc2EDe0LgMFND-G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Leopard Noriker Silverglade Equestrian Center</text:p>
          </table:table-cell>
        </table:table-row>
        <table:table-row>
          <table:table-cell office:value-type="string">
            <text:p>X0K</text:p>
          </table:table-cell>
          <table:table-cell office:value-type="string">
            <text:p>OLuxt13vTxKczVtsLt9wxw</text:p>
          </table:table-cell>
          <table:table-cell office:value-type="float" office:value="83">
            <text:p>83</text:p>
          </table:table-cell>
          <table:table-cell office:value-type="string">
            <text:p>Arabian</text:p>
          </table:table-cell>
          <table:table-cell office:value-type="string">
            <text:p>Bay</text:p>
          </table:table-cell>
          <table:table-cell office:value-type="string">
            <text:p>https://drive.google.com/file/d/16zZezGfUoBVUBHf_OvLgF11dJEcIBhn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Bay Arabian Goldspur Farm</text:p>
          </table:table-cell>
        </table:table-row>
        <table:table-row>
          <table:table-cell office:value-type="string">
            <text:p>X57</text:p>
          </table:table-cell>
          <table:table-cell office:value-type="string">
            <text:p>fvjwtIeWRP-O0SQrbueG2g</text:p>
          </table:table-cell>
          <table:table-cell office:value-type="float" office:value="380">
            <text:p>380</text:p>
          </table:table-cell>
          <table:table-cell office:value-type="string">
            <text:p>Jorvik Wild Horse</text:p>
          </table:table-cell>
          <table:table-cell office:value-type="string">
            <text:p>Mantle Silver Dapple</text:p>
          </table:table-cell>
          <table:table-cell office:value-type="string">
            <text:p>https://drive.google.com/file/d/11E4OR2HyPmBW6TwHuF2uQTJe5ZCVxnm-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0-07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Silver Dapple Jorvik Wild Horse Redwood Point</text:p>
          </table:table-cell>
        </table:table-row>
        <table:table-row>
          <table:table-cell office:value-type="string">
            <text:p>X6</text:p>
          </table:table-cell>
          <table:table-cell office:value-type="string">
            <text:p>VmaduvXcRfGbCKNE3Xsn4w</text:p>
          </table:table-cell>
          <table:table-cell office:value-type="float" office:value="435">
            <text:p>435</text:p>
          </table:table-cell>
          <table:table-cell office:value-type="string">
            <text:p>Percheron</text:p>
          </table:table-cell>
          <table:table-cell office:value-type="string">
            <text:p>Seal Bay</text:p>
          </table:table-cell>
          <table:table-cell office:value-type="string">
            <text:p>https://drive.google.com/file/d/1_JLb5ohGVEhdqyvQt0G7mOdXT6b-4yV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Seal Bay Percheron Marley's Farm</text:p>
          </table:table-cell>
        </table:table-row>
        <table:table-row>
          <table:table-cell office:value-type="string">
            <text:p>X0i</text:p>
          </table:table-cell>
          <table:table-cell office:value-type="string">
            <text:p>g5fWA.-CTGGdsg5rsvilDA</text:p>
          </table:table-cell>
          <table:table-cell office:value-type="float" office:value="107">
            <text:p>107</text:p>
          </table:table-cell>
          <table:table-cell office:value-type="string">
            <text:p>Criollo</text:p>
          </table:table-cell>
          <table:table-cell office:value-type="string">
            <text:p>Black Overo</text:p>
          </table:table-cell>
          <table:table-cell office:value-type="string">
            <text:p>https://drive.google.com/file/d/1N4dpJK0QUyqQU6GVEMuDik66e5nr-Yq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lack Overo Criollo South Hoof Farm</text:p>
          </table:table-cell>
        </table:table-row>
        <table:table-row>
          <table:table-cell office:value-type="string">
            <text:p>X2t</text:p>
          </table:table-cell>
          <table:table-cell office:value-type="string">
            <text:p>Dhm4owcCQDKtvJfhshclWw</text:p>
          </table:table-cell>
          <table:table-cell office:value-type="float" office:value="242">
            <text:p>242</text:p>
          </table:table-cell>
          <table:table-cell office:value-type="string">
            <text:p>Marwari</text:p>
          </table:table-cell>
          <table:table-cell office:value-type="string">
            <text:p>Liver Chestnut</text:p>
          </table:table-cell>
          <table:table-cell office:value-type="string">
            <text:p>https://drive.google.com/file/d/1hcbVs2SszbdXebs9hi8L05WoaO5yQel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8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Liver Chestnut Marwari New Hillcrest</text:p>
          </table:table-cell>
        </table:table-row>
        <table:table-row>
          <table:table-cell office:value-type="string">
            <text:p>X</text:p>
          </table:table-cell>
          <table:table-cell office:value-type="string">
            <text:p>8DG.7FlyR82J2OYfGSRSsA</text:p>
          </table:table-cell>
          <table:table-cell office:value-type="float" office:value="63">
            <text:p>63</text:p>
          </table:table-cell>
          <table:table-cell office:value-type="string">
            <text:p>Mustang</text:p>
          </table:table-cell>
          <table:table-cell office:value-type="string">
            <text:p>Black Leopard</text:p>
          </table:table-cell>
          <table:table-cell office:value-type="string">
            <text:p>https://drive.google.com/file/d/1KM6S_KWXyIOckPNNM0C6x7BtxdHofZdZ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Leopard Mustang Firgrove Village</text:p>
          </table:table-cell>
        </table:table-row>
        <table:table-row>
          <table:table-cell office:value-type="string">
            <text:p>WZ</text:p>
          </table:table-cell>
          <table:table-cell office:value-type="string">
            <text:p>A5LPtncWTcqyiyXRl.xtCw</text:p>
          </table:table-cell>
          <table:table-cell office:value-type="float" office:value="36">
            <text:p>36</text:p>
          </table:table-cell>
          <table:table-cell office:value-type="string">
            <text:p>Hanoverian</text:p>
          </table:table-cell>
          <table:table-cell office:value-type="string">
            <text:p>Dapple Grey</text:p>
          </table:table-cell>
          <table:table-cell office:value-type="string">
            <text:p>https://drive.google.com/file/d/1axiome2WAqAqLzyNwbgPlbFWdzmDsJtm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4-2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Dapple Grey Hanoverian Equestrian Festival (Spring)</text:p>
          </table:table-cell>
        </table:table-row>
        <table:table-row>
          <table:table-cell office:value-type="string">
            <text:p>Wy</text:p>
          </table:table-cell>
          <table:table-cell office:value-type="string">
            <text:p>G5doa5HdT7ubqYv-rsBItQ</text:p>
          </table:table-cell>
          <table:table-cell office:value-type="float" office:value="61">
            <text:p>61</text:p>
          </table:table-cell>
          <table:table-cell office:value-type="string">
            <text:p>Mustang<text:s/></text:p>
          </table:table-cell>
          <table:table-cell office:value-type="string">
            <text:p>Bay Roan</text:p>
          </table:table-cell>
          <table:table-cell office:value-type="string">
            <text:p>https://drive.google.com/file/d/1rMhY5cIKqf5_fUZU1zRffOvmK-H0-BmO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Roan Mustang<text:s text:c="2"/>Firgrove Village</text:p>
          </table:table-cell>
        </table:table-row>
        <table:table-row>
          <table:table-cell office:value-type="string">
            <text:p>X2M</text:p>
          </table:table-cell>
          <table:table-cell office:value-type="string">
            <text:p>a-IAkqM2DQdaiGlN.ZBD-XA</text:p>
          </table:table-cell>
          <table:table-cell office:value-type="float" office:value="209">
            <text:p>209</text:p>
          </table:table-cell>
          <table:table-cell office:value-type="string">
            <text:p>Shire</text:p>
          </table:table-cell>
          <table:table-cell office:value-type="string">
            <text:p>Light Grey</text:p>
          </table:table-cell>
          <table:table-cell office:value-type="string">
            <text:p>https://drive.google.com/file/d/1l8lURrkcLU09k8ORsJyE3ii6EA-DsyJ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Light Grey Shire Steve's Farm</text:p>
          </table:table-cell>
        </table:table-row>
        <table:table-row>
          <table:table-cell office:value-type="string">
            <text:p>X5c</text:p>
          </table:table-cell>
          <table:table-cell office:value-type="string">
            <text:p>EprE0p.xRjCL2quVplTKCw</text:p>
          </table:table-cell>
          <table:table-cell office:value-type="float" office:value="411">
            <text:p>411</text:p>
          </table:table-cell>
          <table:table-cell office:value-type="string">
            <text:p>North Swedish Horse</text:p>
          </table:table-cell>
          <table:table-cell office:value-type="string">
            <text:p>Light Bay</text:p>
          </table:table-cell>
          <table:table-cell office:value-type="string">
            <text:p>https://drive.google.com/file/d/1QXdMZV_vSwG-64685r6A101fQhVFM85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Light Bay North Swedish Horse Dundull's Stable</text:p>
          </table:table-cell>
        </table:table-row>
        <table:table-row>
          <table:table-cell office:value-type="string">
            <text:p>X0N</text:p>
          </table:table-cell>
          <table:table-cell office:value-type="string">
            <text:p>gT5ex9VtRFOC1wn6DHtQvg</text:p>
          </table:table-cell>
          <table:table-cell office:value-type="float" office:value="86">
            <text:p>86</text:p>
          </table:table-cell>
          <table:table-cell office:value-type="string">
            <text:p>Arabian</text:p>
          </table:table-cell>
          <table:table-cell office:value-type="string">
            <text:p>Liver Chestnut</text:p>
          </table:table-cell>
          <table:table-cell office:value-type="string">
            <text:p>https://drive.google.com/file/d/1Rw2hPBFUUCtqVoW900JX4X03x5Jz24w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Liver Chestnut Arabian Goldspur Farm</text:p>
          </table:table-cell>
        </table:table-row>
        <table:table-row>
          <table:table-cell office:value-type="string">
            <text:p>X6V</text:p>
          </table:table-cell>
          <table:table-cell office:value-type="string">
            <text:p>NftF5rK2QsyACbdqnlV8mQ</text:p>
          </table:table-cell>
          <table:table-cell office:value-type="float" office:value="466">
            <text:p>466</text:p>
          </table:table-cell>
          <table:table-cell office:value-type="string">
            <text:p>Lusitano</text:p>
          </table:table-cell>
          <table:table-cell office:value-type="string">
            <text:p>Steel Grey Extended Blanket</text:p>
          </table:table-cell>
          <table:table-cell office:value-type="string">
            <text:p>https://drive.google.com/file/d/135FBQvm2Iq0hcQ-7BJm3AjH9FmHDr41U/view?usp=drive_link</text:p>
          </table:table-cell>
          <table:table-cell office:value-type="string">
            <text:p>true</text:p>
          </table:table-cell>
          <table:table-cell office:value-type="string">
            <text:p>Barkhart</text:p>
          </table:table-cell>
          <table:table-cell office:value-type="string">
            <text:p>Discontinued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6-26T00:00:00.000Z</text:p>
          </table:table-cell>
          <table:table-cell/>
          <table:table-cell/>
          <table:table-cell office:value-type="string">
            <text:p>Steel Grey Extended Blanket Lusitano Barkhart</text:p>
          </table:table-cell>
        </table:table-row>
        <table:table-row>
          <table:table-cell office:value-type="string">
            <text:p>X1T</text:p>
          </table:table-cell>
          <table:table-cell office:value-type="string">
            <text:p>xyoBVtYETb-1Ik0djQ4YLw</text:p>
          </table:table-cell>
          <table:table-cell office:value-type="float" office:value="154">
            <text:p>154</text:p>
          </table:table-cell>
          <table:table-cell office:value-type="string">
            <text:p>Gotland</text:p>
          </table:table-cell>
          <table:table-cell office:value-type="string">
            <text:p>Chestnut Splashed White</text:p>
          </table:table-cell>
          <table:table-cell office:value-type="string">
            <text:p>https://drive.google.com/file/d/1fKLv7DpKExN3ZM2tNWFBzOX9ScS_Kf1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Chestnut Splashed White Gotland South Hoof Farm</text:p>
          </table:table-cell>
        </table:table-row>
        <table:table-row>
          <table:table-cell office:value-type="string">
            <text:p>X1r</text:p>
          </table:table-cell>
          <table:table-cell office:value-type="string">
            <text:p>cKE19IvDTsKwGmkcJrnBDg</text:p>
          </table:table-cell>
          <table:table-cell office:value-type="float" office:value="178">
            <text:p>178</text:p>
          </table:table-cell>
          <table:table-cell office:value-type="string">
            <text:p>Icelandic Horse</text:p>
          </table:table-cell>
          <table:table-cell office:value-type="string">
            <text:p>Dapple Bay Pangare</text:p>
          </table:table-cell>
          <table:table-cell office:value-type="string">
            <text:p>https://drive.google.com/file/d/1BzSfofiC1mpGlpRFm3qJEUfMwSrMe90P/view?usp=drive_link</text:p>
          </table:table-cell>
          <table:table-cell office:value-type="string">
            <text:p>true</text:p>
          </table:table-cell>
          <table:table-cell office:value-type="string">
            <text:p>Katur</text:p>
          </table:table-cell>
          <table:table-cell office:value-type="string">
            <text:p>Limited Time</text:p>
          </table:table-cell>
          <table:table-cell office:value-type="float" office:value="699">
            <text:p>699</text:p>
          </table:table-cell>
          <table:table-cell office:value-type="string">
            <text:p>Under 800</text:p>
          </table:table-cell>
          <table:table-cell/>
          <table:table-cell office:value-type="string">
            <text:p>2022-12-21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Dapple Bay Pangare Icelandic Horse Katur Winter Festival</text:p>
          </table:table-cell>
        </table:table-row>
        <table:table-row>
          <table:table-cell office:value-type="string">
            <text:p>X5Z</text:p>
          </table:table-cell>
          <table:table-cell office:value-type="string">
            <text:p>cLnqitoyQPmnlB8mUgtRwA</text:p>
          </table:table-cell>
          <table:table-cell office:value-type="float" office:value="408">
            <text:p>408</text:p>
          </table:table-cell>
          <table:table-cell office:value-type="string">
            <text:p>North Swedish Horse</text:p>
          </table:table-cell>
          <table:table-cell office:value-type="string">
            <text:p>Dapple Seal Brown</text:p>
          </table:table-cell>
          <table:table-cell office:value-type="string">
            <text:p>https://drive.google.com/file/d/1jNJwK8ffGJY5CXoB4q8zYdIE1c0sORA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3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Dapple Seal Brown North Swedish Horse Dundull's Stable</text:p>
          </table:table-cell>
        </table:table-row>
        <table:table-row>
          <table:table-cell office:value-type="string">
            <text:p>X0m</text:p>
          </table:table-cell>
          <table:table-cell office:value-type="string">
            <text:p>mGA3D33aT36PThm-Cheo7Q</text:p>
          </table:table-cell>
          <table:table-cell office:value-type="float" office:value="111">
            <text:p>111</text:p>
          </table:table-cell>
          <table:table-cell office:value-type="string">
            <text:p>Criollo</text:p>
          </table:table-cell>
          <table:table-cell office:value-type="string">
            <text:p>Grullo</text:p>
          </table:table-cell>
          <table:table-cell office:value-type="string">
            <text:p>https://drive.google.com/file/d/15Pl6VLghLBvtstjcYfMoSaUcAiALr2b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Grullo Criollo South Hoof Farm</text:p>
          </table:table-cell>
        </table:table-row>
        <table:table-row>
          <table:table-cell office:value-type="string">
            <text:p>X5g</text:p>
          </table:table-cell>
          <table:table-cell office:value-type="string">
            <text:p>TeFfVv-WS4S8CckSU4PPvQ</text:p>
          </table:table-cell>
          <table:table-cell office:value-type="float" office:value="415">
            <text:p>415</text:p>
          </table:table-cell>
          <table:table-cell office:value-type="string">
            <text:p>North Swedish Horse</text:p>
          </table:table-cell>
          <table:table-cell office:value-type="string">
            <text:p>Sooty Dunalino</text:p>
          </table:table-cell>
          <table:table-cell office:value-type="string">
            <text:p>https://drive.google.com/file/d/1jNzjugcw1AsvlmLmtbnUTXRO9nR902cb/view?usp=drive_link</text:p>
          </table:table-cell>
          <table:table-cell office:value-type="string">
            <text:p>true</text:p>
          </table:table-cell>
          <table:table-cell office:value-type="string">
            <text:p>Rune Runner</text:p>
          </table:table-cell>
          <table:table-cell office:value-type="string">
            <text:p>Permanent</text:p>
          </table:table-cell>
          <table:table-cell office:value-type="float" office:value="1200">
            <text:p>1200</text:p>
          </table:table-cell>
          <table:table-cell office:value-type="string">
            <text:p>Special / non-SC</text:p>
          </table:table-cell>
          <table:table-cell/>
          <table:table-cell office:value-type="string">
            <text:p>2020-03-25T00:00:00.000Z</text:p>
          </table:table-cell>
          <table:table-cell office:value-type="string">
            <text:p>Druid Paddock</text:p>
          </table:table-cell>
          <table:table-cell/>
          <table:table-cell office:value-type="string">
            <text:p>Sooty Dunalino North Swedish Horse Rune Runner Druid Paddock</text:p>
          </table:table-cell>
        </table:table-row>
        <table:table-row>
          <table:table-cell office:value-type="string">
            <text:p>X03</text:p>
          </table:table-cell>
          <table:table-cell office:value-type="string">
            <text:p>lwEqTG.xR0aRNt3CRY9vJg</text:p>
          </table:table-cell>
          <table:table-cell office:value-type="float" office:value="66">
            <text:p>66</text:p>
          </table:table-cell>
          <table:table-cell office:value-type="string">
            <text:p>Mustang</text:p>
          </table:table-cell>
          <table:table-cell office:value-type="string">
            <text:p>Palomino</text:p>
          </table:table-cell>
          <table:table-cell office:value-type="string">
            <text:p>https://drive.google.com/file/d/1HpIL0t9nWXiycqBXKgsBQ1C3O_3Hu3sM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Palomino Mustang Firgrove Village</text:p>
          </table:table-cell>
        </table:table-row>
        <table:table-row>
          <table:table-cell office:value-type="string">
            <text:p>X2k</text:p>
          </table:table-cell>
          <table:table-cell office:value-type="string">
            <text:p>q9vKisIOQfy4sBh5wC2-dw</text:p>
          </table:table-cell>
          <table:table-cell office:value-type="float" office:value="233">
            <text:p>233</text:p>
          </table:table-cell>
          <table:table-cell office:value-type="string">
            <text:p>Fjord</text:p>
          </table:table-cell>
          <table:table-cell office:value-type="string">
            <text:p>White Dun</text:p>
          </table:table-cell>
          <table:table-cell office:value-type="string">
            <text:p>https://drive.google.com/file/d/1crzFAJZSpO8Lev3geaAdNafqh12tXWQ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White Dun Fjord Valedale Village</text:p>
          </table:table-cell>
        </table:table-row>
        <table:table-row>
          <table:table-cell office:value-type="string">
            <text:p>X5L</text:p>
          </table:table-cell>
          <table:table-cell office:value-type="string">
            <text:p>TGep7RkbRXGemomnhAdZiA</text:p>
          </table:table-cell>
          <table:table-cell office:value-type="float" office:value="394">
            <text:p>394</text:p>
          </table:table-cell>
          <table:table-cell office:value-type="string">
            <text:p>Knabstrupper</text:p>
          </table:table-cell>
          <table:table-cell office:value-type="string">
            <text:p>Black Varnish Roan Near Leopard</text:p>
          </table:table-cell>
          <table:table-cell office:value-type="string">
            <text:p>https://drive.google.com/file/d/1nQmlyqkRQ4aW7xmKfAZcOhSU1-weX_O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2-19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Varnish Roan Near Leopard Knabstrupper Crescent Moon Village</text:p>
          </table:table-cell>
        </table:table-row>
        <table:table-row>
          <table:table-cell office:value-type="string">
            <text:p>X24</text:p>
          </table:table-cell>
          <table:table-cell office:value-type="string">
            <text:p>ppN7uY5nSwSrYhDGQoWs1A</text:p>
          </table:table-cell>
          <table:table-cell office:value-type="float" office:value="191">
            <text:p>191</text:p>
          </table:table-cell>
          <table:table-cell office:value-type="string">
            <text:p>Pintabian</text:p>
          </table:table-cell>
          <table:table-cell office:value-type="string">
            <text:p>Buckskin Tobiano</text:p>
          </table:table-cell>
          <table:table-cell office:value-type="string">
            <text:p>https://drive.google.com/file/d/1JmbYwl2fdJbh6Ad9O4yAEbU20hvl87O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Buckskin Tobiano Pintabian Goldspur Mill</text:p>
          </table:table-cell>
        </table:table-row>
        <table:table-row>
          <table:table-cell office:value-type="string">
            <text:p>X0V</text:p>
          </table:table-cell>
          <table:table-cell office:value-type="string">
            <text:p>XiYOJb85Scmg.u2-AT3uGQ</text:p>
          </table:table-cell>
          <table:table-cell office:value-type="float" office:value="94">
            <text:p>94</text:p>
          </table:table-cell>
          <table:table-cell office:value-type="string">
            <text:p>Arabian</text:p>
          </table:table-cell>
          <table:table-cell office:value-type="string">
            <text:p>Silver Black</text:p>
          </table:table-cell>
          <table:table-cell office:value-type="string">
            <text:p>https://drive.google.com/file/d/1BvsFCnodSJis46uvsJZxHF_oDY51rBrC/view?usp=drive_link</text:p>
          </table:table-cell>
          <table:table-cell office:value-type="string">
            <text:p>true</text:p>
          </table:table-cell>
          <table:table-cell office:value-type="string">
            <text:p>Shadowshield</text:p>
          </table:table-cell>
          <table:table-cell office:value-type="string">
            <text:p>Limited Time</text:p>
          </table:table-cell>
          <table:table-cell office:value-type="float" office:value="599">
            <text:p>599</text:p>
          </table:table-cell>
          <table:table-cell office:value-type="string">
            <text:p>Under 800</text:p>
          </table:table-cell>
          <table:table-cell/>
          <table:table-cell office:value-type="string">
            <text:p>2021-12-01T00:00:00.000Z</text:p>
          </table:table-cell>
          <table:table-cell office:value-type="string">
            <text:p>Winter Festival<text:s/></text:p>
          </table:table-cell>
          <table:table-cell/>
          <table:table-cell office:value-type="string">
            <text:p>Silver Black Arabian Shadowshield Winter Festival</text:p>
          </table:table-cell>
        </table:table-row>
        <table:table-row>
          <table:table-cell office:value-type="string">
            <text:p>X1u</text:p>
          </table:table-cell>
          <table:table-cell office:value-type="string">
            <text:p>KH9zxFbkTsawiwwFCkZE9w</text:p>
          </table:table-cell>
          <table:table-cell office:value-type="float" office:value="181">
            <text:p>181</text:p>
          </table:table-cell>
          <table:table-cell office:value-type="string">
            <text:p>Lipizzaner</text:p>
          </table:table-cell>
          <table:table-cell office:value-type="string">
            <text:p>Chestnut</text:p>
          </table:table-cell>
          <table:table-cell office:value-type="string">
            <text:p>https://drive.google.com/file/d/1T1vppon--fTjFaj0MUS1bxJK7fMroV2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Chestnut Lipizzaner Medieval Camp</text:p>
          </table:table-cell>
        </table:table-row>
        <table:table-row>
          <table:table-cell office:value-type="string">
            <text:p>X1U</text:p>
          </table:table-cell>
          <table:table-cell office:value-type="string">
            <text:p>vrM5YIdfQe26cyjujv0dYQ</text:p>
          </table:table-cell>
          <table:table-cell office:value-type="float" office:value="155">
            <text:p>155</text:p>
          </table:table-cell>
          <table:table-cell office:value-type="string">
            <text:p>Gotland</text:p>
          </table:table-cell>
          <table:table-cell office:value-type="string">
            <text:p>Bay</text:p>
          </table:table-cell>
          <table:table-cell office:value-type="string">
            <text:p>https://drive.google.com/file/d/1iSlMHdAZYSmpO1tjrCkJwW2u2W1CW_W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ay Gotland South Hoof Farm</text:p>
          </table:table-cell>
        </table:table-row>
        <table:table-row>
          <table:table-cell office:value-type="string">
            <text:p>X2L</text:p>
          </table:table-cell>
          <table:table-cell office:value-type="string">
            <text:p>psUn0o5gQA6v6oAn83KFaA</text:p>
          </table:table-cell>
          <table:table-cell office:value-type="float" office:value="208">
            <text:p>208</text:p>
          </table:table-cell>
          <table:table-cell office:value-type="string">
            <text:p>Shire</text:p>
          </table:table-cell>
          <table:table-cell office:value-type="string">
            <text:p>Light Chestnut</text:p>
          </table:table-cell>
          <table:table-cell office:value-type="string">
            <text:p>https://drive.google.com/file/d/1Sr21EnAf1PhdRX5RnboQw7y0JPhqF3C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Light Chestnut Shire Steve's Farm</text:p>
          </table:table-cell>
        </table:table-row>
        <table:table-row>
          <table:table-cell office:value-type="string">
            <text:p>X1L</text:p>
          </table:table-cell>
          <table:table-cell office:value-type="string">
            <text:p>ppjQoKfySMagaVXp1bbfpQ</text:p>
          </table:table-cell>
          <table:table-cell office:value-type="float" office:value="146">
            <text:p>146</text:p>
          </table:table-cell>
          <table:table-cell office:value-type="string">
            <text:p>Ardennes</text:p>
          </table:table-cell>
          <table:table-cell office:value-type="string">
            <text:p>Seal Bay</text:p>
          </table:table-cell>
          <table:table-cell office:value-type="string">
            <text:p>https://drive.google.com/file/d/1La1IA3vzdyaKlFx7IFq7l0ggfgCHG6R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eal Bay Ardennes Valedale Village</text:p>
          </table:table-cell>
        </table:table-row>
        <table:table-row>
          <table:table-cell office:value-type="string">
            <text:p>Ws</text:p>
          </table:table-cell>
          <table:table-cell office:value-type="string">
            <text:p>mGbkobOBRdScxxxrAd9abg</text:p>
          </table:table-cell>
          <table:table-cell office:value-type="float" office:value="55">
            <text:p>55</text:p>
          </table:table-cell>
          <table:table-cell office:value-type="string">
            <text:p>Selle Francais<text:s/></text:p>
          </table:table-cell>
          <table:table-cell office:value-type="string">
            <text:p>Buckskin Pinto</text:p>
          </table:table-cell>
          <table:table-cell office:value-type="string">
            <text:p>https://drive.google.com/file/d/1cchto-2vdC1EbLLNPbmuAdbfzQwd-At9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uckskin Pinto Selle Francais<text:s text:c="2"/>Silverglade Equestrian Center</text:p>
          </table:table-cell>
        </table:table-row>
        <table:table-row>
          <table:table-cell office:value-type="string">
            <text:p>X0a</text:p>
          </table:table-cell>
          <table:table-cell office:value-type="string">
            <text:p>8i22jJgIQ-eh7GYeqKqa9Q</text:p>
          </table:table-cell>
          <table:table-cell office:value-type="float" office:value="99">
            <text:p>99</text:p>
          </table:table-cell>
          <table:table-cell office:value-type="string">
            <text:p>Belgian Warmblood</text:p>
          </table:table-cell>
          <table:table-cell office:value-type="string">
            <text:p>Chestnut</text:p>
          </table:table-cell>
          <table:table-cell office:value-type="string">
            <text:p>https://drive.google.com/file/d/1gUPpWB8m0nPdV9hptR0UZK_sc6T7h8C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Chestnut Belgian Warmblood Goldenleaf Stables</text:p>
          </table:table-cell>
        </table:table-row>
        <table:table-row>
          <table:table-cell office:value-type="string">
            <text:p>X1k</text:p>
          </table:table-cell>
          <table:table-cell office:value-type="string">
            <text:p>zQ-pNgmOSfyZpcioofiA0w</text:p>
          </table:table-cell>
          <table:table-cell office:value-type="float" office:value="171">
            <text:p>171</text:p>
          </table:table-cell>
          <table:table-cell office:value-type="string">
            <text:p>Icelandic Horse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m9RRrsKferESdqCohnoN7mu8h5zBXDJ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11-17T00:00:00.000Z</text:p>
          </table:table-cell>
          <table:table-cell office:value-type="string">
            <text:p>New Hillcrest, Moorland Stable</text:p>
          </table:table-cell>
          <table:table-cell/>
          <table:table-cell office:value-type="string">
            <text:p>Flaxen Chestnut Icelandic Horse New Hillcrest, Moorland Stable</text:p>
          </table:table-cell>
        </table:table-row>
        <table:table-row>
          <table:table-cell office:value-type="string">
            <text:p>X0n</text:p>
          </table:table-cell>
          <table:table-cell office:value-type="string">
            <text:p>U9laPncvTmyfQXUUg6NclQ</text:p>
          </table:table-cell>
          <table:table-cell office:value-type="float" office:value="112">
            <text:p>112</text:p>
          </table:table-cell>
          <table:table-cell office:value-type="string">
            <text:p>Criollo</text:p>
          </table:table-cell>
          <table:table-cell office:value-type="string">
            <text:p>Seal Brown Roan</text:p>
          </table:table-cell>
          <table:table-cell office:value-type="string">
            <text:p>https://drive.google.com/file/d/1CdHR-07H06RZ7Me94aoMs-ohutRblGA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Seal Brown Roan Criollo South Hoof Farm</text:p>
          </table:table-cell>
        </table:table-row>
        <table:table-row>
          <table:table-cell office:value-type="string">
            <text:p>X4k</text:p>
          </table:table-cell>
          <table:table-cell office:value-type="string">
            <text:p>6gkWDTgdReW7q0nIJopCEA</text:p>
          </table:table-cell>
          <table:table-cell office:value-type="float" office:value="357">
            <text:p>357</text:p>
          </table:table-cell>
          <table:table-cell office:value-type="string">
            <text:p>Irish Cob</text:p>
          </table:table-cell>
          <table:table-cell office:value-type="string">
            <text:p>Black Sabino</text:p>
          </table:table-cell>
          <table:table-cell office:value-type="string">
            <text:p>https://drive.google.com/file/d/16SYgz-dSyz1HBTOf1DpEoi9_1xfUQLT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lack Sabino Irish Cob Valedale Village</text:p>
          </table:table-cell>
        </table:table-row>
        <table:table-row>
          <table:table-cell office:value-type="string">
            <text:p>X3N</text:p>
          </table:table-cell>
          <table:table-cell office:value-type="string">
            <text:p>i7pXy2hZRheAQjBxOBXzzA</text:p>
          </table:table-cell>
          <table:table-cell office:value-type="float" office:value="272">
            <text:p>272</text:p>
          </table:table-cell>
          <table:table-cell office:value-type="string">
            <text:p>American Quarter Horse</text:p>
          </table:table-cell>
          <table:table-cell office:value-type="string">
            <text:p>Red Roan</text:p>
          </table:table-cell>
          <table:table-cell office:value-type="string">
            <text:p>https://drive.google.com/file/d/1avVDHHdHr2SyYk-3tumqhJjXMlLLDT_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4-22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Red Roan American Quarter Horse Starshine Ranch</text:p>
          </table:table-cell>
        </table:table-row>
        <table:table-row>
          <table:table-cell office:value-type="string">
            <text:p>X6L</text:p>
          </table:table-cell>
          <table:table-cell office:value-type="string">
            <text:p>STuJb2dCTayCPc.2l6Vj8Q</text:p>
          </table:table-cell>
          <table:table-cell office:value-type="float" office:value="456">
            <text:p>456</text:p>
          </table:table-cell>
          <table:table-cell office:value-type="string">
            <text:p>Lusitano</text:p>
          </table:table-cell>
          <table:table-cell office:value-type="string">
            <text:p>Black</text:p>
          </table:table-cell>
          <table:table-cell office:value-type="string">
            <text:p>https://drive.google.com/file/d/1_zFLZd8dFhquEEWEFZWINgRmTz9b8U6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5-2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Lusitano Silverglade Equestrian Center</text:p>
          </table:table-cell>
        </table:table-row>
        <table:table-row>
          <table:table-cell office:value-type="string">
            <text:p>X32</text:p>
          </table:table-cell>
          <table:table-cell office:value-type="string">
            <text:p>e-7GsEXpRRKSdAULtM-87w</text:p>
          </table:table-cell>
          <table:table-cell office:value-type="float" office:value="251">
            <text:p>251</text:p>
          </table:table-cell>
          <table:table-cell office:value-type="string">
            <text:p>Curly Horse</text:p>
          </table:table-cell>
          <table:table-cell office:value-type="string">
            <text:p>Silver Dapple</text:p>
          </table:table-cell>
          <table:table-cell office:value-type="string">
            <text:p>https://drive.google.com/file/d/1YufGRCl75-JKvqniCETk-cb1FEpR4KR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1-20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ilver Dapple Curly Horse New Hillcrest</text:p>
          </table:table-cell>
        </table:table-row>
        <table:table-row>
          <table:table-cell office:value-type="string">
            <text:p>X2S</text:p>
          </table:table-cell>
          <table:table-cell office:value-type="string">
            <text:p>AtmyxbEFTk2fxZV7-Y9htA</text:p>
          </table:table-cell>
          <table:table-cell office:value-type="float" office:value="215">
            <text:p>215</text:p>
          </table:table-cell>
          <table:table-cell office:value-type="string">
            <text:p>Tennessee Walking Horse</text:p>
          </table:table-cell>
          <table:table-cell office:value-type="string">
            <text:p>Black Pinto</text:p>
          </table:table-cell>
          <table:table-cell office:value-type="string">
            <text:p>https://drive.google.com/file/d/1wq0HsjsY45_fK6jS9BQfvS0UubyF4HE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Pinto Tennessee Walking Horse Firgrove Village</text:p>
          </table:table-cell>
        </table:table-row>
        <table:table-row>
          <table:table-cell office:value-type="string">
            <text:p>X5M</text:p>
          </table:table-cell>
          <table:table-cell office:value-type="string">
            <text:p>XIHmQqdKSiGoDjmyVRz6aA</text:p>
          </table:table-cell>
          <table:table-cell office:value-type="float" office:value="395">
            <text:p>395</text:p>
          </table:table-cell>
          <table:table-cell office:value-type="string">
            <text:p>Knabstrupper</text:p>
          </table:table-cell>
          <table:table-cell office:value-type="string">
            <text:p>Chestnut Blanket</text:p>
          </table:table-cell>
          <table:table-cell office:value-type="string">
            <text:p>https://drive.google.com/file/d/12pS_BmIo968Q0x81_yGrMzozP_KVyuH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Chestnut Blanket Knabstrupper Crescent Moon Village</text:p>
          </table:table-cell>
        </table:table-row>
        <table:table-row>
          <table:table-cell office:value-type="string">
            <text:p>X6M</text:p>
          </table:table-cell>
          <table:table-cell office:value-type="string">
            <text:p>spJRXY0uSxyaHk5-BrfSDg</text:p>
          </table:table-cell>
          <table:table-cell office:value-type="float" office:value="457">
            <text:p>457</text:p>
          </table:table-cell>
          <table:table-cell office:value-type="string">
            <text:p>Lusitano</text:p>
          </table:table-cell>
          <table:table-cell office:value-type="string">
            <text:p>Cremello</text:p>
          </table:table-cell>
          <table:table-cell office:value-type="string">
            <text:p>https://drive.google.com/file/d/19codFcQNJjUjz0f8EY8wwBFsVh2Nwya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remello Lusitano Silverglade Equestrian Center</text:p>
          </table:table-cell>
        </table:table-row>
        <table:table-row>
          <table:table-cell office:value-type="string">
            <text:p>X0P</text:p>
          </table:table-cell>
          <table:table-cell office:value-type="string">
            <text:p>xzfL9.viQomzm-0t33galg</text:p>
          </table:table-cell>
          <table:table-cell office:value-type="float" office:value="88">
            <text:p>88</text:p>
          </table:table-cell>
          <table:table-cell office:value-type="string">
            <text:p>Arabian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r38WrMGQeHrdMoNJgGpzZUv4_NH7YJq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Fleabitten Grey Arabian Goldspur Farm</text:p>
          </table:table-cell>
        </table:table-row>
        <table:table-row>
          <table:table-cell office:value-type="string">
            <text:p>X4Q</text:p>
          </table:table-cell>
          <table:table-cell office:value-type="string">
            <text:p>a-1MrOStDRxa-z.rJp5VAzQ</text:p>
          </table:table-cell>
          <table:table-cell office:value-type="float" office:value="337">
            <text:p>337</text:p>
          </table:table-cell>
          <table:table-cell office:value-type="string">
            <text:p>English Thoroughbred</text:p>
          </table:table-cell>
          <table:table-cell office:value-type="string">
            <text:p>Light Bay</text:p>
          </table:table-cell>
          <table:table-cell office:value-type="string">
            <text:p>https://drive.google.com/file/d/1401WlafkkmsADsR5_rOsQKLaayOUidR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7-15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Light Bay English Thoroughbred Silverglade Equestrian Center</text:p>
          </table:table-cell>
        </table:table-row>
        <table:table-row>
          <table:table-cell office:value-type="string">
            <text:p>Wr</text:p>
          </table:table-cell>
          <table:table-cell office:value-type="string">
            <text:p>85RP3qRZRJWjyJVb0OpL-w</text:p>
          </table:table-cell>
          <table:table-cell office:value-type="float" office:value="54">
            <text:p>54</text:p>
          </table:table-cell>
          <table:table-cell office:value-type="string">
            <text:p>Selle Francais<text:s/></text:p>
          </table:table-cell>
          <table:table-cell office:value-type="string">
            <text:p>Chestnut Pinto</text:p>
          </table:table-cell>
          <table:table-cell office:value-type="string">
            <text:p>https://drive.google.com/file/d/1mm_LIRqcO2DY3Xcdp3rvzyihUWYOFuor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hestnut Pinto Selle Francais<text:s text:c="2"/>Silverglade Equestrian Center</text:p>
          </table:table-cell>
        </table:table-row>
        <table:table-row>
          <table:table-cell office:value-type="string">
            <text:p>X2R</text:p>
          </table:table-cell>
          <table:table-cell office:value-type="string">
            <text:p>NdR8BtK1RIShcw2gt-Fb-Q</text:p>
          </table:table-cell>
          <table:table-cell office:value-type="float" office:value="214">
            <text:p>214</text:p>
          </table:table-cell>
          <table:table-cell office:value-type="string">
            <text:p>Tennessee Walking Horse</text:p>
          </table:table-cell>
          <table:table-cell office:value-type="string">
            <text:p>Black</text:p>
          </table:table-cell>
          <table:table-cell office:value-type="string">
            <text:p>https://drive.google.com/file/d/1-Ma_QZYe5Z-0GD0edPDGvtou1mg4PKH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Tennessee Walking Horse Firgrove Village</text:p>
          </table:table-cell>
        </table:table-row>
        <table:table-row>
          <table:table-cell office:value-type="string">
            <text:p>X0f</text:p>
          </table:table-cell>
          <table:table-cell office:value-type="string">
            <text:p>a-WtLOFH7TiKiEHGyFFDeng</text:p>
          </table:table-cell>
          <table:table-cell office:value-type="float" office:value="104">
            <text:p>104</text:p>
          </table:table-cell>
          <table:table-cell office:value-type="string">
            <text:p>Belgian Warmblood</text:p>
          </table:table-cell>
          <table:table-cell office:value-type="string">
            <text:p>Palomino</text:p>
          </table:table-cell>
          <table:table-cell office:value-type="string">
            <text:p>https://drive.google.com/file/d/1paGGUrc5VMqzCSbLE26275tKhIZNtbj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Palomino Belgian Warmblood Goldenleaf Stables</text:p>
          </table:table-cell>
        </table:table-row>
        <table:table-row>
          <table:table-cell office:value-type="string">
            <text:p>X5U</text:p>
          </table:table-cell>
          <table:table-cell office:value-type="string">
            <text:p>A3P3hXFzTIO6fe69XeHNrw</text:p>
          </table:table-cell>
          <table:table-cell office:value-type="float" office:value="403">
            <text:p>403</text:p>
          </table:table-cell>
          <table:table-cell office:value-type="string">
            <text:p>Morgan</text:p>
          </table:table-cell>
          <table:table-cell office:value-type="string">
            <text:p>Flaxen Black Chestnut</text:p>
          </table:table-cell>
          <table:table-cell office:value-type="string">
            <text:p>https://drive.google.com/file/d/1f0ZUrk9tNYtk5dQdJpUXkP24bIeBOMC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Flaxen Black Chestnut Morgan Firgrove Village</text:p>
          </table:table-cell>
        </table:table-row>
        <table:table-row>
          <table:table-cell office:value-type="string">
            <text:p>WG</text:p>
          </table:table-cell>
          <table:table-cell office:value-type="string">
            <text:p>Al0sn4GpQm2hxYPjd.yh8w</text:p>
          </table:table-cell>
          <table:table-cell office:value-type="float" office:value="17">
            <text:p>17</text:p>
          </table:table-cell>
          <table:table-cell office:value-type="string">
            <text:p>Dutch Warmblood</text:p>
          </table:table-cell>
          <table:table-cell office:value-type="string">
            <text:p>Light Bay Pinto</text:p>
          </table:table-cell>
          <table:table-cell office:value-type="string">
            <text:p>https://drive.google.com/file/d/1Uk6EzOAgelHC2aOm-MA-7OOwUy2T75Ra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4-2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Light Bay Pinto Dutch Warmblood Equestrian Festival (Spring)</text:p>
          </table:table-cell>
        </table:table-row>
        <table:table-row>
          <table:table-cell office:value-type="string">
            <text:p>X1Q</text:p>
          </table:table-cell>
          <table:table-cell office:value-type="string">
            <text:p>NNzNeYccR2aWCRUx-WvA8Q</text:p>
          </table:table-cell>
          <table:table-cell office:value-type="float" office:value="151">
            <text:p>151</text:p>
          </table:table-cell>
          <table:table-cell office:value-type="string">
            <text:p>Gotland</text:p>
          </table:table-cell>
          <table:table-cell office:value-type="string">
            <text:p>Black</text:p>
          </table:table-cell>
          <table:table-cell office:value-type="string">
            <text:p>https://drive.google.com/file/d/1mbesViWutyRgQ0NfI2blywwzd8oDnXR1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lack Gotland South Hoof Farm</text:p>
          </table:table-cell>
        </table:table-row>
        <table:table-row>
          <table:table-cell office:value-type="string">
            <text:p>X17</text:p>
          </table:table-cell>
          <table:table-cell office:value-type="string">
            <text:p>d-OYVYPER4qSf2Kxc6pjTw</text:p>
          </table:table-cell>
          <table:table-cell office:value-type="float" office:value="132">
            <text:p>132</text:p>
          </table:table-cell>
          <table:table-cell office:value-type="string">
            <text:p>Appaloosa</text:p>
          </table:table-cell>
          <table:table-cell office:value-type="string">
            <text:p>Chestnut Varnish Roan Extended Blanket</text:p>
          </table:table-cell>
          <table:table-cell office:value-type="string">
            <text:p>https://drive.google.com/file/d/1erG1z47EAS729I3cE5QXtlOwCzGceI3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Chestnut Varnish Roan Extended Blanket Appaloosa Starshine Ranch</text:p>
          </table:table-cell>
        </table:table-row>
        <table:table-row>
          <table:table-cell office:value-type="string">
            <text:p>W7</text:p>
          </table:table-cell>
          <table:table-cell office:value-type="string">
            <text:p>iKQqQl7cSBSmSth6fnEtXw</text:p>
          </table:table-cell>
          <table:table-cell office:value-type="float" office:value="8">
            <text:p>8</text:p>
          </table:table-cell>
          <table:table-cell office:value-type="string">
            <text:p>Dutch Warmblood</text:p>
          </table:table-cell>
          <table:table-cell office:value-type="string">
            <text:p>Bay Silvertail</text:p>
          </table:table-cell>
          <table:table-cell office:value-type="string">
            <text:p>https://drive.google.com/file/d/1diX9h2FUEr_AJvkuKsdWwzwPodZdiO_e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4-2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Silvertail Dutch Warmblood Silverglade Equestrian Center</text:p>
          </table:table-cell>
        </table:table-row>
        <table:table-row>
          <table:table-cell office:value-type="string">
            <text:p>X3B</text:p>
          </table:table-cell>
          <table:table-cell office:value-type="string">
            <text:p>05pdCMUeQO6-.JIJud2fMQ</text:p>
          </table:table-cell>
          <table:table-cell office:value-type="float" office:value="260">
            <text:p>260</text:p>
          </table:table-cell>
          <table:table-cell office:value-type="string">
            <text:p>Akhal Teke</text:p>
          </table:table-cell>
          <table:table-cell office:value-type="string">
            <text:p>Sooty Dapple Buckskin</text:p>
          </table:table-cell>
          <table:table-cell office:value-type="string">
            <text:p>https://drive.google.com/file/d/1hwQoncIE-UJTXo9SFiCufp_gI13MjDg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5-2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ooty Dapple Buckskin Akhal Teke New Hillcrest</text:p>
          </table:table-cell>
        </table:table-row>
        <table:table-row>
          <table:table-cell office:value-type="string">
            <text:p>X12</text:p>
          </table:table-cell>
          <table:table-cell office:value-type="string">
            <text:p>3ERLxbF7RI21iGARf1tC.w</text:p>
          </table:table-cell>
          <table:table-cell office:value-type="float" office:value="127">
            <text:p>127</text:p>
          </table:table-cell>
          <table:table-cell office:value-type="string">
            <text:p>Appaloosa</text:p>
          </table:table-cell>
          <table:table-cell office:value-type="string">
            <text:p>Black Extended Snowcap</text:p>
          </table:table-cell>
          <table:table-cell office:value-type="string">
            <text:p>https://drive.google.com/file/d/1oPWZPuno0UaxBj2bsUAeU_6PMJ_o-X2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Extended Snowcap Appaloosa Starshine Ranch</text:p>
          </table:table-cell>
        </table:table-row>
        <table:table-row>
          <table:table-cell office:value-type="string">
            <text:p>X28</text:p>
          </table:table-cell>
          <table:table-cell office:value-type="string">
            <text:p>QmQXhryzQnuaeNit0q0Q0g</text:p>
          </table:table-cell>
          <table:table-cell office:value-type="float" office:value="195">
            <text:p>195</text:p>
          </table:table-cell>
          <table:table-cell office:value-type="string">
            <text:p>Jorvik Mountain Horse</text:p>
          </table:table-cell>
          <table:table-cell office:value-type="string">
            <text:p>Silver Black</text:p>
          </table:table-cell>
          <table:table-cell office:value-type="string">
            <text:p>https://drive.google.com/file/d/1X-CwS9AYNZD--Z-NfzEp26x8WWp2YDk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, Moorland Stable</text:p>
          </table:table-cell>
          <table:table-cell/>
          <table:table-cell office:value-type="string">
            <text:p>Silver Black Jorvik Mountain Horse Firgrove Village, Moorland Stable</text:p>
          </table:table-cell>
        </table:table-row>
        <table:table-row>
          <table:table-cell office:value-type="string">
            <text:p>X3T</text:p>
          </table:table-cell>
          <table:table-cell office:value-type="string">
            <text:p>IbvoQvnuSL2dwRqKA1MPiQ</text:p>
          </table:table-cell>
          <table:table-cell office:value-type="float" office:value="278">
            <text:p>278</text:p>
          </table:table-cell>
          <table:table-cell office:value-type="string">
            <text:p>American Saddlebred</text:p>
          </table:table-cell>
          <table:table-cell office:value-type="string">
            <text:p>Black</text:p>
          </table:table-cell>
          <table:table-cell office:value-type="string">
            <text:p>https://drive.google.com/file/d/1m1JnTV_in2j2NwCN9_kXxJ-w7vMgLV6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American Saddlebred Starshine Ranch</text:p>
          </table:table-cell>
        </table:table-row>
        <table:table-row>
          <table:table-cell office:value-type="string">
            <text:p>X4A</text:p>
          </table:table-cell>
          <table:table-cell office:value-type="string">
            <text:p>5NvU0g5eRouwILRsrZ-MrQ</text:p>
          </table:table-cell>
          <table:table-cell office:value-type="float" office:value="321">
            <text:p>321</text:p>
          </table:table-cell>
          <table:table-cell office:value-type="string">
            <text:p>Clydesdale</text:p>
          </table:table-cell>
          <table:table-cell office:value-type="string">
            <text:p>Black</text:p>
          </table:table-cell>
          <table:table-cell office:value-type="string">
            <text:p>https://drive.google.com/file/d/1wsucR1zxzwWDR588WHmyYZGwcj1Hx_L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12-1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Black Clydesdale Dundull</text:p>
          </table:table-cell>
        </table:table-row>
        <table:table-row>
          <table:table-cell office:value-type="string">
            <text:p>X68</text:p>
          </table:table-cell>
          <table:table-cell office:value-type="string">
            <text:p>FrOFbX-iS3mwaySz7IEGWA</text:p>
          </table:table-cell>
          <table:table-cell office:value-type="float" office:value="443">
            <text:p>443</text:p>
          </table:table-cell>
          <table:table-cell office:value-type="string">
            <text:p>Trakehner</text:p>
          </table:table-cell>
          <table:table-cell office:value-type="string">
            <text:p>Dapple Grey</text:p>
          </table:table-cell>
          <table:table-cell office:value-type="string">
            <text:p>https://drive.google.com/file/d/1jiraw_jjxk8zEyqHYkqyzNGRFW15DDz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2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Dapple Grey Trakehner Goldenleaf Stables</text:p>
          </table:table-cell>
        </table:table-row>
        <table:table-row>
          <table:table-cell office:value-type="string">
            <text:p>X0t</text:p>
          </table:table-cell>
          <table:table-cell office:value-type="string">
            <text:p>rNlIZcvlTxS0kHVqMo8nHw</text:p>
          </table:table-cell>
          <table:table-cell office:value-type="float" office:value="118">
            <text:p>118</text:p>
          </table:table-cell>
          <table:table-cell office:value-type="string">
            <text:p>Mule</text:p>
          </table:table-cell>
          <table:table-cell office:value-type="string">
            <text:p>Black Pinto</text:p>
          </table:table-cell>
          <table:table-cell office:value-type="string">
            <text:p>https://drive.google.com/file/d/1I6Pn3qF0rlniJlZ5czYHGmV52pi-80b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lack Pinto Mule Steve's Farm</text:p>
          </table:table-cell>
        </table:table-row>
        <table:table-row>
          <table:table-cell office:value-type="string">
            <text:p>X1R</text:p>
          </table:table-cell>
          <table:table-cell office:value-type="string">
            <text:p>aVyHAzW9Qq-Fcs4I5G.ejw</text:p>
          </table:table-cell>
          <table:table-cell office:value-type="float" office:value="152">
            <text:p>152</text:p>
          </table:table-cell>
          <table:table-cell office:value-type="string">
            <text:p>Gotland</text:p>
          </table:table-cell>
          <table:table-cell office:value-type="string">
            <text:p>Black Splashed White</text:p>
          </table:table-cell>
          <table:table-cell office:value-type="string">
            <text:p>https://drive.google.com/file/d/1k4NyZBcW9_xbCpoYkJvenOW06LurFB4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lack Splashed White Gotland South Hoof Farm</text:p>
          </table:table-cell>
        </table:table-row>
        <table:table-row>
          <table:table-cell office:value-type="string">
            <text:p>Wl</text:p>
          </table:table-cell>
          <table:table-cell office:value-type="string">
            <text:p>LTyQI5QZRxup.4Dcs2kTCA</text:p>
          </table:table-cell>
          <table:table-cell office:value-type="float" office:value="48">
            <text:p>48</text:p>
          </table:table-cell>
          <table:table-cell office:value-type="string">
            <text:p>Noriker</text:p>
          </table:table-cell>
          <table:table-cell office:value-type="string">
            <text:p>Bay Pinto</text:p>
          </table:table-cell>
          <table:table-cell office:value-type="string">
            <text:p>https://drive.google.com/file/d/1wC9fmDhp6YKeF9i2vG-lncPI50EcjgKC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2-1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Pinto Noriker Silverglade Equestrian Center</text:p>
          </table:table-cell>
        </table:table-row>
        <table:table-row>
          <table:table-cell office:value-type="string">
            <text:p>WY</text:p>
          </table:table-cell>
          <table:table-cell office:value-type="string">
            <text:p>c.8yHqtnR7y43cBv1IYAkg</text:p>
          </table:table-cell>
          <table:table-cell office:value-type="float" office:value="35">
            <text:p>35</text:p>
          </table:table-cell>
          <table:table-cell office:value-type="string">
            <text:p>Hanoverian</text:p>
          </table:table-cell>
          <table:table-cell office:value-type="string">
            <text:p>Chestnut</text:p>
          </table:table-cell>
          <table:table-cell office:value-type="string">
            <text:p>https://drive.google.com/file/d/1rbTAuE82jUMOBWvqOqNigAe5loc8EeIB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Chestnut Hanoverian Jorvik Stables</text:p>
          </table:table-cell>
        </table:table-row>
        <table:table-row>
          <table:table-cell office:value-type="string">
            <text:p>X4O</text:p>
          </table:table-cell>
          <table:table-cell office:value-type="string">
            <text:p>bixE2ze5QO2g9wFTmYfxcg</text:p>
          </table:table-cell>
          <table:table-cell office:value-type="float" office:value="335">
            <text:p>335</text:p>
          </table:table-cell>
          <table:table-cell office:value-type="string">
            <text:p>Connemara</text:p>
          </table:table-cell>
          <table:table-cell office:value-type="string">
            <text:p>Flea Bitten Grey</text:p>
          </table:table-cell>
          <table:table-cell office:value-type="string">
            <text:p>https://drive.google.com/file/d/1SRmG1kLyy13H0l-Fv0pKoC7MRosdYWs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8-01-03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Flea Bitten Grey Connemara Dundull</text:p>
          </table:table-cell>
        </table:table-row>
        <table:table-row>
          <table:table-cell office:value-type="string">
            <text:p>X23</text:p>
          </table:table-cell>
          <table:table-cell office:value-type="string">
            <text:p>a.I93afrlSWK4f6Fp8OuR9g</text:p>
          </table:table-cell>
          <table:table-cell office:value-type="float" office:value="190">
            <text:p>190</text:p>
          </table:table-cell>
          <table:table-cell office:value-type="string">
            <text:p>Pintabian</text:p>
          </table:table-cell>
          <table:table-cell office:value-type="string">
            <text:p>Black Tovero</text:p>
          </table:table-cell>
          <table:table-cell office:value-type="string">
            <text:p>https://drive.google.com/file/d/1_PvJZZwzEEjvK5808MASqjqSls3L2Mk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5-10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Black Tovero Pintabian Goldspur Mill</text:p>
          </table:table-cell>
        </table:table-row>
        <table:table-row>
          <table:table-cell office:value-type="string">
            <text:p>X2P</text:p>
          </table:table-cell>
          <table:table-cell office:value-type="string">
            <text:p>RdLxzj2YSBaz0FrAYrbMqQ</text:p>
          </table:table-cell>
          <table:table-cell office:value-type="float" office:value="212">
            <text:p>212</text:p>
          </table:table-cell>
          <table:table-cell office:value-type="string">
            <text:p>Tennessee Walking Horse</text:p>
          </table:table-cell>
          <table:table-cell office:value-type="string">
            <text:p>Amber Champagne</text:p>
          </table:table-cell>
          <table:table-cell office:value-type="string">
            <text:p>https://drive.google.com/file/d/13FQ5_QsI4S2AB1GGVQ2VKejXK_KuZFo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Amber Champagne Tennessee Walking Horse Firgrove Village</text:p>
          </table:table-cell>
        </table:table-row>
        <table:table-row>
          <table:table-cell office:value-type="string">
            <text:p>X5Y</text:p>
          </table:table-cell>
          <table:table-cell office:value-type="string">
            <text:p>2h4Lhs1tS9u12miNTMQNmw</text:p>
          </table:table-cell>
          <table:table-cell office:value-type="float" office:value="407">
            <text:p>407</text:p>
          </table:table-cell>
          <table:table-cell office:value-type="string">
            <text:p>North Swedish Horse</text:p>
          </table:table-cell>
          <table:table-cell office:value-type="string">
            <text:p>Dapple Bay Pangare</text:p>
          </table:table-cell>
          <table:table-cell office:value-type="string">
            <text:p>https://drive.google.com/file/d/1f5OdDlkms4MBifhHIHr9EmVWhpNzbwK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2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Dapple Bay Pangare North Swedish Horse Dundull's Stable</text:p>
          </table:table-cell>
        </table:table-row>
        <table:table-row>
          <table:table-cell office:value-type="string">
            <text:p>X4b</text:p>
          </table:table-cell>
          <table:table-cell office:value-type="string">
            <text:p>aDvYLwemR9OH3W6TIW2aWw</text:p>
          </table:table-cell>
          <table:table-cell office:value-type="float" office:value="348">
            <text:p>348</text:p>
          </table:table-cell>
          <table:table-cell office:value-type="string">
            <text:p>Finnhorse</text:p>
          </table:table-cell>
          <table:table-cell office:value-type="string">
            <text:p>Black</text:p>
          </table:table-cell>
          <table:table-cell office:value-type="string">
            <text:p>https://drive.google.com/file/d/1rmnsum46tbaT6O5mB7fxrZLF96KTRuJ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Finnhorse Firgrove Village</text:p>
          </table:table-cell>
        </table:table-row>
        <table:table-row>
          <table:table-cell office:value-type="string">
            <text:p>X5h</text:p>
          </table:table-cell>
          <table:table-cell office:value-type="string">
            <text:p>M3YMQmTuRKGiVW.AtdjzAw</text:p>
          </table:table-cell>
          <table:table-cell office:value-type="float" office:value="416">
            <text:p>416</text:p>
          </table:table-cell>
          <table:table-cell office:value-type="string">
            <text:p>Paso Fino</text:p>
          </table:table-cell>
          <table:table-cell office:value-type="string">
            <text:p>Amber Champagne</text:p>
          </table:table-cell>
          <table:table-cell office:value-type="string">
            <text:p>https://drive.google.com/file/d/1JRWxc_v7vWj_LQLMJn6q2epqfkhufSd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Amber Champagne Paso Fino Steve's Farm</text:p>
          </table:table-cell>
        </table:table-row>
        <table:table-row>
          <table:table-cell office:value-type="string">
            <text:p>X4r</text:p>
          </table:table-cell>
          <table:table-cell office:value-type="string">
            <text:p>0LrgF-.nQIOBds3Y8sx5ug</text:p>
          </table:table-cell>
          <table:table-cell office:value-type="float" office:value="364">
            <text:p>364</text:p>
          </table:table-cell>
          <table:table-cell office:value-type="string">
            <text:p>Irish Cob</text:p>
          </table:table-cell>
          <table:table-cell office:value-type="string">
            <text:p>Silver Dapple Pinto</text:p>
          </table:table-cell>
          <table:table-cell office:value-type="string">
            <text:p>https://drive.google.com/file/d/1rvEnCscTr9p9U2Zydc1wf4ZJwF7i4mR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2-1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ilver Dapple Pinto Irish Cob Valedale Village</text:p>
          </table:table-cell>
        </table:table-row>
        <table:table-row>
          <table:table-cell office:value-type="string">
            <text:p>X1D</text:p>
          </table:table-cell>
          <table:table-cell office:value-type="string">
            <text:p>rR61qtpcQWqNGQXIuUpMFg</text:p>
          </table:table-cell>
          <table:table-cell office:value-type="float" office:value="138">
            <text:p>138</text:p>
          </table:table-cell>
          <table:table-cell office:value-type="string">
            <text:p>Appaloosa</text:p>
          </table:table-cell>
          <table:table-cell office:value-type="string">
            <text:p>Grey Striped Dun</text:p>
          </table:table-cell>
          <table:table-cell office:value-type="string">
            <text:p>https://drive.google.com/file/d/1TSrjHmcEhxZ6X3IKeSEZoczW2eAaVQZz/view?usp=drive_link</text:p>
          </table:table-cell>
          <table:table-cell office:value-type="string">
            <text:p>true</text:p>
          </table:table-cell>
          <table:table-cell office:value-type="string">
            <text:p>Proteus</text:p>
          </table:table-cell>
          <table:table-cell office:value-type="string">
            <text:p>Limited Time</text:p>
          </table:table-cell>
          <table:table-cell office:value-type="float" office:value="539">
            <text:p>539</text:p>
          </table:table-cell>
          <table:table-cell office:value-type="string">
            <text:p>Under 800</text:p>
          </table:table-cell>
          <table:table-cell/>
          <table:table-cell office:value-type="string">
            <text:p>2022-06-29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Grey Striped Dun Appaloosa Proteus Summer Festival</text:p>
          </table:table-cell>
        </table:table-row>
        <table:table-row>
          <table:table-cell office:value-type="string">
            <text:p>X05</text:p>
          </table:table-cell>
          <table:table-cell office:value-type="string">
            <text:p>JTKvIV9dQPuxVO8V6VM0qg</text:p>
          </table:table-cell>
          <table:table-cell office:value-type="float" office:value="68">
            <text:p>68</text:p>
          </table:table-cell>
          <table:table-cell office:value-type="string">
            <text:p>Mustang</text:p>
          </table:table-cell>
          <table:table-cell office:value-type="string">
            <text:p>Bay Pinto</text:p>
          </table:table-cell>
          <table:table-cell office:value-type="string">
            <text:p>https://drive.google.com/file/d/1Vbl1QOUJdHx8D_ZWnN60S9W4XFv7ktJV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Pinto Mustang Firgrove Village</text:p>
          </table:table-cell>
        </table:table-row>
        <table:table-row>
          <table:table-cell office:value-type="string">
            <text:p>X4x</text:p>
          </table:table-cell>
          <table:table-cell office:value-type="string">
            <text:p>oCx0vgAtStKLTzMZJofmeQ</text:p>
          </table:table-cell>
          <table:table-cell office:value-type="float" office:value="370">
            <text:p>370</text:p>
          </table:table-cell>
          <table:table-cell office:value-type="string">
            <text:p>Jorvik Friesian</text:p>
          </table:table-cell>
          <table:table-cell office:value-type="string">
            <text:p>Black Pinto</text:p>
          </table:table-cell>
          <table:table-cell office:value-type="string">
            <text:p>https://drive.google.com/file/d/15CT3VlwltL5d0_43zvTcXTYiuyF-kyz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Pinto Jorvik Friesian Crescent Moon Village</text:p>
          </table:table-cell>
        </table:table-row>
        <table:table-row>
          <table:table-cell office:value-type="string">
            <text:p>X42</text:p>
          </table:table-cell>
          <table:table-cell office:value-type="string">
            <text:p>zmjaMLnIQ52E1s8A-QZShg</text:p>
          </table:table-cell>
          <table:table-cell office:value-type="float" office:value="313">
            <text:p>313</text:p>
          </table:table-cell>
          <table:table-cell office:value-type="string">
            <text:p>Andalusian</text:p>
          </table:table-cell>
          <table:table-cell office:value-type="string">
            <text:p>Dapple Grey</text:p>
          </table:table-cell>
          <table:table-cell office:value-type="string">
            <text:p>https://drive.google.com/file/d/18iQSFIgdyGS-xAn1iPI2wcfYNY--WeTg/view?usp=drive_link</text:p>
          </table:table-cell>
          <table:table-cell office:value-type="string">
            <text:p>true</text:p>
          </table:table-cell>
          <table:table-cell office:value-type="string">
            <text:p>Ayla</text:p>
          </table:table-cell>
          <table:table-cell office:value-type="string">
            <text:p>Limited Time</text:p>
          </table:table-cell>
          <table:table-cell office:value-type="float" office:value="469">
            <text:p>469</text:p>
          </table:table-cell>
          <table:table-cell office:value-type="string">
            <text:p>Under 800</text:p>
          </table:table-cell>
          <table:table-cell/>
          <table:table-cell office:value-type="string">
            <text:p>2020-03-25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Dapple Grey Andalusian Ayla Summer Festival</text:p>
          </table:table-cell>
        </table:table-row>
        <table:table-row>
          <table:table-cell office:value-type="string">
            <text:p>X1Z</text:p>
          </table:table-cell>
          <table:table-cell office:value-type="string">
            <text:p>VNeuFgzLQoW67oCkDKYQBA</text:p>
          </table:table-cell>
          <table:table-cell office:value-type="float" office:value="160">
            <text:p>160</text:p>
          </table:table-cell>
          <table:table-cell office:value-type="string">
            <text:p>Haflinger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Ho9IY7BBcHXA2HAx6t-R7JpBFGyI0Zd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Flaxen Chestnut Pangare Haflinger Fort Pinta</text:p>
          </table:table-cell>
        </table:table-row>
        <table:table-row>
          <table:table-cell office:value-type="string">
            <text:p>X1x</text:p>
          </table:table-cell>
          <table:table-cell office:value-type="string">
            <text:p>GzDsLTxIRmW6r8q-.c.3Pw</text:p>
          </table:table-cell>
          <table:table-cell office:value-type="float" office:value="184">
            <text:p>184</text:p>
          </table:table-cell>
          <table:table-cell office:value-type="string">
            <text:p>Lipizzaner</text:p>
          </table:table-cell>
          <table:table-cell office:value-type="string">
            <text:p>Dark Dapple Grey</text:p>
          </table:table-cell>
          <table:table-cell office:value-type="string">
            <text:p>https://drive.google.com/file/d/1XA5LKUS993NhSY1uvm6Wsshp3OxDcBe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Dark Dapple Grey Lipizzaner Jorvik Stables</text:p>
          </table:table-cell>
        </table:table-row>
        <table:table-row>
          <table:table-cell office:value-type="string">
            <text:p>X14</text:p>
          </table:table-cell>
          <table:table-cell office:value-type="string">
            <text:p>nrHdvrzSTPuZPp.nJKTtoA</text:p>
          </table:table-cell>
          <table:table-cell office:value-type="float" office:value="129">
            <text:p>129</text:p>
          </table:table-cell>
          <table:table-cell office:value-type="string">
            <text:p>Appaloosa</text:p>
          </table:table-cell>
          <table:table-cell office:value-type="string">
            <text:p>Black Leopard</text:p>
          </table:table-cell>
          <table:table-cell office:value-type="string">
            <text:p>https://drive.google.com/file/d/1bKBXb34HFqrmAKrCUgTMtm6m5WSYWwn3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Leopard Appaloosa Starshine Ranch</text:p>
          </table:table-cell>
        </table:table-row>
        <table:table-row>
          <table:table-cell office:value-type="string">
            <text:p>X2p</text:p>
          </table:table-cell>
          <table:table-cell office:value-type="string">
            <text:p>JMUkok4XRt-cBo4fcAIHoA</text:p>
          </table:table-cell>
          <table:table-cell office:value-type="float" office:value="238">
            <text:p>238</text:p>
          </table:table-cell>
          <table:table-cell office:value-type="string">
            <text:p>Marwari</text:p>
          </table:table-cell>
          <table:table-cell office:value-type="string">
            <text:p>Black Sabino Pinto</text:p>
          </table:table-cell>
          <table:table-cell office:value-type="string">
            <text:p>https://drive.google.com/file/d/1Hn_bJMNNb6cL28Y1tc_FiQa4trIQk6c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8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lack Sabino Pinto Marwari New Hillcrest</text:p>
          </table:table-cell>
        </table:table-row>
        <table:table-row>
          <table:table-cell office:value-type="string">
            <text:p>X5r</text:p>
          </table:table-cell>
          <table:table-cell office:value-type="string">
            <text:p>a3lEM58ASKiTYFEWsJTdgA</text:p>
          </table:table-cell>
          <table:table-cell office:value-type="float" office:value="426">
            <text:p>426</text:p>
          </table:table-cell>
          <table:table-cell office:value-type="string">
            <text:p>Paso Fino</text:p>
          </table:table-cell>
          <table:table-cell office:value-type="string">
            <text:p>Silver Bay Pinto</text:p>
          </table:table-cell>
          <table:table-cell office:value-type="string">
            <text:p>https://drive.google.com/file/d/1lzQBtwkWtjOxLy12RQIdurIGsEZ9u8_h/view?usp=drive_link</text:p>
          </table:table-cell>
          <table:table-cell office:value-type="string">
            <text:p>true</text:p>
          </table:table-cell>
          <table:table-cell office:value-type="string">
            <text:p>Calder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3-08T00:00:00.000Z</text:p>
          </table:table-cell>
          <table:table-cell/>
          <table:table-cell/>
          <table:table-cell office:value-type="string">
            <text:p>Silver Bay Pinto Paso Fino Calder</text:p>
          </table:table-cell>
        </table:table-row>
        <table:table-row>
          <table:table-cell office:value-type="string">
            <text:p>X2b</text:p>
          </table:table-cell>
          <table:table-cell office:value-type="string">
            <text:p>xESp1uhqTwOFAUX.mBo4Eg</text:p>
          </table:table-cell>
          <table:table-cell office:value-type="float" office:value="224">
            <text:p>224</text:p>
          </table:table-cell>
          <table:table-cell office:value-type="string">
            <text:p>Ardennes</text:p>
          </table:table-cell>
          <table:table-cell office:value-type="string">
            <text:p>Palomino</text:p>
          </table:table-cell>
          <table:table-cell office:value-type="string">
            <text:p>https://drive.google.com/file/d/18oXySbR6B8SHJ-Cla8BCJEQG5TCr7GsI/view?usp=drive_link</text:p>
          </table:table-cell>
          <table:table-cell office:value-type="string">
            <text:p>true</text:p>
          </table:table-cell>
          <table:table-cell office:value-type="string">
            <text:p>Luna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6-25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Palomino Ardennes Luna Summer Festival</text:p>
          </table:table-cell>
        </table:table-row>
        <table:table-row>
          <table:table-cell office:value-type="string">
            <text:p>X6H</text:p>
          </table:table-cell>
          <table:table-cell office:value-type="string">
            <text:p>E4c63D5hSNOUYYOQXcN4Og</text:p>
          </table:table-cell>
          <table:table-cell office:value-type="float" office:value="452">
            <text:p>452</text:p>
          </table:table-cell>
          <table:table-cell office:value-type="string">
            <text:p>Welsh Pony</text:p>
          </table:table-cell>
          <table:table-cell office:value-type="string">
            <text:p>Light Grey</text:p>
          </table:table-cell>
          <table:table-cell office:value-type="string">
            <text:p>https://drive.google.com/file/d/1gwHmmZK5I891UZ-PR5kO5M_TSe9-zGg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Light Grey Welsh Pony Fort Pinta</text:p>
          </table:table-cell>
        </table:table-row>
        <table:table-row>
          <table:table-cell office:value-type="string">
            <text:p>X0Q</text:p>
          </table:table-cell>
          <table:table-cell office:value-type="string">
            <text:p>MA2Evd1vSFOn36AgkIVlOA</text:p>
          </table:table-cell>
          <table:table-cell office:value-type="float" office:value="89">
            <text:p>89</text:p>
          </table:table-cell>
          <table:table-cell office:value-type="string">
            <text:p>Arabian</text:p>
          </table:table-cell>
          <table:table-cell office:value-type="string">
            <text:p>Flaxen Chestnut Rabicano</text:p>
          </table:table-cell>
          <table:table-cell office:value-type="string">
            <text:p>https://drive.google.com/file/d/1H9EvcSYfnfUPdhdUUB6SS9VtadyQ0XX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Flaxen Chestnut Rabicano Arabian Goldspur Farm</text:p>
          </table:table-cell>
        </table:table-row>
        <table:table-row>
          <table:table-cell office:value-type="string">
            <text:p>X4e</text:p>
          </table:table-cell>
          <table:table-cell office:value-type="string">
            <text:p>y7B4dGxwQ4O.j87f7LvMyw</text:p>
          </table:table-cell>
          <table:table-cell office:value-type="float" office:value="351">
            <text:p>351</text:p>
          </table:table-cell>
          <table:table-cell office:value-type="string">
            <text:p>Finnhorse</text:p>
          </table:table-cell>
          <table:table-cell office:value-type="string">
            <text:p>Dapple Grey</text:p>
          </table:table-cell>
          <table:table-cell office:value-type="string">
            <text:p>https://drive.google.com/file/d/1Wl5S7fqKbHlPYyLQCk7CMak2I8oMOww-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Dapple Grey Finnhorse Firgrove Village</text:p>
          </table:table-cell>
        </table:table-row>
        <table:table-row>
          <table:table-cell office:value-type="string">
            <text:p>X2Y</text:p>
          </table:table-cell>
          <table:table-cell office:value-type="string">
            <text:p>jDwaHZSdTw6r7MacBIb1GA</text:p>
          </table:table-cell>
          <table:table-cell office:value-type="float" office:value="221">
            <text:p>221</text:p>
          </table:table-cell>
          <table:table-cell office:value-type="string">
            <text:p>Tennessee Walking Horse</text:p>
          </table:table-cell>
          <table:table-cell office:value-type="string">
            <text:p>Dunskin</text:p>
          </table:table-cell>
          <table:table-cell office:value-type="string">
            <text:p>https://drive.google.com/file/d/1_qWVbXUKmwEDZNMzhVlFx61YKZ8vVM2v/view?usp=drive_link</text:p>
          </table:table-cell>
          <table:table-cell office:value-type="string">
            <text:p>true</text:p>
          </table:table-cell>
          <table:table-cell office:value-type="string">
            <text:p>Alvirah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0-18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Dunskin Tennessee Walking Horse Alvirah Halloween Festival</text:p>
          </table:table-cell>
        </table:table-row>
        <table:table-row>
          <table:table-cell office:value-type="string">
            <text:p>W2</text:p>
          </table:table-cell>
          <table:table-cell office:value-type="string">
            <text:p>QzCf.4D4SSCw0qKQ3q85ig</text:p>
          </table:table-cell>
          <table:table-cell office:value-type="float" office:value="3">
            <text:p>3</text:p>
          </table:table-cell>
          <table:table-cell office:value-type="string">
            <text:p>Dartmoor</text:p>
          </table:table-cell>
          <table:table-cell office:value-type="string">
            <text:p>Dapple Dark Bay</text:p>
          </table:table-cell>
          <table:table-cell office:value-type="string">
            <text:p>https://drive.google.com/file/d/1ZfsMXu42Z_GiUQONb10303YJ85hRMd_N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, Fort Pinta</text:p>
          </table:table-cell>
          <table:table-cell office:value-type="string">
            <text:p>Pony,<text:s/></text:p>
          </table:table-cell>
          <table:table-cell office:value-type="string">
            <text:p>Dapple Dark Bay Dartmoor Pony,<text:s text:c="2"/>Steve's Farm, Fort Pinta</text:p>
          </table:table-cell>
        </table:table-row>
        <table:table-row>
          <table:table-cell office:value-type="string">
            <text:p>X2W</text:p>
          </table:table-cell>
          <table:table-cell office:value-type="string">
            <text:p>2f7fnN26T8GvD8REUtCW3Q</text:p>
          </table:table-cell>
          <table:table-cell office:value-type="float" office:value="219">
            <text:p>219</text:p>
          </table:table-cell>
          <table:table-cell office:value-type="string">
            <text:p>Tennessee Walking Horse</text:p>
          </table:table-cell>
          <table:table-cell office:value-type="string">
            <text:p>Silver Black</text:p>
          </table:table-cell>
          <table:table-cell office:value-type="string">
            <text:p>https://drive.google.com/file/d/16NZ0lYPxQkpM8r0ApQeN-4kOsgqI6F0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lack Tennessee Walking Horse Firgrove Village</text:p>
          </table:table-cell>
        </table:table-row>
        <table:table-row>
          <table:table-cell office:value-type="string">
            <text:p>X0T</text:p>
          </table:table-cell>
          <table:table-cell office:value-type="string">
            <text:p>yFVOy.EZTrOp-cnGEAVTCg</text:p>
          </table:table-cell>
          <table:table-cell office:value-type="float" office:value="92">
            <text:p>92</text:p>
          </table:table-cell>
          <table:table-cell office:value-type="string">
            <text:p>Arabian</text:p>
          </table:table-cell>
          <table:table-cell office:value-type="string">
            <text:p>Chestnut</text:p>
          </table:table-cell>
          <table:table-cell office:value-type="string">
            <text:p>https://drive.google.com/file/d/1RGrCb-UbKVT_255iIY9B5OW7Hvbyb0jd/view?usp=drive_link</text:p>
          </table:table-cell>
          <table:table-cell/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4-06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Chestnut Arabian Equestrian Festival (Spring)</text:p>
          </table:table-cell>
        </table:table-row>
        <table:table-row>
          <table:table-cell office:value-type="string">
            <text:p>WO</text:p>
          </table:table-cell>
          <table:table-cell office:value-type="string">
            <text:p>kOVG0Y8LRTi.jKjOuZ.qhA</text:p>
          </table:table-cell>
          <table:table-cell office:value-type="float" office:value="25">
            <text:p>25</text:p>
          </table:table-cell>
          <table:table-cell office:value-type="string">
            <text:p>Friesian</text:p>
          </table:table-cell>
          <table:table-cell office:value-type="string">
            <text:p>Chestnut</text:p>
          </table:table-cell>
          <table:table-cell office:value-type="string">
            <text:p>https://drive.google.com/file/d/1sWl8NtRiS0_1GcDsN77BxfFYQUC6p7fc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Chestnut Friesian Jorvik Stables</text:p>
          </table:table-cell>
        </table:table-row>
        <table:table-row>
          <table:table-cell office:value-type="string">
            <text:p>X6I</text:p>
          </table:table-cell>
          <table:table-cell office:value-type="string">
            <text:p>YPFiFH0OSIqEaF-SFsv1Tw</text:p>
          </table:table-cell>
          <table:table-cell office:value-type="float" office:value="453">
            <text:p>453</text:p>
          </table:table-cell>
          <table:table-cell office:value-type="string">
            <text:p>Welsh Pony</text:p>
          </table:table-cell>
          <table:table-cell office:value-type="string">
            <text:p>Liver Chestnut</text:p>
          </table:table-cell>
          <table:table-cell office:value-type="string">
            <text:p>https://drive.google.com/file/d/113kApK6F4J9_UNt64106MpoIa2w8vMy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Liver Chestnut Welsh Pony Hermit's Cottage</text:p>
          </table:table-cell>
        </table:table-row>
        <table:table-row>
          <table:table-cell office:value-type="string">
            <text:p>X0q</text:p>
          </table:table-cell>
          <table:table-cell office:value-type="string">
            <text:p>1FD.YykoS1SiYhFcRA6sFA</text:p>
          </table:table-cell>
          <table:table-cell office:value-type="float" office:value="115">
            <text:p>115</text:p>
          </table:table-cell>
          <table:table-cell office:value-type="string">
            <text:p>Belgian Warmblood</text:p>
          </table:table-cell>
          <table:table-cell office:value-type="string">
            <text:p>Light Grey</text:p>
          </table:table-cell>
          <table:table-cell office:value-type="string">
            <text:p>https://drive.google.com/file/d/1EUrLznnhnzgC6GfgMz7PfFnjrDxP51h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Light Grey Belgian Warmblood Goldenleaf Stables</text:p>
          </table:table-cell>
        </table:table-row>
        <table:table-row>
          <table:table-cell office:value-type="string">
            <text:p>X31</text:p>
          </table:table-cell>
          <table:table-cell office:value-type="string">
            <text:p>vRqtnQyfT5iGD1OCk9RNyA</text:p>
          </table:table-cell>
          <table:table-cell office:value-type="float" office:value="250">
            <text:p>250</text:p>
          </table:table-cell>
          <table:table-cell office:value-type="string">
            <text:p>Curly Horse</text:p>
          </table:table-cell>
          <table:table-cell office:value-type="string">
            <text:p>Palomino</text:p>
          </table:table-cell>
          <table:table-cell office:value-type="string">
            <text:p>https://drive.google.com/file/d/1uKRl2JaCf-hNjTOLqTilNLTUEMfiNYh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1-20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Palomino Curly Horse New Hillcrest</text:p>
          </table:table-cell>
        </table:table-row>
        <table:table-row>
          <table:table-cell office:value-type="string">
            <text:p>X61</text:p>
          </table:table-cell>
          <table:table-cell office:value-type="string">
            <text:p>yCh90.3NRTSPEOpK5T204A</text:p>
          </table:table-cell>
          <table:table-cell office:value-type="float" office:value="436">
            <text:p>436</text:p>
          </table:table-cell>
          <table:table-cell office:value-type="string">
            <text:p>Percheron</text:p>
          </table:table-cell>
          <table:table-cell office:value-type="string">
            <text:p>Steel Grey</text:p>
          </table:table-cell>
          <table:table-cell office:value-type="string">
            <text:p>https://drive.google.com/file/d/1iqKf1NKPHEGTszTErxJfjjsrndGIbCT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Steel Grey Percheron Marley's Farm</text:p>
          </table:table-cell>
        </table:table-row>
        <table:table-row>
          <table:table-cell office:value-type="string">
            <text:p>X5A</text:p>
          </table:table-cell>
          <table:table-cell office:value-type="string">
            <text:p>4MnJUSa5TbSBOcvAwNvCTA</text:p>
          </table:table-cell>
          <table:table-cell office:value-type="float" office:value="383">
            <text:p>383</text:p>
          </table:table-cell>
          <table:table-cell office:value-type="string">
            <text:p>Jorvik Wild Horse</text:p>
          </table:table-cell>
          <table:table-cell office:value-type="string">
            <text:p>Sapphire Blue Roan</text:p>
          </table:table-cell>
          <table:table-cell office:value-type="string">
            <text:p>https://drive.google.com/file/d/1qskA_by1QuJiNih45FDCylFU7qEWJQM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Sapphire Blue Roan Jorvik Wild Horse Redwood Point</text:p>
          </table:table-cell>
        </table:table-row>
        <table:table-row>
          <table:table-cell office:value-type="string">
            <text:p>X5N</text:p>
          </table:table-cell>
          <table:table-cell office:value-type="string">
            <text:p>Veixp3kIT3y59Qbl2v9MPA</text:p>
          </table:table-cell>
          <table:table-cell office:value-type="float" office:value="396">
            <text:p>396</text:p>
          </table:table-cell>
          <table:table-cell office:value-type="string">
            <text:p>Knabstrupper</text:p>
          </table:table-cell>
          <table:table-cell office:value-type="string">
            <text:p>Chestnut Few Spot Leopard</text:p>
          </table:table-cell>
          <table:table-cell office:value-type="string">
            <text:p>https://drive.google.com/file/d/1gAtm2rv7xeOuufoy87UiEHAloUwYA4-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2-19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Chestnut Few Spot Leopard Knabstrupper Crescent Moon Village</text:p>
          </table:table-cell>
        </table:table-row>
        <table:table-row>
          <table:table-cell office:value-type="string">
            <text:p>X2V</text:p>
          </table:table-cell>
          <table:table-cell office:value-type="string">
            <text:p>z.GDujWTTz2HPlWv4euKFQ</text:p>
          </table:table-cell>
          <table:table-cell office:value-type="float" office:value="218">
            <text:p>218</text:p>
          </table:table-cell>
          <table:table-cell office:value-type="string">
            <text:p>Tennessee Walking Horse</text:p>
          </table:table-cell>
          <table:table-cell office:value-type="string">
            <text:p>Red Roan Pinto</text:p>
          </table:table-cell>
          <table:table-cell office:value-type="string">
            <text:p>https://drive.google.com/file/d/17VQHo_E6M3rQAc1UD7nCcv3xWsyAhco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Red Roan Pinto Tennessee Walking Horse Firgrove Village</text:p>
          </table:table-cell>
        </table:table-row>
        <table:table-row>
          <table:table-cell office:value-type="string">
            <text:p>X1n</text:p>
          </table:table-cell>
          <table:table-cell office:value-type="string">
            <text:p>hX3ALTHaQSemBSJgkpRYLA</text:p>
          </table:table-cell>
          <table:table-cell office:value-type="float" office:value="174">
            <text:p>174</text:p>
          </table:table-cell>
          <table:table-cell office:value-type="string">
            <text:p>Icelandic Horse</text:p>
          </table:table-cell>
          <table:table-cell office:value-type="string">
            <text:p>Light Grey</text:p>
          </table:table-cell>
          <table:table-cell office:value-type="string">
            <text:p>https://drive.google.com/file/d/1FZm_3yHiVfMfRU6hYDOwaFGe1qDX2-E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Light Grey Icelandic Horse New Hillcrest</text:p>
          </table:table-cell>
        </table:table-row>
        <table:table-row>
          <table:table-cell office:value-type="string">
            <text:p>X1a</text:p>
          </table:table-cell>
          <table:table-cell office:value-type="string">
            <text:p>p563PmUqRoCh6AfCX3Fyqw</text:p>
          </table:table-cell>
          <table:table-cell office:value-type="float" office:value="161">
            <text:p>161</text:p>
          </table:table-cell>
          <table:table-cell office:value-type="string">
            <text:p>Haflinger</text:p>
          </table:table-cell>
          <table:table-cell office:value-type="string">
            <text:p>Gold Flaxen Chestnut Pangare</text:p>
          </table:table-cell>
          <table:table-cell office:value-type="string">
            <text:p>https://drive.google.com/file/d/11Y0aFd7M8EZ0M2eRlJETtwd35rB3fX0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Gold Flaxen Chestnut Pangare Haflinger Fort Pinta</text:p>
          </table:table-cell>
        </table:table-row>
        <table:table-row>
          <table:table-cell office:value-type="string">
            <text:p>We</text:p>
          </table:table-cell>
          <table:table-cell office:value-type="string">
            <text:p>mAverZggQB6CzIT8sbS5qw</text:p>
          </table:table-cell>
          <table:table-cell office:value-type="float" office:value="41">
            <text:p>41</text:p>
          </table:table-cell>
          <table:table-cell office:value-type="string">
            <text:p>Noriker</text:p>
          </table:table-cell>
          <table:table-cell office:value-type="string">
            <text:p>Black Leopard</text:p>
          </table:table-cell>
          <table:table-cell office:value-type="string">
            <text:p>https://drive.google.com/file/d/1zqOXd9b48ry6M4r2zsZ-fwX2KBIOZNAE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Leopard Noriker Silverglade Equestrian Center</text:p>
          </table:table-cell>
        </table:table-row>
        <table:table-row>
          <table:table-cell office:value-type="string">
            <text:p>X0C</text:p>
          </table:table-cell>
          <table:table-cell office:value-type="string">
            <text:p>v.imWjVyQUesabbrb3htSw</text:p>
          </table:table-cell>
          <table:table-cell office:value-type="float" office:value="75">
            <text:p>75</text:p>
          </table:table-cell>
          <table:table-cell office:value-type="string">
            <text:p>American Paint Horse</text:p>
          </table:table-cell>
          <table:table-cell office:value-type="string">
            <text:p>Dapple Grey Tobiano</text:p>
          </table:table-cell>
          <table:table-cell office:value-type="string">
            <text:p>https://drive.google.com/file/d/1YXH94qC2fxx34pDQ-exNrQgu3HSFDsbL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Dapple Grey Tobiano American Paint Horse Starshine Ranch</text:p>
          </table:table-cell>
        </table:table-row>
        <table:table-row>
          <table:table-cell office:value-type="string">
            <text:p>X1K</text:p>
          </table:table-cell>
          <table:table-cell office:value-type="string">
            <text:p>qLkUcsKDS8aJ0OviL6h70g</text:p>
          </table:table-cell>
          <table:table-cell office:value-type="float" office:value="145">
            <text:p>145</text:p>
          </table:table-cell>
          <table:table-cell office:value-type="string">
            <text:p>Ardennes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PLXknKcBCfbVQPMfXI0uKG_PaLnNIzW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Flaxen Chestnut Pangare Ardennes Valedale Village</text:p>
          </table:table-cell>
        </table:table-row>
        <table:table-row>
          <table:table-cell office:value-type="string">
            <text:p>X3M</text:p>
          </table:table-cell>
          <table:table-cell office:value-type="string">
            <text:p>TuUD-r0wQsiIXXUe4H6yrg</text:p>
          </table:table-cell>
          <table:table-cell office:value-type="float" office:value="271">
            <text:p>271</text:p>
          </table:table-cell>
          <table:table-cell office:value-type="string">
            <text:p>American Quarter Horse</text:p>
          </table:table-cell>
          <table:table-cell office:value-type="string">
            <text:p>Palomino</text:p>
          </table:table-cell>
          <table:table-cell office:value-type="string">
            <text:p>https://drive.google.com/file/d/1ge4o94kacCwiThVerXMaIkPGEe6kCab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4-22T00:00:00.000Z</text:p>
          </table:table-cell>
          <table:table-cell office:value-type="string">
            <text:p>Starshine Ranch, Fort Pinta</text:p>
          </table:table-cell>
          <table:table-cell/>
          <table:table-cell office:value-type="string">
            <text:p>Palomino American Quarter Horse Starshine Ranch, Fort Pinta</text:p>
          </table:table-cell>
        </table:table-row>
        <table:table-row>
          <table:table-cell office:value-type="string">
            <text:p>W1</text:p>
          </table:table-cell>
          <table:table-cell office:value-type="string">
            <text:p>vghHe1qmQuqS-CTJ5JCBKw</text:p>
          </table:table-cell>
          <table:table-cell office:value-type="float" office:value="2">
            <text:p>2</text:p>
          </table:table-cell>
          <table:table-cell office:value-type="string">
            <text:p>Dartmoor</text:p>
          </table:table-cell>
          <table:table-cell office:value-type="string">
            <text:p>Black</text:p>
          </table:table-cell>
          <table:table-cell office:value-type="string">
            <text:p>https://drive.google.com/file/d/1eKlWvdCvkndSWL31vZKtgT8zrZ57jr6n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 office:value-type="string">
            <text:p>Black Dartmoor Pony,<text:s text:c="2"/>Steve's Farm</text:p>
          </table:table-cell>
        </table:table-row>
        <table:table-row>
          <table:table-cell office:value-type="string">
            <text:p>X1V</text:p>
          </table:table-cell>
          <table:table-cell office:value-type="string">
            <text:p>pDfWZ236T4OcQVeuMnAZeg</text:p>
          </table:table-cell>
          <table:table-cell office:value-type="float" office:value="156">
            <text:p>156</text:p>
          </table:table-cell>
          <table:table-cell office:value-type="string">
            <text:p>Gotland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AZQYxblSLwv1i0BWopNDtqur2oTs5kL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Flaxen Chestnut Pangare Gotland South Hoof Farm</text:p>
          </table:table-cell>
        </table:table-row>
        <table:table-row>
          <table:table-cell office:value-type="string">
            <text:p>X1y</text:p>
          </table:table-cell>
          <table:table-cell office:value-type="string">
            <text:p>bMKszSCfTySClV7BpSGI.A</text:p>
          </table:table-cell>
          <table:table-cell office:value-type="float" office:value="185">
            <text:p>185</text:p>
          </table:table-cell>
          <table:table-cell office:value-type="string">
            <text:p>Lipizzaner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bjdM718R2vkCPQ3CWSp6ydFrnNzpX9C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Fleabitten Grey Lipizzaner Jorvik Stables</text:p>
          </table:table-cell>
        </table:table-row>
        <table:table-row>
          <table:table-cell office:value-type="string">
            <text:p>X4I</text:p>
          </table:table-cell>
          <table:table-cell office:value-type="string">
            <text:p>vLmopt2nSn6gyNbY7SL8Og</text:p>
          </table:table-cell>
          <table:table-cell office:value-type="float" office:value="329">
            <text:p>329</text:p>
          </table:table-cell>
          <table:table-cell office:value-type="string">
            <text:p>Clydesdale</text:p>
          </table:table-cell>
          <table:table-cell office:value-type="string">
            <text:p>Blue Roan</text:p>
          </table:table-cell>
          <table:table-cell office:value-type="string">
            <text:p>https://drive.google.com/file/d/16YzATBZ3ROzPNpc51vGWBzwBFO_t43Ye/view?usp=drive_link</text:p>
          </table:table-cell>
          <table:table-cell office:value-type="string">
            <text:p>true</text:p>
          </table:table-cell>
          <table:table-cell office:value-type="string">
            <text:p>Petra</text:p>
          </table:table-cell>
          <table:table-cell office:value-type="string">
            <text:p>Permanent</text:p>
          </table:table-cell>
          <table:table-cell office:value-type="float" office:value="450">
            <text:p>450</text:p>
          </table:table-cell>
          <table:table-cell office:value-type="string">
            <text:p>Under 800</text:p>
          </table:table-cell>
          <table:table-cell/>
          <table:table-cell office:value-type="string">
            <text:p>2021-03-03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lue Roan Clydesdale Petra Valedale Village</text:p>
          </table:table-cell>
        </table:table-row>
        <table:table-row>
          <table:table-cell office:value-type="string">
            <text:p>X6N</text:p>
          </table:table-cell>
          <table:table-cell office:value-type="string">
            <text:p>TG2iCjCaQoC5NCx0Z1UorQ</text:p>
          </table:table-cell>
          <table:table-cell office:value-type="float" office:value="458">
            <text:p>458</text:p>
          </table:table-cell>
          <table:table-cell office:value-type="string">
            <text:p>Lusitano</text:p>
          </table:table-cell>
          <table:table-cell office:value-type="string">
            <text:p>Dapple Grey</text:p>
          </table:table-cell>
          <table:table-cell office:value-type="string">
            <text:p>https://drive.google.com/file/d/1e4beH9m064BoX3nwCN_iuqvnyJpFg5S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Dapple Grey Lusitano Silverglade Equestrian Center</text:p>
          </table:table-cell>
        </table:table-row>
        <table:table-row>
          <table:table-cell office:value-type="string">
            <text:p>X3L</text:p>
          </table:table-cell>
          <table:table-cell office:value-type="string">
            <text:p>rIHlmflmSkahnuZ0-4A01g</text:p>
          </table:table-cell>
          <table:table-cell office:value-type="float" office:value="270">
            <text:p>270</text:p>
          </table:table-cell>
          <table:table-cell office:value-type="string">
            <text:p>American Quarter Horse</text:p>
          </table:table-cell>
          <table:table-cell office:value-type="string">
            <text:p>Grullo</text:p>
          </table:table-cell>
          <table:table-cell office:value-type="string">
            <text:p>https://drive.google.com/file/d/1N3TaJb4EaiiEP4tKOI7z5DiF0KvftJj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5-1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Grullo American Quarter Horse Starshine Ranch</text:p>
          </table:table-cell>
        </table:table-row>
        <table:table-row>
          <table:table-cell office:value-type="string">
            <text:p>WM</text:p>
          </table:table-cell>
          <table:table-cell office:value-type="string">
            <text:p>p0YjFIUATjeOgnEkQKLI0Q</text:p>
          </table:table-cell>
          <table:table-cell office:value-type="float" office:value="23">
            <text:p>23</text:p>
          </table:table-cell>
          <table:table-cell office:value-type="string">
            <text:p>Friesian</text:p>
          </table:table-cell>
          <table:table-cell office:value-type="string">
            <text:p>Black Star</text:p>
          </table:table-cell>
          <table:table-cell office:value-type="string">
            <text:p>https://drive.google.com/file/d/1GyDDSxOpnkq0h-s53gkCIc0BViy_Dtpw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lack Star Friesian Jorvik Stables</text:p>
          </table:table-cell>
        </table:table-row>
        <table:table-row>
          <table:table-cell office:value-type="string">
            <text:p>X2v</text:p>
          </table:table-cell>
          <table:table-cell office:value-type="string">
            <text:p>3yJoOm.rTL6y-Sb.f3uw7g</text:p>
          </table:table-cell>
          <table:table-cell office:value-type="float" office:value="244">
            <text:p>244</text:p>
          </table:table-cell>
          <table:table-cell office:value-type="string">
            <text:p>Marwari</text:p>
          </table:table-cell>
          <table:table-cell office:value-type="string">
            <text:p>Black Sabino</text:p>
          </table:table-cell>
          <table:table-cell office:value-type="string">
            <text:p>https://drive.google.com/file/d/1F4fzk-PiDrws6AEp36Hicsi0579hbjL6/view?usp=drive_link</text:p>
          </table:table-cell>
          <table:table-cell office:value-type="string">
            <text:p>true</text:p>
          </table:table-cell>
          <table:table-cell office:value-type="string">
            <text:p>Birkir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3-16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lack Sabino Marwari Birkir Valedale Village</text:p>
          </table:table-cell>
        </table:table-row>
        <table:table-row>
          <table:table-cell office:value-type="string">
            <text:p>WD</text:p>
          </table:table-cell>
          <table:table-cell office:value-type="string">
            <text:p>s1sAh4HhSxaCFdv9gFb3lg</text:p>
          </table:table-cell>
          <table:table-cell office:value-type="float" office:value="14">
            <text:p>14</text:p>
          </table:table-cell>
          <table:table-cell office:value-type="string">
            <text:p>Dutch Warmblood</text:p>
          </table:table-cell>
          <table:table-cell office:value-type="string">
            <text:p>Dark Bay Pinto</text:p>
          </table:table-cell>
          <table:table-cell office:value-type="string">
            <text:p>https://drive.google.com/file/d/1SI9nAGoTnExdM8w5MJfy9Ucz9k7OZTyc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4-0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Dark Bay Pinto Dutch Warmblood Equestrian Festival (Spring)</text:p>
          </table:table-cell>
        </table:table-row>
        <table:table-row>
          <table:table-cell office:value-type="string">
            <text:p>X4D</text:p>
          </table:table-cell>
          <table:table-cell office:value-type="string">
            <text:p>BuKISbWCSbmNgRXLUSGJLw</text:p>
          </table:table-cell>
          <table:table-cell office:value-type="float" office:value="324">
            <text:p>324</text:p>
          </table:table-cell>
          <table:table-cell office:value-type="string">
            <text:p>Clydesdale</text:p>
          </table:table-cell>
          <table:table-cell office:value-type="string">
            <text:p>Dapple Rose Grey</text:p>
          </table:table-cell>
          <table:table-cell office:value-type="string">
            <text:p>https://drive.google.com/file/d/1Bu5PT9cP8rKzmbF2JQeFJWG191rWvHq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1-0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Dapple Rose Grey Clydesdale Dundull</text:p>
          </table:table-cell>
        </table:table-row>
        <table:table-row>
          <table:table-cell office:value-type="string">
            <text:p>X1N</text:p>
          </table:table-cell>
          <table:table-cell office:value-type="string">
            <text:p>wTeT-UJ-Tuq682.dPTDWyw</text:p>
          </table:table-cell>
          <table:table-cell office:value-type="float" office:value="148">
            <text:p>148</text:p>
          </table:table-cell>
          <table:table-cell office:value-type="string">
            <text:p>Ardennes</text:p>
          </table:table-cell>
          <table:table-cell office:value-type="string">
            <text:p>Strawberry Roan</text:p>
          </table:table-cell>
          <table:table-cell office:value-type="string">
            <text:p>https://drive.google.com/file/d/12t2h3YQ5xZZdkjgYzBWxyejVphmrzWa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4-2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trawberry Roan Ardennes Valedale Village</text:p>
          </table:table-cell>
        </table:table-row>
        <table:table-row>
          <table:table-cell office:value-type="string">
            <text:p>X3q</text:p>
          </table:table-cell>
          <table:table-cell office:value-type="string">
            <text:p>0DW9VObYREuEusIpdd9onA</text:p>
          </table:table-cell>
          <table:table-cell office:value-type="float" office:value="301">
            <text:p>301</text:p>
          </table:table-cell>
          <table:table-cell office:value-type="string">
            <text:p>Jorvik Warmblood</text:p>
          </table:table-cell>
          <table:table-cell office:value-type="string">
            <text:p>Sooty Buckskin</text:p>
          </table:table-cell>
          <table:table-cell office:value-type="string">
            <text:p>https://drive.google.com/file/d/1ioUwgJpKVO9xXSs_Q21Yi-5YCAD8Zte5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7-17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Sooty Buckskin Jorvik Warmblood Crescent Moon Village</text:p>
          </table:table-cell>
        </table:table-row>
        <table:table-row>
          <table:table-cell office:value-type="string">
            <text:p>X0k</text:p>
          </table:table-cell>
          <table:table-cell office:value-type="string">
            <text:p>2d0yL3K7SfuBrqPNeh4G2A</text:p>
          </table:table-cell>
          <table:table-cell office:value-type="float" office:value="109">
            <text:p>109</text:p>
          </table:table-cell>
          <table:table-cell office:value-type="string">
            <text:p>Criollo</text:p>
          </table:table-cell>
          <table:table-cell office:value-type="string">
            <text:p>Dark Bay Overo</text:p>
          </table:table-cell>
          <table:table-cell office:value-type="string">
            <text:p>https://drive.google.com/file/d/1-pTLr3saq2ciOHJbi-nlL-GSF4dJ9UB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2-26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Dark Bay Overo Criollo Medieval Camp</text:p>
          </table:table-cell>
        </table:table-row>
        <table:table-row>
          <table:table-cell office:value-type="string">
            <text:p>X6A</text:p>
          </table:table-cell>
          <table:table-cell office:value-type="string">
            <text:p>j1Zi5wmvS8ac6OQqGRAHNw</text:p>
          </table:table-cell>
          <table:table-cell office:value-type="float" office:value="445">
            <text:p>445</text:p>
          </table:table-cell>
          <table:table-cell office:value-type="string">
            <text:p>Welsh Pony</text:p>
          </table:table-cell>
          <table:table-cell office:value-type="string">
            <text:p>Bay</text:p>
          </table:table-cell>
          <table:table-cell office:value-type="string">
            <text:p>https://drive.google.com/file/d/1hX2B5dOiRn638rYRlRAzM2mDjSd6V2t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Bay Welsh Pony Hermit's Cottage</text:p>
          </table:table-cell>
        </table:table-row>
        <table:table-row>
          <table:table-cell office:value-type="string">
            <text:p>X5J</text:p>
          </table:table-cell>
          <table:table-cell office:value-type="string">
            <text:p>hi6IYIXMQfSe70EfQCOa3Q</text:p>
          </table:table-cell>
          <table:table-cell office:value-type="float" office:value="392">
            <text:p>392</text:p>
          </table:table-cell>
          <table:table-cell office:value-type="string">
            <text:p>Knabstrupper</text:p>
          </table:table-cell>
          <table:table-cell office:value-type="string">
            <text:p>Black Blanket</text:p>
          </table:table-cell>
          <table:table-cell office:value-type="string">
            <text:p>https://drive.google.com/file/d/1s-mlogHEcD80r51WFAPl420cGuQowE4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3-11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Blanket Knabstrupper Crescent Moon Village</text:p>
          </table:table-cell>
        </table:table-row>
        <table:table-row>
          <table:table-cell office:value-type="string">
            <text:p>X4i</text:p>
          </table:table-cell>
          <table:table-cell office:value-type="string">
            <text:p>AYGPapyIToihnF5xD0Nm9w</text:p>
          </table:table-cell>
          <table:table-cell office:value-type="float" office:value="355">
            <text:p>355</text:p>
          </table:table-cell>
          <table:table-cell office:value-type="string">
            <text:p>Finnhorse</text:p>
          </table:table-cell>
          <table:table-cell office:value-type="string">
            <text:p>Sun Bleached Black</text:p>
          </table:table-cell>
          <table:table-cell office:value-type="string">
            <text:p>https://drive.google.com/file/d/1t-Tl4IXXPIT2lzGPr3uvJox5L1AZrN9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un Bleached Black Finnhorse Firgrove Village</text:p>
          </table:table-cell>
        </table:table-row>
        <table:table-row>
          <table:table-cell office:value-type="string">
            <text:p>X1t</text:p>
          </table:table-cell>
          <table:table-cell office:value-type="string">
            <text:p>29q2I99BTui9-PpdQybb7g</text:p>
          </table:table-cell>
          <table:table-cell office:value-type="float" office:value="180">
            <text:p>180</text:p>
          </table:table-cell>
          <table:table-cell office:value-type="string">
            <text:p>Lipizzaner</text:p>
          </table:table-cell>
          <table:table-cell office:value-type="string">
            <text:p>Black</text:p>
          </table:table-cell>
          <table:table-cell office:value-type="string">
            <text:p>https://drive.google.com/file/d/1yZ5XvXfFiRK8rSqII1W5cb29RVjQK_s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lack Lipizzaner Jorvik Stables</text:p>
          </table:table-cell>
        </table:table-row>
        <table:table-row>
          <table:table-cell office:value-type="string">
            <text:p>WX</text:p>
          </table:table-cell>
          <table:table-cell office:value-type="string">
            <text:p>7qyXSajvQGOOnaTw0rDz3w</text:p>
          </table:table-cell>
          <table:table-cell office:value-type="float" office:value="34">
            <text:p>34</text:p>
          </table:table-cell>
          <table:table-cell office:value-type="string">
            <text:p>Hanoverian</text:p>
          </table:table-cell>
          <table:table-cell office:value-type="string">
            <text:p>Cherry Bay</text:p>
          </table:table-cell>
          <table:table-cell office:value-type="string">
            <text:p>https://drive.google.com/file/d/1I0SC9Sl-jCx3qzzNTAJg8fqVEYngGodN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Cherry Bay Hanoverian Jorvik Stables</text:p>
          </table:table-cell>
        </table:table-row>
        <table:table-row>
          <table:table-cell office:value-type="string">
            <text:p>X6O</text:p>
          </table:table-cell>
          <table:table-cell office:value-type="string">
            <text:p>7S-WsRy.S0yVIZopDkTvHA</text:p>
          </table:table-cell>
          <table:table-cell office:value-type="float" office:value="459">
            <text:p>459</text:p>
          </table:table-cell>
          <table:table-cell office:value-type="string">
            <text:p>Lusitano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5BlB8vIcNS_O16zjmxWik76kn-5OWhA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9-04-10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Fleabitten Grey Lusitano Silverglade Equestrian Center</text:p>
          </table:table-cell>
        </table:table-row>
        <table:table-row>
          <table:table-cell office:value-type="string">
            <text:p>X6J</text:p>
          </table:table-cell>
          <table:table-cell office:value-type="string">
            <text:p>BYX29wB2RQmVAE.9jAfQEQ</text:p>
          </table:table-cell>
          <table:table-cell office:value-type="float" office:value="454">
            <text:p>454</text:p>
          </table:table-cell>
          <table:table-cell office:value-type="string">
            <text:p>Welsh Pony</text:p>
          </table:table-cell>
          <table:table-cell office:value-type="string">
            <text:p>Palomino</text:p>
          </table:table-cell>
          <table:table-cell office:value-type="string">
            <text:p>https://drive.google.com/file/d/1U_pTXqmKHpa0sr_rH056u4dCKYS6sTK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Palomino Welsh Pony Hermit's Cottage</text:p>
          </table:table-cell>
        </table:table-row>
        <table:table-row>
          <table:table-cell office:value-type="string">
            <text:p>WS</text:p>
          </table:table-cell>
          <table:table-cell office:value-type="string">
            <text:p>Sqm1HlSNTWeG9IbuuNec7A</text:p>
          </table:table-cell>
          <table:table-cell office:value-type="float" office:value="29">
            <text:p>29</text:p>
          </table:table-cell>
          <table:table-cell office:value-type="string">
            <text:p>Friesian Sport Horse</text:p>
          </table:table-cell>
          <table:table-cell office:value-type="string">
            <text:p>Dapple Grey</text:p>
          </table:table-cell>
          <table:table-cell office:value-type="string">
            <text:p>https://drive.google.com/file/d/1IYk6z8cTRKtW8ZKUhfJ9katXRtDANx26/view?usp=drive_link</text:p>
          </table:table-cell>
          <table:table-cell office:value-type="string">
            <text:p>Yes</text:p>
          </table:table-cell>
          <table:table-cell office:value-type="string">
            <text:p>Keima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2-12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Dapple Grey Friesian Sport Horse Keima Medieval Camp</text:p>
          </table:table-cell>
        </table:table-row>
        <table:table-row>
          <table:table-cell office:value-type="string">
            <text:p>X3p</text:p>
          </table:table-cell>
          <table:table-cell office:value-type="string">
            <text:p>u9lDzB9SS7y5utpY1GqdJg</text:p>
          </table:table-cell>
          <table:table-cell office:value-type="float" office:value="300">
            <text:p>300</text:p>
          </table:table-cell>
          <table:table-cell office:value-type="string">
            <text:p>Jorvik Warmblood</text:p>
          </table:table-cell>
          <table:table-cell office:value-type="string">
            <text:p>Palomino Pintaloosa</text:p>
          </table:table-cell>
          <table:table-cell office:value-type="string">
            <text:p>https://drive.google.com/file/d/1Qa4KMIKInn4mMCnDuFqyF-Yvj8CD3TU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2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Palomino Pintaloosa Jorvik Warmblood Crescent Moon Village</text:p>
          </table:table-cell>
        </table:table-row>
        <table:table-row>
          <table:table-cell office:value-type="string">
            <text:p>X4t</text:p>
          </table:table-cell>
          <table:table-cell office:value-type="string">
            <text:p>6c9Enc2jRECd-sGvs314HA</text:p>
          </table:table-cell>
          <table:table-cell office:value-type="float" office:value="366">
            <text:p>366</text:p>
          </table:table-cell>
          <table:table-cell office:value-type="string">
            <text:p>Irish Cob</text:p>
          </table:table-cell>
          <table:table-cell office:value-type="string">
            <text:p>Bay Pinto</text:p>
          </table:table-cell>
          <table:table-cell office:value-type="string">
            <text:p>https://drive.google.com/file/d/1MmEsWV72nqNkeptHQJvckttYr1mYmo0Z/view?usp=drive_link</text:p>
          </table:table-cell>
          <table:table-cell office:value-type="string">
            <text:p>true</text:p>
          </table:table-cell>
          <table:table-cell office:value-type="string">
            <text:p>Solas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9-16T00:00:00.000Z</text:p>
          </table:table-cell>
          <table:table-cell/>
          <table:table-cell/>
          <table:table-cell office:value-type="string">
            <text:p>Bay Pinto Irish Cob Solas</text:p>
          </table:table-cell>
        </table:table-row>
        <table:table-row>
          <table:table-cell office:value-type="string">
            <text:p>Wd</text:p>
          </table:table-cell>
          <table:table-cell office:value-type="string">
            <text:p>onOM-7sMQAmnKbJoewojvA</text:p>
          </table:table-cell>
          <table:table-cell office:value-type="float" office:value="40">
            <text:p>40</text:p>
          </table:table-cell>
          <table:table-cell office:value-type="string">
            <text:p>Hanoverian</text:p>
          </table:table-cell>
          <table:table-cell office:value-type="string">
            <text:p>Palomino</text:p>
          </table:table-cell>
          <table:table-cell office:value-type="string">
            <text:p>https://drive.google.com/file/d/1IihWeexBsXTM180LQDnUeBQQ-q_I5b4a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4-2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Palomino Hanoverian Equestrian Festival (Spring)</text:p>
          </table:table-cell>
        </table:table-row>
        <table:table-row>
          <table:table-cell office:value-type="string">
            <text:p>Wq</text:p>
          </table:table-cell>
          <table:table-cell office:value-type="string">
            <text:p>FVbyte7hSCydFBNSp0C1Cg</text:p>
          </table:table-cell>
          <table:table-cell office:value-type="float" office:value="53">
            <text:p>53</text:p>
          </table:table-cell>
          <table:table-cell office:value-type="string">
            <text:p>Selle Francais<text:s/></text:p>
          </table:table-cell>
          <table:table-cell office:value-type="string">
            <text:p>Black</text:p>
          </table:table-cell>
          <table:table-cell office:value-type="string">
            <text:p>https://drive.google.com/file/d/1BHlyj_fnyPNZTwAyPVeX1kCyVq6y20wn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Selle Francais<text:s text:c="2"/>Silverglade Equestrian Center</text:p>
          </table:table-cell>
        </table:table-row>
        <table:table-row>
          <table:table-cell office:value-type="string">
            <text:p>X2f</text:p>
          </table:table-cell>
          <table:table-cell office:value-type="string">
            <text:p>mz45IeJeRP2atcNQ7g4KsA</text:p>
          </table:table-cell>
          <table:table-cell office:value-type="float" office:value="228">
            <text:p>228</text:p>
          </table:table-cell>
          <table:table-cell office:value-type="string">
            <text:p>Fjord</text:p>
          </table:table-cell>
          <table:table-cell office:value-type="string">
            <text:p>Grey Dun</text:p>
          </table:table-cell>
          <table:table-cell office:value-type="string">
            <text:p>https://drive.google.com/file/d/1qKMO1p5Jd2FZ_3hjo8IPNgrQLS6Gu9u8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0-17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Grey Dun Fjord Valedale Village</text:p>
          </table:table-cell>
        </table:table-row>
        <table:table-row>
          <table:table-cell office:value-type="string">
            <text:p>X2Z</text:p>
          </table:table-cell>
          <table:table-cell office:value-type="string">
            <text:p>XouKy3B7Ru6G.ZH-5tqhAQ</text:p>
          </table:table-cell>
          <table:table-cell office:value-type="float" office:value="222">
            <text:p>222</text:p>
          </table:table-cell>
          <table:table-cell office:value-type="string">
            <text:p>Shire</text:p>
          </table:table-cell>
          <table:table-cell office:value-type="string">
            <text:p>Black Sabino</text:p>
          </table:table-cell>
          <table:table-cell office:value-type="string">
            <text:p>https://drive.google.com/file/d/1Y9ud3u4X0AYfYiSAfg4EWzuBrAefWpkv/view?usp=drive_link</text:p>
          </table:table-cell>
          <table:table-cell office:value-type="string">
            <text:p>true</text:p>
          </table:table-cell>
          <table:table-cell office:value-type="string">
            <text:p>Vetle</text:p>
          </table:table-cell>
          <table:table-cell office:value-type="string">
            <text:p>Limited Time</text:p>
          </table:table-cell>
          <table:table-cell office:value-type="float" office:value="769">
            <text:p>769</text:p>
          </table:table-cell>
          <table:table-cell office:value-type="string">
            <text:p>Under 800</text:p>
          </table:table-cell>
          <table:table-cell/>
          <table:table-cell office:value-type="string">
            <text:p>2023-12-13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Black Sabino Shire Vetle Winter Festival</text:p>
          </table:table-cell>
        </table:table-row>
        <table:table-row>
          <table:table-cell office:value-type="string">
            <text:p>X4V</text:p>
          </table:table-cell>
          <table:table-cell office:value-type="string">
            <text:p>sHibqHleQ.mZAjFCdC6wzA</text:p>
          </table:table-cell>
          <table:table-cell office:value-type="float" office:value="342">
            <text:p>342</text:p>
          </table:table-cell>
          <table:table-cell office:value-type="string">
            <text:p>English Thoroughbred</text:p>
          </table:table-cell>
          <table:table-cell office:value-type="string">
            <text:p>Perlino</text:p>
          </table:table-cell>
          <table:table-cell office:value-type="string">
            <text:p>https://drive.google.com/file/d/1rx4i2bC1CulGzpF1BVYE60RdQS0VZvD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Perlino English Thoroughbred Silverglade Equestrian Center</text:p>
          </table:table-cell>
        </table:table-row>
        <table:table-row>
          <table:table-cell office:value-type="string">
            <text:p>X3D</text:p>
          </table:table-cell>
          <table:table-cell office:value-type="string">
            <text:p>Ir3FIV2bTxqFHWZtdsGpGw</text:p>
          </table:table-cell>
          <table:table-cell office:value-type="float" office:value="262">
            <text:p>262</text:p>
          </table:table-cell>
          <table:table-cell office:value-type="string">
            <text:p>Akhal Teke</text:p>
          </table:table-cell>
          <table:table-cell office:value-type="string">
            <text:p>Pangare Dun Spotted Blanket</text:p>
          </table:table-cell>
          <table:table-cell office:value-type="string">
            <text:p>https://drive.google.com/file/d/1jMCflXsmwnNXCyx5whCdPD4WPBJdRAvx/view?usp=drive_link</text:p>
          </table:table-cell>
          <table:table-cell office:value-type="string">
            <text:p>true</text:p>
          </table:table-cell>
          <table:table-cell office:value-type="string">
            <text:p>Tellina</text:p>
          </table:table-cell>
          <table:table-cell office:value-type="string">
            <text:p>Limited Time</text:p>
          </table:table-cell>
          <table:table-cell office:value-type="float" office:value="419">
            <text:p>419</text:p>
          </table:table-cell>
          <table:table-cell office:value-type="string">
            <text:p>Under 800</text:p>
          </table:table-cell>
          <table:table-cell/>
          <table:table-cell office:value-type="string">
            <text:p>2020-06-03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Pangare Dun Spotted Blanket Akhal Teke Tellina Summer Festival</text:p>
          </table:table-cell>
        </table:table-row>
        <table:table-row>
          <table:table-cell office:value-type="string">
            <text:p>X2i</text:p>
          </table:table-cell>
          <table:table-cell office:value-type="string">
            <text:p>RO0GtGVcTTS4J7QQOrk2jw</text:p>
          </table:table-cell>
          <table:table-cell office:value-type="float" office:value="231">
            <text:p>231</text:p>
          </table:table-cell>
          <table:table-cell office:value-type="string">
            <text:p>Fjord</text:p>
          </table:table-cell>
          <table:table-cell office:value-type="string">
            <text:p>Light Bay Dun</text:p>
          </table:table-cell>
          <table:table-cell office:value-type="string">
            <text:p>https://drive.google.com/file/d/1BPkleaBwVq998-_pnWV6clIVET4odYb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Light Bay Dun Fjord Valedale Village</text:p>
          </table:table-cell>
        </table:table-row>
        <table:table-row>
          <table:table-cell office:value-type="string">
            <text:p>X4v</text:p>
          </table:table-cell>
          <table:table-cell office:value-type="string">
            <text:p>6a6yho2jT.OQNrZVCJGn8A</text:p>
          </table:table-cell>
          <table:table-cell office:value-type="float" office:value="368">
            <text:p>368</text:p>
          </table:table-cell>
          <table:table-cell office:value-type="string">
            <text:p>Jorvik Friesian</text:p>
          </table:table-cell>
          <table:table-cell office:value-type="string">
            <text:p>Jet Black</text:p>
          </table:table-cell>
          <table:table-cell office:value-type="string">
            <text:p>https://drive.google.com/file/d/1E5tXVYPSaUHeN3w6C2DQ66PxJ0iBe_g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12-16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Jet Black Jorvik Friesian Crescent Moon Village</text:p>
          </table:table-cell>
        </table:table-row>
        <table:table-row>
          <table:table-cell office:value-type="string">
            <text:p>WC</text:p>
          </table:table-cell>
          <table:table-cell office:value-type="string">
            <text:p>bZbpL8LQTvOI2mTB3O5POg</text:p>
          </table:table-cell>
          <table:table-cell office:value-type="float" office:value="13">
            <text:p>13</text:p>
          </table:table-cell>
          <table:table-cell office:value-type="string">
            <text:p>Dutch Warmblood</text:p>
          </table:table-cell>
          <table:table-cell office:value-type="string">
            <text:p>Dark Bay</text:p>
          </table:table-cell>
          <table:table-cell office:value-type="string">
            <text:p>https://drive.google.com/file/d/1YV5pA2GDOeDdM2tW-KpSsXT5CRwweXVV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, Fort Pinta</text:p>
          </table:table-cell>
          <table:table-cell/>
          <table:table-cell office:value-type="string">
            <text:p>Dark Bay Dutch Warmblood Silverglade Equestrian Center, Fort Pinta</text:p>
          </table:table-cell>
        </table:table-row>
        <table:table-row>
          <table:table-cell office:value-type="string">
            <text:p>X5V</text:p>
          </table:table-cell>
          <table:table-cell office:value-type="string">
            <text:p>sYjEt4igSTWi-KeACwYQnQ</text:p>
          </table:table-cell>
          <table:table-cell office:value-type="float" office:value="404">
            <text:p>404</text:p>
          </table:table-cell>
          <table:table-cell office:value-type="string">
            <text:p>Morgan</text:p>
          </table:table-cell>
          <table:table-cell office:value-type="string">
            <text:p>Silver Bay</text:p>
          </table:table-cell>
          <table:table-cell office:value-type="string">
            <text:p>https://drive.google.com/file/d/1q9KRh_4PMe8DUIjaXcY8qPaO6IQv9uv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ay Morgan Firgrove Village</text:p>
          </table:table-cell>
        </table:table-row>
        <table:table-row>
          <table:table-cell office:value-type="string">
            <text:p>X3d</text:p>
          </table:table-cell>
          <table:table-cell office:value-type="string">
            <text:p>5X8b-RwHRA6GqeIHBInw4A</text:p>
          </table:table-cell>
          <table:table-cell office:value-type="float" office:value="288">
            <text:p>288</text:p>
          </table:table-cell>
          <table:table-cell office:value-type="string">
            <text:p>Jorvik Pony</text:p>
          </table:table-cell>
          <table:table-cell office:value-type="string">
            <text:p>Blue Roan</text:p>
          </table:table-cell>
          <table:table-cell office:value-type="string">
            <text:p>https://drive.google.com/file/d/1GNQgccb9yWWlahmYccF8oGA8t2WgzWK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Blue Roan Jorvik Pony Fort Pinta</text:p>
          </table:table-cell>
        </table:table-row>
        <table:table-row>
          <table:table-cell office:value-type="string">
            <text:p>X63</text:p>
          </table:table-cell>
          <table:table-cell office:value-type="string">
            <text:p>YzFK90bDRpWWy0uAxjmunQ</text:p>
          </table:table-cell>
          <table:table-cell office:value-type="float" office:value="438">
            <text:p>438</text:p>
          </table:table-cell>
          <table:table-cell office:value-type="string">
            <text:p>Trakehner</text:p>
          </table:table-cell>
          <table:table-cell office:value-type="string">
            <text:p>Bay</text:p>
          </table:table-cell>
          <table:table-cell office:value-type="string">
            <text:p>https://drive.google.com/file/d/1ZHcwyFdUD5SbM4PN_wVZOy4omi02-yW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2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ay Trakehner Goldenleaf Stables</text:p>
          </table:table-cell>
        </table:table-row>
        <table:table-row>
          <table:table-cell office:value-type="string">
            <text:p>W3</text:p>
          </table:table-cell>
          <table:table-cell office:value-type="string">
            <text:p>4cduwSlOSL2y9QkE29YxOQ</text:p>
          </table:table-cell>
          <table:table-cell office:value-type="float" office:value="4">
            <text:p>4</text:p>
          </table:table-cell>
          <table:table-cell office:value-type="string">
            <text:p>Dartmoor</text:p>
          </table:table-cell>
          <table:table-cell office:value-type="string">
            <text:p>Dark Bay</text:p>
          </table:table-cell>
          <table:table-cell office:value-type="string">
            <text:p>https://drive.google.com/file/d/1kUFNbC2ZJ-lnaP8PppE1FWwPlHQqOPrS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 office:value-type="string">
            <text:p>Dark Bay Dartmoor Pony,<text:s text:c="2"/>Steve's Farm</text:p>
          </table:table-cell>
        </table:table-row>
        <table:table-row>
          <table:table-cell office:value-type="string">
            <text:p>X6Q</text:p>
          </table:table-cell>
          <table:table-cell office:value-type="string">
            <text:p>g9ruCLI6QMeqFiHBFqSjVw</text:p>
          </table:table-cell>
          <table:table-cell office:value-type="float" office:value="461">
            <text:p>461</text:p>
          </table:table-cell>
          <table:table-cell office:value-type="string">
            <text:p>Lusitano</text:p>
          </table:table-cell>
          <table:table-cell office:value-type="string">
            <text:p>Liver Chestnut</text:p>
          </table:table-cell>
          <table:table-cell office:value-type="string">
            <text:p>https://drive.google.com/file/d/1B_cOyN4FGlKXWtkGgjT4XbFBP1kIqUz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9-04-10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Liver Chestnut Lusitano Silverglade Equestrian Center</text:p>
          </table:table-cell>
        </table:table-row>
        <table:table-row>
          <table:table-cell office:value-type="string">
            <text:p>X4c</text:p>
          </table:table-cell>
          <table:table-cell office:value-type="string">
            <text:p>CQALsjj1S6a5zAzPuDlRZg</text:p>
          </table:table-cell>
          <table:table-cell office:value-type="float" office:value="349">
            <text:p>349</text:p>
          </table:table-cell>
          <table:table-cell office:value-type="string">
            <text:p>Finnhorse</text:p>
          </table:table-cell>
          <table:table-cell office:value-type="string">
            <text:p>Black/Chestnut Mosaic</text:p>
          </table:table-cell>
          <table:table-cell office:value-type="string">
            <text:p>https://drive.google.com/file/d/1CA8_hepOTq49taE3qJGwfQBXEYTfX3H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/Chestnut Mosaic Finnhorse Firgrove Village</text:p>
          </table:table-cell>
        </table:table-row>
        <table:table-row>
          <table:table-cell office:value-type="string">
            <text:p>X2a</text:p>
          </table:table-cell>
          <table:table-cell office:value-type="string">
            <text:p>dvWNSEgFTiKQ7p.OKUo1kg</text:p>
          </table:table-cell>
          <table:table-cell office:value-type="float" office:value="223">
            <text:p>223</text:p>
          </table:table-cell>
          <table:table-cell office:value-type="string">
            <text:p>Shire</text:p>
          </table:table-cell>
          <table:table-cell office:value-type="string">
            <text:p>Black</text:p>
          </table:table-cell>
          <table:table-cell office:value-type="string">
            <text:p>https://drive.google.com/file/d/1618pvZdgPYfeqK58jsW3VDBa3C0bdBPE/view?usp=drive_link</text:p>
          </table:table-cell>
          <table:table-cell office:value-type="string">
            <text:p>true</text:p>
          </table:table-cell>
          <table:table-cell office:value-type="string">
            <text:p>Nemain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10-19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Black Shire Nemain Halloween Festival</text:p>
          </table:table-cell>
        </table:table-row>
        <table:table-row>
          <table:table-cell office:value-type="string">
            <text:p>X0I</text:p>
          </table:table-cell>
          <table:table-cell office:value-type="string">
            <text:p>9bYpjdgbTeamzyQ4zkphBg</text:p>
          </table:table-cell>
          <table:table-cell office:value-type="float" office:value="81">
            <text:p>81</text:p>
          </table:table-cell>
          <table:table-cell office:value-type="string">
            <text:p>American Paint Horse</text:p>
          </table:table-cell>
          <table:table-cell office:value-type="string">
            <text:p>Seal Brown Tobiano</text:p>
          </table:table-cell>
          <table:table-cell office:value-type="string">
            <text:p>https://drive.google.com/file/d/1Ux2eUVAbE4WDTzb0KAlerm8-EVupwEEs/view?usp=drive_link</text:p>
          </table:table-cell>
          <table:table-cell office:value-type="string">
            <text:p>Yes</text:p>
          </table:table-cell>
          <table:table-cell office:value-type="string">
            <text:p>Laverna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0-19T00:00:00.000Z</text:p>
          </table:table-cell>
          <table:table-cell office:value-type="string">
            <text:p>Halloween Festival<text:s/></text:p>
          </table:table-cell>
          <table:table-cell/>
          <table:table-cell office:value-type="string">
            <text:p>Seal Brown Tobiano American Paint Horse Laverna Halloween Festival</text:p>
          </table:table-cell>
        </table:table-row>
        <table:table-row>
          <table:table-cell office:value-type="string">
            <text:p>X3X</text:p>
          </table:table-cell>
          <table:table-cell office:value-type="string">
            <text:p>UBVQvd4mTZyK1TxFF97VlA</text:p>
          </table:table-cell>
          <table:table-cell office:value-type="float" office:value="282">
            <text:p>282</text:p>
          </table:table-cell>
          <table:table-cell office:value-type="string">
            <text:p>American Saddlebred</text:p>
          </table:table-cell>
          <table:table-cell office:value-type="string">
            <text:p>Palomino</text:p>
          </table:table-cell>
          <table:table-cell office:value-type="string">
            <text:p>https://drive.google.com/file/d/1QXQMSDUh7llloOIefrAq7s6pZwC_Jwd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Palomino American Saddlebred Starshine Ranch</text:p>
          </table:table-cell>
        </table:table-row>
        <table:table-row>
          <table:table-cell office:value-type="string">
            <text:p>X5k</text:p>
          </table:table-cell>
          <table:table-cell office:value-type="string">
            <text:p>0g2wNVduSOuPmuO0P3Rhsg</text:p>
          </table:table-cell>
          <table:table-cell office:value-type="float" office:value="419">
            <text:p>419</text:p>
          </table:table-cell>
          <table:table-cell office:value-type="string">
            <text:p>Paso Fino</text:p>
          </table:table-cell>
          <table:table-cell office:value-type="string">
            <text:p>Black Pinto</text:p>
          </table:table-cell>
          <table:table-cell office:value-type="string">
            <text:p>https://drive.google.com/file/d/1XZ_MXyY58rtrB2CJOi5aZgQisBSYWav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lack Pinto Paso Fino Steve's Farm</text:p>
          </table:table-cell>
        </table:table-row>
        <table:table-row>
          <table:table-cell office:value-type="string">
            <text:p>WW</text:p>
          </table:table-cell>
          <table:table-cell office:value-type="string">
            <text:p>I9kx-R.eTFyglNBL.hO.dA</text:p>
          </table:table-cell>
          <table:table-cell office:value-type="float" office:value="33">
            <text:p>33</text:p>
          </table:table-cell>
          <table:table-cell office:value-type="string">
            <text:p>Hanoverian</text:p>
          </table:table-cell>
          <table:table-cell office:value-type="string">
            <text:p>Black</text:p>
          </table:table-cell>
          <table:table-cell office:value-type="string">
            <text:p>https://drive.google.com/file/d/1SKF0Eq13evDUcXoSSUWnXciL6GHtL39i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lack Hanoverian Jorvik Stables</text:p>
          </table:table-cell>
        </table:table-row>
        <table:table-row>
          <table:table-cell office:value-type="string">
            <text:p>X08</text:p>
          </table:table-cell>
          <table:table-cell office:value-type="string">
            <text:p>KgrlVUByQue5sVkL3dMZbA</text:p>
          </table:table-cell>
          <table:table-cell office:value-type="float" office:value="71">
            <text:p>71</text:p>
          </table:table-cell>
          <table:table-cell office:value-type="string">
            <text:p>American Paint Horse</text:p>
          </table:table-cell>
          <table:table-cell office:value-type="string">
            <text:p>Black Overo</text:p>
          </table:table-cell>
          <table:table-cell office:value-type="string">
            <text:p>https://drive.google.com/file/d/1lm_5XQ1-Uk9_E6BLNjmGJdecwCTrp1fq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Overo American Paint Horse Starshine Ranch</text:p>
          </table:table-cell>
        </table:table-row>
        <table:table-row>
          <table:table-cell office:value-type="string">
            <text:p>X6C</text:p>
          </table:table-cell>
          <table:table-cell office:value-type="string">
            <text:p>fZ3Jh6FRQL2q6cX4sRw.pQ</text:p>
          </table:table-cell>
          <table:table-cell office:value-type="float" office:value="447">
            <text:p>447</text:p>
          </table:table-cell>
          <table:table-cell office:value-type="string">
            <text:p>Welsh Pony</text:p>
          </table:table-cell>
          <table:table-cell office:value-type="string">
            <text:p>Black</text:p>
          </table:table-cell>
          <table:table-cell office:value-type="string">
            <text:p>https://drive.google.com/file/d/1varlAXU33oKjICGgXN3sEosU6VdyUnw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Black Welsh Pony Hermit's Cottage</text:p>
          </table:table-cell>
        </table:table-row>
        <table:table-row>
          <table:table-cell office:value-type="string">
            <text:p>X4q</text:p>
          </table:table-cell>
          <table:table-cell office:value-type="string">
            <text:p>54j2m8J8RRyAlCiH6k-vNw</text:p>
          </table:table-cell>
          <table:table-cell office:value-type="float" office:value="363">
            <text:p>363</text:p>
          </table:table-cell>
          <table:table-cell office:value-type="string">
            <text:p>Irish Cob</text:p>
          </table:table-cell>
          <table:table-cell office:value-type="string">
            <text:p>Seal Bay Pinto</text:p>
          </table:table-cell>
          <table:table-cell office:value-type="string">
            <text:p>https://drive.google.com/file/d/12CYWrgr4avwKABvBSWARS_QTJ8cJr7X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1-15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eal Bay Pinto Irish Cob Valedale Village</text:p>
          </table:table-cell>
        </table:table-row>
        <table:table-row>
          <table:table-cell office:value-type="string">
            <text:p>X3H</text:p>
          </table:table-cell>
          <table:table-cell office:value-type="string">
            <text:p>yG02JL4HTS-wkeEt8O0TdA</text:p>
          </table:table-cell>
          <table:table-cell office:value-type="float" office:value="266">
            <text:p>266</text:p>
          </table:table-cell>
          <table:table-cell office:value-type="string">
            <text:p>American Quarter Horse</text:p>
          </table:table-cell>
          <table:table-cell office:value-type="string">
            <text:p>Blue Roan</text:p>
          </table:table-cell>
          <table:table-cell office:value-type="string">
            <text:p>https://drive.google.com/file/d/1mBVxlHTuFFvoxwWUwmjB4WhR9GMIDqQ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ue Roan American Quarter Horse Starshine Ranch</text:p>
          </table:table-cell>
        </table:table-row>
        <table:table-row>
          <table:table-cell office:value-type="string">
            <text:p>X1F</text:p>
          </table:table-cell>
          <table:table-cell office:value-type="string">
            <text:p>rrW6cSFfTnyiVI7PeGHD8g</text:p>
          </table:table-cell>
          <table:table-cell office:value-type="float" office:value="140">
            <text:p>140</text:p>
          </table:table-cell>
          <table:table-cell office:value-type="string">
            <text:p>Appaloosa</text:p>
          </table:table-cell>
          <table:table-cell office:value-type="string">
            <text:p>Grullo Extended Blanket</text:p>
          </table:table-cell>
          <table:table-cell office:value-type="string">
            <text:p>https://drive.google.com/file/d/1Mi28sO-82M7NmPPWWuxOFrhoVkxnk_Le/view?usp=drive_link</text:p>
          </table:table-cell>
          <table:table-cell office:value-type="string">
            <text:p>true</text:p>
          </table:table-cell>
          <table:table-cell office:value-type="string">
            <text:p>Prisma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6-07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Grullo Extended Blanket Appaloosa Prisma Summer Festival</text:p>
          </table:table-cell>
        </table:table-row>
        <table:table-row>
          <table:table-cell office:value-type="string">
            <text:p>X4S</text:p>
          </table:table-cell>
          <table:table-cell office:value-type="string">
            <text:p>2EKhedLoRECaXWVfCEOTuA</text:p>
          </table:table-cell>
          <table:table-cell office:value-type="float" office:value="339">
            <text:p>339</text:p>
          </table:table-cell>
          <table:table-cell office:value-type="string">
            <text:p>English Thoroughbred</text:p>
          </table:table-cell>
          <table:table-cell office:value-type="string">
            <text:p>Dark Bay</text:p>
          </table:table-cell>
          <table:table-cell office:value-type="string">
            <text:p>https://drive.google.com/file/d/1-UF4hRlN_SerlkwUeiOPNFpFwe4UrMv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6-17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Dark Bay English Thoroughbred Silverglade Equestrian Center</text:p>
          </table:table-cell>
        </table:table-row>
        <table:table-row>
          <table:table-cell office:value-type="string">
            <text:p>WA</text:p>
          </table:table-cell>
          <table:table-cell office:value-type="string">
            <text:p>oyA.BkeNQNmXM-72QWp4eg</text:p>
          </table:table-cell>
          <table:table-cell office:value-type="float" office:value="11">
            <text:p>11</text:p>
          </table:table-cell>
          <table:table-cell office:value-type="string">
            <text:p>Dutch Warmblood</text:p>
          </table:table-cell>
          <table:table-cell office:value-type="string">
            <text:p>Chestnut</text:p>
          </table:table-cell>
          <table:table-cell office:value-type="string">
            <text:p>https://drive.google.com/file/d/1TafBXU0_tKUyib3R4W2j7yrlmgHkSfKA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hestnut Dutch Warmblood Silverglade Equestrian Center</text:p>
          </table:table-cell>
        </table:table-row>
        <table:table-row>
          <table:table-cell office:value-type="string">
            <text:p>X4T</text:p>
          </table:table-cell>
          <table:table-cell office:value-type="string">
            <text:p>4yQkO8iuQjC.nr5FG7VltA</text:p>
          </table:table-cell>
          <table:table-cell office:value-type="float" office:value="340">
            <text:p>340</text:p>
          </table:table-cell>
          <table:table-cell office:value-type="string">
            <text:p>English Thoroughbred</text:p>
          </table:table-cell>
          <table:table-cell office:value-type="string">
            <text:p>Chestnut</text:p>
          </table:table-cell>
          <table:table-cell office:value-type="string">
            <text:p>https://drive.google.com/file/d/1HGQ2WOxPMSRORBZ7kmyptYIV6QRBuAO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hestnut English Thoroughbred Silverglade Equestrian Center</text:p>
          </table:table-cell>
        </table:table-row>
        <table:table-row>
          <table:table-cell office:value-type="string">
            <text:p>X2r</text:p>
          </table:table-cell>
          <table:table-cell office:value-type="string">
            <text:p>X1M3oSUdQj-g8WKTApYHPA</text:p>
          </table:table-cell>
          <table:table-cell office:value-type="float" office:value="240">
            <text:p>240</text:p>
          </table:table-cell>
          <table:table-cell office:value-type="string">
            <text:p>Marwari</text:p>
          </table:table-cell>
          <table:table-cell office:value-type="string">
            <text:p>Cremello</text:p>
          </table:table-cell>
          <table:table-cell office:value-type="string">
            <text:p>https://drive.google.com/file/d/1DofnvQ6lo1PguvTwAtpsEEv5BBOAorU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9-0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Cremello Marwari New Hillcrest</text:p>
          </table:table-cell>
        </table:table-row>
        <table:table-row>
          <table:table-cell office:value-type="string">
            <text:p>X0H</text:p>
          </table:table-cell>
          <table:table-cell office:value-type="string">
            <text:p>t.kTW-OlRj2k.CXQ7h180Q</text:p>
          </table:table-cell>
          <table:table-cell office:value-type="float" office:value="80">
            <text:p>80</text:p>
          </table:table-cell>
          <table:table-cell office:value-type="string">
            <text:p>American Paint Horse</text:p>
          </table:table-cell>
          <table:table-cell office:value-type="string">
            <text:p>Flaxen Chestnut Tobiano<text:s/></text:p>
          </table:table-cell>
          <table:table-cell office:value-type="string">
            <text:p>https://drive.google.com/file/d/12O-hYACLYa7hDf8NQ1MhG9c58TJX0Au8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axen Chestnut Tobiano<text:s text:c="2"/>American Paint Horse Starshine Ranch</text:p>
          </table:table-cell>
        </table:table-row>
        <table:table-row>
          <table:table-cell office:value-type="string">
            <text:p>X38</text:p>
          </table:table-cell>
          <table:table-cell office:value-type="string">
            <text:p>pX7s37W5R0yPFr6nYcMBYQ</text:p>
          </table:table-cell>
          <table:table-cell office:value-type="float" office:value="257">
            <text:p>257</text:p>
          </table:table-cell>
          <table:table-cell office:value-type="string">
            <text:p>Akhal Teke</text:p>
          </table:table-cell>
          <table:table-cell office:value-type="string">
            <text:p>Golden Buckskin</text:p>
          </table:table-cell>
          <table:table-cell office:value-type="string">
            <text:p>https://drive.google.com/file/d/1LVlZ36mFvwe3YAOCur1iN9K8Vuh1Yuv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6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Golden Buckskin Akhal Teke New Hillcrest</text:p>
          </table:table-cell>
        </table:table-row>
        <table:table-row>
          <table:table-cell office:value-type="string">
            <text:p>X4L</text:p>
          </table:table-cell>
          <table:table-cell office:value-type="string">
            <text:p>wA4xJ50qQ6SJ3bzRyn2zwg</text:p>
          </table:table-cell>
          <table:table-cell office:value-type="float" office:value="332">
            <text:p>332</text:p>
          </table:table-cell>
          <table:table-cell office:value-type="string">
            <text:p>Connemara</text:p>
          </table:table-cell>
          <table:table-cell office:value-type="string">
            <text:p>Dapple Buckskin</text:p>
          </table:table-cell>
          <table:table-cell office:value-type="string">
            <text:p>https://drive.google.com/file/d/18AAmhRTs2UmeklM1w_rtCh35ESHFift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7-12-06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Dapple Buckskin Connemara Dundull</text:p>
          </table:table-cell>
        </table:table-row>
        <table:table-row>
          <table:table-cell office:value-type="string">
            <text:p>X4B</text:p>
          </table:table-cell>
          <table:table-cell office:value-type="string">
            <text:p>A4q07liySOqa9Bq6M8QB5w</text:p>
          </table:table-cell>
          <table:table-cell office:value-type="float" office:value="322">
            <text:p>322</text:p>
          </table:table-cell>
          <table:table-cell office:value-type="string">
            <text:p>Clydesdale</text:p>
          </table:table-cell>
          <table:table-cell office:value-type="string">
            <text:p>Black Sabino</text:p>
          </table:table-cell>
          <table:table-cell office:value-type="string">
            <text:p>https://drive.google.com/file/d/16SwhHuLUBQcgt8-0his8NTJni8b8yMZ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1-0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Black Sabino Clydesdale Dundull</text:p>
          </table:table-cell>
        </table:table-row>
        <table:table-row>
          <table:table-cell office:value-type="string">
            <text:p>X5t</text:p>
          </table:table-cell>
          <table:table-cell office:value-type="string">
            <text:p>JjSAgEAtSXu.zrjFjbBTIA</text:p>
          </table:table-cell>
          <table:table-cell office:value-type="float" office:value="428">
            <text:p>428</text:p>
          </table:table-cell>
          <table:table-cell office:value-type="string">
            <text:p>Paso Fino</text:p>
          </table:table-cell>
          <table:table-cell office:value-type="string">
            <text:p>Silver Black</text:p>
          </table:table-cell>
          <table:table-cell office:value-type="string">
            <text:p>https://drive.google.com/file/d/1kF8bdjUqsvNH3hSDXll6-DDRAAfL-SAA/view?usp=drive_link</text:p>
          </table:table-cell>
          <table:table-cell office:value-type="string">
            <text:p>true</text:p>
          </table:table-cell>
          <table:table-cell office:value-type="string">
            <text:p>Phoebe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2-07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ilver Black Paso Fino Phoebe Valedale Village</text:p>
          </table:table-cell>
        </table:table-row>
        <table:table-row>
          <table:table-cell office:value-type="string">
            <text:p>X6D</text:p>
          </table:table-cell>
          <table:table-cell office:value-type="string">
            <text:p>QPEnxNiIStOg74usUVCe2g</text:p>
          </table:table-cell>
          <table:table-cell office:value-type="float" office:value="448">
            <text:p>448</text:p>
          </table:table-cell>
          <table:table-cell office:value-type="string">
            <text:p>Welsh Pony</text:p>
          </table:table-cell>
          <table:table-cell office:value-type="string">
            <text:p>Buckskin</text:p>
          </table:table-cell>
          <table:table-cell office:value-type="string">
            <text:p>https://drive.google.com/file/d/1W0NW60Ya2WO8ZFbNvOjqsY2Cr-NxsFt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Buckskin Welsh Pony Hermit's Cottage</text:p>
          </table:table-cell>
        </table:table-row>
        <table:table-row>
          <table:table-cell office:value-type="string">
            <text:p>Wx</text:p>
          </table:table-cell>
          <table:table-cell office:value-type="string">
            <text:p>2SoN6zImQRSBiaTh-nGjYQ</text:p>
          </table:table-cell>
          <table:table-cell office:value-type="float" office:value="60">
            <text:p>60</text:p>
          </table:table-cell>
          <table:table-cell office:value-type="string">
            <text:p>Mustang</text:p>
          </table:table-cell>
          <table:table-cell office:value-type="string">
            <text:p>Bay Dun</text:p>
          </table:table-cell>
          <table:table-cell office:value-type="string">
            <text:p>https://drive.google.com/file/d/1tvvRR4fCLlbHQqeIQHukH1_e065Ka1zy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, Moorland Stable</text:p>
          </table:table-cell>
          <table:table-cell/>
          <table:table-cell office:value-type="string">
            <text:p>Bay Dun Mustang Firgrove Village, Moorland Stable</text:p>
          </table:table-cell>
        </table:table-row>
        <table:table-row>
          <table:table-cell office:value-type="string">
            <text:p>X6W</text:p>
          </table:table-cell>
          <table:table-cell office:value-type="string">
            <text:p>dfIFjGWLQ3mLs1JQkWnHdQ</text:p>
          </table:table-cell>
          <table:table-cell office:value-type="float" office:value="467">
            <text:p>467</text:p>
          </table:table-cell>
          <table:table-cell office:value-type="string">
            <text:p>Ardennes</text:p>
          </table:table-cell>
          <table:table-cell office:value-type="string">
            <text:p>Black</text:p>
          </table:table-cell>
          <table:table-cell office:value-type="string">
            <text:p>https://drive.google.com/file/d/1f_xXchRCYyOj_IywXQy_X5lhngfW26e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9-11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lack Ardennes Medieval Camp</text:p>
          </table:table-cell>
        </table:table-row>
        <table:table-row>
          <table:table-cell office:value-type="string">
            <text:p>X2c</text:p>
          </table:table-cell>
          <table:table-cell office:value-type="string">
            <text:p>EVKsNmdxTruSsddAX4d9kQ</text:p>
          </table:table-cell>
          <table:table-cell office:value-type="float" office:value="225">
            <text:p>225</text:p>
          </table:table-cell>
          <table:table-cell office:value-type="string">
            <text:p>Belgian Warmblood</text:p>
          </table:table-cell>
          <table:table-cell office:value-type="string">
            <text:p>Sooty Bay with Bird Catcher Spots</text:p>
          </table:table-cell>
          <table:table-cell office:value-type="string">
            <text:p>https://drive.google.com/file/d/18F6YnKZAeepWump0-3mYLvxtVyeCvgwn/view?usp=drive_link</text:p>
          </table:table-cell>
          <table:table-cell office:value-type="string">
            <text:p>true</text:p>
          </table:table-cell>
          <table:table-cell office:value-type="string">
            <text:p>Monarch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6-25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Sooty Bay with Bird Catcher Spots Belgian Warmblood Monarch Summer Festival</text:p>
          </table:table-cell>
        </table:table-row>
        <table:table-row>
          <table:table-cell office:value-type="string">
            <text:p>X5i</text:p>
          </table:table-cell>
          <table:table-cell office:value-type="string">
            <text:p>wrPN8Ny5S9uV-qmHeJs-4A</text:p>
          </table:table-cell>
          <table:table-cell office:value-type="float" office:value="417">
            <text:p>417</text:p>
          </table:table-cell>
          <table:table-cell office:value-type="string">
            <text:p>Paso Fino</text:p>
          </table:table-cell>
          <table:table-cell office:value-type="string">
            <text:p>Bay Dun</text:p>
          </table:table-cell>
          <table:table-cell office:value-type="string">
            <text:p>https://drive.google.com/file/d/1ie6XcFxZ0yagBIlHStRBuFzRKz4CPeD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ay Dun Paso Fino Steve's Farm</text:p>
          </table:table-cell>
        </table:table-row>
        <table:table-row>
          <table:table-cell office:value-type="string">
            <text:p>X4U</text:p>
          </table:table-cell>
          <table:table-cell office:value-type="string">
            <text:p>vgBuCTNaTaOUt4p73ul9Lg</text:p>
          </table:table-cell>
          <table:table-cell office:value-type="float" office:value="341">
            <text:p>341</text:p>
          </table:table-cell>
          <table:table-cell office:value-type="string">
            <text:p>English Thoroughbred</text:p>
          </table:table-cell>
          <table:table-cell office:value-type="string">
            <text:p>Dominant White</text:p>
          </table:table-cell>
          <table:table-cell office:value-type="string">
            <text:p>https://drive.google.com/file/d/1XxkcGNrN5CEfWT41-vBe_NNB4b4qGOQ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6-17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Dominant White English Thoroughbred Silverglade Equestrian Center</text:p>
          </table:table-cell>
        </table:table-row>
        <table:table-row>
          <table:table-cell office:value-type="string">
            <text:p>X0w</text:p>
          </table:table-cell>
          <table:table-cell office:value-type="string">
            <text:p>I84kRNOCSNqV59gZLNPhKQ</text:p>
          </table:table-cell>
          <table:table-cell office:value-type="float" office:value="121">
            <text:p>121</text:p>
          </table:table-cell>
          <table:table-cell office:value-type="string">
            <text:p>Mule</text:p>
          </table:table-cell>
          <table:table-cell office:value-type="string">
            <text:p>Grullo</text:p>
          </table:table-cell>
          <table:table-cell office:value-type="string">
            <text:p>https://drive.google.com/file/d/1DKB5UaP3o1zYoL5jqUJT0FJFsVzOMGa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Grullo Mule Steve's Farm</text:p>
          </table:table-cell>
        </table:table-row>
        <table:table-row>
          <table:table-cell office:value-type="string">
            <text:p>X5f</text:p>
          </table:table-cell>
          <table:table-cell office:value-type="string">
            <text:p>Undlmke0R62HouskAnGYpg</text:p>
          </table:table-cell>
          <table:table-cell office:value-type="float" office:value="414">
            <text:p>414</text:p>
          </table:table-cell>
          <table:table-cell office:value-type="string">
            <text:p>North Swedish Horse</text:p>
          </table:table-cell>
          <table:table-cell office:value-type="string">
            <text:p>Blue Roan</text:p>
          </table:table-cell>
          <table:table-cell office:value-type="string">
            <text:p>https://drive.google.com/file/d/1jt_G4B6O1eXPjOok1MZlyU544gchfkR2/view?usp=drive_link</text:p>
          </table:table-cell>
          <table:table-cell office:value-type="string">
            <text:p>true</text:p>
          </table:table-cell>
          <table:table-cell office:value-type="string">
            <text:p>Brinicle</text:p>
          </table:table-cell>
          <table:table-cell office:value-type="string">
            <text:p>Limited Time</text:p>
          </table:table-cell>
          <table:table-cell office:value-type="float" office:value="299">
            <text:p>299</text:p>
          </table:table-cell>
          <table:table-cell office:value-type="string">
            <text:p>Under 800</text:p>
          </table:table-cell>
          <table:table-cell/>
          <table:table-cell office:value-type="string">
            <text:p>2018-12-12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Blue Roan North Swedish Horse Brinicle Winter Festival</text:p>
          </table:table-cell>
        </table:table-row>
        <table:table-row>
          <table:table-cell office:value-type="string">
            <text:p>X4w</text:p>
          </table:table-cell>
          <table:table-cell office:value-type="string">
            <text:p>75Xx8dgnSYWst-jL5ZO0ew</text:p>
          </table:table-cell>
          <table:table-cell office:value-type="float" office:value="369">
            <text:p>369</text:p>
          </table:table-cell>
          <table:table-cell office:value-type="string">
            <text:p>Jorvik Friesian</text:p>
          </table:table-cell>
          <table:table-cell office:value-type="string">
            <text:p>Black Extended Blanket</text:p>
          </table:table-cell>
          <table:table-cell office:value-type="string">
            <text:p>https://drive.google.com/file/d/1hRJ2Wo_C8EH_UmUxpK2YHz1cPbuIEV7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1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Extended Blanket Jorvik Friesian Crescent Moon Village</text:p>
          </table:table-cell>
        </table:table-row>
        <table:table-row>
          <table:table-cell office:value-type="string">
            <text:p>WU</text:p>
          </table:table-cell>
          <table:table-cell office:value-type="string">
            <text:p>dd6Bbx7YRHWSx86N2zoW6A</text:p>
          </table:table-cell>
          <table:table-cell office:value-type="float" office:value="31">
            <text:p>31</text:p>
          </table:table-cell>
          <table:table-cell office:value-type="string">
            <text:p>Friesian Sport Horse</text:p>
          </table:table-cell>
          <table:table-cell office:value-type="string">
            <text:p>Reverse Dapple Black</text:p>
          </table:table-cell>
          <table:table-cell office:value-type="string">
            <text:p>https://drive.google.com/file/d/1bdi3wgZuPI0flWLe0oKXOW3wwBU8zG4L/view?usp=drive_link</text:p>
          </table:table-cell>
          <table:table-cell office:value-type="string">
            <text:p>Yes</text:p>
          </table:table-cell>
          <table:table-cell office:value-type="string">
            <text:p>Ryume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2-12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Reverse Dapple Black Friesian Sport Horse Ryume Medieval Camp</text:p>
          </table:table-cell>
        </table:table-row>
        <table:table-row>
          <table:table-cell office:value-type="string">
            <text:p>Wz</text:p>
          </table:table-cell>
          <table:table-cell office:value-type="string">
            <text:p>yppRs.qcT8ajBmOka.un0w</text:p>
          </table:table-cell>
          <table:table-cell office:value-type="float" office:value="62">
            <text:p>62</text:p>
          </table:table-cell>
          <table:table-cell office:value-type="string">
            <text:p>Mustang</text:p>
          </table:table-cell>
          <table:table-cell office:value-type="string">
            <text:p>Black</text:p>
          </table:table-cell>
          <table:table-cell office:value-type="string">
            <text:p>https://drive.google.com/file/d/1NYBUlx8FtCse17eyJfSaD-EsiPissPqI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Mustang Firgrove Village</text:p>
          </table:table-cell>
        </table:table-row>
        <table:table-row>
          <table:table-cell office:value-type="string">
            <text:p>X6K</text:p>
          </table:table-cell>
          <table:table-cell office:value-type="string">
            <text:p>AdiK-CNoRKqC8AqPUxYAoA</text:p>
          </table:table-cell>
          <table:table-cell office:value-type="float" office:value="455">
            <text:p>455</text:p>
          </table:table-cell>
          <table:table-cell office:value-type="string">
            <text:p>Lusitano</text:p>
          </table:table-cell>
          <table:table-cell office:value-type="string">
            <text:p>Bay</text:p>
          </table:table-cell>
          <table:table-cell office:value-type="string">
            <text:p>https://drive.google.com/file/d/1nfLEf7CKIdtAbnBPjVGDUNpsGmEjxBj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4-1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Lusitano Silverglade Equestrian Center</text:p>
          </table:table-cell>
        </table:table-row>
        <table:table-row>
          <table:table-cell office:value-type="string">
            <text:p>X2o</text:p>
          </table:table-cell>
          <table:table-cell office:value-type="string">
            <text:p>Lme57Hc6R9OsoWYiXq4m4Q</text:p>
          </table:table-cell>
          <table:table-cell office:value-type="float" office:value="237">
            <text:p>237</text:p>
          </table:table-cell>
          <table:table-cell office:value-type="string">
            <text:p>Marwari</text:p>
          </table:table-cell>
          <table:table-cell office:value-type="string">
            <text:p>Black</text:p>
          </table:table-cell>
          <table:table-cell office:value-type="string">
            <text:p>https://drive.google.com/file/d/1V_xmh9Si5TLoGFwSI38bh3kOKv2Rncf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9-0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lack Marwari New Hillcrest</text:p>
          </table:table-cell>
        </table:table-row>
        <table:table-row>
          <table:table-cell office:value-type="string">
            <text:p>X4C</text:p>
          </table:table-cell>
          <table:table-cell office:value-type="string">
            <text:p>9Rd5rNjjSauhtd8XmIk.ng</text:p>
          </table:table-cell>
          <table:table-cell office:value-type="float" office:value="323">
            <text:p>323</text:p>
          </table:table-cell>
          <table:table-cell office:value-type="string">
            <text:p>Clydesdale</text:p>
          </table:table-cell>
          <table:table-cell office:value-type="string">
            <text:p>Black Extensive Sabino</text:p>
          </table:table-cell>
          <table:table-cell office:value-type="string">
            <text:p>https://drive.google.com/file/d/18rHAjQAvtWjQofXg2PXtZMOhr-Q0BNG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12-1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Black Extensive Sabino Clydesdale Dundull</text:p>
          </table:table-cell>
        </table:table-row>
        <table:table-row>
          <table:table-cell office:value-type="string">
            <text:p>X4z</text:p>
          </table:table-cell>
          <table:table-cell office:value-type="string">
            <text:p>KUiYCmCgRfuHPGuCNnfpRg</text:p>
          </table:table-cell>
          <table:table-cell office:value-type="float" office:value="372">
            <text:p>372</text:p>
          </table:table-cell>
          <table:table-cell office:value-type="string">
            <text:p>Jorvik Friesian</text:p>
          </table:table-cell>
          <table:table-cell office:value-type="string">
            <text:p>Grey</text:p>
          </table:table-cell>
          <table:table-cell office:value-type="string">
            <text:p>https://drive.google.com/file/d/1jMhq5-5aUKlQGSDctsYYQbYOzs7em6d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1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Grey Jorvik Friesian Crescent Moon Village</text:p>
          </table:table-cell>
        </table:table-row>
        <table:table-row>
          <table:table-cell office:value-type="string">
            <text:p>X41</text:p>
          </table:table-cell>
          <table:table-cell office:value-type="string">
            <text:p>aDijYmP-ROi8hG-5ktK.JA</text:p>
          </table:table-cell>
          <table:table-cell office:value-type="float" office:value="312">
            <text:p>312</text:p>
          </table:table-cell>
          <table:table-cell office:value-type="string">
            <text:p>Andalusian</text:p>
          </table:table-cell>
          <table:table-cell office:value-type="string">
            <text:p>Dapple Faded Black</text:p>
          </table:table-cell>
          <table:table-cell office:value-type="string">
            <text:p>https://drive.google.com/file/d/1KjCS4sbP0QumYL-PuinZpJdLPWWGAy5C/view?usp=drive_link</text:p>
          </table:table-cell>
          <table:table-cell office:value-type="string">
            <text:p>true</text:p>
          </table:table-cell>
          <table:table-cell office:value-type="string">
            <text:p>Umbra</text:p>
          </table:table-cell>
          <table:table-cell office:value-type="string">
            <text:p>Limited Time</text:p>
          </table:table-cell>
          <table:table-cell office:value-type="float" office:value="469">
            <text:p>469</text:p>
          </table:table-cell>
          <table:table-cell office:value-type="string">
            <text:p>Under 800</text:p>
          </table:table-cell>
          <table:table-cell/>
          <table:table-cell office:value-type="string">
            <text:p>2020-03-25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Dapple Faded Black Andalusian Umbra Summer Festival</text:p>
          </table:table-cell>
        </table:table-row>
        <table:table-row>
          <table:table-cell office:value-type="string">
            <text:p>X5B</text:p>
          </table:table-cell>
          <table:table-cell office:value-type="string">
            <text:p>v3p-nRJnSDWEMEyElpuT-Q</text:p>
          </table:table-cell>
          <table:table-cell office:value-type="float" office:value="384">
            <text:p>384</text:p>
          </table:table-cell>
          <table:table-cell office:value-type="string">
            <text:p>Jorvik Wild Horse</text:p>
          </table:table-cell>
          <table:table-cell office:value-type="string">
            <text:p>Sapphire Dapple Gray</text:p>
          </table:table-cell>
          <table:table-cell office:value-type="string">
            <text:p>https://drive.google.com/file/d/1qlknqYjHbBVO6VqyBIF2AsIG3qvVWnv8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0-07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Sapphire Dapple Gray Jorvik Wild Horse Redwood Point</text:p>
          </table:table-cell>
        </table:table-row>
        <table:table-row>
          <table:table-cell office:value-type="string">
            <text:p>X1w</text:p>
          </table:table-cell>
          <table:table-cell office:value-type="string">
            <text:p>rYLceRnnRBOTJtPH3MV6ww</text:p>
          </table:table-cell>
          <table:table-cell office:value-type="float" office:value="183">
            <text:p>183</text:p>
          </table:table-cell>
          <table:table-cell office:value-type="string">
            <text:p>Lipizzaner</text:p>
          </table:table-cell>
          <table:table-cell office:value-type="string">
            <text:p>Light Dapple Grey</text:p>
          </table:table-cell>
          <table:table-cell office:value-type="string">
            <text:p>https://drive.google.com/file/d/1R6EYVYmQopxq3bY47nK-Mx54U3HzxYP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Light Dapple Grey Lipizzaner Jorvik Stables</text:p>
          </table:table-cell>
        </table:table-row>
        <table:table-row>
          <table:table-cell office:value-type="string">
            <text:p>X11</text:p>
          </table:table-cell>
          <table:table-cell office:value-type="string">
            <text:p>dqtIHEQISd-MnVMD1hx8Gg</text:p>
          </table:table-cell>
          <table:table-cell office:value-type="float" office:value="126">
            <text:p>126</text:p>
          </table:table-cell>
          <table:table-cell office:value-type="string">
            <text:p>Appaloosa</text:p>
          </table:table-cell>
          <table:table-cell office:value-type="string">
            <text:p>Bay Extended Blanket</text:p>
          </table:table-cell>
          <table:table-cell office:value-type="string">
            <text:p>https://drive.google.com/file/d/1UCEO4A7-R7hsfk1h2G7nkVqzuwB-lw75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Extended Blanket Appaloosa Starshine Ranch</text:p>
          </table:table-cell>
        </table:table-row>
        <table:table-row>
          <table:table-cell office:value-type="string">
            <text:p>X02</text:p>
          </table:table-cell>
          <table:table-cell office:value-type="string">
            <text:p>YM4Dpw1mQxO3zJ3HPrpE0Q</text:p>
          </table:table-cell>
          <table:table-cell office:value-type="float" office:value="65">
            <text:p>65</text:p>
          </table:table-cell>
          <table:table-cell office:value-type="string">
            <text:p>Mustang</text:p>
          </table:table-cell>
          <table:table-cell office:value-type="string">
            <text:p>Grullo Pinto</text:p>
          </table:table-cell>
          <table:table-cell office:value-type="string">
            <text:p>https://drive.google.com/file/d/1LQ4EuShWx-sB3lNEEfg9R42zvjkyOS3J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Grullo Pinto Mustang Firgrove Village</text:p>
          </table:table-cell>
        </table:table-row>
        <table:table-row>
          <table:table-cell office:value-type="string">
            <text:p>Wm</text:p>
          </table:table-cell>
          <table:table-cell office:value-type="string">
            <text:p>QvgG3bYgR7irQ8zH-FveOA</text:p>
          </table:table-cell>
          <table:table-cell office:value-type="float" office:value="49">
            <text:p>49</text:p>
          </table:table-cell>
          <table:table-cell office:value-type="string">
            <text:p>Noriker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o7ny2r14PhJFNVHAsdZhEMXDoyq8H9z4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Flaxen Chestnut Noriker Silverglade Equestrian Center</text:p>
          </table:table-cell>
        </table:table-row>
        <table:table-row>
          <table:table-cell office:value-type="string">
            <text:p>X0F</text:p>
          </table:table-cell>
          <table:table-cell office:value-type="string">
            <text:p>PcQQSNivQNSKlX6sqhIM8w</text:p>
          </table:table-cell>
          <table:table-cell office:value-type="float" office:value="78">
            <text:p>78</text:p>
          </table:table-cell>
          <table:table-cell office:value-type="string">
            <text:p>American Paint Horse</text:p>
          </table:table-cell>
          <table:table-cell office:value-type="string">
            <text:p>Palomino Tobiano</text:p>
          </table:table-cell>
          <table:table-cell office:value-type="string">
            <text:p>https://drive.google.com/file/d/1f-FvFngngiNhviIrzIZLTcaqcMU7N5td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20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Palomino Tobiano American Paint Horse Starshine Ranch</text:p>
          </table:table-cell>
        </table:table-row>
        <table:table-row>
          <table:table-cell office:value-type="string">
            <text:p>X5O</text:p>
          </table:table-cell>
          <table:table-cell office:value-type="string">
            <text:p>dzAwkd1UTM2pK-8PsxeIyg</text:p>
          </table:table-cell>
          <table:table-cell office:value-type="float" office:value="397">
            <text:p>397</text:p>
          </table:table-cell>
          <table:table-cell office:value-type="string">
            <text:p>Knabstrupper</text:p>
          </table:table-cell>
          <table:table-cell office:value-type="string">
            <text:p>Chestnut Leopard</text:p>
          </table:table-cell>
          <table:table-cell office:value-type="string">
            <text:p>https://drive.google.com/file/d/1KxanvxTH0ty6ILab0T-x2Krv_vCwxqx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3-11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Chestnut Leopard Knabstrupper Crescent Moon Village</text:p>
          </table:table-cell>
        </table:table-row>
        <table:table-row>
          <table:table-cell office:value-type="string">
            <text:p>WF</text:p>
          </table:table-cell>
          <table:table-cell office:value-type="string">
            <text:p>ZJjQbMVaT8ybKuGbOsBl-A</text:p>
          </table:table-cell>
          <table:table-cell office:value-type="float" office:value="16">
            <text:p>16</text:p>
          </table:table-cell>
          <table:table-cell office:value-type="string">
            <text:p>Dutch Warmblood</text:p>
          </table:table-cell>
          <table:table-cell office:value-type="string">
            <text:p>Grey Pinto</text:p>
          </table:table-cell>
          <table:table-cell office:value-type="string">
            <text:p>https://drive.google.com/file/d/1vcAxDyGirsWMlFLyQYEEOSDLCssnW9Z0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4-0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Grey Pinto Dutch Warmblood Equestrian Festival (Spring)</text:p>
          </table:table-cell>
        </table:table-row>
        <table:table-row>
          <table:table-cell office:value-type="string">
            <text:p>X27</text:p>
          </table:table-cell>
          <table:table-cell office:value-type="string">
            <text:p>hVyHrgD0TLWAdQl0m.XY0g</text:p>
          </table:table-cell>
          <table:table-cell office:value-type="float" office:value="194">
            <text:p>194</text:p>
          </table:table-cell>
          <table:table-cell office:value-type="string">
            <text:p>Pintabian</text:p>
          </table:table-cell>
          <table:table-cell office:value-type="string">
            <text:p>Flaxen Chestnut Tovero</text:p>
          </table:table-cell>
          <table:table-cell office:value-type="string">
            <text:p>https://drive.google.com/file/d/1I-Cs7hAXgKh83L-An0B3qz_VamDkx59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5-10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Flaxen Chestnut Tovero Pintabian Goldspur Mill</text:p>
          </table:table-cell>
        </table:table-row>
        <table:table-row>
          <table:table-cell office:value-type="string">
            <text:p>X5z</text:p>
          </table:table-cell>
          <table:table-cell office:value-type="string">
            <text:p>3Gdb4VXOQj6Mm5PqFT47qQ</text:p>
          </table:table-cell>
          <table:table-cell office:value-type="float" office:value="434">
            <text:p>434</text:p>
          </table:table-cell>
          <table:table-cell office:value-type="string">
            <text:p>Percheron</text:p>
          </table:table-cell>
          <table:table-cell office:value-type="string">
            <text:p>Light Grey</text:p>
          </table:table-cell>
          <table:table-cell office:value-type="string">
            <text:p>https://drive.google.com/file/d/1ZPOkccosyRw8Lzh3erDAsAKvHp01N8o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Light Grey Percheron Marley's Farm</text:p>
          </table:table-cell>
        </table:table-row>
        <table:table-row>
          <table:table-cell office:value-type="string">
            <text:p>X3g</text:p>
          </table:table-cell>
          <table:table-cell office:value-type="string">
            <text:p>W-HoGekxQbCP9ptSxIOKwA</text:p>
          </table:table-cell>
          <table:table-cell office:value-type="float" office:value="291">
            <text:p>291</text:p>
          </table:table-cell>
          <table:table-cell office:value-type="string">
            <text:p>Jorvik Pony</text:p>
          </table:table-cell>
          <table:table-cell office:value-type="string">
            <text:p>Light Dapple Grey</text:p>
          </table:table-cell>
          <table:table-cell office:value-type="string">
            <text:p>https://drive.google.com/file/d/1xaQfLBBX40A791-zQUf2pveMaka8Fbc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6-27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Light Dapple Grey Jorvik Pony Fort Pinta</text:p>
          </table:table-cell>
        </table:table-row>
        <table:table-row>
          <table:table-cell office:value-type="string">
            <text:p>WE</text:p>
          </table:table-cell>
          <table:table-cell office:value-type="string">
            <text:p>yx.YMxSpQbejgt3ucxZW5w</text:p>
          </table:table-cell>
          <table:table-cell office:value-type="float" office:value="15">
            <text:p>15</text:p>
          </table:table-cell>
          <table:table-cell office:value-type="string">
            <text:p>Dutch Warmblood</text:p>
          </table:table-cell>
          <table:table-cell office:value-type="string">
            <text:p>Grey</text:p>
          </table:table-cell>
          <table:table-cell office:value-type="string">
            <text:p>https://drive.google.com/file/d/1astTX1Od5RNfFHKPf30g045lzxXgv6UR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Grey Dutch Warmblood Silverglade Equestrian Center</text:p>
          </table:table-cell>
        </table:table-row>
        <table:table-row>
          <table:table-cell office:value-type="string">
            <text:p>Wt</text:p>
          </table:table-cell>
          <table:table-cell office:value-type="string">
            <text:p>3pl6VcP3RxqmmM0.Eh2bmQ</text:p>
          </table:table-cell>
          <table:table-cell office:value-type="float" office:value="56">
            <text:p>56</text:p>
          </table:table-cell>
          <table:table-cell office:value-type="string">
            <text:p>Selle Francais<text:s/></text:p>
          </table:table-cell>
          <table:table-cell office:value-type="string">
            <text:p>Steel Grey</text:p>
          </table:table-cell>
          <table:table-cell office:value-type="string">
            <text:p>https://drive.google.com/file/d/1mtihivLk6cKsTjiItaM6ob8XVCGlMEET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teel Grey Selle Francais<text:s text:c="2"/>Silverglade Equestrian Center</text:p>
          </table:table-cell>
        </table:table-row>
        <table:table-row>
          <table:table-cell office:value-type="string">
            <text:p>X1i</text:p>
          </table:table-cell>
          <table:table-cell office:value-type="string">
            <text:p>a-ecN-x.fSP-a8VgOHA-YCQ</text:p>
          </table:table-cell>
          <table:table-cell office:value-type="float" office:value="169">
            <text:p>169</text:p>
          </table:table-cell>
          <table:table-cell office:value-type="string">
            <text:p>Icelandic Horse</text:p>
          </table:table-cell>
          <table:table-cell office:value-type="string">
            <text:p>Black Pinto</text:p>
          </table:table-cell>
          <table:table-cell office:value-type="string">
            <text:p>https://drive.google.com/file/d/1ICs61jm2jvwrEoPOzWtfcEzYq79ZAWI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lack Pinto Icelandic Horse New Hillcrest</text:p>
          </table:table-cell>
        </table:table-row>
        <table:table-row>
          <table:table-cell office:value-type="string">
            <text:p>X62</text:p>
          </table:table-cell>
          <table:table-cell office:value-type="string">
            <text:p>oJw0tUZXTfyRfN.KPJw9mw</text:p>
          </table:table-cell>
          <table:table-cell office:value-type="float" office:value="437">
            <text:p>437</text:p>
          </table:table-cell>
          <table:table-cell office:value-type="string">
            <text:p>Percheron</text:p>
          </table:table-cell>
          <table:table-cell office:value-type="string">
            <text:p>Bay Dun Brindle</text:p>
          </table:table-cell>
          <table:table-cell office:value-type="string">
            <text:p>https://drive.google.com/file/d/1d-qKPB7BeDmEdcFKK19hqJGHz9uRFuJL/view?usp=drive_link</text:p>
          </table:table-cell>
          <table:table-cell office:value-type="string">
            <text:p>true</text:p>
          </table:table-cell>
          <table:table-cell office:value-type="string">
            <text:p>Hanami</text:p>
          </table:table-cell>
          <table:table-cell office:value-type="string">
            <text:p>Permanent</text:p>
          </table:table-cell>
          <table:table-cell office:value-type="float" office:value="450">
            <text:p>450</text:p>
          </table:table-cell>
          <table:table-cell office:value-type="string">
            <text:p>Under 800</text:p>
          </table:table-cell>
          <table:table-cell/>
          <table:table-cell office:value-type="string">
            <text:p>2022-03-16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ay Dun Brindle Percheron Hanami Valedale Village</text:p>
          </table:table-cell>
        </table:table-row>
        <table:table-row>
          <table:table-cell office:value-type="string">
            <text:p>X0A</text:p>
          </table:table-cell>
          <table:table-cell office:value-type="string">
            <text:p>IoG5iBqnS0SvUDqJYLOZCw</text:p>
          </table:table-cell>
          <table:table-cell office:value-type="float" office:value="73">
            <text:p>73</text:p>
          </table:table-cell>
          <table:table-cell office:value-type="string">
            <text:p>American Paint Horse</text:p>
          </table:table-cell>
          <table:table-cell office:value-type="string">
            <text:p>Buckskin Pinto</text:p>
          </table:table-cell>
          <table:table-cell office:value-type="string">
            <text:p>https://drive.google.com/file/d/1EzdSwibq6ApeOhZn5ctp7HAd_kVrJy9i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uckskin Pinto American Paint Horse Starshine Ranch</text:p>
          </table:table-cell>
        </table:table-row>
        <table:table-row>
          <table:table-cell office:value-type="string">
            <text:p>X2J</text:p>
          </table:table-cell>
          <table:table-cell office:value-type="string">
            <text:p>DvUi7j54Qv-PschPQzp5hg</text:p>
          </table:table-cell>
          <table:table-cell office:value-type="float" office:value="206">
            <text:p>206</text:p>
          </table:table-cell>
          <table:table-cell office:value-type="string">
            <text:p>Shire</text:p>
          </table:table-cell>
          <table:table-cell office:value-type="string">
            <text:p>Dark Bay Sabino</text:p>
          </table:table-cell>
          <table:table-cell office:value-type="string">
            <text:p>https://drive.google.com/file/d/1yMOCx35kLJQql898a0o2_1IBmcNW075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Dark Bay Sabino Shire Steve's Farm</text:p>
          </table:table-cell>
        </table:table-row>
        <table:table-row>
          <table:table-cell office:value-type="string">
            <text:p>X1e</text:p>
          </table:table-cell>
          <table:table-cell office:value-type="string">
            <text:p>og9S4CjlRdSGuuzU2SbT9Q</text:p>
          </table:table-cell>
          <table:table-cell office:value-type="float" office:value="165">
            <text:p>165</text:p>
          </table:table-cell>
          <table:table-cell office:value-type="string">
            <text:p>Haflinger</text:p>
          </table:table-cell>
          <table:table-cell office:value-type="string">
            <text:p>Liver Roan</text:p>
          </table:table-cell>
          <table:table-cell office:value-type="string">
            <text:p>https://drive.google.com/file/d/1WGMbGEiYl2gVPnJuUNOEDzIw6v64gVed/view?usp=drive_link</text:p>
          </table:table-cell>
          <table:table-cell office:value-type="string">
            <text:p>true</text:p>
          </table:table-cell>
          <table:table-cell office:value-type="string">
            <text:p>Antheia</text:p>
          </table:table-cell>
          <table:table-cell office:value-type="string">
            <text:p>Permanent</text:p>
          </table:table-cell>
          <table:table-cell office:value-type="float" office:value="450">
            <text:p>450</text:p>
          </table:table-cell>
          <table:table-cell office:value-type="string">
            <text:p>Under 800</text:p>
          </table:table-cell>
          <table:table-cell/>
          <table:table-cell office:value-type="string">
            <text:p>2022-08-2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Liver Roan Haflinger Antheia Valedale Village</text:p>
          </table:table-cell>
        </table:table-row>
        <table:table-row>
          <table:table-cell office:value-type="string">
            <text:p>X1f</text:p>
          </table:table-cell>
          <table:table-cell office:value-type="string">
            <text:p>U-LM0DzDSh2h5VqXrPEOuQ</text:p>
          </table:table-cell>
          <table:table-cell office:value-type="float" office:value="166">
            <text:p>166</text:p>
          </table:table-cell>
          <table:table-cell office:value-type="string">
            <text:p>Haflinger</text:p>
          </table:table-cell>
          <table:table-cell office:value-type="string">
            <text:p>Flaxen Red Roan</text:p>
          </table:table-cell>
          <table:table-cell office:value-type="string">
            <text:p>https://drive.google.com/file/d/1cU5C5PcQfO-sFZrNPWFcEnrAKj0xpt-v/view?usp=drive_link</text:p>
          </table:table-cell>
          <table:table-cell office:value-type="string">
            <text:p>true</text:p>
          </table:table-cell>
          <table:table-cell office:value-type="string">
            <text:p>Hemera</text:p>
          </table:table-cell>
          <table:table-cell office:value-type="string">
            <text:p>Permanent</text:p>
          </table:table-cell>
          <table:table-cell office:value-type="float" office:value="450">
            <text:p>450</text:p>
          </table:table-cell>
          <table:table-cell office:value-type="string">
            <text:p>Under 800</text:p>
          </table:table-cell>
          <table:table-cell/>
          <table:table-cell office:value-type="string">
            <text:p>2022-08-2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Flaxen Red Roan Haflinger Hemera Valedale Village</text:p>
          </table:table-cell>
        </table:table-row>
        <table:table-row>
          <table:table-cell office:value-type="string">
            <text:p>X4F</text:p>
          </table:table-cell>
          <table:table-cell office:value-type="string">
            <text:p>SPYsnq.BQCKLy192QtBIRw</text:p>
          </table:table-cell>
          <table:table-cell office:value-type="float" office:value="326">
            <text:p>326</text:p>
          </table:table-cell>
          <table:table-cell office:value-type="string">
            <text:p>Clydesdale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3yfJqLbMLJWj173qDNj_11BcvIyGbHh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1-0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Flaxen Chestnut Pangare Clydesdale Dundull</text:p>
          </table:table-cell>
        </table:table-row>
        <table:table-row>
          <table:table-cell office:value-type="string">
            <text:p>X1B</text:p>
          </table:table-cell>
          <table:table-cell office:value-type="string">
            <text:p>abY3ZWqoSbKG13ReIm8I5Q</text:p>
          </table:table-cell>
          <table:table-cell office:value-type="float" office:value="136">
            <text:p>136</text:p>
          </table:table-cell>
          <table:table-cell office:value-type="string">
            <text:p>Appaloosa</text:p>
          </table:table-cell>
          <table:table-cell office:value-type="string">
            <text:p>Red Dun Lacing Blanket</text:p>
          </table:table-cell>
          <table:table-cell office:value-type="string">
            <text:p>https://drive.google.com/file/d/1Zr2KxfBd23VuPopoObvLfPZ4bzLD2Yn3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Red Dun Lacing Blanket Appaloosa Starshine Ranch</text:p>
          </table:table-cell>
        </table:table-row>
        <table:table-row>
          <table:table-cell office:value-type="string">
            <text:p>X5n</text:p>
          </table:table-cell>
          <table:table-cell office:value-type="string">
            <text:p>2mFSqlDzTNSFjbJcsBH7EQ</text:p>
          </table:table-cell>
          <table:table-cell office:value-type="float" office:value="422">
            <text:p>422</text:p>
          </table:table-cell>
          <table:table-cell office:value-type="string">
            <text:p>Paso Fino</text:p>
          </table:table-cell>
          <table:table-cell office:value-type="string">
            <text:p>Liver Chestnut Sabino</text:p>
          </table:table-cell>
          <table:table-cell office:value-type="string">
            <text:p>https://drive.google.com/file/d/1DBmAr6aLuxHF2qTowLuCi173HYLW60D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Liver Chestnut Sabino Paso Fino Steve's Farm</text:p>
          </table:table-cell>
        </table:table-row>
        <table:table-row>
          <table:table-cell office:value-type="string">
            <text:p>X07</text:p>
          </table:table-cell>
          <table:table-cell office:value-type="string">
            <text:p>EJRi7DJhQRy-YQPc9qtt.Q</text:p>
          </table:table-cell>
          <table:table-cell office:value-type="float" office:value="70">
            <text:p>70</text:p>
          </table:table-cell>
          <table:table-cell office:value-type="string">
            <text:p>American Paint Horse</text:p>
          </table:table-cell>
          <table:table-cell office:value-type="string">
            <text:p>Minimal Bay Tobiano</text:p>
          </table:table-cell>
          <table:table-cell office:value-type="string">
            <text:p>https://drive.google.com/file/d/1biuU2cJ34MWx_LrycKSCHZrzrfksRhcF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Minimal Bay Tobiano American Paint Horse Starshine Ranch</text:p>
          </table:table-cell>
        </table:table-row>
        <table:table-row>
          <table:table-cell office:value-type="string">
            <text:p>X16</text:p>
          </table:table-cell>
          <table:table-cell office:value-type="string">
            <text:p>n9FCnyfUTESiYAw5TrTyoQ</text:p>
          </table:table-cell>
          <table:table-cell office:value-type="float" office:value="131">
            <text:p>131</text:p>
          </table:table-cell>
          <table:table-cell office:value-type="string">
            <text:p>Appaloosa</text:p>
          </table:table-cell>
          <table:table-cell office:value-type="string">
            <text:p>Black Varnish Roan Leopard</text:p>
          </table:table-cell>
          <table:table-cell office:value-type="string">
            <text:p>https://drive.google.com/file/d/1WtRzQ4nXUnSmgJeMAPYiUm9D_pBWJ2Y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Varnish Roan Leopard Appaloosa Starshine Ranch</text:p>
          </table:table-cell>
        </table:table-row>
        <table:table-row>
          <table:table-cell office:value-type="string">
            <text:p>Wk</text:p>
          </table:table-cell>
          <table:table-cell office:value-type="string">
            <text:p>2W00N06GRH2fwDigQIBmEQ</text:p>
          </table:table-cell>
          <table:table-cell office:value-type="float" office:value="47">
            <text:p>47</text:p>
          </table:table-cell>
          <table:table-cell office:value-type="string">
            <text:p>Noriker</text:p>
          </table:table-cell>
          <table:table-cell office:value-type="string">
            <text:p>Grey</text:p>
          </table:table-cell>
          <table:table-cell office:value-type="string">
            <text:p>https://drive.google.com/file/d/18d7mVnlXXX-lnSYimHUVed8POxlaILkW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2-1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Grey Noriker Silverglade Equestrian Center</text:p>
          </table:table-cell>
        </table:table-row>
        <table:table-row>
          <table:table-cell office:value-type="string">
            <text:p>X26</text:p>
          </table:table-cell>
          <table:table-cell office:value-type="string">
            <text:p>M78DpxW7Tv-tA.Ndu9uWWQ</text:p>
          </table:table-cell>
          <table:table-cell office:value-type="float" office:value="193">
            <text:p>193</text:p>
          </table:table-cell>
          <table:table-cell office:value-type="string">
            <text:p>Pintabian</text:p>
          </table:table-cell>
          <table:table-cell office:value-type="string">
            <text:p>Dapple Grey Tobiano</text:p>
          </table:table-cell>
          <table:table-cell office:value-type="string">
            <text:p>https://drive.google.com/file/d/1d7WWGzu3RLSaoouwqginvS3sCiXPVg4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5-10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Dapple Grey Tobiano Pintabian Goldspur Mill</text:p>
          </table:table-cell>
        </table:table-row>
        <table:table-row>
          <table:table-cell office:value-type="string">
            <text:p>X1q</text:p>
          </table:table-cell>
          <table:table-cell office:value-type="string">
            <text:p>a-0VdxjcPR0qXNS4YK26DrQ</text:p>
          </table:table-cell>
          <table:table-cell office:value-type="float" office:value="177">
            <text:p>177</text:p>
          </table:table-cell>
          <table:table-cell office:value-type="string">
            <text:p>Icelandic Horse</text:p>
          </table:table-cell>
          <table:table-cell office:value-type="string">
            <text:p>Speckled Dun</text:p>
          </table:table-cell>
          <table:table-cell office:value-type="string">
            <text:p>https://drive.google.com/file/d/1G6RxTXqtQ6qx9o0j8habctrAeZWBhDY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11-17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peckled Dun Icelandic Horse New Hillcrest</text:p>
          </table:table-cell>
        </table:table-row>
        <table:table-row>
          <table:table-cell office:value-type="string">
            <text:p>X3E</text:p>
          </table:table-cell>
          <table:table-cell office:value-type="string">
            <text:p>WBuopcKYRPu6zY2WJSeExA</text:p>
          </table:table-cell>
          <table:table-cell office:value-type="float" office:value="263">
            <text:p>263</text:p>
          </table:table-cell>
          <table:table-cell office:value-type="string">
            <text:p>American Quarter Horse</text:p>
          </table:table-cell>
          <table:table-cell office:value-type="string">
            <text:p>Bay</text:p>
          </table:table-cell>
          <table:table-cell office:value-type="string">
            <text:p>https://drive.google.com/file/d/18dCYVMVwkeQZKCoYlc9b3QRyZNzbVmp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4-22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American Quarter Horse Starshine Ranch</text:p>
          </table:table-cell>
        </table:table-row>
        <table:table-row>
          <table:table-cell office:value-type="string">
            <text:p>WQ</text:p>
          </table:table-cell>
          <table:table-cell office:value-type="string">
            <text:p>CTn34FU5QF--yuP5XbF0-w</text:p>
          </table:table-cell>
          <table:table-cell office:value-type="float" office:value="27">
            <text:p>27</text:p>
          </table:table-cell>
          <table:table-cell office:value-type="string">
            <text:p>Friesian Sport Horse</text:p>
          </table:table-cell>
          <table:table-cell office:value-type="string">
            <text:p>Black Spotted Blanket</text:p>
          </table:table-cell>
          <table:table-cell office:value-type="string">
            <text:p>https://drive.google.com/file/d/17E0hNq1ElnSe8iR5A8NlU7c_gz6f4hmB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12-18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lack Spotted Blanket Friesian Sport Horse Medieval Camp</text:p>
          </table:table-cell>
        </table:table-row>
        <table:table-row>
          <table:table-cell office:value-type="string">
            <text:p>X0B</text:p>
          </table:table-cell>
          <table:table-cell office:value-type="string">
            <text:p>sl1pSZ0nRN6qlLAOEViifg</text:p>
          </table:table-cell>
          <table:table-cell office:value-type="float" office:value="74">
            <text:p>74</text:p>
          </table:table-cell>
          <table:table-cell office:value-type="string">
            <text:p>American Paint Horse</text:p>
          </table:table-cell>
          <table:table-cell office:value-type="string">
            <text:p>Chestnut Overo</text:p>
          </table:table-cell>
          <table:table-cell office:value-type="string">
            <text:p>https://drive.google.com/file/d/13jqM8mErIACjkcmD3FDVJgex41Bqn5dY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, Fort Pinta</text:p>
          </table:table-cell>
          <table:table-cell/>
          <table:table-cell office:value-type="string">
            <text:p>Chestnut Overo American Paint Horse Starshine Ranch, Fort Pinta</text:p>
          </table:table-cell>
        </table:table-row>
        <table:table-row>
          <table:table-cell office:value-type="string">
            <text:p>X0G</text:p>
          </table:table-cell>
          <table:table-cell office:value-type="string">
            <text:p>cgPoBoBGTxKjUBdMCeYU3w</text:p>
          </table:table-cell>
          <table:table-cell office:value-type="float" office:value="79">
            <text:p>79</text:p>
          </table:table-cell>
          <table:table-cell office:value-type="string">
            <text:p>American Paint Horse</text:p>
          </table:table-cell>
          <table:table-cell office:value-type="string">
            <text:p>Chestnut Medicine Hat</text:p>
          </table:table-cell>
          <table:table-cell office:value-type="string">
            <text:p>https://drive.google.com/file/d/1D-H3frZdTyfLgmbVCtSJI3aAxuRDg8o9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Chestnut Medicine Hat American Paint Horse Starshine Ranch</text:p>
          </table:table-cell>
        </table:table-row>
        <table:table-row>
          <table:table-cell office:value-type="string">
            <text:p>X3V</text:p>
          </table:table-cell>
          <table:table-cell office:value-type="string">
            <text:p>uwHpm7t7ToKG2-oei7jD9g</text:p>
          </table:table-cell>
          <table:table-cell office:value-type="float" office:value="280">
            <text:p>280</text:p>
          </table:table-cell>
          <table:table-cell office:value-type="string">
            <text:p>American Saddlebred</text:p>
          </table:table-cell>
          <table:table-cell office:value-type="string">
            <text:p>Chestnut</text:p>
          </table:table-cell>
          <table:table-cell office:value-type="string">
            <text:p>https://drive.google.com/file/d/1JL76d-9n9M-0RyIDh2VmD0PJqU39xF7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7-0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Chestnut American Saddlebred Starshine Ranch</text:p>
          </table:table-cell>
        </table:table-row>
        <table:table-row>
          <table:table-cell office:value-type="string">
            <text:p>WL</text:p>
          </table:table-cell>
          <table:table-cell office:value-type="string">
            <text:p>mdXu-30.Rp2JF8SP6fvhuw</text:p>
          </table:table-cell>
          <table:table-cell office:value-type="float" office:value="22">
            <text:p>22</text:p>
          </table:table-cell>
          <table:table-cell office:value-type="string">
            <text:p>Friesian</text:p>
          </table:table-cell>
          <table:table-cell office:value-type="string">
            <text:p>Black</text:p>
          </table:table-cell>
          <table:table-cell office:value-type="string">
            <text:p>https://drive.google.com/file/d/1ZzNcQGpKLmDTwPFcjhk8byB0DeBO-c_0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lack Friesian Jorvik Stables</text:p>
          </table:table-cell>
        </table:table-row>
        <table:table-row>
          <table:table-cell office:value-type="string">
            <text:p>X3J</text:p>
          </table:table-cell>
          <table:table-cell office:value-type="string">
            <text:p>f2ts-GQ8QdK.5cPoovtheA</text:p>
          </table:table-cell>
          <table:table-cell office:value-type="float" office:value="268">
            <text:p>268</text:p>
          </table:table-cell>
          <table:table-cell office:value-type="string">
            <text:p>American Quarter Horse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C-Mcz5QxgmB1lKsCK4JelltShgY6rC9-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5-1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axen Chestnut American Quarter Horse Starshine Ranch</text:p>
          </table:table-cell>
        </table:table-row>
        <table:table-row>
          <table:table-cell office:value-type="string">
            <text:p>X2w</text:p>
          </table:table-cell>
          <table:table-cell office:value-type="string">
            <text:p>G8sGQuWPSTub-zDRzpXYmQ</text:p>
          </table:table-cell>
          <table:table-cell office:value-type="float" office:value="245">
            <text:p>245</text:p>
          </table:table-cell>
          <table:table-cell office:value-type="string">
            <text:p>Curly Horse</text:p>
          </table:table-cell>
          <table:table-cell office:value-type="string">
            <text:p>Bay Pinto</text:p>
          </table:table-cell>
          <table:table-cell office:value-type="string">
            <text:p>https://drive.google.com/file/d/1pI5VrxQNKVHteeaLxhk0tzFAmc3EsNH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1-20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Pinto Curly Horse New Hillcrest</text:p>
          </table:table-cell>
        </table:table-row>
        <table:table-row>
          <table:table-cell office:value-type="string">
            <text:p>X5F</text:p>
          </table:table-cell>
          <table:table-cell office:value-type="string">
            <text:p>FVTqnEWzSOesUrTXTY4-0g</text:p>
          </table:table-cell>
          <table:table-cell office:value-type="float" office:value="388">
            <text:p>388</text:p>
          </table:table-cell>
          <table:table-cell office:value-type="string">
            <text:p>Jorvik Wild Horse</text:p>
          </table:table-cell>
          <table:table-cell office:value-type="string">
            <text:p>Grey</text:p>
          </table:table-cell>
          <table:table-cell office:value-type="string">
            <text:p>https://drive.google.com/file/d/1bF7RVGoaC8BFOgYThHZ128iwlycIoPbu/view?usp=drive_link</text:p>
          </table:table-cell>
          <table:table-cell office:value-type="string">
            <text:p>true</text:p>
          </table:table-cell>
          <table:table-cell office:value-type="string">
            <text:p>Songsorrow</text:p>
          </table:table-cell>
          <table:table-cell office:value-type="string">
            <text:p>Limited Time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1-10-20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Grey Jorvik Wild Horse Songsorrow Halloween Festival</text:p>
          </table:table-cell>
        </table:table-row>
        <table:table-row>
          <table:table-cell office:value-type="string">
            <text:p>X3K</text:p>
          </table:table-cell>
          <table:table-cell office:value-type="string">
            <text:p>TtT2E1GcSsCpl2Vk9wAkcw</text:p>
          </table:table-cell>
          <table:table-cell office:value-type="float" office:value="269">
            <text:p>269</text:p>
          </table:table-cell>
          <table:table-cell office:value-type="string">
            <text:p>American Quarter Horse</text:p>
          </table:table-cell>
          <table:table-cell office:value-type="string">
            <text:p>Flea Bitten Grey</text:p>
          </table:table-cell>
          <table:table-cell office:value-type="string">
            <text:p>https://drive.google.com/file/d/1PaPNLmzFRaCthOSxwy6cWdlJjefQN5l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5-1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ea Bitten Grey American Quarter Horse Starshine Ranch</text:p>
          </table:table-cell>
        </table:table-row>
        <table:table-row>
          <table:table-cell office:value-type="string">
            <text:p>X0s</text:p>
          </table:table-cell>
          <table:table-cell office:value-type="string">
            <text:p>Tc3eEG4ZQA6Nm.OyBlS88w</text:p>
          </table:table-cell>
          <table:table-cell office:value-type="float" office:value="117">
            <text:p>117</text:p>
          </table:table-cell>
          <table:table-cell office:value-type="string">
            <text:p>Mule</text:p>
          </table:table-cell>
          <table:table-cell office:value-type="string">
            <text:p>Bay Leopard</text:p>
          </table:table-cell>
          <table:table-cell office:value-type="string">
            <text:p>https://drive.google.com/file/d/1qA3qQbtOhAKGPZT2oa4yTw9NEOcSmzA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ay Leopard Mule Steve's Farm</text:p>
          </table:table-cell>
        </table:table-row>
        <table:table-row>
          <table:table-cell office:value-type="string">
            <text:p>X0E</text:p>
          </table:table-cell>
          <table:table-cell office:value-type="string">
            <text:p>JgInYDh.SYmXoUvGqP0uBw</text:p>
          </table:table-cell>
          <table:table-cell office:value-type="float" office:value="77">
            <text:p>77</text:p>
          </table:table-cell>
          <table:table-cell office:value-type="string">
            <text:p>American Paint Horse</text:p>
          </table:table-cell>
          <table:table-cell office:value-type="string">
            <text:p>Grullo Tobiano</text:p>
          </table:table-cell>
          <table:table-cell office:value-type="string">
            <text:p>https://drive.google.com/file/d/1rA5pXxaKjWx7JGlgYZ5W4ExisruM3Sdz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Grullo Tobiano American Paint Horse Starshine Ranch</text:p>
          </table:table-cell>
        </table:table-row>
        <table:table-row>
          <table:table-cell office:value-type="string">
            <text:p>X3F</text:p>
          </table:table-cell>
          <table:table-cell office:value-type="string">
            <text:p>KR61TxLDS7CQFFcHrP8wXw</text:p>
          </table:table-cell>
          <table:table-cell office:value-type="float" office:value="264">
            <text:p>264</text:p>
          </table:table-cell>
          <table:table-cell office:value-type="string">
            <text:p>American Quarter Horse</text:p>
          </table:table-cell>
          <table:table-cell office:value-type="string">
            <text:p>Bay Brindle</text:p>
          </table:table-cell>
          <table:table-cell office:value-type="string">
            <text:p>https://drive.google.com/file/d/18-21-AIp0ccQ0W910IMKhJGp2Ln3kp5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Brindle American Quarter Horse Starshine Ranch</text:p>
          </table:table-cell>
        </table:table-row>
        <table:table-row>
          <table:table-cell office:value-type="string">
            <text:p>X3U</text:p>
          </table:table-cell>
          <table:table-cell office:value-type="string">
            <text:p>c.t4LksCS-6dqYtfT1lLyQ</text:p>
          </table:table-cell>
          <table:table-cell office:value-type="float" office:value="279">
            <text:p>279</text:p>
          </table:table-cell>
          <table:table-cell office:value-type="string">
            <text:p>American Saddlebred</text:p>
          </table:table-cell>
          <table:table-cell office:value-type="string">
            <text:p>Buttermilk Buckskin</text:p>
          </table:table-cell>
          <table:table-cell office:value-type="string">
            <text:p>https://drive.google.com/file/d/1ReFbGstNyldb26uB30sqO8xBmSPrDQ4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, Moorland Stable</text:p>
          </table:table-cell>
          <table:table-cell/>
          <table:table-cell office:value-type="string">
            <text:p>Buttermilk Buckskin American Saddlebred Starshine Ranch, Moorland Stable</text:p>
          </table:table-cell>
        </table:table-row>
        <table:table-row>
          <table:table-cell office:value-type="string">
            <text:p>X5m</text:p>
          </table:table-cell>
          <table:table-cell office:value-type="string">
            <text:p>dVpwXTmwQRqXW5CtegPirw</text:p>
          </table:table-cell>
          <table:table-cell office:value-type="float" office:value="421">
            <text:p>421</text:p>
          </table:table-cell>
          <table:table-cell office:value-type="string">
            <text:p>Paso Fino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0cVtM5tdHQ19NVus8ZHzAoQhYySLKws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Flaxen Chestnut Paso Fino Steve's Farm</text:p>
          </table:table-cell>
        </table:table-row>
        <table:table-row>
          <table:table-cell office:value-type="string">
            <text:p>X3b</text:p>
          </table:table-cell>
          <table:table-cell office:value-type="string">
            <text:p>ZtHDADpnTYO6es7jVtSyTw</text:p>
          </table:table-cell>
          <table:table-cell office:value-type="float" office:value="286">
            <text:p>286</text:p>
          </table:table-cell>
          <table:table-cell office:value-type="string">
            <text:p>Jorvik Pony</text:p>
          </table:table-cell>
          <table:table-cell office:value-type="string">
            <text:p>Striped Dun</text:p>
          </table:table-cell>
          <table:table-cell office:value-type="string">
            <text:p>https://drive.google.com/file/d/1YdupETgvRXXYbSoPBN3TmAxvHK-4s-wH/view?usp=drive_link</text:p>
          </table:table-cell>
          <table:table-cell office:value-type="string">
            <text:p>true</text:p>
          </table:table-cell>
          <table:table-cell office:value-type="string">
            <text:p>Zony</text:p>
          </table:table-cell>
          <table:table-cell office:value-type="string">
            <text:p>Permanent</text:p>
          </table:table-cell>
          <table:table-cell office:value-type="float" office:value="550">
            <text:p>550</text:p>
          </table:table-cell>
          <table:table-cell office:value-type="string">
            <text:p>Under 800</text:p>
          </table:table-cell>
          <table:table-cell/>
          <table:table-cell office:value-type="string">
            <text:p>2018-11-28T00:00:00.000Z</text:p>
          </table:table-cell>
          <table:table-cell office:value-type="string">
            <text:p>Nilmer's Highland</text:p>
          </table:table-cell>
          <table:table-cell/>
          <table:table-cell office:value-type="string">
            <text:p>Striped Dun Jorvik Pony Zony Nilmer's Highland</text:p>
          </table:table-cell>
        </table:table-row>
      </table:table>
      <table:table table:name="user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user_id</text:p>
          </table:table-cell>
          <table:table-cell office:value-type="string">
            <text:p>email</text:p>
          </table:table-cell>
          <table:table-cell office:value-type="string">
            <text:p>display_name</text:p>
          </table:table-cell>
          <table:table-cell office:value-type="string">
            <text:p>sso_name</text:p>
          </table:table-cell>
        </table:table-row>
        <table:table-row>
          <table:table-cell office:value-type="string">
            <text:p>W4</text:p>
          </table:table-cell>
          <table:table-cell office:value-type="string">
            <text:p>05QyVmwlQ2OQr9p6wBNGiQ</text:p>
          </table:table-cell>
          <table:table-cell office:value-type="string">
            <text:p>taylormarieschoonover@gmail.com</text:p>
          </table:table-cell>
          <table:table-cell office:value-type="string">
            <text:p>taylormarieschoonover@gmail.com</text:p>
          </table:table-cell>
          <table:table-cell/>
          <table:table-cell/>
        </table:table-row>
        <table:table-row>
          <table:table-cell office:value-type="string">
            <text:p>W</text:p>
          </table:table-cell>
          <table:table-cell office:value-type="string">
            <text:p>YLNWH94-RPq8Vd5zg2-hzQ</text:p>
          </table:table-cell>
          <table:table-cell office:value-type="string">
            <text:p>jacobmistric697@gmail.com</text:p>
          </table:table-cell>
          <table:table-cell office:value-type="string">
            <text:p>jacobmistric697@gmail.com</text:p>
          </table:table-cell>
          <table:table-cell/>
          <table:table-cell/>
        </table:table-row>
        <table:table-row>
          <table:table-cell office:value-type="string">
            <text:p>W1</text:p>
          </table:table-cell>
          <table:table-cell office:value-type="string">
            <text:p>IXQWPtIwSTuo3REQBriDFQ</text:p>
          </table:table-cell>
          <table:table-cell office:value-type="string">
            <text:p>leighmistric@gmail.com</text:p>
          </table:table-cell>
          <table:table-cell office:value-type="string">
            <text:p>leighmistric@gmail.com</text:p>
          </table:table-cell>
          <table:table-cell/>
          <table:table-cell/>
        </table:table-row>
        <table:table-row>
          <table:table-cell office:value-type="string">
            <text:p>W2</text:p>
          </table:table-cell>
          <table:table-cell office:value-type="string">
            <text:p>a-0GwX0E0QTCjNi2CvTQb5g</text:p>
          </table:table-cell>
          <table:table-cell office:value-type="string">
            <text:p>megan.victoria.jenkins@gmail.com</text:p>
          </table:table-cell>
          <table:table-cell office:value-type="string">
            <text:p>megan.victoria.jenkins@gmail.com</text:p>
          </table:table-cell>
          <table:table-cell/>
          <table:table-cell/>
        </table:table-row>
        <table:table-row>
          <table:table-cell office:value-type="string">
            <text:p>V</text:p>
          </table:table-cell>
          <table:table-cell office:value-type="string">
            <text:p>Vejt1CA9Smao2GEB9samCw</text:p>
          </table:table-cell>
          <table:table-cell office:value-type="string">
            <text:p>corynesfields@gmail.com</text:p>
          </table:table-cell>
          <table:table-cell office:value-type="string">
            <text:p>corynesfields@gmail.com</text:p>
          </table:table-cell>
          <table:table-cell/>
          <table:table-cell/>
        </table:table-row>
        <table:table-row>
          <table:table-cell office:value-type="string">
            <text:p>W3</text:p>
          </table:table-cell>
          <table:table-cell office:value-type="string">
            <text:p>nbJOaZAdQGW-5l1W9pvQJA</text:p>
          </table:table-cell>
          <table:table-cell office:value-type="string">
            <text:p>shadowsongequestrian@gmail.com</text:p>
          </table:table-cell>
          <table:table-cell office:value-type="string">
            <text:p>shadowsongequestrian@gmail.com</text:p>
          </table:table-cell>
          <table:table-cell/>
          <table:table-cell/>
        </table:table-row>
      </table:table>
      <table:table table:name="user-specific - users" table:style-name="ta1">
        <table:table-row>
          <table:table-cell office:value-type="string">
            <text:p>App user email</text:p>
          </table:table-cell>
          <table:table-cell office:value-type="string">
            <text:p>Key column name</text:p>
          </table:table-cell>
          <table:table-cell office:value-type="string">
            <text:p>Key column value</text:p>
          </table:table-cell>
          <table:table-cell office:value-type="string">
            <text:p>Is Favorited?</text:p>
          </table:table-cell>
          <table:table-cell office:value-type="string">
            <text:p>search_text</text:p>
          </table:table-cell>
          <table:table-cell office:value-type="string">
            <text:p>user_sort_preference</text:p>
          </table:table-cell>
          <table:table-cell office:value-type="string">
            <text:p>sort_selection_temp</text:p>
          </table:table-cell>
        </table:table-row>
        <table:table-row>
          <table:table-cell office:value-type="string">
            <text:p>leighmistric@gmail.com</text:p>
          </table:table-cell>
          <table:table-cell office:value-type="string">
            <text:p>$rowID</text:p>
          </table:table-cell>
          <table:table-cell office:value-type="string">
            <text:p>IXQWPtIwSTuo3REQBriDFQ</text:p>
          </table:table-cell>
          <table:table-cell/>
          <table:table-cell/>
          <table:table-cell office:value-type="string">
            <text:p>Oldest to newest</text:p>
          </table:table-cell>
          <table:table-cell/>
        </table:table-row>
      </table:table>
      <table:table table:name="wishlist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id</text:p>
          </table:table-cell>
          <table:table-cell office:value-type="string">
            <text:p>user_id</text:p>
          </table:table-cell>
          <table:table-cell office:value-type="string">
            <text:p>horse_id</text:p>
          </table:table-cell>
          <table:table-cell office:value-type="string">
            <text:p>created_at</text:p>
          </table:table-cell>
        </table:table-row>
        <table:table-row>
          <table:table-cell office:value-type="string">
            <text:p>WS</text:p>
          </table:table-cell>
          <table:table-cell office:value-type="string">
            <text:p>7TSWqsQHQ826s0s3JdLWbw</text:p>
          </table:table-cell>
          <table:table-cell office:value-type="string">
            <text:p>wl_corynesfields@gmail.com_OT4THickNzGn9KUeTPdf</text:p>
          </table:table-cell>
          <table:table-cell office:value-type="string">
            <text:p>corynesfields@gmail.com</text:p>
          </table:table-cell>
          <table:table-cell office:value-type="string">
            <text:p>OT4THickNzGn9KUeTPdf</text:p>
          </table:table-cell>
          <table:table-cell/>
        </table:table-row>
        <table:table-row>
          <table:table-cell office:value-type="string">
            <text:p>Wf</text:p>
          </table:table-cell>
          <table:table-cell office:value-type="string">
            <text:p>1p4uEn-HSq-iRuCRdgsHRA</text:p>
          </table:table-cell>
          <table:table-cell office:value-type="string">
            <text:p>wl_shadowsongequestrian@gmail.com_Z2IZYe6gTDODe99eJTqdSA</text:p>
          </table:table-cell>
          <table:table-cell office:value-type="string">
            <text:p>shadowsongequestrian@gmail.com</text:p>
          </table:table-cell>
          <table:table-cell office:value-type="string">
            <text:p>Z2IZYe6gTDODe99eJTqdSA</text:p>
          </table:table-cell>
          <table:table-cell/>
        </table:table-row>
        <table:table-row>
          <table:table-cell office:value-type="string">
            <text:p>X0d</text:p>
          </table:table-cell>
          <table:table-cell office:value-type="string">
            <text:p>auDgZ1CvThyN2XIeXYFTrQ</text:p>
          </table:table-cell>
          <table:table-cell office:value-type="string">
            <text:p>wl_taylormarieschoonover@gmail.com_oTnPBZfORC66IYCSc-92qA</text:p>
          </table:table-cell>
          <table:table-cell office:value-type="string">
            <text:p>taylormarieschoonover@gmail.com</text:p>
          </table:table-cell>
          <table:table-cell office:value-type="string">
            <text:p>oTnPBZfORC66IYCSc-92qA</text:p>
          </table:table-cell>
          <table:table-cell/>
        </table:table-row>
        <table:table-row>
          <table:table-cell office:value-type="string">
            <text:p>X04</text:p>
          </table:table-cell>
          <table:table-cell office:value-type="string">
            <text:p>cyf0iFPqSpuvF4gajCMbRw</text:p>
          </table:table-cell>
          <table:table-cell office:value-type="string">
            <text:p>wl_leighmistric@gmail.com_0Bm5XoIAEF97lb4BWI2a</text:p>
          </table:table-cell>
          <table:table-cell office:value-type="string">
            <text:p>leighmistric@gmail.com</text:p>
          </table:table-cell>
          <table:table-cell office:value-type="string">
            <text:p>0Bm5XoIAEF97lb4BWI2a</text:p>
          </table:table-cell>
          <table:table-cell/>
        </table:table-row>
        <table:table-row>
          <table:table-cell office:value-type="string">
            <text:p>X03</text:p>
          </table:table-cell>
          <table:table-cell office:value-type="string">
            <text:p>FVAOOFRKRf2J7v6kaAVyQg</text:p>
          </table:table-cell>
          <table:table-cell office:value-type="string">
            <text:p>wl_corynesfields@gmail.com_kgG4Gs4rR.-aRtRFi3KCqQ</text:p>
          </table:table-cell>
          <table:table-cell office:value-type="string">
            <text:p>corynesfields@gmail.com</text:p>
          </table:table-cell>
          <table:table-cell office:value-type="string">
            <text:p>kgG4Gs4rR.-aRtRFi3KCqQ</text:p>
          </table:table-cell>
          <table:table-cell/>
        </table:table-row>
        <table:table-row>
          <table:table-cell office:value-type="string">
            <text:p>X0P</text:p>
          </table:table-cell>
          <table:table-cell office:value-type="string">
            <text:p>aTUaG72zTQCwafLZowbE6Q</text:p>
          </table:table-cell>
          <table:table-cell office:value-type="string">
            <text:p>wl_leighmistric@gmail.com_fhhfm58U5Q2kpv7VsHRe</text:p>
          </table:table-cell>
          <table:table-cell office:value-type="string">
            <text:p>leighmistric@gmail.com</text:p>
          </table:table-cell>
          <table:table-cell office:value-type="string">
            <text:p>fhhfm58U5Q2kpv7VsHRe</text:p>
          </table:table-cell>
          <table:table-cell/>
        </table:table-row>
        <table:table-row>
          <table:table-cell office:value-type="string">
            <text:p>W1</text:p>
          </table:table-cell>
          <table:table-cell office:value-type="string">
            <text:p>lmWV18ZaSkmH28ivgHCvXg</text:p>
          </table:table-cell>
          <table:table-cell office:value-type="string">
            <text:p>wl_taylormarieschoonover@gmail.com_HAVaL00nSj-PoAac1CkApQ</text:p>
          </table:table-cell>
          <table:table-cell office:value-type="string">
            <text:p>taylormarieschoonover@gmail.com</text:p>
          </table:table-cell>
          <table:table-cell office:value-type="string">
            <text:p>HAVaL00nSj-PoAac1CkApQ</text:p>
          </table:table-cell>
          <table:table-cell/>
        </table:table-row>
        <table:table-row>
          <table:table-cell office:value-type="string">
            <text:p>WO</text:p>
          </table:table-cell>
          <table:table-cell office:value-type="string">
            <text:p>v4K2QfrtR86k9EtuKYw3Lw</text:p>
          </table:table-cell>
          <table:table-cell office:value-type="string">
            <text:p>wl_leighmistric@gmail.com_1RZd78qNRyGZPHDJEKsXOg</text:p>
          </table:table-cell>
          <table:table-cell office:value-type="string">
            <text:p>leighmistric@gmail.com</text:p>
          </table:table-cell>
          <table:table-cell office:value-type="string">
            <text:p>1RZd78qNRyGZPHDJEKsXOg</text:p>
          </table:table-cell>
          <table:table-cell/>
        </table:table-row>
        <table:table-row>
          <table:table-cell office:value-type="string">
            <text:p>WL</text:p>
          </table:table-cell>
          <table:table-cell office:value-type="string">
            <text:p>yyxJV5KyS26beYyuzAKZxA</text:p>
          </table:table-cell>
          <table:table-cell office:value-type="string">
            <text:p>wl_leighmistric@gmail.com_bspGGYVqQbuEH2CSPs3zvg</text:p>
          </table:table-cell>
          <table:table-cell office:value-type="string">
            <text:p>leighmistric@gmail.com</text:p>
          </table:table-cell>
          <table:table-cell office:value-type="string">
            <text:p>bspGGYVqQbuEH2CSPs3zvg</text:p>
          </table:table-cell>
          <table:table-cell/>
        </table:table-row>
        <table:table-row>
          <table:table-cell office:value-type="string">
            <text:p>X0w</text:p>
          </table:table-cell>
          <table:table-cell office:value-type="string">
            <text:p>gIBKfXrrQjCrmVv6HGKvpQ</text:p>
          </table:table-cell>
          <table:table-cell office:value-type="string">
            <text:p>wl_leighmistric@gmail.com_CkSWle76SBCfa8a.knmsSw</text:p>
          </table:table-cell>
          <table:table-cell office:value-type="string">
            <text:p>leighmistric@gmail.com</text:p>
          </table:table-cell>
          <table:table-cell office:value-type="string">
            <text:p>CkSWle76SBCfa8a.knmsSw</text:p>
          </table:table-cell>
          <table:table-cell/>
        </table:table-row>
        <table:table-row>
          <table:table-cell office:value-type="string">
            <text:p>W4</text:p>
          </table:table-cell>
          <table:table-cell office:value-type="string">
            <text:p>qGJPFqNJSXClJGUl-KpArA</text:p>
          </table:table-cell>
          <table:table-cell office:value-type="string">
            <text:p>wl_corynesfields@gmail.com_e2Ivef0kBTeKQMAQS1Dd</text:p>
          </table:table-cell>
          <table:table-cell office:value-type="string">
            <text:p>corynesfields@gmail.com</text:p>
          </table:table-cell>
          <table:table-cell office:value-type="string">
            <text:p>e2Ivef0kBTeKQMAQS1Dd</text:p>
          </table:table-cell>
          <table:table-cell/>
        </table:table-row>
        <table:table-row>
          <table:table-cell office:value-type="string">
            <text:p>WH</text:p>
          </table:table-cell>
          <table:table-cell office:value-type="string">
            <text:p>lqGk1wiWRj2LS3m5Be.w3A</text:p>
          </table:table-cell>
          <table:table-cell office:value-type="string">
            <text:p>wl_corynesfields@gmail.com_dBJjvVzrRsiXoXYGDVokew</text:p>
          </table:table-cell>
          <table:table-cell office:value-type="string">
            <text:p>corynesfields@gmail.com</text:p>
          </table:table-cell>
          <table:table-cell office:value-type="string">
            <text:p>dBJjvVzrRsiXoXYGDVokew</text:p>
          </table:table-cell>
          <table:table-cell/>
        </table:table-row>
        <table:table-row>
          <table:table-cell office:value-type="string">
            <text:p>Wz</text:p>
          </table:table-cell>
          <table:table-cell office:value-type="string">
            <text:p>5RpLWIEITAGUakklRlCedA</text:p>
          </table:table-cell>
          <table:table-cell office:value-type="string">
            <text:p>wl_corynesfields@gmail.com_pAwF76pOT2SuquVe0MQkTg</text:p>
          </table:table-cell>
          <table:table-cell office:value-type="string">
            <text:p>corynesfields@gmail.com</text:p>
          </table:table-cell>
          <table:table-cell office:value-type="string">
            <text:p>pAwF76pOT2SuquVe0MQkTg</text:p>
          </table:table-cell>
          <table:table-cell/>
        </table:table-row>
        <table:table-row>
          <table:table-cell office:value-type="string">
            <text:p>X0K</text:p>
          </table:table-cell>
          <table:table-cell office:value-type="string">
            <text:p>jqjtiistQiaHmOY3JGkmnQ</text:p>
          </table:table-cell>
          <table:table-cell office:value-type="string">
            <text:p>wl_leighmistric@gmail.com_SG4BjlJkQ2iPISmQuV.Law</text:p>
          </table:table-cell>
          <table:table-cell office:value-type="string">
            <text:p>leighmistric@gmail.com</text:p>
          </table:table-cell>
          <table:table-cell office:value-type="string">
            <text:p>SG4BjlJkQ2iPISmQuV.Law</text:p>
          </table:table-cell>
          <table:table-cell/>
        </table:table-row>
        <table:table-row>
          <table:table-cell office:value-type="string">
            <text:p>X0C</text:p>
          </table:table-cell>
          <table:table-cell office:value-type="string">
            <text:p>I8nHKwp3R4iNoIqyY5miqQ</text:p>
          </table:table-cell>
          <table:table-cell office:value-type="string">
            <text:p>wl_shadowsongequestrian@gmail.com_rB9eV0RkTWiqklSVFvAZ1Q</text:p>
          </table:table-cell>
          <table:table-cell office:value-type="string">
            <text:p>shadowsongequestrian@gmail.com</text:p>
          </table:table-cell>
          <table:table-cell office:value-type="string">
            <text:p>rB9eV0RkTWiqklSVFvAZ1Q</text:p>
          </table:table-cell>
          <table:table-cell/>
        </table:table-row>
        <table:table-row>
          <table:table-cell office:value-type="string">
            <text:p>X1</text:p>
          </table:table-cell>
          <table:table-cell office:value-type="string">
            <text:p>gTf6WzDeQPeeKxz4pNDRcw</text:p>
          </table:table-cell>
          <table:table-cell office:value-type="string">
            <text:p>wl_leighmistric@gmail.com_NNCnUKjYQcCAbdDi4EAtLw</text:p>
          </table:table-cell>
          <table:table-cell office:value-type="string">
            <text:p>leighmistric@gmail.com</text:p>
          </table:table-cell>
          <table:table-cell office:value-type="string">
            <text:p>NNCnUKjYQcCAbdDi4EAtLw</text:p>
          </table:table-cell>
          <table:table-cell/>
        </table:table-row>
        <table:table-row>
          <table:table-cell office:value-type="string">
            <text:p>X0o</text:p>
          </table:table-cell>
          <table:table-cell office:value-type="string">
            <text:p>XE1-0yIuSIyXa-C3fr8ojg</text:p>
          </table:table-cell>
          <table:table-cell office:value-type="string">
            <text:p>wl_leighmistric@gmail.com_HAVaL00nSj-PoAac1CkApQ</text:p>
          </table:table-cell>
          <table:table-cell office:value-type="string">
            <text:p>leighmistric@gmail.com</text:p>
          </table:table-cell>
          <table:table-cell office:value-type="string">
            <text:p>HAVaL00nSj-PoAac1CkApQ</text:p>
          </table:table-cell>
          <table:table-cell/>
        </table:table-row>
        <table:table-row>
          <table:table-cell office:value-type="string">
            <text:p>WW</text:p>
          </table:table-cell>
          <table:table-cell office:value-type="string">
            <text:p>VYFOFgqeRFWpcoQEjJ8Zag</text:p>
          </table:table-cell>
          <table:table-cell office:value-type="string">
            <text:p>wl_leighmistric@gmail.com_YDi5zBQhYh8nIikD0Bmu</text:p>
          </table:table-cell>
          <table:table-cell office:value-type="string">
            <text:p>leighmistric@gmail.com</text:p>
          </table:table-cell>
          <table:table-cell office:value-type="string">
            <text:p>YDi5zBQhYh8nIikD0Bmu</text:p>
          </table:table-cell>
          <table:table-cell/>
        </table:table-row>
        <table:table-row>
          <table:table-cell office:value-type="string">
            <text:p>WV</text:p>
          </table:table-cell>
          <table:table-cell office:value-type="string">
            <text:p>ebuBzlHCQ0KJZFynIfxBtA</text:p>
          </table:table-cell>
          <table:table-cell office:value-type="string">
            <text:p>wl_megan.victoria.jenkins@gmail.com_tMt56Zn6TROHw1tGMN5a9Q</text:p>
          </table:table-cell>
          <table:table-cell office:value-type="string">
            <text:p>megan.victoria.jenkins@gmail.com</text:p>
          </table:table-cell>
          <table:table-cell office:value-type="string">
            <text:p>tMt56Zn6TROHw1tGMN5a9Q</text:p>
          </table:table-cell>
          <table:table-cell/>
        </table:table-row>
        <table:table-row>
          <table:table-cell office:value-type="string">
            <text:p>WE</text:p>
          </table:table-cell>
          <table:table-cell office:value-type="string">
            <text:p>Fhqr0WpKTxyaqkG7dtabzw</text:p>
          </table:table-cell>
          <table:table-cell office:value-type="string">
            <text:p>wl_taylormarieschoonover@gmail.com_WxZNJKdpLFqxiewiAZwM</text:p>
          </table:table-cell>
          <table:table-cell office:value-type="string">
            <text:p>taylormarieschoonover@gmail.com</text:p>
          </table:table-cell>
          <table:table-cell office:value-type="string">
            <text:p>WxZNJKdpLFqxiewiAZwM</text:p>
          </table:table-cell>
          <table:table-cell/>
        </table:table-row>
        <table:table-row>
          <table:table-cell office:value-type="string">
            <text:p>X0j</text:p>
          </table:table-cell>
          <table:table-cell office:value-type="string">
            <text:p>u1oz8MObSSivIXrmr.kZ6w</text:p>
          </table:table-cell>
          <table:table-cell office:value-type="string">
            <text:p>wl_shadowsongequestrian@gmail.com_3KM5Se2ZR6a9qV8tGcxL</text:p>
          </table:table-cell>
          <table:table-cell office:value-type="string">
            <text:p>shadowsongequestrian@gmail.com</text:p>
          </table:table-cell>
          <table:table-cell office:value-type="string">
            <text:p>3KM5Se2ZR6a9qV8tGcxL</text:p>
          </table:table-cell>
          <table:table-cell/>
        </table:table-row>
        <table:table-row>
          <table:table-cell office:value-type="string">
            <text:p>X0g</text:p>
          </table:table-cell>
          <table:table-cell office:value-type="string">
            <text:p>6n9mlrZXTi2vOv8y1ieAnA</text:p>
          </table:table-cell>
          <table:table-cell office:value-type="string">
            <text:p>wl_leighmistric@gmail.com_WnfjQhT.S2aaeo51jVJ3WA</text:p>
          </table:table-cell>
          <table:table-cell office:value-type="string">
            <text:p>leighmistric@gmail.com</text:p>
          </table:table-cell>
          <table:table-cell office:value-type="string">
            <text:p>WnfjQhT.S2aaeo51jVJ3WA</text:p>
          </table:table-cell>
          <table:table-cell/>
        </table:table-row>
        <table:table-row>
          <table:table-cell office:value-type="string">
            <text:p>X0a</text:p>
          </table:table-cell>
          <table:table-cell office:value-type="string">
            <text:p>TNJnVQ45TQKBAQUiknRz3g</text:p>
          </table:table-cell>
          <table:table-cell office:value-type="string">
            <text:p>wl_leighmistric@gmail.com_GUQ6iiRZQhiVpiJYO-0IEA</text:p>
          </table:table-cell>
          <table:table-cell office:value-type="string">
            <text:p>leighmistric@gmail.com</text:p>
          </table:table-cell>
          <table:table-cell office:value-type="string">
            <text:p>GUQ6iiRZQhiVpiJYO-0IEA</text:p>
          </table:table-cell>
          <table:table-cell/>
        </table:table-row>
        <table:table-row>
          <table:table-cell office:value-type="string">
            <text:p>WR</text:p>
          </table:table-cell>
          <table:table-cell office:value-type="string">
            <text:p>iCIPdLS3SL6aUPWCL0G6eQ</text:p>
          </table:table-cell>
          <table:table-cell office:value-type="string">
            <text:p>wl_taylormarieschoonover@gmail.com_u0lhC8pjSMqzoSmWyIssdA</text:p>
          </table:table-cell>
          <table:table-cell office:value-type="string">
            <text:p>taylormarieschoonover@gmail.com</text:p>
          </table:table-cell>
          <table:table-cell office:value-type="string">
            <text:p>u0lhC8pjSMqzoSmWyIssdA</text:p>
          </table:table-cell>
          <table:table-cell/>
        </table:table-row>
        <table:table-row>
          <table:table-cell office:value-type="string">
            <text:p>X0Y</text:p>
          </table:table-cell>
          <table:table-cell office:value-type="string">
            <text:p>9LU8Aa6NQm6Fn.KQKvaJBw</text:p>
          </table:table-cell>
          <table:table-cell office:value-type="string">
            <text:p>wl_leighmistric@gmail.com_8dWZKliAefHx9GW3kJDE</text:p>
          </table:table-cell>
          <table:table-cell office:value-type="string">
            <text:p>leighmistric@gmail.com</text:p>
          </table:table-cell>
          <table:table-cell office:value-type="string">
            <text:p>8dWZKliAefHx9GW3kJDE</text:p>
          </table:table-cell>
          <table:table-cell/>
        </table:table-row>
        <table:table-row>
          <table:table-cell office:value-type="string">
            <text:p>X0D</text:p>
          </table:table-cell>
          <table:table-cell office:value-type="string">
            <text:p>gYVMlH4dQFOMOSpeD4I.Bw</text:p>
          </table:table-cell>
          <table:table-cell office:value-type="string">
            <text:p>wl_leighmistric@gmail.com_apb724trBMPd5F5nlATX</text:p>
          </table:table-cell>
          <table:table-cell office:value-type="string">
            <text:p>leighmistric@gmail.com</text:p>
          </table:table-cell>
          <table:table-cell office:value-type="string">
            <text:p>apb724trBMPd5F5nlATX</text:p>
          </table:table-cell>
          <table:table-cell/>
        </table:table-row>
        <table:table-row>
          <table:table-cell office:value-type="string">
            <text:p>Wp</text:p>
          </table:table-cell>
          <table:table-cell office:value-type="string">
            <text:p>jEMRK6TeT8StwjRmp-WFLg</text:p>
          </table:table-cell>
          <table:table-cell office:value-type="string">
            <text:p>wl_leighmistric@gmail.com_a.ZUmpvK8Sxm7KzzMnf9dDg</text:p>
          </table:table-cell>
          <table:table-cell office:value-type="string">
            <text:p>leighmistric@gmail.com</text:p>
          </table:table-cell>
          <table:table-cell office:value-type="string">
            <text:p>a.ZUmpvK8Sxm7KzzMnf9dDg</text:p>
          </table:table-cell>
          <table:table-cell/>
        </table:table-row>
        <table:table-row>
          <table:table-cell office:value-type="string">
            <text:p>Wa</text:p>
          </table:table-cell>
          <table:table-cell office:value-type="string">
            <text:p>zQUuPvZ8Ry2AXj9f32pF5A</text:p>
          </table:table-cell>
          <table:table-cell office:value-type="string">
            <text:p>wl_taylormarieschoonover@gmail.com_pAwF76pOT2SuquVe0MQkTg</text:p>
          </table:table-cell>
          <table:table-cell office:value-type="string">
            <text:p>taylormarieschoonover@gmail.com</text:p>
          </table:table-cell>
          <table:table-cell office:value-type="string">
            <text:p>pAwF76pOT2SuquVe0MQkTg</text:p>
          </table:table-cell>
          <table:table-cell/>
        </table:table-row>
        <table:table-row>
          <table:table-cell office:value-type="string">
            <text:p>WP</text:p>
          </table:table-cell>
          <table:table-cell office:value-type="string">
            <text:p>QMWNAsBGQs6HeEIHCGc-Ww</text:p>
          </table:table-cell>
          <table:table-cell office:value-type="string">
            <text:p>wl_taylormarieschoonover@gmail.com_UQ..DCAhR.im.XarV-Z8CA</text:p>
          </table:table-cell>
          <table:table-cell office:value-type="string">
            <text:p>taylormarieschoonover@gmail.com</text:p>
          </table:table-cell>
          <table:table-cell office:value-type="string">
            <text:p>UQ..DCAhR.im.XarV-Z8CA</text:p>
          </table:table-cell>
          <table:table-cell/>
        </table:table-row>
        <table:table-row>
          <table:table-cell office:value-type="string">
            <text:p>X0U</text:p>
          </table:table-cell>
          <table:table-cell office:value-type="string">
            <text:p>I2-gebK5RF6wDzxzrCu41w</text:p>
          </table:table-cell>
          <table:table-cell office:value-type="string">
            <text:p>wl_taylormarieschoonover@gmail.com_Va9Zc24nTa6vMmLG75VfTA</text:p>
          </table:table-cell>
          <table:table-cell office:value-type="string">
            <text:p>taylormarieschoonover@gmail.com</text:p>
          </table:table-cell>
          <table:table-cell office:value-type="string">
            <text:p>Va9Zc24nTa6vMmLG75VfTA</text:p>
          </table:table-cell>
          <table:table-cell/>
        </table:table-row>
        <table:table-row>
          <table:table-cell office:value-type="string">
            <text:p>Wq</text:p>
          </table:table-cell>
          <table:table-cell office:value-type="string">
            <text:p>QYP3OmTiRHmtpnZfzMO1eQ</text:p>
          </table:table-cell>
          <table:table-cell office:value-type="string">
            <text:p>wl_leighmistric@gmail.com_2dBnIqEYc0rU6ryZkpW7</text:p>
          </table:table-cell>
          <table:table-cell office:value-type="string">
            <text:p>leighmistric@gmail.com</text:p>
          </table:table-cell>
          <table:table-cell office:value-type="string">
            <text:p>2dBnIqEYc0rU6ryZkpW7</text:p>
          </table:table-cell>
          <table:table-cell/>
        </table:table-row>
        <table:table-row>
          <table:table-cell office:value-type="string">
            <text:p>WF</text:p>
          </table:table-cell>
          <table:table-cell office:value-type="string">
            <text:p>Xq-sMk3zTc6v5AB1Z3DsLg</text:p>
          </table:table-cell>
          <table:table-cell office:value-type="string">
            <text:p>wl_leighmistric@gmail.com_6VDiJuzKugpHLE1oUXjn</text:p>
          </table:table-cell>
          <table:table-cell office:value-type="string">
            <text:p>leighmistric@gmail.com</text:p>
          </table:table-cell>
          <table:table-cell office:value-type="string">
            <text:p>6VDiJuzKugpHLE1oUXjn</text:p>
          </table:table-cell>
          <table:table-cell/>
        </table:table-row>
        <table:table-row>
          <table:table-cell office:value-type="string">
            <text:p>Wx</text:p>
          </table:table-cell>
          <table:table-cell office:value-type="string">
            <text:p>jFTqVxaQQUenslBsWvYDsA</text:p>
          </table:table-cell>
          <table:table-cell office:value-type="string">
            <text:p>wl_leighmistric@gmail.com_mToehuWYTUytVdrd-O3J9A</text:p>
          </table:table-cell>
          <table:table-cell office:value-type="string">
            <text:p>leighmistric@gmail.com</text:p>
          </table:table-cell>
          <table:table-cell office:value-type="string">
            <text:p>mToehuWYTUytVdrd-O3J9A</text:p>
          </table:table-cell>
          <table:table-cell/>
        </table:table-row>
        <table:table-row>
          <table:table-cell office:value-type="string">
            <text:p>X0B</text:p>
          </table:table-cell>
          <table:table-cell office:value-type="string">
            <text:p>a5oy7NIkQ2-TYXX4Nm7Z3A</text:p>
          </table:table-cell>
          <table:table-cell office:value-type="string">
            <text:p>wl_taylormarieschoonover@gmail.com_0pa1MntDRPWsM9NyKiS-MQ</text:p>
          </table:table-cell>
          <table:table-cell office:value-type="string">
            <text:p>taylormarieschoonover@gmail.com</text:p>
          </table:table-cell>
          <table:table-cell office:value-type="string">
            <text:p>0pa1MntDRPWsM9NyKiS-MQ</text:p>
          </table:table-cell>
          <table:table-cell/>
        </table:table-row>
        <table:table-row>
          <table:table-cell office:value-type="string">
            <text:p>X0X</text:p>
          </table:table-cell>
          <table:table-cell office:value-type="string">
            <text:p>U0ZFH-FiQ0-ALHyd9mV-xg</text:p>
          </table:table-cell>
          <table:table-cell office:value-type="string">
            <text:p>wl_leighmistric@gmail.com_u0lhC8pjSMqzoSmWyIssdA</text:p>
          </table:table-cell>
          <table:table-cell office:value-type="string">
            <text:p>leighmistric@gmail.com</text:p>
          </table:table-cell>
          <table:table-cell office:value-type="string">
            <text:p>u0lhC8pjSMqzoSmWyIssdA</text:p>
          </table:table-cell>
          <table:table-cell/>
        </table:table-row>
        <table:table-row>
          <table:table-cell office:value-type="string">
            <text:p>W6</text:p>
          </table:table-cell>
          <table:table-cell office:value-type="string">
            <text:p>3v9bmuJrRkKYRQVixCO9YA</text:p>
          </table:table-cell>
          <table:table-cell office:value-type="string">
            <text:p>wl_taylormarieschoonover@gmail.com_VOG91JsATqejDLl59kFTOg</text:p>
          </table:table-cell>
          <table:table-cell office:value-type="string">
            <text:p>taylormarieschoonover@gmail.com</text:p>
          </table:table-cell>
          <table:table-cell office:value-type="string">
            <text:p>VOG91JsATqejDLl59kFTOg</text:p>
          </table:table-cell>
          <table:table-cell/>
        </table:table-row>
        <table:table-row>
          <table:table-cell office:value-type="string">
            <text:p>X0f</text:p>
          </table:table-cell>
          <table:table-cell office:value-type="string">
            <text:p>dba-gsPqTYCAg0T7-2tOlQ</text:p>
          </table:table-cell>
          <table:table-cell office:value-type="string">
            <text:p>wl_leighmistric@gmail.com_yK1gyS9iFbLrRJ59czjp</text:p>
          </table:table-cell>
          <table:table-cell office:value-type="string">
            <text:p>leighmistric@gmail.com</text:p>
          </table:table-cell>
          <table:table-cell office:value-type="string">
            <text:p>yK1gyS9iFbLrRJ59czjp</text:p>
          </table:table-cell>
          <table:table-cell/>
        </table:table-row>
        <table:table-row>
          <table:table-cell office:value-type="string">
            <text:p>WK</text:p>
          </table:table-cell>
          <table:table-cell office:value-type="string">
            <text:p>M2IKypclRlOmidqxGR8bvg</text:p>
          </table:table-cell>
          <table:table-cell office:value-type="string">
            <text:p>wl_leighmistric@gmail.com_ZgoP5BI43HPdZdrgaqyA</text:p>
          </table:table-cell>
          <table:table-cell office:value-type="string">
            <text:p>leighmistric@gmail.com</text:p>
          </table:table-cell>
          <table:table-cell office:value-type="string">
            <text:p>ZgoP5BI43HPdZdrgaqyA</text:p>
          </table:table-cell>
          <table:table-cell/>
        </table:table-row>
        <table:table-row>
          <table:table-cell office:value-type="string">
            <text:p>X0l</text:p>
          </table:table-cell>
          <table:table-cell office:value-type="string">
            <text:p>Qo3iYaNXSY6-upju-Tjddg</text:p>
          </table:table-cell>
          <table:table-cell office:value-type="string">
            <text:p>wl_leighmistric@gmail.com_zXscn9qxQaCOqqstki9hcQ</text:p>
          </table:table-cell>
          <table:table-cell office:value-type="string">
            <text:p>leighmistric@gmail.com</text:p>
          </table:table-cell>
          <table:table-cell office:value-type="string">
            <text:p>zXscn9qxQaCOqqstki9hcQ</text:p>
          </table:table-cell>
          <table:table-cell/>
        </table:table-row>
        <table:table-row>
          <table:table-cell office:value-type="string">
            <text:p>X0i</text:p>
          </table:table-cell>
          <table:table-cell office:value-type="string">
            <text:p>gj99OG-BTuOpLKPmzub4sQ</text:p>
          </table:table-cell>
          <table:table-cell office:value-type="string">
            <text:p>wl_leighmistric@gmail.com_MvjdAtW12zh8qEX2oSYy</text:p>
          </table:table-cell>
          <table:table-cell office:value-type="string">
            <text:p>leighmistric@gmail.com</text:p>
          </table:table-cell>
          <table:table-cell office:value-type="string">
            <text:p>MvjdAtW12zh8qEX2oSYy</text:p>
          </table:table-cell>
          <table:table-cell/>
        </table:table-row>
        <table:table-row>
          <table:table-cell office:value-type="string">
            <text:p>Wd</text:p>
          </table:table-cell>
          <table:table-cell office:value-type="string">
            <text:p>MJdFDazBT1qxGQZ2w8KDkw</text:p>
          </table:table-cell>
          <table:table-cell office:value-type="string">
            <text:p>wl_taylormarieschoonover@gmail.com_3Nl50bB-QDqoyONT3ZE4Cw</text:p>
          </table:table-cell>
          <table:table-cell office:value-type="string">
            <text:p>taylormarieschoonover@gmail.com</text:p>
          </table:table-cell>
          <table:table-cell office:value-type="string">
            <text:p>3Nl50bB-QDqoyONT3ZE4Cw</text:p>
          </table:table-cell>
          <table:table-cell/>
        </table:table-row>
        <table:table-row>
          <table:table-cell office:value-type="string">
            <text:p>X0Q</text:p>
          </table:table-cell>
          <table:table-cell office:value-type="string">
            <text:p>H6nN-3aOStCpgaUwvbN8XA</text:p>
          </table:table-cell>
          <table:table-cell office:value-type="string">
            <text:p>wl_taylormarieschoonover@gmail.com_8R9MO.K5TxWDvJu3GhVL5g</text:p>
          </table:table-cell>
          <table:table-cell office:value-type="string">
            <text:p>taylormarieschoonover@gmail.com</text:p>
          </table:table-cell>
          <table:table-cell office:value-type="string">
            <text:p>8R9MO.K5TxWDvJu3GhVL5g</text:p>
          </table:table-cell>
          <table:table-cell/>
        </table:table-row>
        <table:table-row>
          <table:table-cell office:value-type="string">
            <text:p>WQ</text:p>
          </table:table-cell>
          <table:table-cell office:value-type="string">
            <text:p>38a09r17SPyw-fYlzeq2lw</text:p>
          </table:table-cell>
          <table:table-cell office:value-type="string">
            <text:p>wl_leighmistric@gmail.com_WxZNJKdpLFqxiewiAZwM</text:p>
          </table:table-cell>
          <table:table-cell office:value-type="string">
            <text:p>leighmistric@gmail.com</text:p>
          </table:table-cell>
          <table:table-cell office:value-type="string">
            <text:p>WxZNJKdpLFqxiewiAZwM</text:p>
          </table:table-cell>
          <table:table-cell/>
        </table:table-row>
        <table:table-row>
          <table:table-cell office:value-type="string">
            <text:p>X0E</text:p>
          </table:table-cell>
          <table:table-cell office:value-type="string">
            <text:p>6Mw8A5x8S0-0hBPQ4yMXUA</text:p>
          </table:table-cell>
          <table:table-cell office:value-type="string">
            <text:p>wl_leighmistric@gmail.com_jTnUhzUAmgv3jR2xCsIa</text:p>
          </table:table-cell>
          <table:table-cell office:value-type="string">
            <text:p>leighmistric@gmail.com</text:p>
          </table:table-cell>
          <table:table-cell office:value-type="string">
            <text:p>jTnUhzUAmgv3jR2xCsIa</text:p>
          </table:table-cell>
          <table:table-cell/>
        </table:table-row>
        <table:table-row>
          <table:table-cell office:value-type="string">
            <text:p>Wg</text:p>
          </table:table-cell>
          <table:table-cell office:value-type="string">
            <text:p>9njF4fM-SjKOmjelpykCDw</text:p>
          </table:table-cell>
          <table:table-cell office:value-type="string">
            <text:p>wl_leighmistric@gmail.com_AC4M0hDKWbTfv9z4vdY3</text:p>
          </table:table-cell>
          <table:table-cell office:value-type="string">
            <text:p>leighmistric@gmail.com</text:p>
          </table:table-cell>
          <table:table-cell office:value-type="string">
            <text:p>AC4M0hDKWbTfv9z4vdY3</text:p>
          </table:table-cell>
          <table:table-cell/>
        </table:table-row>
        <table:table-row>
          <table:table-cell office:value-type="string">
            <text:p>W8</text:p>
          </table:table-cell>
          <table:table-cell office:value-type="string">
            <text:p>H5h8Hqc-SDeEjFP8lAUW0g</text:p>
          </table:table-cell>
          <table:table-cell office:value-type="string">
            <text:p>wl_megan.victoria.jenkins@gmail.com_3XUQKUsjTIypYg5y4X8NUA</text:p>
          </table:table-cell>
          <table:table-cell office:value-type="string">
            <text:p>megan.victoria.jenkins@gmail.com</text:p>
          </table:table-cell>
          <table:table-cell office:value-type="string">
            <text:p>3XUQKUsjTIypYg5y4X8NUA</text:p>
          </table:table-cell>
          <table:table-cell/>
        </table:table-row>
        <table:table-row>
          <table:table-cell office:value-type="string">
            <text:p>X0z</text:p>
          </table:table-cell>
          <table:table-cell office:value-type="string">
            <text:p>LjWrIQNfQ.Kzk9TMQxBU3g</text:p>
          </table:table-cell>
          <table:table-cell office:value-type="string">
            <text:p>wl_taylormarieschoonover@gmail.com_xAKjSOWcQCeEeEDsiCrsLw</text:p>
          </table:table-cell>
          <table:table-cell office:value-type="string">
            <text:p>taylormarieschoonover@gmail.com</text:p>
          </table:table-cell>
          <table:table-cell office:value-type="string">
            <text:p>xAKjSOWcQCeEeEDsiCrsLw</text:p>
          </table:table-cell>
          <table:table-cell/>
        </table:table-row>
        <table:table-row>
          <table:table-cell office:value-type="string">
            <text:p>WC</text:p>
          </table:table-cell>
          <table:table-cell office:value-type="string">
            <text:p>tLrdiVNURsOdDHaeXMdYvA</text:p>
          </table:table-cell>
          <table:table-cell office:value-type="string">
            <text:p>wl_shadowsongequestrian@gmail.com_8NdR4xawQbeBTBZkzEF7SQ</text:p>
          </table:table-cell>
          <table:table-cell office:value-type="string">
            <text:p>shadowsongequestrian@gmail.com</text:p>
          </table:table-cell>
          <table:table-cell office:value-type="string">
            <text:p>8NdR4xawQbeBTBZkzEF7SQ</text:p>
          </table:table-cell>
          <table:table-cell/>
        </table:table-row>
        <table:table-row>
          <table:table-cell office:value-type="string">
            <text:p>Wy</text:p>
          </table:table-cell>
          <table:table-cell office:value-type="string">
            <text:p>AnJ3unRzTh6Q7hdtz46ASA</text:p>
          </table:table-cell>
          <table:table-cell office:value-type="string">
            <text:p>wl_taylormarieschoonover@gmail.com_blp1y9maQ0OUJhIl6Twzgg</text:p>
          </table:table-cell>
          <table:table-cell office:value-type="string">
            <text:p>taylormarieschoonover@gmail.com</text:p>
          </table:table-cell>
          <table:table-cell office:value-type="string">
            <text:p>blp1y9maQ0OUJhIl6Twzgg</text:p>
          </table:table-cell>
          <table:table-cell/>
        </table:table-row>
        <table:table-row>
          <table:table-cell office:value-type="string">
            <text:p>X05</text:p>
          </table:table-cell>
          <table:table-cell office:value-type="string">
            <text:p>VFLGDDB0SNOgtxQS-8FZzw</text:p>
          </table:table-cell>
          <table:table-cell office:value-type="string">
            <text:p>wl_taylormarieschoonover@gmail.com_O3NU1nMTKLdx9Qh9bOt5</text:p>
          </table:table-cell>
          <table:table-cell office:value-type="string">
            <text:p>taylormarieschoonover@gmail.com</text:p>
          </table:table-cell>
          <table:table-cell office:value-type="string">
            <text:p>O3NU1nMTKLdx9Qh9bOt5</text:p>
          </table:table-cell>
          <table:table-cell/>
        </table:table-row>
        <table:table-row>
          <table:table-cell office:value-type="string">
            <text:p>X0y</text:p>
          </table:table-cell>
          <table:table-cell office:value-type="string">
            <text:p>Np6rXnaTRiqMZRcjEoTEPQ</text:p>
          </table:table-cell>
          <table:table-cell office:value-type="string">
            <text:p>wl_leighmistric@gmail.com_blp1y9maQ0OUJhIl6Twzgg</text:p>
          </table:table-cell>
          <table:table-cell office:value-type="string">
            <text:p>leighmistric@gmail.com</text:p>
          </table:table-cell>
          <table:table-cell office:value-type="string">
            <text:p>blp1y9maQ0OUJhIl6Twzgg</text:p>
          </table:table-cell>
          <table:table-cell/>
        </table:table-row>
        <table:table-row>
          <table:table-cell office:value-type="string">
            <text:p>X07</text:p>
          </table:table-cell>
          <table:table-cell office:value-type="string">
            <text:p>TeWvSgN2QiaM74xVMF7r1Q</text:p>
          </table:table-cell>
          <table:table-cell office:value-type="string">
            <text:p>wl_megan.victoria.jenkins@gmail.com_WxZNJKdpLFqxiewiAZwM</text:p>
          </table:table-cell>
          <table:table-cell office:value-type="string">
            <text:p>megan.victoria.jenkins@gmail.com</text:p>
          </table:table-cell>
          <table:table-cell office:value-type="string">
            <text:p>WxZNJKdpLFqxiewiAZwM</text:p>
          </table:table-cell>
          <table:table-cell/>
        </table:table-row>
        <table:table-row>
          <table:table-cell office:value-type="string">
            <text:p>X0H</text:p>
          </table:table-cell>
          <table:table-cell office:value-type="string">
            <text:p>NoH.DErKSrex0gK-lL9dVg</text:p>
          </table:table-cell>
          <table:table-cell office:value-type="string">
            <text:p>wl_corynesfields@gmail.com_A-E-XBnxSza9nrkQxhVvXg</text:p>
          </table:table-cell>
          <table:table-cell office:value-type="string">
            <text:p>corynesfields@gmail.com</text:p>
          </table:table-cell>
          <table:table-cell office:value-type="string">
            <text:p>A-E-XBnxSza9nrkQxhVvXg</text:p>
          </table:table-cell>
          <table:table-cell/>
        </table:table-row>
        <table:table-row>
          <table:table-cell office:value-type="string">
            <text:p>WD</text:p>
          </table:table-cell>
          <table:table-cell office:value-type="string">
            <text:p>QBrUC5MdQz2ZXZCfdFWRtQ</text:p>
          </table:table-cell>
          <table:table-cell office:value-type="string">
            <text:p>wl_leighmistric@gmail.com_O3NU1nMTKLdx9Qh9bOt5</text:p>
          </table:table-cell>
          <table:table-cell office:value-type="string">
            <text:p>leighmistric@gmail.com</text:p>
          </table:table-cell>
          <table:table-cell office:value-type="string">
            <text:p>O3NU1nMTKLdx9Qh9bOt5</text:p>
          </table:table-cell>
          <table:table-cell/>
        </table:table-row>
        <table:table-row>
          <table:table-cell office:value-type="string">
            <text:p>X09</text:p>
          </table:table-cell>
          <table:table-cell office:value-type="string">
            <text:p>tfHWfYKzQ-KCDgPMnmAa8A</text:p>
          </table:table-cell>
          <table:table-cell office:value-type="string">
            <text:p>wl_taylormarieschoonover@gmail.com_2siKv9I0SHK3RqB5X8-whw</text:p>
          </table:table-cell>
          <table:table-cell office:value-type="string">
            <text:p>taylormarieschoonover@gmail.com</text:p>
          </table:table-cell>
          <table:table-cell office:value-type="string">
            <text:p>2siKv9I0SHK3RqB5X8-whw</text:p>
          </table:table-cell>
          <table:table-cell/>
        </table:table-row>
        <table:table-row>
          <table:table-cell office:value-type="string">
            <text:p>Wu</text:p>
          </table:table-cell>
          <table:table-cell office:value-type="string">
            <text:p>cAkGD0JoTA6IE4zoG3QGgQ</text:p>
          </table:table-cell>
          <table:table-cell office:value-type="string">
            <text:p>wl_taylormarieschoonover@gmail.com_weqEGm9LRpm2LRUicPczBQ</text:p>
          </table:table-cell>
          <table:table-cell office:value-type="string">
            <text:p>taylormarieschoonover@gmail.com</text:p>
          </table:table-cell>
          <table:table-cell office:value-type="string">
            <text:p>weqEGm9LRpm2LRUicPczBQ</text:p>
          </table:table-cell>
          <table:table-cell/>
        </table:table-row>
        <table:table-row>
          <table:table-cell office:value-type="string">
            <text:p>W7</text:p>
          </table:table-cell>
          <table:table-cell office:value-type="string">
            <text:p>AjlEA9D7ROa4IAeJE-umyQ</text:p>
          </table:table-cell>
          <table:table-cell office:value-type="string">
            <text:p>wl_leighmistric@gmail.com_s80FCK3ha0H7sKGYRY0D</text:p>
          </table:table-cell>
          <table:table-cell office:value-type="string">
            <text:p>leighmistric@gmail.com</text:p>
          </table:table-cell>
          <table:table-cell office:value-type="string">
            <text:p>s80FCK3ha0H7sKGYRY0D</text:p>
          </table:table-cell>
          <table:table-cell/>
        </table:table-row>
        <table:table-row>
          <table:table-cell office:value-type="string">
            <text:p>W5</text:p>
          </table:table-cell>
          <table:table-cell office:value-type="string">
            <text:p>qzh19fsESrmMjD7p7O6RwA</text:p>
          </table:table-cell>
          <table:table-cell office:value-type="string">
            <text:p>wl_leighmistric@gmail.com_mXX2YQapTHI2tCe6wzPx</text:p>
          </table:table-cell>
          <table:table-cell office:value-type="string">
            <text:p>leighmistric@gmail.com</text:p>
          </table:table-cell>
          <table:table-cell office:value-type="string">
            <text:p>mXX2YQapTHI2tCe6wzPx</text:p>
          </table:table-cell>
          <table:table-cell/>
        </table:table-row>
        <table:table-row>
          <table:table-cell office:value-type="string">
            <text:p>X0m</text:p>
          </table:table-cell>
          <table:table-cell office:value-type="string">
            <text:p>ly4SK7d6SGuK4v5joLY2xg</text:p>
          </table:table-cell>
          <table:table-cell office:value-type="string">
            <text:p>wl_leighmistric@gmail.com_QpF5tXfcU39DPQQUOyMk</text:p>
          </table:table-cell>
          <table:table-cell office:value-type="string">
            <text:p>leighmistric@gmail.com</text:p>
          </table:table-cell>
          <table:table-cell office:value-type="string">
            <text:p>QpF5tXfcU39DPQQUOyMk</text:p>
          </table:table-cell>
          <table:table-cell/>
        </table:table-row>
        <table:table-row>
          <table:table-cell office:value-type="string">
            <text:p>WU</text:p>
          </table:table-cell>
          <table:table-cell office:value-type="string">
            <text:p>NxqnCCLNQiGdDnWmqtyAKA</text:p>
          </table:table-cell>
          <table:table-cell office:value-type="string">
            <text:p>wl_leighmistric@gmail.com_Ix-QUK9wQlWw1k.H8Iq4fA</text:p>
          </table:table-cell>
          <table:table-cell office:value-type="string">
            <text:p>leighmistric@gmail.com</text:p>
          </table:table-cell>
          <table:table-cell office:value-type="string">
            <text:p>Ix-QUK9wQlWw1k.H8Iq4fA</text:p>
          </table:table-cell>
          <table:table-cell/>
        </table:table-row>
        <table:table-row>
          <table:table-cell office:value-type="string">
            <text:p>WZ</text:p>
          </table:table-cell>
          <table:table-cell office:value-type="string">
            <text:p>pl3CftqKREe03mFdy9Suwg</text:p>
          </table:table-cell>
          <table:table-cell office:value-type="string">
            <text:p>wl_leighmistric@gmail.com_daQl8zj2Qi6cby3D9BrEGw</text:p>
          </table:table-cell>
          <table:table-cell office:value-type="string">
            <text:p>leighmistric@gmail.com</text:p>
          </table:table-cell>
          <table:table-cell office:value-type="string">
            <text:p>daQl8zj2Qi6cby3D9BrEGw</text:p>
          </table:table-cell>
          <table:table-cell/>
        </table:table-row>
        <table:table-row>
          <table:table-cell office:value-type="string">
            <text:p>X0n</text:p>
          </table:table-cell>
          <table:table-cell office:value-type="string">
            <text:p>GTEvn7tWR26XCYOkV2-NJg</text:p>
          </table:table-cell>
          <table:table-cell office:value-type="string">
            <text:p>wl_corynesfields@gmail.com_PjUNd661T5mm1i82JlPdww</text:p>
          </table:table-cell>
          <table:table-cell office:value-type="string">
            <text:p>corynesfields@gmail.com</text:p>
          </table:table-cell>
          <table:table-cell office:value-type="string">
            <text:p>PjUNd661T5mm1i82JlPdww</text:p>
          </table:table-cell>
          <table:table-cell/>
        </table:table-row>
        <table:table-row>
          <table:table-cell office:value-type="string">
            <text:p>X0V</text:p>
          </table:table-cell>
          <table:table-cell office:value-type="string">
            <text:p>sBZ4Z3NlQ166sYcU4u22hg</text:p>
          </table:table-cell>
          <table:table-cell office:value-type="string">
            <text:p>wl_taylormarieschoonover@gmail.com_r14nP7hpKp6LLZoGgA1a</text:p>
          </table:table-cell>
          <table:table-cell office:value-type="string">
            <text:p>taylormarieschoonover@gmail.com</text:p>
          </table:table-cell>
          <table:table-cell office:value-type="string">
            <text:p>r14nP7hpKp6LLZoGgA1a</text:p>
          </table:table-cell>
          <table:table-cell/>
        </table:table-row>
        <table:table-row>
          <table:table-cell office:value-type="string">
            <text:p>X12</text:p>
          </table:table-cell>
          <table:table-cell office:value-type="string">
            <text:p>yhdghq5zT9WJjz5wyOWqxw</text:p>
          </table:table-cell>
          <table:table-cell office:value-type="string">
            <text:p>wl_leighmistric@gmail.com_2siKv9I0SHK3RqB5X8-whw</text:p>
          </table:table-cell>
          <table:table-cell office:value-type="string">
            <text:p>leighmistric@gmail.com</text:p>
          </table:table-cell>
          <table:table-cell office:value-type="string">
            <text:p>2siKv9I0SHK3RqB5X8-whw</text:p>
          </table:table-cell>
          <table:table-cell/>
        </table:table-row>
        <table:table-row>
          <table:table-cell office:value-type="string">
            <text:p>WT</text:p>
          </table:table-cell>
          <table:table-cell office:value-type="string">
            <text:p>FT50eORMTVmoP2mFCU5olA</text:p>
          </table:table-cell>
          <table:table-cell office:value-type="string">
            <text:p>wl_corynesfields@gmail.com_xwTsl2UQ2zHFTxXd1BQG</text:p>
          </table:table-cell>
          <table:table-cell office:value-type="string">
            <text:p>corynesfields@gmail.com</text:p>
          </table:table-cell>
          <table:table-cell office:value-type="string">
            <text:p>xwTsl2UQ2zHFTxXd1BQG</text:p>
          </table:table-cell>
          <table:table-cell/>
        </table:table-row>
        <table:table-row>
          <table:table-cell office:value-type="string">
            <text:p>X0e</text:p>
          </table:table-cell>
          <table:table-cell office:value-type="string">
            <text:p>OSkSOL1NQ7ekBWhEYt9z2g</text:p>
          </table:table-cell>
          <table:table-cell office:value-type="string">
            <text:p>wl_taylormarieschoonover@gmail.com_ITKAxUCBQzaxa4K1VFNLPQ</text:p>
          </table:table-cell>
          <table:table-cell office:value-type="string">
            <text:p>taylormarieschoonover@gmail.com</text:p>
          </table:table-cell>
          <table:table-cell office:value-type="string">
            <text:p>ITKAxUCBQzaxa4K1VFNLPQ</text:p>
          </table:table-cell>
          <table:table-cell/>
        </table:table-row>
        <table:table-row>
          <table:table-cell office:value-type="string">
            <text:p>Wi</text:p>
          </table:table-cell>
          <table:table-cell office:value-type="string">
            <text:p>lYMuzn0LS62YFAxf98uxZg</text:p>
          </table:table-cell>
          <table:table-cell office:value-type="string">
            <text:p>wl_taylormarieschoonover@gmail.com_7UgDWL9MQSqNSc4dSTprsQ</text:p>
          </table:table-cell>
          <table:table-cell office:value-type="string">
            <text:p>taylormarieschoonover@gmail.com</text:p>
          </table:table-cell>
          <table:table-cell office:value-type="string">
            <text:p>7UgDWL9MQSqNSc4dSTprsQ</text:p>
          </table:table-cell>
          <table:table-cell/>
        </table:table-row>
        <table:table-row>
          <table:table-cell office:value-type="string">
            <text:p>X0p</text:p>
          </table:table-cell>
          <table:table-cell office:value-type="string">
            <text:p>lHOu27RKRneW-wZNZpH.Yg</text:p>
          </table:table-cell>
          <table:table-cell office:value-type="string">
            <text:p>wl_taylormarieschoonover@gmail.com_cmkVw4E.Tx-478e9hvjLDQ</text:p>
          </table:table-cell>
          <table:table-cell office:value-type="string">
            <text:p>taylormarieschoonover@gmail.com</text:p>
          </table:table-cell>
          <table:table-cell office:value-type="string">
            <text:p>cmkVw4E.Tx-478e9hvjLDQ</text:p>
          </table:table-cell>
          <table:table-cell/>
        </table:table-row>
        <table:table-row>
          <table:table-cell office:value-type="string">
            <text:p>WJ</text:p>
          </table:table-cell>
          <table:table-cell office:value-type="string">
            <text:p>hOkJlag4RMiD2V9FzH-QYw</text:p>
          </table:table-cell>
          <table:table-cell office:value-type="string">
            <text:p>wl_leighmistric@gmail.com_Cb8UM.FwSs-xdlMFudCI9A</text:p>
          </table:table-cell>
          <table:table-cell office:value-type="string">
            <text:p>leighmistric@gmail.com</text:p>
          </table:table-cell>
          <table:table-cell office:value-type="string">
            <text:p>Cb8UM.FwSs-xdlMFudCI9A</text:p>
          </table:table-cell>
          <table:table-cell/>
        </table:table-row>
        <table:table-row>
          <table:table-cell office:value-type="string">
            <text:p>X0I</text:p>
          </table:table-cell>
          <table:table-cell office:value-type="string">
            <text:p>7U6SCPwiTTmldVfNE9uxSA</text:p>
          </table:table-cell>
          <table:table-cell office:value-type="string">
            <text:p>wl_taylormarieschoonover@gmail.com_rILVTeNCRWKJQWdAiL2RhA</text:p>
          </table:table-cell>
          <table:table-cell office:value-type="string">
            <text:p>taylormarieschoonover@gmail.com</text:p>
          </table:table-cell>
          <table:table-cell office:value-type="string">
            <text:p>rILVTeNCRWKJQWdAiL2RhA</text:p>
          </table:table-cell>
          <table:table-cell/>
        </table:table-row>
        <table:table-row>
          <table:table-cell office:value-type="string">
            <text:p>Wb</text:p>
          </table:table-cell>
          <table:table-cell office:value-type="string">
            <text:p>YxkV8LaoS4yNi2SzVQsznw</text:p>
          </table:table-cell>
          <table:table-cell office:value-type="string">
            <text:p>wl_leighmistric@gmail.com_NoQzgwwrSJ6BpsI83s0UWQ</text:p>
          </table:table-cell>
          <table:table-cell office:value-type="string">
            <text:p>leighmistric@gmail.com</text:p>
          </table:table-cell>
          <table:table-cell office:value-type="string">
            <text:p>NoQzgwwrSJ6BpsI83s0UWQ</text:p>
          </table:table-cell>
          <table:table-cell/>
        </table:table-row>
        <table:table-row>
          <table:table-cell office:value-type="string">
            <text:p>X0L</text:p>
          </table:table-cell>
          <table:table-cell office:value-type="string">
            <text:p>SXutYPdoQpSXSlP5Dr9VWw</text:p>
          </table:table-cell>
          <table:table-cell office:value-type="string">
            <text:p>wl_leighmistric@gmail.com_sgAEo2WyoUIL4Wm6d9fs</text:p>
          </table:table-cell>
          <table:table-cell office:value-type="string">
            <text:p>leighmistric@gmail.com</text:p>
          </table:table-cell>
          <table:table-cell office:value-type="string">
            <text:p>sgAEo2WyoUIL4Wm6d9fs</text:p>
          </table:table-cell>
          <table:table-cell/>
        </table:table-row>
        <table:table-row>
          <table:table-cell office:value-type="string">
            <text:p>X0x</text:p>
          </table:table-cell>
          <table:table-cell office:value-type="string">
            <text:p>4JT9NwrRQa6K46UVJZMuAQ</text:p>
          </table:table-cell>
          <table:table-cell office:value-type="string">
            <text:p>wl_taylormarieschoonover@gmail.com_CkSWle76SBCfa8a.knmsSw</text:p>
          </table:table-cell>
          <table:table-cell office:value-type="string">
            <text:p>taylormarieschoonover@gmail.com</text:p>
          </table:table-cell>
          <table:table-cell office:value-type="string">
            <text:p>CkSWle76SBCfa8a.knmsSw</text:p>
          </table:table-cell>
          <table:table-cell/>
        </table:table-row>
        <table:table-row>
          <table:table-cell office:value-type="string">
            <text:p>Wt</text:p>
          </table:table-cell>
          <table:table-cell office:value-type="string">
            <text:p>gG0oD4t4T42BTnDM2kV6Tg</text:p>
          </table:table-cell>
          <table:table-cell office:value-type="string">
            <text:p>wl_leighmistric@gmail.com_KZAiky1jRemlO1X9h05KNA</text:p>
          </table:table-cell>
          <table:table-cell office:value-type="string">
            <text:p>leighmistric@gmail.com</text:p>
          </table:table-cell>
          <table:table-cell office:value-type="string">
            <text:p>KZAiky1jRemlO1X9h05KNA</text:p>
          </table:table-cell>
          <table:table-cell/>
        </table:table-row>
        <table:table-row>
          <table:table-cell office:value-type="string">
            <text:p>W3</text:p>
          </table:table-cell>
          <table:table-cell office:value-type="string">
            <text:p>Cudrf9hgSuCR0g.h-Ou6mg</text:p>
          </table:table-cell>
          <table:table-cell office:value-type="string">
            <text:p>wl_leighmistric@gmail.com_woDG3PDmSuWxnurBpfGmyQ</text:p>
          </table:table-cell>
          <table:table-cell office:value-type="string">
            <text:p>leighmistric@gmail.com</text:p>
          </table:table-cell>
          <table:table-cell office:value-type="string">
            <text:p>woDG3PDmSuWxnurBpfGmyQ</text:p>
          </table:table-cell>
          <table:table-cell/>
        </table:table-row>
        <table:table-row>
          <table:table-cell office:value-type="string">
            <text:p>Wk</text:p>
          </table:table-cell>
          <table:table-cell office:value-type="string">
            <text:p>YC-2651dSgK8Q.PMyrX-WQ</text:p>
          </table:table-cell>
          <table:table-cell office:value-type="string">
            <text:p>wl_leighmistric@gmail.com_090BCETeSOKe4Angl8tifg</text:p>
          </table:table-cell>
          <table:table-cell office:value-type="string">
            <text:p>leighmistric@gmail.com</text:p>
          </table:table-cell>
          <table:table-cell office:value-type="string">
            <text:p>090BCETeSOKe4Angl8tifg</text:p>
          </table:table-cell>
          <table:table-cell/>
        </table:table-row>
        <table:table-row>
          <table:table-cell office:value-type="string">
            <text:p>X0O</text:p>
          </table:table-cell>
          <table:table-cell office:value-type="string">
            <text:p>UC3Yf711S2mRJ4osSVD8xw</text:p>
          </table:table-cell>
          <table:table-cell office:value-type="string">
            <text:p>wl_corynesfields@gmail.com_8bHX3WxnSmrf7w9e9w7k</text:p>
          </table:table-cell>
          <table:table-cell office:value-type="string">
            <text:p>corynesfields@gmail.com</text:p>
          </table:table-cell>
          <table:table-cell office:value-type="string">
            <text:p>8bHX3WxnSmrf7w9e9w7k</text:p>
          </table:table-cell>
          <table:table-cell/>
        </table:table-row>
        <table:table-row>
          <table:table-cell office:value-type="string">
            <text:p>Wr</text:p>
          </table:table-cell>
          <table:table-cell office:value-type="string">
            <text:p>203XOVm.Rn2n84VNM5mz5Q</text:p>
          </table:table-cell>
          <table:table-cell office:value-type="string">
            <text:p>wl_leighmistric@gmail.com_jV5TZMgaTqaXI.pdBcUkhg</text:p>
          </table:table-cell>
          <table:table-cell office:value-type="string">
            <text:p>leighmistric@gmail.com</text:p>
          </table:table-cell>
          <table:table-cell office:value-type="string">
            <text:p>jV5TZMgaTqaXI.pdBcUkhg</text:p>
          </table:table-cell>
          <table:table-cell/>
        </table:table-row>
        <table:table-row>
          <table:table-cell office:value-type="string">
            <text:p>X0u</text:p>
          </table:table-cell>
          <table:table-cell office:value-type="string">
            <text:p>6-3rXaemQQejXW2JjQuO-A</text:p>
          </table:table-cell>
          <table:table-cell office:value-type="string">
            <text:p>wl_leighmistric@gmail.com_sCKdbZujQQ-p3Xv0c27OTw</text:p>
          </table:table-cell>
          <table:table-cell office:value-type="string">
            <text:p>leighmistric@gmail.com</text:p>
          </table:table-cell>
          <table:table-cell office:value-type="string">
            <text:p>sCKdbZujQQ-p3Xv0c27OTw</text:p>
          </table:table-cell>
          <table:table-cell/>
        </table:table-row>
        <table:table-row>
          <table:table-cell office:value-type="string">
            <text:p>Ww</text:p>
          </table:table-cell>
          <table:table-cell office:value-type="string">
            <text:p>ztYKKW3qSNeFpf1rDqTQ3w</text:p>
          </table:table-cell>
          <table:table-cell office:value-type="string">
            <text:p>wl_corynesfields@gmail.com_iN7OyvnMh9B8eWj070Bd</text:p>
          </table:table-cell>
          <table:table-cell office:value-type="string">
            <text:p>corynesfields@gmail.com</text:p>
          </table:table-cell>
          <table:table-cell office:value-type="string">
            <text:p>iN7OyvnMh9B8eWj070Bd</text:p>
          </table:table-cell>
          <table:table-cell/>
        </table:table-row>
        <table:table-row>
          <table:table-cell office:value-type="string">
            <text:p>X0h</text:p>
          </table:table-cell>
          <table:table-cell office:value-type="string">
            <text:p>0GoWNguPSUafndosNrLeIg</text:p>
          </table:table-cell>
          <table:table-cell office:value-type="string">
            <text:p>wl_shadowsongequestrian@gmail.com_5jNFh8xmGzFX9EOTeKMl</text:p>
          </table:table-cell>
          <table:table-cell office:value-type="string">
            <text:p>shadowsongequestrian@gmail.com</text:p>
          </table:table-cell>
          <table:table-cell office:value-type="string">
            <text:p>5jNFh8xmGzFX9EOTeKMl</text:p>
          </table:table-cell>
          <table:table-cell/>
        </table:table-row>
        <table:table-row>
          <table:table-cell office:value-type="string">
            <text:p>X0k</text:p>
          </table:table-cell>
          <table:table-cell office:value-type="string">
            <text:p>zqTyarQwTce8m3oNCu3-2g</text:p>
          </table:table-cell>
          <table:table-cell office:value-type="string">
            <text:p>wl_leighmistric@gmail.com_5FuvTmg3RXq9rAlZ1D4mzA</text:p>
          </table:table-cell>
          <table:table-cell office:value-type="string">
            <text:p>leighmistric@gmail.com</text:p>
          </table:table-cell>
          <table:table-cell office:value-type="string">
            <text:p>5FuvTmg3RXq9rAlZ1D4mzA</text:p>
          </table:table-cell>
          <table:table-cell/>
        </table:table-row>
        <table:table-row>
          <table:table-cell office:value-type="string">
            <text:p>X0M</text:p>
          </table:table-cell>
          <table:table-cell office:value-type="string">
            <text:p>Y580ztikQv6uqmuOEDUAmw</text:p>
          </table:table-cell>
          <table:table-cell office:value-type="string">
            <text:p>wl_leighmistric@gmail.com_OuB9rf6QrgqXpqd3SWeE</text:p>
          </table:table-cell>
          <table:table-cell office:value-type="string">
            <text:p>leighmistric@gmail.com</text:p>
          </table:table-cell>
          <table:table-cell office:value-type="string">
            <text:p>OuB9rf6QrgqXpqd3SWeE</text:p>
          </table:table-cell>
          <table:table-cell/>
        </table:table-row>
        <table:table-row>
          <table:table-cell office:value-type="string">
            <text:p>Wo</text:p>
          </table:table-cell>
          <table:table-cell office:value-type="string">
            <text:p>9QWf03j6QT2-jw61SwyD2Q</text:p>
          </table:table-cell>
          <table:table-cell office:value-type="string">
            <text:p>wl_leighmistric@gmail.com_2pwLUNxuRYWFPT1Xb0AbWA</text:p>
          </table:table-cell>
          <table:table-cell office:value-type="string">
            <text:p>leighmistric@gmail.com</text:p>
          </table:table-cell>
          <table:table-cell office:value-type="string">
            <text:p>2pwLUNxuRYWFPT1Xb0AbWA</text:p>
          </table:table-cell>
          <table:table-cell/>
        </table:table-row>
        <table:table-row>
          <table:table-cell office:value-type="string">
            <text:p>X06</text:p>
          </table:table-cell>
          <table:table-cell office:value-type="string">
            <text:p>wWHiVEhHSembj0Fm.LtHZA</text:p>
          </table:table-cell>
          <table:table-cell office:value-type="string">
            <text:p>wl_corynesfields@gmail.com_GkaZYRgYTAqOkCqmt2ywAw</text:p>
          </table:table-cell>
          <table:table-cell office:value-type="string">
            <text:p>corynesfields@gmail.com</text:p>
          </table:table-cell>
          <table:table-cell office:value-type="string">
            <text:p>GkaZYRgYTAqOkCqmt2ywAw</text:p>
          </table:table-cell>
          <table:table-cell/>
        </table:table-row>
        <table:table-row>
          <table:table-cell office:value-type="string">
            <text:p>X0s</text:p>
          </table:table-cell>
          <table:table-cell office:value-type="string">
            <text:p>9A8hr2VPQlqv.CxV0ElJQA</text:p>
          </table:table-cell>
          <table:table-cell office:value-type="string">
            <text:p>wl_leighmistric@gmail.com_xwTsl2UQ2zHFTxXd1BQG</text:p>
          </table:table-cell>
          <table:table-cell office:value-type="string">
            <text:p>leighmistric@gmail.com</text:p>
          </table:table-cell>
          <table:table-cell office:value-type="string">
            <text:p>xwTsl2UQ2zHFTxXd1BQG</text:p>
          </table:table-cell>
          <table:table-cell/>
        </table:table-row>
        <table:table-row>
          <table:table-cell office:value-type="string">
            <text:p>X0b</text:p>
          </table:table-cell>
          <table:table-cell office:value-type="string">
            <text:p>ccFANhbORoS6d04ESFFohA</text:p>
          </table:table-cell>
          <table:table-cell office:value-type="string">
            <text:p>wl_corynesfields@gmail.com_o1QvMN8cRkyi9R.KBs4pcg</text:p>
          </table:table-cell>
          <table:table-cell office:value-type="string">
            <text:p>corynesfields@gmail.com</text:p>
          </table:table-cell>
          <table:table-cell office:value-type="string">
            <text:p>o1QvMN8cRkyi9R.KBs4pcg</text:p>
          </table:table-cell>
          <table:table-cell/>
        </table:table-row>
        <table:table-row>
          <table:table-cell office:value-type="string">
            <text:p>W2</text:p>
          </table:table-cell>
          <table:table-cell office:value-type="string">
            <text:p>YWQ0uXPyQ5ie5d3RT9Jfcg</text:p>
          </table:table-cell>
          <table:table-cell office:value-type="string">
            <text:p>wl_megan.victoria.jenkins@gmail.com_WuTGlqz1Ue9CT4y3fMFZ</text:p>
          </table:table-cell>
          <table:table-cell office:value-type="string">
            <text:p>megan.victoria.jenkins@gmail.com</text:p>
          </table:table-cell>
          <table:table-cell office:value-type="string">
            <text:p>WuTGlqz1Ue9CT4y3fMFZ</text:p>
          </table:table-cell>
          <table:table-cell/>
        </table:table-row>
        <table:table-row>
          <table:table-cell office:value-type="string">
            <text:p>W</text:p>
          </table:table-cell>
          <table:table-cell office:value-type="string">
            <text:p>gf5KzmTCS6iqCTPcGmF0Nw</text:p>
          </table:table-cell>
          <table:table-cell office:value-type="string">
            <text:p>wl_leighmistric@gmail.com_BQ40xS5yfMaM0WBRU4tC</text:p>
          </table:table-cell>
          <table:table-cell office:value-type="string">
            <text:p>leighmistric@gmail.com</text:p>
          </table:table-cell>
          <table:table-cell office:value-type="string">
            <text:p>BQ40xS5yfMaM0WBRU4tC</text:p>
          </table:table-cell>
          <table:table-cell/>
        </table:table-row>
        <table:table-row>
          <table:table-cell office:value-type="string">
            <text:p>X0N</text:p>
          </table:table-cell>
          <table:table-cell office:value-type="string">
            <text:p>83bV2MVNQIWQWnvWCYM8yQ</text:p>
          </table:table-cell>
          <table:table-cell office:value-type="string">
            <text:p>wl_leighmistric@gmail.com_BhUku6K7RmehZc-PvShhyA</text:p>
          </table:table-cell>
          <table:table-cell office:value-type="string">
            <text:p>leighmistric@gmail.com</text:p>
          </table:table-cell>
          <table:table-cell office:value-type="string">
            <text:p>BhUku6K7RmehZc-PvShhyA</text:p>
          </table:table-cell>
          <table:table-cell/>
        </table:table-row>
        <table:table-row>
          <table:table-cell office:value-type="string">
            <text:p>X01</text:p>
          </table:table-cell>
          <table:table-cell office:value-type="string">
            <text:p>lccx9tHfT8idbrLDbFM-pg</text:p>
          </table:table-cell>
          <table:table-cell office:value-type="string">
            <text:p>wl_corynesfields@gmail.com_evflgLlEMbBdkWqCCgUa</text:p>
          </table:table-cell>
          <table:table-cell office:value-type="string">
            <text:p>corynesfields@gmail.com</text:p>
          </table:table-cell>
          <table:table-cell office:value-type="string">
            <text:p>evflgLlEMbBdkWqCCgUa</text:p>
          </table:table-cell>
          <table:table-cell/>
        </table:table-row>
        <table:table-row>
          <table:table-cell office:value-type="string">
            <text:p>X0R</text:p>
          </table:table-cell>
          <table:table-cell office:value-type="string">
            <text:p>zPAulaD-SjCtLjkkr2PcIg</text:p>
          </table:table-cell>
          <table:table-cell office:value-type="string">
            <text:p>wl_corynesfields@gmail.com_qHETfWjkRlOx2RX17EDdtg</text:p>
          </table:table-cell>
          <table:table-cell office:value-type="string">
            <text:p>corynesfields@gmail.com</text:p>
          </table:table-cell>
          <table:table-cell office:value-type="string">
            <text:p>qHETfWjkRlOx2RX17EDdtg</text:p>
          </table:table-cell>
          <table:table-cell/>
        </table:table-row>
        <table:table-row>
          <table:table-cell office:value-type="string">
            <text:p>Wj</text:p>
          </table:table-cell>
          <table:table-cell office:value-type="string">
            <text:p>uXLj7IbZT06jPgSX.9lhQA</text:p>
          </table:table-cell>
          <table:table-cell office:value-type="string">
            <text:p>wl_shadowsongequestrian@gmail.com_JUAilfEvubMxgU6ox9G9</text:p>
          </table:table-cell>
          <table:table-cell office:value-type="string">
            <text:p>shadowsongequestrian@gmail.com</text:p>
          </table:table-cell>
          <table:table-cell office:value-type="string">
            <text:p>JUAilfEvubMxgU6ox9G9</text:p>
          </table:table-cell>
          <table:table-cell/>
        </table:table-row>
        <table:table-row>
          <table:table-cell office:value-type="string">
            <text:p>X0G</text:p>
          </table:table-cell>
          <table:table-cell office:value-type="string">
            <text:p>0-ulGl85TSKGDYt844E44Q</text:p>
          </table:table-cell>
          <table:table-cell office:value-type="string">
            <text:p>wl_leighmistric@gmail.com_a8Yhf82ZbYetkbzoEg3s</text:p>
          </table:table-cell>
          <table:table-cell office:value-type="string">
            <text:p>leighmistric@gmail.com</text:p>
          </table:table-cell>
          <table:table-cell office:value-type="string">
            <text:p>a8Yhf82ZbYetkbzoEg3s</text:p>
          </table:table-cell>
          <table:table-cell/>
        </table:table-row>
        <table:table-row>
          <table:table-cell office:value-type="string">
            <text:p>Wh</text:p>
          </table:table-cell>
          <table:table-cell office:value-type="string">
            <text:p>ZWEPR7SJRWKC39sbvjj-ZA</text:p>
          </table:table-cell>
          <table:table-cell office:value-type="string">
            <text:p>wl_taylormarieschoonover@gmail.com_1RZd78qNRyGZPHDJEKsXOg</text:p>
          </table:table-cell>
          <table:table-cell office:value-type="string">
            <text:p>taylormarieschoonover@gmail.com</text:p>
          </table:table-cell>
          <table:table-cell office:value-type="string">
            <text:p>1RZd78qNRyGZPHDJEKsXOg</text:p>
          </table:table-cell>
          <table:table-cell/>
        </table:table-row>
        <table:table-row>
          <table:table-cell office:value-type="string">
            <text:p>X0Z</text:p>
          </table:table-cell>
          <table:table-cell office:value-type="string">
            <text:p>gZoaPUeuTu2X9GXLCjMoXg</text:p>
          </table:table-cell>
          <table:table-cell office:value-type="string">
            <text:p>wl_leighmistric@gmail.com_IeNEpS12S8CefmUJpnqiEQ</text:p>
          </table:table-cell>
          <table:table-cell office:value-type="string">
            <text:p>leighmistric@gmail.com</text:p>
          </table:table-cell>
          <table:table-cell office:value-type="string">
            <text:p>IeNEpS12S8CefmUJpnqiEQ</text:p>
          </table:table-cell>
          <table:table-cell/>
        </table:table-row>
        <table:table-row>
          <table:table-cell office:value-type="string">
            <text:p>X0r</text:p>
          </table:table-cell>
          <table:table-cell office:value-type="string">
            <text:p>CdjAGoHwSg-t5.hxnpiyig</text:p>
          </table:table-cell>
          <table:table-cell office:value-type="string">
            <text:p>wl_leighmistric@gmail.com_GkaZYRgYTAqOkCqmt2ywAw</text:p>
          </table:table-cell>
          <table:table-cell office:value-type="string">
            <text:p>leighmistric@gmail.com</text:p>
          </table:table-cell>
          <table:table-cell office:value-type="string">
            <text:p>GkaZYRgYTAqOkCqmt2ywAw</text:p>
          </table:table-cell>
          <table:table-cell/>
        </table:table-row>
        <table:table-row>
          <table:table-cell office:value-type="string">
            <text:p>X11</text:p>
          </table:table-cell>
          <table:table-cell office:value-type="string">
            <text:p>lJyIsgOfR7-W7uqbGk77wg</text:p>
          </table:table-cell>
          <table:table-cell office:value-type="string">
            <text:p>wl_leighmistric@gmail.com_vf1U9XUYTvqPOaOvAmyJ1A</text:p>
          </table:table-cell>
          <table:table-cell office:value-type="string">
            <text:p>leighmistric@gmail.com</text:p>
          </table:table-cell>
          <table:table-cell office:value-type="string">
            <text:p>vf1U9XUYTvqPOaOvAmyJ1A</text:p>
          </table:table-cell>
          <table:table-cell/>
        </table:table-row>
        <table:table-row>
          <table:table-cell office:value-type="string">
            <text:p>Wm</text:p>
          </table:table-cell>
          <table:table-cell office:value-type="string">
            <text:p>H-F.-XqGQo-RE3PNlJAtxA</text:p>
          </table:table-cell>
          <table:table-cell office:value-type="string">
            <text:p>wl_leighmistric@gmail.com_8bHX3WxnSmrf7w9e9w7k</text:p>
          </table:table-cell>
          <table:table-cell office:value-type="string">
            <text:p>leighmistric@gmail.com</text:p>
          </table:table-cell>
          <table:table-cell office:value-type="string">
            <text:p>8bHX3WxnSmrf7w9e9w7k</text:p>
          </table:table-cell>
          <table:table-cell/>
        </table:table-row>
        <table:table-row>
          <table:table-cell office:value-type="string">
            <text:p>WB</text:p>
          </table:table-cell>
          <table:table-cell office:value-type="string">
            <text:p>Zoh6BzicRSuVcGYG5MRqPQ</text:p>
          </table:table-cell>
          <table:table-cell office:value-type="string">
            <text:p>wl_taylormarieschoonover@gmail.com_5PlolIFUSmGsshozu263XA</text:p>
          </table:table-cell>
          <table:table-cell office:value-type="string">
            <text:p>taylormarieschoonover@gmail.com</text:p>
          </table:table-cell>
          <table:table-cell office:value-type="string">
            <text:p>5PlolIFUSmGsshozu263XA</text:p>
          </table:table-cell>
          <table:table-cell/>
        </table:table-row>
        <table:table-row>
          <table:table-cell office:value-type="string">
            <text:p>X0T</text:p>
          </table:table-cell>
          <table:table-cell office:value-type="string">
            <text:p>O1M1LVoVS6ajE4Nl6LKNtA</text:p>
          </table:table-cell>
          <table:table-cell office:value-type="string">
            <text:p>wl_taylormarieschoonover@gmail.com_mToehuWYTUytVdrd-O3J9A</text:p>
          </table:table-cell>
          <table:table-cell office:value-type="string">
            <text:p>taylormarieschoonover@gmail.com</text:p>
          </table:table-cell>
          <table:table-cell office:value-type="string">
            <text:p>mToehuWYTUytVdrd-O3J9A</text:p>
          </table:table-cell>
          <table:table-cell/>
        </table:table-row>
        <table:table-row>
          <table:table-cell office:value-type="string">
            <text:p>WM</text:p>
          </table:table-cell>
          <table:table-cell office:value-type="string">
            <text:p>iLelE5yzSTmOgRE3x7pa4A</text:p>
          </table:table-cell>
          <table:table-cell office:value-type="string">
            <text:p>wl_leighmistric@gmail.com_pAwF76pOT2SuquVe0MQkTg</text:p>
          </table:table-cell>
          <table:table-cell office:value-type="string">
            <text:p>leighmistric@gmail.com</text:p>
          </table:table-cell>
          <table:table-cell office:value-type="string">
            <text:p>pAwF76pOT2SuquVe0MQkTg</text:p>
          </table:table-cell>
          <table:table-cell/>
        </table:table-row>
        <table:table-row>
          <table:table-cell office:value-type="string">
            <text:p>WY</text:p>
          </table:table-cell>
          <table:table-cell office:value-type="string">
            <text:p>ciMIfXHyQ0WtLMBTHq.mLw</text:p>
          </table:table-cell>
          <table:table-cell office:value-type="string">
            <text:p>wl_corynesfields@gmail.com_XmzBzmJCRresncCiTXkNbQ</text:p>
          </table:table-cell>
          <table:table-cell office:value-type="string">
            <text:p>corynesfields@gmail.com</text:p>
          </table:table-cell>
          <table:table-cell office:value-type="string">
            <text:p>XmzBzmJCRresncCiTXkNbQ</text:p>
          </table:table-cell>
          <table:table-cell/>
        </table:table-row>
        <table:table-row>
          <table:table-cell office:value-type="string">
            <text:p>WA</text:p>
          </table:table-cell>
          <table:table-cell office:value-type="string">
            <text:p>e9kNFEpNRYaFMqFV1SD5sw</text:p>
          </table:table-cell>
          <table:table-cell office:value-type="string">
            <text:p>wl_megan.victoria.jenkins@gmail.com_xAKjSOWcQCeEeEDsiCrsLw</text:p>
          </table:table-cell>
          <table:table-cell office:value-type="string">
            <text:p>megan.victoria.jenkins@gmail.com</text:p>
          </table:table-cell>
          <table:table-cell office:value-type="string">
            <text:p>xAKjSOWcQCeEeEDsiCrsLw</text:p>
          </table:table-cell>
          <table:table-cell/>
        </table:table-row>
        <table:table-row>
          <table:table-cell office:value-type="string">
            <text:p>X0S</text:p>
          </table:table-cell>
          <table:table-cell office:value-type="string">
            <text:p>xGfkOEZfQS2Zugm8X-Ph9g</text:p>
          </table:table-cell>
          <table:table-cell office:value-type="string">
            <text:p>wl_leighmistric@gmail.com_kHRoRS04THSydqlL5Dg5vA</text:p>
          </table:table-cell>
          <table:table-cell office:value-type="string">
            <text:p>leighmistric@gmail.com</text:p>
          </table:table-cell>
          <table:table-cell office:value-type="string">
            <text:p>kHRoRS04THSydqlL5Dg5vA</text:p>
          </table:table-cell>
          <table:table-cell/>
        </table:table-row>
        <table:table-row>
          <table:table-cell office:value-type="string">
            <text:p>Wn</text:p>
          </table:table-cell>
          <table:table-cell office:value-type="string">
            <text:p>9uXkp9qbRGy9-aKrOTCmKA</text:p>
          </table:table-cell>
          <table:table-cell office:value-type="string">
            <text:p>wl_corynesfields@gmail.com_a.ZUmpvK8Sxm7KzzMnf9dDg</text:p>
          </table:table-cell>
          <table:table-cell office:value-type="string">
            <text:p>corynesfields@gmail.com</text:p>
          </table:table-cell>
          <table:table-cell office:value-type="string">
            <text:p>a.ZUmpvK8Sxm7KzzMnf9dDg</text:p>
          </table:table-cell>
          <table:table-cell/>
        </table:table-row>
        <table:table-row>
          <table:table-cell office:value-type="string">
            <text:p>X08</text:p>
          </table:table-cell>
          <table:table-cell office:value-type="string">
            <text:p>k6Pu-FaGR-WGn10476NZYA</text:p>
          </table:table-cell>
          <table:table-cell office:value-type="string">
            <text:p>wl_leighmistric@gmail.com_GXFFIaJf2qV9DbMUb5wp</text:p>
          </table:table-cell>
          <table:table-cell office:value-type="string">
            <text:p>leighmistric@gmail.com</text:p>
          </table:table-cell>
          <table:table-cell office:value-type="string">
            <text:p>GXFFIaJf2qV9DbMUb5wp</text:p>
          </table:table-cell>
          <table:table-cell/>
        </table:table-row>
        <table:table-row>
          <table:table-cell office:value-type="string">
            <text:p>Ws</text:p>
          </table:table-cell>
          <table:table-cell office:value-type="string">
            <text:p>ect-vDqxSIazRvPV5puRtQ</text:p>
          </table:table-cell>
          <table:table-cell office:value-type="string">
            <text:p>wl_megan.victoria.jenkins@gmail.com_iN7OyvnMh9B8eWj070Bd</text:p>
          </table:table-cell>
          <table:table-cell office:value-type="string">
            <text:p>megan.victoria.jenkins@gmail.com</text:p>
          </table:table-cell>
          <table:table-cell office:value-type="string">
            <text:p>iN7OyvnMh9B8eWj070Bd</text:p>
          </table:table-cell>
          <table:table-cell/>
        </table:table-row>
        <table:table-row>
          <table:table-cell office:value-type="string">
            <text:p>We</text:p>
          </table:table-cell>
          <table:table-cell office:value-type="string">
            <text:p>HooKXtbvSBCLkzPPehACig</text:p>
          </table:table-cell>
          <table:table-cell office:value-type="string">
            <text:p>wl_taylormarieschoonover@gmail.com_GUQ6iiRZQhiVpiJYO-0IEA</text:p>
          </table:table-cell>
          <table:table-cell office:value-type="string">
            <text:p>taylormarieschoonover@gmail.com</text:p>
          </table:table-cell>
          <table:table-cell office:value-type="string">
            <text:p>GUQ6iiRZQhiVpiJYO-0IEA</text:p>
          </table:table-cell>
          <table:table-cell/>
        </table:table-row>
        <table:table-row>
          <table:table-cell office:value-type="string">
            <text:p>X0W</text:p>
          </table:table-cell>
          <table:table-cell office:value-type="string">
            <text:p>l5uxwdbITl2bgCBOCTmZqQ</text:p>
          </table:table-cell>
          <table:table-cell office:value-type="string">
            <text:p>wl_taylormarieschoonover@gmail.com_r.FEcm3oS3aU6P8P75AntA</text:p>
          </table:table-cell>
          <table:table-cell office:value-type="string">
            <text:p>taylormarieschoonover@gmail.com</text:p>
          </table:table-cell>
          <table:table-cell office:value-type="string">
            <text:p>r.FEcm3oS3aU6P8P75AntA</text:p>
          </table:table-cell>
          <table:table-cell/>
        </table:table-row>
        <table:table-row>
          <table:table-cell office:value-type="string">
            <text:p>X0t</text:p>
          </table:table-cell>
          <table:table-cell office:value-type="string">
            <text:p>oPRPlqLqRIO2LPhWxKKgVg</text:p>
          </table:table-cell>
          <table:table-cell office:value-type="string">
            <text:p>wl_leighmistric@gmail.com_3Nl50bB-QDqoyONT3ZE4Cw</text:p>
          </table:table-cell>
          <table:table-cell office:value-type="string">
            <text:p>leighmistric@gmail.com</text:p>
          </table:table-cell>
          <table:table-cell office:value-type="string">
            <text:p>3Nl50bB-QDqoyONT3ZE4Cw</text:p>
          </table:table-cell>
          <table:table-cell/>
        </table:table-row>
        <table:table-row>
          <table:table-cell office:value-type="string">
            <text:p>X</text:p>
          </table:table-cell>
          <table:table-cell office:value-type="string">
            <text:p>FTRlFP0IT0yrsOujXqlXQg</text:p>
          </table:table-cell>
          <table:table-cell office:value-type="string">
            <text:p>wl_taylormarieschoonover@gmail.com_woCDRgnZQCuXxld-D22KVw</text:p>
          </table:table-cell>
          <table:table-cell office:value-type="string">
            <text:p>taylormarieschoonover@gmail.com</text:p>
          </table:table-cell>
          <table:table-cell office:value-type="string">
            <text:p>woCDRgnZQCuXxld-D22KVw</text:p>
          </table:table-cell>
          <table:table-cell/>
        </table:table-row>
        <table:table-row>
          <table:table-cell office:value-type="string">
            <text:p>WG</text:p>
          </table:table-cell>
          <table:table-cell office:value-type="string">
            <text:p>czP28vm5RUya9uj4aPkcog</text:p>
          </table:table-cell>
          <table:table-cell office:value-type="string">
            <text:p>wl_corynesfields@gmail.com_BQ40xS5yfMaM0WBRU4tC</text:p>
          </table:table-cell>
          <table:table-cell office:value-type="string">
            <text:p>corynesfields@gmail.com</text:p>
          </table:table-cell>
          <table:table-cell office:value-type="string">
            <text:p>BQ40xS5yfMaM0WBRU4tC</text:p>
          </table:table-cell>
          <table:table-cell/>
        </table:table-row>
        <table:table-row>
          <table:table-cell office:value-type="string">
            <text:p>WI</text:p>
          </table:table-cell>
          <table:table-cell office:value-type="string">
            <text:p>vPQm6npWRUKvjAiC3YW9Ng</text:p>
          </table:table-cell>
          <table:table-cell office:value-type="string">
            <text:p>wl_leighmistric@gmail.com_P4X3n39mSY6dQzHLWfLQ2g</text:p>
          </table:table-cell>
          <table:table-cell office:value-type="string">
            <text:p>leighmistric@gmail.com</text:p>
          </table:table-cell>
          <table:table-cell office:value-type="string">
            <text:p>P4X3n39mSY6dQzHLWfLQ2g</text:p>
          </table:table-cell>
          <table:table-cell/>
        </table:table-row>
        <table:table-row>
          <table:table-cell office:value-type="string">
            <text:p>X02</text:p>
          </table:table-cell>
          <table:table-cell office:value-type="string">
            <text:p>X48Ks04QSjuWWRDG8axnsA</text:p>
          </table:table-cell>
          <table:table-cell office:value-type="string">
            <text:p>wl_leighmistric@gmail.com_UhfK9FW6Syq6JCulD7UhVg</text:p>
          </table:table-cell>
          <table:table-cell office:value-type="string">
            <text:p>leighmistric@gmail.com</text:p>
          </table:table-cell>
          <table:table-cell office:value-type="string">
            <text:p>UhfK9FW6Syq6JCulD7UhVg</text:p>
          </table:table-cell>
          <table:table-cell/>
        </table:table-row>
        <table:table-row>
          <table:table-cell office:value-type="string">
            <text:p>X0F</text:p>
          </table:table-cell>
          <table:table-cell office:value-type="string">
            <text:p>ZSIvovqcQyuQsAV3vaAsZQ</text:p>
          </table:table-cell>
          <table:table-cell office:value-type="string">
            <text:p>wl_leighmistric@gmail.com_jdExEx0BTiOM4mtkhcpQEg</text:p>
          </table:table-cell>
          <table:table-cell office:value-type="string">
            <text:p>leighmistric@gmail.com</text:p>
          </table:table-cell>
          <table:table-cell office:value-type="string">
            <text:p>jdExEx0BTiOM4mtkhcpQEg</text:p>
          </table:table-cell>
          <table:table-cell/>
        </table:table-row>
        <table:table-row>
          <table:table-cell office:value-type="string">
            <text:p>V</text:p>
          </table:table-cell>
          <table:table-cell office:value-type="string">
            <text:p>8tkSQ6ijQuuiyJzxyC0usg</text:p>
          </table:table-cell>
          <table:table-cell office:value-type="string">
            <text:p>wl_taylormarieschoonover@gmail.com_NoQzgwwrSJ6BpsI83s0UWQ</text:p>
          </table:table-cell>
          <table:table-cell office:value-type="string">
            <text:p>taylormarieschoonover@gmail.com</text:p>
          </table:table-cell>
          <table:table-cell office:value-type="string">
            <text:p>NoQzgwwrSJ6BpsI83s0UWQ</text:p>
          </table:table-cell>
          <table:table-cell/>
        </table:table-row>
        <table:table-row>
          <table:table-cell office:value-type="string">
            <text:p>W9</text:p>
          </table:table-cell>
          <table:table-cell office:value-type="string">
            <text:p>FU4sj.StRHOwQdALaPbWyQ</text:p>
          </table:table-cell>
          <table:table-cell office:value-type="string">
            <text:p>wl_corynesfields@gmail.com_gZ6p5B0wQCyhNKtqcq88wQ</text:p>
          </table:table-cell>
          <table:table-cell office:value-type="string">
            <text:p>corynesfields@gmail.com</text:p>
          </table:table-cell>
          <table:table-cell office:value-type="string">
            <text:p>gZ6p5B0wQCyhNKtqcq88wQ</text:p>
          </table:table-cell>
          <table:table-cell/>
        </table:table-row>
        <table:table-row>
          <table:table-cell office:value-type="string">
            <text:p>X0v</text:p>
          </table:table-cell>
          <table:table-cell office:value-type="string">
            <text:p>s-S9GMEeQBel6eyfjGZ2bA</text:p>
          </table:table-cell>
          <table:table-cell office:value-type="string">
            <text:p>wl_taylormarieschoonover@gmail.com_lloc4CcuRUCehp4ZMWYOPw</text:p>
          </table:table-cell>
          <table:table-cell office:value-type="string">
            <text:p>taylormarieschoonover@gmail.com</text:p>
          </table:table-cell>
          <table:table-cell office:value-type="string">
            <text:p>lloc4CcuRUCehp4ZMWYOPw</text:p>
          </table:table-cell>
          <table:table-cell/>
        </table:table-row>
        <table:table-row>
          <table:table-cell office:value-type="string">
            <text:p>X0J</text:p>
          </table:table-cell>
          <table:table-cell office:value-type="string">
            <text:p>5l74RAOqR-aVWvu8ol6e4w</text:p>
          </table:table-cell>
          <table:table-cell office:value-type="string">
            <text:p>wl_taylormarieschoonover@gmail.com_eRhjya7SQ0ucA9LR9mfwFg</text:p>
          </table:table-cell>
          <table:table-cell office:value-type="string">
            <text:p>taylormarieschoonover@gmail.com</text:p>
          </table:table-cell>
          <table:table-cell office:value-type="string">
            <text:p>eRhjya7SQ0ucA9LR9mfwFg</text:p>
          </table:table-cell>
          <table:table-cell/>
        </table:table-row>
        <table:table-row>
          <table:table-cell office:value-type="string">
            <text:p>X0A</text:p>
          </table:table-cell>
          <table:table-cell office:value-type="string">
            <text:p>pKXgJVbyQvS-HJxWKEZ-Og</text:p>
          </table:table-cell>
          <table:table-cell office:value-type="string">
            <text:p>wl_corynesfields@gmail.com_yOh7VtHoR4qmVyYJIUZtoA</text:p>
          </table:table-cell>
          <table:table-cell office:value-type="string">
            <text:p>corynesfields@gmail.com</text:p>
          </table:table-cell>
          <table:table-cell office:value-type="string">
            <text:p>yOh7VtHoR4qmVyYJIUZtoA</text:p>
          </table:table-cell>
          <table:table-cell/>
        </table:table-row>
        <table:table-row>
          <table:table-cell office:value-type="string">
            <text:p>WN</text:p>
          </table:table-cell>
          <table:table-cell office:value-type="string">
            <text:p>5GN4ruwlS.WzQx2zgh.fIw</text:p>
          </table:table-cell>
          <table:table-cell office:value-type="string">
            <text:p>wl_leighmistric@gmail.com_t.G7f-KATJWjUl9YQZvm-w</text:p>
          </table:table-cell>
          <table:table-cell office:value-type="string">
            <text:p>leighmistric@gmail.com</text:p>
          </table:table-cell>
          <table:table-cell office:value-type="string">
            <text:p>t.G7f-KATJWjUl9YQZvm-w</text:p>
          </table:table-cell>
          <table:table-cell/>
        </table:table-row>
        <table:table-row>
          <table:table-cell office:value-type="string">
            <text:p>X0c</text:p>
          </table:table-cell>
          <table:table-cell office:value-type="string">
            <text:p>DiUKRaJqQhajVkvCZh8Nyg</text:p>
          </table:table-cell>
          <table:table-cell office:value-type="string">
            <text:p>wl_corynesfields@gmail.com_s80FCK3ha0H7sKGYRY0D</text:p>
          </table:table-cell>
          <table:table-cell office:value-type="string">
            <text:p>corynesfields@gmail.com</text:p>
          </table:table-cell>
          <table:table-cell office:value-type="string">
            <text:p>s80FCK3ha0H7sKGYRY0D</text:p>
          </table:table-cell>
          <table:table-cell/>
        </table:table-row>
        <table:table-row>
          <table:table-cell office:value-type="string">
            <text:p>Wc</text:p>
          </table:table-cell>
          <table:table-cell office:value-type="string">
            <text:p>GULE7yGOQk-Jg2F.kAcqaw</text:p>
          </table:table-cell>
          <table:table-cell office:value-type="string">
            <text:p>wl_taylormarieschoonover@gmail.com_MqgKPAAIQp2ZwofLC6nHhA</text:p>
          </table:table-cell>
          <table:table-cell office:value-type="string">
            <text:p>taylormarieschoonover@gmail.com</text:p>
          </table:table-cell>
          <table:table-cell office:value-type="string">
            <text:p>MqgKPAAIQp2ZwofLC6nHhA</text:p>
          </table:table-cell>
          <table:table-cell/>
        </table:table-row>
        <table:table-row>
          <table:table-cell office:value-type="string">
            <text:p>WX</text:p>
          </table:table-cell>
          <table:table-cell office:value-type="string">
            <text:p>qGsWvXlFRsWN6pfQ4miWCQ</text:p>
          </table:table-cell>
          <table:table-cell office:value-type="string">
            <text:p>wl_leighmistric@gmail.com_evbgoV8gTUIHpAAZsUIw</text:p>
          </table:table-cell>
          <table:table-cell office:value-type="string">
            <text:p>leighmistric@gmail.com</text:p>
          </table:table-cell>
          <table:table-cell office:value-type="string">
            <text:p>evbgoV8gTUIHpAAZsUIw</text:p>
          </table:table-cell>
          <table:table-cell/>
        </table:table-row>
        <table:table-row>
          <table:table-cell office:value-type="string">
            <text:p>Wv</text:p>
          </table:table-cell>
          <table:table-cell office:value-type="string">
            <text:p>0yT6ze5PQnq6z8qa2OaGng</text:p>
          </table:table-cell>
          <table:table-cell office:value-type="string">
            <text:p>wl_leighmistric@gmail.com_r14nP7hpKp6LLZoGgA1a</text:p>
          </table:table-cell>
          <table:table-cell office:value-type="string">
            <text:p>leighmistric@gmail.com</text:p>
          </table:table-cell>
          <table:table-cell office:value-type="string">
            <text:p>r14nP7hpKp6LLZoGgA1a</text:p>
          </table:table-cell>
          <table:table-cell/>
        </table:table-row>
        <table:table-row>
          <table:table-cell office:value-type="string">
            <text:p>X0q</text:p>
          </table:table-cell>
          <table:table-cell office:value-type="string">
            <text:p>E-cQM-EuS72b3hPl9ItSSw</text:p>
          </table:table-cell>
          <table:table-cell office:value-type="string">
            <text:p>wl_leighmistric@gmail.com_evflgLlEMbBdkWqCCgUa</text:p>
          </table:table-cell>
          <table:table-cell office:value-type="string">
            <text:p>leighmistric@gmail.com</text:p>
          </table:table-cell>
          <table:table-cell office:value-type="string">
            <text:p>evflgLlEMbBdkWqCCgUa</text:p>
          </table:table-cell>
          <table:table-cell/>
        </table:table-row>
        <table:table-row>
          <table:table-cell office:value-type="string">
            <text:p>Wl</text:p>
          </table:table-cell>
          <table:table-cell office:value-type="string">
            <text:p>m4YqIygAQGOZ.1WKclTQGQ</text:p>
          </table:table-cell>
          <table:table-cell office:value-type="string">
            <text:p>wl_leighmistric@gmail.com_tB1e7lo6IQxHazR8dywM</text:p>
          </table:table-cell>
          <table:table-cell office:value-type="string">
            <text:p>leighmistric@gmail.com</text:p>
          </table:table-cell>
          <table:table-cell office:value-type="string">
            <text:p>tB1e7lo6IQxHazR8dywM</text:p>
          </table:table-cell>
          <table:table-cell/>
        </table:table-row>
      </table:table>
      <table:table table:name="owned_horse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id</text:p>
          </table:table-cell>
          <table:table-cell office:value-type="string">
            <text:p>user_id</text:p>
          </table:table-cell>
          <table:table-cell office:value-type="string">
            <text:p>horse_id</text:p>
          </table:table-cell>
          <table:table-cell office:value-type="string">
            <text:p>stable_name</text:p>
          </table:table-cell>
          <table:table-cell office:value-type="string">
            <text:p>gender</text:p>
          </table:table-cell>
          <table:table-cell office:value-type="string">
            <text:p>age</text:p>
          </table:table-cell>
          <table:table-cell office:value-type="string">
            <text:p>maxed</text:p>
          </table:table-cell>
          <table:table-cell office:value-type="string">
            <text:p>notes</text:p>
          </table:table-cell>
          <table:table-cell office:value-type="string">
            <text:p>personal_imag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X32</text:p>
          </table:table-cell>
          <table:table-cell office:value-type="string">
            <text:p>V3t.PPILR6iCfi6db5y.jA</text:p>
          </table:table-cell>
          <table:table-cell office:value-type="string">
            <text:p>own_taylormarieschoonover@gmail.com_jTnUhzUAmgv3jR2xCsIa</text:p>
          </table:table-cell>
          <table:table-cell office:value-type="string">
            <text:p>taylormarieschoonover@gmail.com</text:p>
          </table:table-cell>
          <table:table-cell office:value-type="string">
            <text:p>jTnUhzUAmgv3jR2xCsIa</text:p>
          </table:table-cell>
          <table:table-cell office:value-type="string">
            <text:p>Bea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Y</text:p>
          </table:table-cell>
          <table:table-cell office:value-type="string">
            <text:p>a.3VVpKB-T6mM4IRZkEnDbg</text:p>
          </table:table-cell>
          <table:table-cell office:value-type="string">
            <text:p>own_leighmistric@gmail.com_Nosvc54zVhCIovDOvbh2</text:p>
          </table:table-cell>
          <table:table-cell office:value-type="string">
            <text:p>leighmistric@gmail.com</text:p>
          </table:table-cell>
          <table:table-cell office:value-type="string">
            <text:p>Nosvc54zVhCIovDOvbh2</text:p>
          </table:table-cell>
          <table:table-cell office:value-type="string">
            <text:p>Pixe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P</text:p>
          </table:table-cell>
          <table:table-cell office:value-type="string">
            <text:p>iKgQnLO6Rreh7KQnJVhS-w</text:p>
          </table:table-cell>
          <table:table-cell office:value-type="string">
            <text:p>own_leighmistric@gmail.com_KZHQhskzwMqTR9Bma2Re</text:p>
          </table:table-cell>
          <table:table-cell office:value-type="string">
            <text:p>leighmistric@gmail.com</text:p>
          </table:table-cell>
          <table:table-cell office:value-type="string">
            <text:p>KZHQhskzwMqTR9Bma2Re</text:p>
          </table:table-cell>
          <table:table-cell office:value-type="string">
            <text:p>Harmon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D</text:p>
          </table:table-cell>
          <table:table-cell office:value-type="string">
            <text:p>fcVGemqTT9OtQiOOZIhW5Q</text:p>
          </table:table-cell>
          <table:table-cell office:value-type="string">
            <text:p>own_shadowsongequestrian@gmail.com_CkSWle76SBCfa8a.knmsSw</text:p>
          </table:table-cell>
          <table:table-cell office:value-type="string">
            <text:p>shadowsongequestrian@gmail.com</text:p>
          </table:table-cell>
          <table:table-cell office:value-type="string">
            <text:p>CkSWle76SBCfa8a.knmsSw</text:p>
          </table:table-cell>
          <table:table-cell office:value-type="string">
            <text:p>Mist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N</text:p>
          </table:table-cell>
          <table:table-cell office:value-type="string">
            <text:p>s7-VvCxeQ5yMV4RYBQudIg</text:p>
          </table:table-cell>
          <table:table-cell office:value-type="string">
            <text:p>own_shadowsongequestrian@gmail.com_r14nP7hpKp6LLZoGgA1a</text:p>
          </table:table-cell>
          <table:table-cell office:value-type="string">
            <text:p>shadowsongequestrian@gmail.com</text:p>
          </table:table-cell>
          <table:table-cell office:value-type="string">
            <text:p>r14nP7hpKp6LLZoGgA1a</text:p>
          </table:table-cell>
          <table:table-cell office:value-type="string">
            <text:p>Nephrite</text:p>
          </table:table-cell>
          <table:table-cell office:value-type="string">
            <text:p>Stallion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Q</text:p>
          </table:table-cell>
          <table:table-cell office:value-type="string">
            <text:p>Arsean5CTjeRczYNUAZIEg</text:p>
          </table:table-cell>
          <table:table-cell office:value-type="string">
            <text:p>own_leighmistric@gmail.com_PjUNd661T5mm1i82JlPdww</text:p>
          </table:table-cell>
          <table:table-cell office:value-type="string">
            <text:p>leighmistric@gmail.com</text:p>
          </table:table-cell>
          <table:table-cell office:value-type="string">
            <text:p>PjUNd661T5mm1i82JlPdww</text:p>
          </table:table-cell>
          <table:table-cell office:value-type="string">
            <text:p>Ladygold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B</text:p>
          </table:table-cell>
          <table:table-cell office:value-type="string">
            <text:p>c1jlLgFoTV2Y1FwWPG9gZw</text:p>
          </table:table-cell>
          <table:table-cell office:value-type="string">
            <text:p>own_shadowsongequestrian@gmail.com_xAKjSOWcQCeEeEDsiCrsLw</text:p>
          </table:table-cell>
          <table:table-cell office:value-type="string">
            <text:p>shadowsongequestrian@gmail.com</text:p>
          </table:table-cell>
          <table:table-cell office:value-type="string">
            <text:p>xAKjSOWcQCeEeEDsiCrsLw</text:p>
          </table:table-cell>
          <table:table-cell office:value-type="string">
            <text:p>Hon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T</text:p>
          </table:table-cell>
          <table:table-cell office:value-type="string">
            <text:p>VRvzqOeLTuyQL7VMoX.jGg</text:p>
          </table:table-cell>
          <table:table-cell office:value-type="string">
            <text:p>own_taylormarieschoonover@gmail.com_HAWcOjNvTKa8nalW763-fw</text:p>
          </table:table-cell>
          <table:table-cell office:value-type="string">
            <text:p>taylormarieschoonover@gmail.com</text:p>
          </table:table-cell>
          <table:table-cell office:value-type="string">
            <text:p>HAWcOjNvTKa8nalW763-fw</text:p>
          </table:table-cell>
          <table:table-cell office:value-type="string">
            <text:p>Blueberr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2</text:p>
          </table:table-cell>
          <table:table-cell office:value-type="string">
            <text:p>pA1PvUo8RtOcUfJssf91bA</text:p>
          </table:table-cell>
          <table:table-cell office:value-type="string">
            <text:p>own_megan.victoria.jenkins@gmail.com_gZ6p5B0wQCyhNKtqcq88wQ</text:p>
          </table:table-cell>
          <table:table-cell office:value-type="string">
            <text:p>megan.victoria.jenkins@gmail.com</text:p>
          </table:table-cell>
          <table:table-cell office:value-type="string">
            <text:p>gZ6p5B0wQCyhNKtqcq88wQ</text:p>
          </table:table-cell>
          <table:table-cell office:value-type="string">
            <text:p>Cind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L</text:p>
          </table:table-cell>
          <table:table-cell office:value-type="string">
            <text:p>Jfvlpjh8RvG3Yw6xMxoMzg</text:p>
          </table:table-cell>
          <table:table-cell office:value-type="string">
            <text:p>own_megan.victoria.jenkins@gmail.com_NXplddlDTIesskwzexeb</text:p>
          </table:table-cell>
          <table:table-cell office:value-type="string">
            <text:p>megan.victoria.jenkins@gmail.com</text:p>
          </table:table-cell>
          <table:table-cell office:value-type="string">
            <text:p>NXplddlDTIesskwzexeb</text:p>
          </table:table-cell>
          <table:table-cell office:value-type="string">
            <text:p>Karm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3</text:p>
          </table:table-cell>
          <table:table-cell office:value-type="string">
            <text:p>fRwej1gJTQOkeJlRhj9z0A</text:p>
          </table:table-cell>
          <table:table-cell office:value-type="string">
            <text:p>own_megan.victoria.jenkins@gmail.com_a8Yhf82ZbYetkbzoEg3s</text:p>
          </table:table-cell>
          <table:table-cell office:value-type="string">
            <text:p>megan.victoria.jenkins@gmail.com</text:p>
          </table:table-cell>
          <table:table-cell office:value-type="string">
            <text:p>a8Yhf82ZbYetkbzoEg3s</text:p>
          </table:table-cell>
          <table:table-cell office:value-type="string">
            <text:p>Milkwa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4</text:p>
          </table:table-cell>
          <table:table-cell office:value-type="string">
            <text:p>o.2AEw.GTHiSETwSfTKgvQ</text:p>
          </table:table-cell>
          <table:table-cell office:value-type="string">
            <text:p>own_taylormarieschoonover@gmail.com_b2Z0Yi6yao6BxbYGTPHT</text:p>
          </table:table-cell>
          <table:table-cell office:value-type="string">
            <text:p>taylormarieschoonover@gmail.com</text:p>
          </table:table-cell>
          <table:table-cell office:value-type="string">
            <text:p>b2Z0Yi6yao6BxbYGTPHT</text:p>
          </table:table-cell>
          <table:table-cell office:value-type="string">
            <text:p>Iris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j</text:p>
          </table:table-cell>
          <table:table-cell office:value-type="string">
            <text:p>McErKI83TBGUGM1iDy7iZw</text:p>
          </table:table-cell>
          <table:table-cell office:value-type="string">
            <text:p>own_corynesfields@gmail.com_5jNFh8xmGzFX9EOTeKMl</text:p>
          </table:table-cell>
          <table:table-cell office:value-type="string">
            <text:p>corynesfields@gmail.com</text:p>
          </table:table-cell>
          <table:table-cell office:value-type="string">
            <text:p>5jNFh8xmGzFX9EOTeKMl</text:p>
          </table:table-cell>
          <table:table-cell office:value-type="string">
            <text:p>Nebula</text:p>
          </table:table-cell>
          <table:table-cell office:value-type="string">
            <text:p>Stallion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c</text:p>
          </table:table-cell>
          <table:table-cell office:value-type="string">
            <text:p>UQSx2x37Sm-R83rgW11bYg</text:p>
          </table:table-cell>
          <table:table-cell office:value-type="string">
            <text:p>own_megan.victoria.jenkins@gmail.com_PMrRYPpcXVYQ3bwznRSu</text:p>
          </table:table-cell>
          <table:table-cell office:value-type="string">
            <text:p>megan.victoria.jenkins@gmail.com</text:p>
          </table:table-cell>
          <table:table-cell office:value-type="string">
            <text:p>PMrRYPpcXVYQ3bwznRSu</text:p>
          </table:table-cell>
          <table:table-cell office:value-type="string">
            <text:p>Fair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9</text:p>
          </table:table-cell>
          <table:table-cell office:value-type="string">
            <text:p>48LdnydaQZayiX.B5vVmkA</text:p>
          </table:table-cell>
          <table:table-cell office:value-type="string">
            <text:p>own_leighmistric@gmail.com_Vk0wzHZySKGICtOZmhdmvA</text:p>
          </table:table-cell>
          <table:table-cell office:value-type="string">
            <text:p>leighmistric@gmail.com</text:p>
          </table:table-cell>
          <table:table-cell office:value-type="string">
            <text:p>Vk0wzHZySKGICtOZmhdmvA</text:p>
          </table:table-cell>
          <table:table-cell office:value-type="string">
            <text:p>Quicksilv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Y</text:p>
          </table:table-cell>
          <table:table-cell office:value-type="string">
            <text:p>WENGwKa9T4a85xw64bCx2w</text:p>
          </table:table-cell>
          <table:table-cell office:value-type="string">
            <text:p>own_leighmistric@gmail.com_p1L7J2wrVjZL6wSMeKgB</text:p>
          </table:table-cell>
          <table:table-cell office:value-type="string">
            <text:p>leighmistric@gmail.com</text:p>
          </table:table-cell>
          <table:table-cell office:value-type="string">
            <text:p>p1L7J2wrVjZL6wSMeKgB</text:p>
          </table:table-cell>
          <table:table-cell office:value-type="string">
            <text:p>Newt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G</text:p>
          </table:table-cell>
          <table:table-cell office:value-type="string">
            <text:p>7xT23gU3SO-M8LEXPQbfbw</text:p>
          </table:table-cell>
          <table:table-cell office:value-type="string">
            <text:p>own_megan.victoria.jenkins@gmail.com_Gkv54rj8dbiDJfTKwv3H</text:p>
          </table:table-cell>
          <table:table-cell office:value-type="string">
            <text:p>megan.victoria.jenkins@gmail.com</text:p>
          </table:table-cell>
          <table:table-cell office:value-type="string">
            <text:p>Gkv54rj8dbiDJfTKwv3H</text:p>
          </table:table-cell>
          <table:table-cell office:value-type="string">
            <text:p>Hayl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W</text:p>
          </table:table-cell>
          <table:table-cell office:value-type="string">
            <text:p>lsQX3poATMOy.u.LXHWqsQ</text:p>
          </table:table-cell>
          <table:table-cell office:value-type="string">
            <text:p>own_megan.victoria.jenkins@gmail.com_5MUjsoFBWydcmhrEsAUu</text:p>
          </table:table-cell>
          <table:table-cell office:value-type="string">
            <text:p>megan.victoria.jenkins@gmail.com</text:p>
          </table:table-cell>
          <table:table-cell office:value-type="string">
            <text:p>5MUjsoFBWydcmhrEsAUu</text:p>
          </table:table-cell>
          <table:table-cell office:value-type="string">
            <text:p>Grac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tolen Lullabies</text:p>
          </table:table-cell>
          <table:table-cell/>
          <table:table-cell/>
          <table:table-cell/>
        </table:table-row>
        <table:table-row>
          <table:table-cell office:value-type="string">
            <text:p>WI</text:p>
          </table:table-cell>
          <table:table-cell office:value-type="string">
            <text:p>tc1R2WUXTvqsYGhZUsXX7A</text:p>
          </table:table-cell>
          <table:table-cell office:value-type="string">
            <text:p>own_leighmistric@gmail.com_zP-CHDOZRRSTdPm0kpy4gA</text:p>
          </table:table-cell>
          <table:table-cell office:value-type="string">
            <text:p>leighmistric@gmail.com</text:p>
          </table:table-cell>
          <table:table-cell office:value-type="string">
            <text:p>zP-CHDOZRRSTdPm0kpy4gA</text:p>
          </table:table-cell>
          <table:table-cell office:value-type="string">
            <text:p>Luna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5</text:p>
          </table:table-cell>
          <table:table-cell office:value-type="string">
            <text:p>R0FZr04nRvyak.6XJ5QsDg</text:p>
          </table:table-cell>
          <table:table-cell office:value-type="string">
            <text:p>own_megan.victoria.jenkins@gmail.com_HAVaL00nSj-PoAac1CkApQ</text:p>
          </table:table-cell>
          <table:table-cell office:value-type="string">
            <text:p>megan.victoria.jenkins@gmail.com</text:p>
          </table:table-cell>
          <table:table-cell office:value-type="string">
            <text:p>HAVaL00nSj-PoAac1CkApQ</text:p>
          </table:table-cell>
          <table:table-cell office:value-type="string">
            <text:p>Acacia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s</text:p>
          </table:table-cell>
          <table:table-cell office:value-type="string">
            <text:p>MtZPViqwRGypJUE2-xII3A</text:p>
          </table:table-cell>
          <table:table-cell office:value-type="string">
            <text:p>own_taylormarieschoonover@gmail.com_nosXzYUkiQBZZzewTLYk</text:p>
          </table:table-cell>
          <table:table-cell office:value-type="string">
            <text:p>taylormarieschoonover@gmail.com</text:p>
          </table:table-cell>
          <table:table-cell office:value-type="string">
            <text:p>nosXzYUkiQBZZzewTLYk</text:p>
          </table:table-cell>
          <table:table-cell office:value-type="string">
            <text:p>Wishbon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T</text:p>
          </table:table-cell>
          <table:table-cell office:value-type="string">
            <text:p>e6ONnT3fRwWqRe8.QqPd9Q</text:p>
          </table:table-cell>
          <table:table-cell office:value-type="string">
            <text:p>own_megan.victoria.jenkins@gmail.com_IYmbWuFYQP1b1Rw3JY5Z</text:p>
          </table:table-cell>
          <table:table-cell office:value-type="string">
            <text:p>megan.victoria.jenkins@gmail.com</text:p>
          </table:table-cell>
          <table:table-cell office:value-type="string">
            <text:p>IYmbWuFYQP1b1Rw3JY5Z</text:p>
          </table:table-cell>
          <table:table-cell office:value-type="string">
            <text:p>Wizard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Abracadabra</text:p>
          </table:table-cell>
          <table:table-cell/>
          <table:table-cell/>
          <table:table-cell/>
        </table:table-row>
        <table:table-row>
          <table:table-cell office:value-type="string">
            <text:p>W5</text:p>
          </table:table-cell>
          <table:table-cell office:value-type="string">
            <text:p>6c6-YnTbTWq1LysX5ZtQnA</text:p>
          </table:table-cell>
          <table:table-cell office:value-type="string">
            <text:p>own_megan.victoria.jenkins@gmail.com_Ix-QUK9wQlWw1k.H8Iq4fA</text:p>
          </table:table-cell>
          <table:table-cell office:value-type="string">
            <text:p>megan.victoria.jenkins@gmail.com</text:p>
          </table:table-cell>
          <table:table-cell office:value-type="string">
            <text:p>Ix-QUK9wQlWw1k.H8Iq4fA</text:p>
          </table:table-cell>
          <table:table-cell office:value-type="string">
            <text:p>Cowbo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w</text:p>
          </table:table-cell>
          <table:table-cell office:value-type="string">
            <text:p>ecLQktBnQOm4yQ.d.A3Dng</text:p>
          </table:table-cell>
          <table:table-cell office:value-type="string">
            <text:p>own_taylormarieschoonover@gmail.com_HM9NIrf797nr4y5lmX9W</text:p>
          </table:table-cell>
          <table:table-cell office:value-type="string">
            <text:p>taylormarieschoonover@gmail.com</text:p>
          </table:table-cell>
          <table:table-cell office:value-type="string">
            <text:p>HM9NIrf797nr4y5lmX9W</text:p>
          </table:table-cell>
          <table:table-cell office:value-type="string">
            <text:p>Falco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e</text:p>
          </table:table-cell>
          <table:table-cell office:value-type="string">
            <text:p>0MRTGTKjSHqNP9w849jfgQ</text:p>
          </table:table-cell>
          <table:table-cell office:value-type="string">
            <text:p>own_megan.victoria.jenkins@gmail.com_rB9eV0RkTWiqklSVFvAZ1Q</text:p>
          </table:table-cell>
          <table:table-cell office:value-type="string">
            <text:p>megan.victoria.jenkins@gmail.com</text:p>
          </table:table-cell>
          <table:table-cell office:value-type="string">
            <text:p>rB9eV0RkTWiqklSVFvAZ1Q</text:p>
          </table:table-cell>
          <table:table-cell office:value-type="string">
            <text:p>Harmon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s</text:p>
          </table:table-cell>
          <table:table-cell office:value-type="string">
            <text:p>eN7vEjESSbGNKIs3uF7Mzw</text:p>
          </table:table-cell>
          <table:table-cell office:value-type="string">
            <text:p>own_megan.victoria.jenkins@gmail.com_3YlaS7ckUiKh1Hz7TT50</text:p>
          </table:table-cell>
          <table:table-cell office:value-type="string">
            <text:p>megan.victoria.jenkins@gmail.com</text:p>
          </table:table-cell>
          <table:table-cell office:value-type="string">
            <text:p>3YlaS7ckUiKh1Hz7TT50</text:p>
          </table:table-cell>
          <table:table-cell office:value-type="string">
            <text:p>Angel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Iridescent</text:p>
          </table:table-cell>
          <table:table-cell/>
          <table:table-cell/>
          <table:table-cell/>
        </table:table-row>
        <table:table-row>
          <table:table-cell office:value-type="string">
            <text:p>X1a</text:p>
          </table:table-cell>
          <table:table-cell office:value-type="string">
            <text:p>ie.8NcO6RTS7RisWPHz11g</text:p>
          </table:table-cell>
          <table:table-cell office:value-type="string">
            <text:p>own_megan.victoria.jenkins@gmail.com_T5.uky0ATiKsTshqpEDTFA</text:p>
          </table:table-cell>
          <table:table-cell office:value-type="string">
            <text:p>megan.victoria.jenkins@gmail.com</text:p>
          </table:table-cell>
          <table:table-cell office:value-type="string">
            <text:p>T5.uky0ATiKsTshqpEDTFA</text:p>
          </table:table-cell>
          <table:table-cell office:value-type="string">
            <text:p>Snowdrop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Barn Name: Demi Show Name: Only Forever</text:p>
          </table:table-cell>
          <table:table-cell/>
          <table:table-cell/>
          <table:table-cell/>
        </table:table-row>
        <table:table-row>
          <table:table-cell office:value-type="string">
            <text:p>X2r</text:p>
          </table:table-cell>
          <table:table-cell office:value-type="string">
            <text:p>8kvda1vhT1W6b5ueGqCeoQ</text:p>
          </table:table-cell>
          <table:table-cell office:value-type="string">
            <text:p>own_taylormarieschoonover@gmail.com_AzSdBiRNX1Jv9emOHxif</text:p>
          </table:table-cell>
          <table:table-cell office:value-type="string">
            <text:p>taylormarieschoonover@gmail.com</text:p>
          </table:table-cell>
          <table:table-cell office:value-type="string">
            <text:p>AzSdBiRNX1Jv9emOHxif</text:p>
          </table:table-cell>
          <table:table-cell office:value-type="string">
            <text:p>Riv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z</text:p>
          </table:table-cell>
          <table:table-cell office:value-type="string">
            <text:p>gw-M-L74QX-VccIaPyDS.A</text:p>
          </table:table-cell>
          <table:table-cell office:value-type="string">
            <text:p>own_megan.victoria.jenkins@gmail.com_PDVryjs1XdjozvGZqWKA</text:p>
          </table:table-cell>
          <table:table-cell office:value-type="string">
            <text:p>megan.victoria.jenkins@gmail.com</text:p>
          </table:table-cell>
          <table:table-cell office:value-type="string">
            <text:p>PDVryjs1XdjozvGZqWKA</text:p>
          </table:table-cell>
          <table:table-cell office:value-type="string">
            <text:p>Jest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B</text:p>
          </table:table-cell>
          <table:table-cell office:value-type="string">
            <text:p>SNzZKd9XQtK-DTTPQcbayw</text:p>
          </table:table-cell>
          <table:table-cell office:value-type="string">
            <text:p>own_leighmistric@gmail.com_slfoIbtEAvhsplI8PT9D</text:p>
          </table:table-cell>
          <table:table-cell office:value-type="string">
            <text:p>leighmistric@gmail.com</text:p>
          </table:table-cell>
          <table:table-cell office:value-type="string">
            <text:p>slfoIbtEAvhsplI8PT9D</text:p>
          </table:table-cell>
          <table:table-cell office:value-type="string">
            <text:p>Garne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Y</text:p>
          </table:table-cell>
          <table:table-cell office:value-type="string">
            <text:p>Ut7O-MH4TZychXodOkRDnA</text:p>
          </table:table-cell>
          <table:table-cell office:value-type="string">
            <text:p>own_leighmistric@gmail.com_tXPEAjrCpPNw2bPqbHU2</text:p>
          </table:table-cell>
          <table:table-cell office:value-type="string">
            <text:p>leighmistric@gmail.com</text:p>
          </table:table-cell>
          <table:table-cell office:value-type="string">
            <text:p>tXPEAjrCpPNw2bPqbHU2</text:p>
          </table:table-cell>
          <table:table-cell office:value-type="string">
            <text:p>Bolt</text:p>
          </table:table-cell>
          <table:table-cell office:value-type="string">
            <text:p>Stallion</text:p>
          </table:table-cell>
          <table:table-cell office:value-type="string">
            <text:p>Eternal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A</text:p>
          </table:table-cell>
          <table:table-cell office:value-type="string">
            <text:p>kS6ZiBmHQwKmxnrUTbMd6A</text:p>
          </table:table-cell>
          <table:table-cell office:value-type="string">
            <text:p>own_taylormarieschoonover@gmail.com_GXFFIaJf2qV9DbMUb5wp</text:p>
          </table:table-cell>
          <table:table-cell office:value-type="string">
            <text:p>taylormarieschoonover@gmail.com</text:p>
          </table:table-cell>
          <table:table-cell office:value-type="string">
            <text:p>GXFFIaJf2qV9DbMUb5wp</text:p>
          </table:table-cell>
          <table:table-cell office:value-type="string">
            <text:p>Tuxed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b</text:p>
          </table:table-cell>
          <table:table-cell office:value-type="string">
            <text:p>8k7xegUPRgOIOrbtd8UWAQ</text:p>
          </table:table-cell>
          <table:table-cell office:value-type="string">
            <text:p>own_megan.victoria.jenkins@gmail.com_AC4M0hDKWbTfv9z4vdY3</text:p>
          </table:table-cell>
          <table:table-cell office:value-type="string">
            <text:p>megan.victoria.jenkins@gmail.com</text:p>
          </table:table-cell>
          <table:table-cell office:value-type="string">
            <text:p>AC4M0hDKWbTfv9z4vdY3</text:p>
          </table:table-cell>
          <table:table-cell office:value-type="string">
            <text:p>Nov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G</text:p>
          </table:table-cell>
          <table:table-cell office:value-type="string">
            <text:p>OfQFlt96Sla5g93Ym6DSGA</text:p>
          </table:table-cell>
          <table:table-cell office:value-type="string">
            <text:p>own_leighmistric@gmail.com_IexnLIeRRuOintfw.P6SpQ</text:p>
          </table:table-cell>
          <table:table-cell office:value-type="string">
            <text:p>leighmistric@gmail.com</text:p>
          </table:table-cell>
          <table:table-cell office:value-type="string">
            <text:p>IexnLIeRRuOintfw.P6SpQ</text:p>
          </table:table-cell>
          <table:table-cell office:value-type="string">
            <text:p>Snowpixel</text:p>
          </table:table-cell>
          <table:table-cell office:value-type="string">
            <text:p>Gelding</text:p>
          </table:table-cell>
          <table:table-cell office:value-type="string">
            <text:p>Eternal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L</text:p>
          </table:table-cell>
          <table:table-cell office:value-type="string">
            <text:p>T7.wqGYuTteLyU5lG2wTVg</text:p>
          </table:table-cell>
          <table:table-cell office:value-type="string">
            <text:p>own_taylormarieschoonover@gmail.com_Zms5caiCaBAIO0eoiHHs</text:p>
          </table:table-cell>
          <table:table-cell office:value-type="string">
            <text:p>taylormarieschoonover@gmail.com</text:p>
          </table:table-cell>
          <table:table-cell office:value-type="string">
            <text:p>Zms5caiCaBAIO0eoiHHs</text:p>
          </table:table-cell>
          <table:table-cell office:value-type="string">
            <text:p>Rub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N</text:p>
          </table:table-cell>
          <table:table-cell office:value-type="string">
            <text:p>r6eLH5OYRZWpXznqcr51ew</text:p>
          </table:table-cell>
          <table:table-cell office:value-type="string">
            <text:p>own_leighmistric@gmail.com_XbHgAtw5pZGeLlWcJdib</text:p>
          </table:table-cell>
          <table:table-cell office:value-type="string">
            <text:p>leighmistric@gmail.com</text:p>
          </table:table-cell>
          <table:table-cell office:value-type="string">
            <text:p>XbHgAtw5pZGeLlWcJdib</text:p>
          </table:table-cell>
          <table:table-cell office:value-type="string">
            <text:p>Papaya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B</text:p>
          </table:table-cell>
          <table:table-cell office:value-type="string">
            <text:p>M6wH4NYQSfehJB-KsXO0iA</text:p>
          </table:table-cell>
          <table:table-cell office:value-type="string">
            <text:p>own_megan.victoria.jenkins@gmail.com_3Y0a0M1rSXG8kKaSj7lu.w</text:p>
          </table:table-cell>
          <table:table-cell office:value-type="string">
            <text:p>megan.victoria.jenkins@gmail.com</text:p>
          </table:table-cell>
          <table:table-cell office:value-type="string">
            <text:p>3Y0a0M1rSXG8kKaSj7lu.w</text:p>
          </table:table-cell>
          <table:table-cell office:value-type="string">
            <text:p>Ironman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W</text:p>
          </table:table-cell>
          <table:table-cell office:value-type="string">
            <text:p>J3yGk6IQS7SUayLwB2UDvg</text:p>
          </table:table-cell>
          <table:table-cell office:value-type="string">
            <text:p>own_shadowsongequestrian@gmail.com_kaSkmMpevPd1IVKm1vLh</text:p>
          </table:table-cell>
          <table:table-cell office:value-type="string">
            <text:p>shadowsongequestrian@gmail.com</text:p>
          </table:table-cell>
          <table:table-cell office:value-type="string">
            <text:p>kaSkmMpevPd1IVKm1vLh</text:p>
          </table:table-cell>
          <table:table-cell office:value-type="string">
            <text:p>Iala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1</text:p>
          </table:table-cell>
          <table:table-cell office:value-type="string">
            <text:p>L.LNBK5EQR6uHGahs6xk3g</text:p>
          </table:table-cell>
          <table:table-cell office:value-type="string">
            <text:p>own_taylormarieschoonover@gmail.com_RO7f8JkX9rWulauXInxn</text:p>
          </table:table-cell>
          <table:table-cell office:value-type="string">
            <text:p>taylormarieschoonover@gmail.com</text:p>
          </table:table-cell>
          <table:table-cell office:value-type="string">
            <text:p>RO7f8JkX9rWulauXInxn</text:p>
          </table:table-cell>
          <table:table-cell office:value-type="string">
            <text:p>Voi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r</text:p>
          </table:table-cell>
          <table:table-cell office:value-type="string">
            <text:p>m2XamcD5TXKRZd4Z3yVkJQ</text:p>
          </table:table-cell>
          <table:table-cell office:value-type="string">
            <text:p>own_taylormarieschoonover@gmail.com_apb724trBMPd5F5nlATX</text:p>
          </table:table-cell>
          <table:table-cell office:value-type="string">
            <text:p>taylormarieschoonover@gmail.com</text:p>
          </table:table-cell>
          <table:table-cell office:value-type="string">
            <text:p>apb724trBMPd5F5nlATX</text:p>
          </table:table-cell>
          <table:table-cell office:value-type="string">
            <text:p>Honeydew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p</text:p>
          </table:table-cell>
          <table:table-cell office:value-type="string">
            <text:p>mkTn1kt9SZWeKtmZEJYpPA</text:p>
          </table:table-cell>
          <table:table-cell office:value-type="string">
            <text:p>own_taylormarieschoonover@gmail.com_t.G7f-KATJWjUl9YQZvm-w</text:p>
          </table:table-cell>
          <table:table-cell office:value-type="string">
            <text:p>taylormarieschoonover@gmail.com</text:p>
          </table:table-cell>
          <table:table-cell office:value-type="string">
            <text:p>t.G7f-KATJWjUl9YQZvm-w</text:p>
          </table:table-cell>
          <table:table-cell office:value-type="string">
            <text:p>Firef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o</text:p>
          </table:table-cell>
          <table:table-cell office:value-type="string">
            <text:p>draSW8QtS4Cc7rrJaOYWqA</text:p>
          </table:table-cell>
          <table:table-cell office:value-type="string">
            <text:p>own_megan.victoria.jenkins@gmail.com_jWUKRDQDS0uKGYnA-nf9Wg</text:p>
          </table:table-cell>
          <table:table-cell office:value-type="string">
            <text:p>megan.victoria.jenkins@gmail.com</text:p>
          </table:table-cell>
          <table:table-cell office:value-type="string">
            <text:p>jWUKRDQDS0uKGYnA-nf9Wg</text:p>
          </table:table-cell>
          <table:table-cell office:value-type="string">
            <text:p>River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o</text:p>
          </table:table-cell>
          <table:table-cell office:value-type="string">
            <text:p>NdG4i5c6SwaNATMMEGs7Nw</text:p>
          </table:table-cell>
          <table:table-cell office:value-type="string">
            <text:p>own_taylormarieschoonover@gmail.com_woDG3PDmSuWxnurBpfGmyQ</text:p>
          </table:table-cell>
          <table:table-cell office:value-type="string">
            <text:p>taylormarieschoonover@gmail.com</text:p>
          </table:table-cell>
          <table:table-cell office:value-type="string">
            <text:p>woDG3PDmSuWxnurBpfGmyQ</text:p>
          </table:table-cell>
          <table:table-cell office:value-type="string">
            <text:p>Rock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e</text:p>
          </table:table-cell>
          <table:table-cell office:value-type="string">
            <text:p>X0AVREkXQ8CdMVDtPVAjkQ</text:p>
          </table:table-cell>
          <table:table-cell office:value-type="string">
            <text:p>own_megan.victoria.jenkins@gmail.com_HOKvEx4r3BYzd5Y6S1OX</text:p>
          </table:table-cell>
          <table:table-cell office:value-type="string">
            <text:p>megan.victoria.jenkins@gmail.com</text:p>
          </table:table-cell>
          <table:table-cell office:value-type="string">
            <text:p>HOKvEx4r3BYzd5Y6S1OX</text:p>
          </table:table-cell>
          <table:table-cell office:value-type="string">
            <text:p>Witchcraft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Barn Name: Elphaba (Elphie) Show Name: Defying Gravity</text:p>
          </table:table-cell>
          <table:table-cell/>
          <table:table-cell/>
          <table:table-cell/>
        </table:table-row>
        <table:table-row>
          <table:table-cell office:value-type="string">
            <text:p>X48</text:p>
          </table:table-cell>
          <table:table-cell office:value-type="string">
            <text:p>bBTas8MrQmmUtfzZcls6WQ</text:p>
          </table:table-cell>
          <table:table-cell office:value-type="string">
            <text:p>own_shadowsongequestrian@gmail.com_5PlolIFUSmGsshozu263XA</text:p>
          </table:table-cell>
          <table:table-cell office:value-type="string">
            <text:p>shadowsongequestrian@gmail.com</text:p>
          </table:table-cell>
          <table:table-cell office:value-type="string">
            <text:p>5PlolIFUSmGsshozu263XA</text:p>
          </table:table-cell>
          <table:table-cell office:value-type="string">
            <text:p>Goldglimmer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8</text:p>
          </table:table-cell>
          <table:table-cell office:value-type="string">
            <text:p>dHBHd6YeQo2PmZZISmAfaw</text:p>
          </table:table-cell>
          <table:table-cell office:value-type="string">
            <text:p>own_taylormarieschoonover@gmail.com_mHtX-mlDT6S47EShhzFckQ</text:p>
          </table:table-cell>
          <table:table-cell office:value-type="string">
            <text:p>taylormarieschoonover@gmail.com</text:p>
          </table:table-cell>
          <table:table-cell office:value-type="string">
            <text:p>mHtX-mlDT6S47EShhzFckQ</text:p>
          </table:table-cell>
          <table:table-cell office:value-type="string">
            <text:p>Northwin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4</text:p>
          </table:table-cell>
          <table:table-cell office:value-type="string">
            <text:p>eYQJ34bLQC-YG5eho6yjyw</text:p>
          </table:table-cell>
          <table:table-cell office:value-type="string">
            <text:p>own_taylormarieschoonover@gmail.com_MvjdAtW12zh8qEX2oSYy</text:p>
          </table:table-cell>
          <table:table-cell office:value-type="string">
            <text:p>taylormarieschoonover@gmail.com</text:p>
          </table:table-cell>
          <table:table-cell office:value-type="string">
            <text:p>MvjdAtW12zh8qEX2oSYy</text:p>
          </table:table-cell>
          <table:table-cell office:value-type="string">
            <text:p>Em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m</text:p>
          </table:table-cell>
          <table:table-cell office:value-type="string">
            <text:p>zxjGqpydSoWVpdYSO9ywSw</text:p>
          </table:table-cell>
          <table:table-cell office:value-type="string">
            <text:p>own_megan.victoria.jenkins@gmail.com_e2Ivef0kBTeKQMAQS1Dd</text:p>
          </table:table-cell>
          <table:table-cell office:value-type="string">
            <text:p>megan.victoria.jenkins@gmail.com</text:p>
          </table:table-cell>
          <table:table-cell office:value-type="string">
            <text:p>e2Ivef0kBTeKQMAQS1Dd</text:p>
          </table:table-cell>
          <table:table-cell office:value-type="string">
            <text:p>Fl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parks Fly</text:p>
          </table:table-cell>
          <table:table-cell/>
          <table:table-cell/>
          <table:table-cell/>
        </table:table-row>
        <table:table-row>
          <table:table-cell office:value-type="string">
            <text:p>Wf</text:p>
          </table:table-cell>
          <table:table-cell office:value-type="string">
            <text:p>be9-dGDHSDGMQt1gBhFfQQ</text:p>
          </table:table-cell>
          <table:table-cell office:value-type="string">
            <text:p>own_taylormarieschoonover@gmail.com_SG4BjlJkQ2iPISmQuV.Law</text:p>
          </table:table-cell>
          <table:table-cell office:value-type="string">
            <text:p>taylormarieschoonover@gmail.com</text:p>
          </table:table-cell>
          <table:table-cell office:value-type="string">
            <text:p>SG4BjlJkQ2iPISmQuV.Law</text:p>
          </table:table-cell>
          <table:table-cell office:value-type="string">
            <text:p>Fores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P</text:p>
          </table:table-cell>
          <table:table-cell office:value-type="string">
            <text:p>32nwo64aTLmuMdNV-hr43g</text:p>
          </table:table-cell>
          <table:table-cell office:value-type="string">
            <text:p>own_taylormarieschoonover@gmail.com_GkaZYRgYTAqOkCqmt2ywAw</text:p>
          </table:table-cell>
          <table:table-cell office:value-type="string">
            <text:p>taylormarieschoonover@gmail.com</text:p>
          </table:table-cell>
          <table:table-cell office:value-type="string">
            <text:p>GkaZYRgYTAqOkCqmt2ywAw</text:p>
          </table:table-cell>
          <table:table-cell office:value-type="string">
            <text:p>Jasp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F</text:p>
          </table:table-cell>
          <table:table-cell office:value-type="string">
            <text:p>tuiGUGpVQbCP4eJxQcMEmw</text:p>
          </table:table-cell>
          <table:table-cell office:value-type="string">
            <text:p>own_taylormarieschoonover@gmail.com_OjZ7NTk6SeSfYbQrophiWg</text:p>
          </table:table-cell>
          <table:table-cell office:value-type="string">
            <text:p>taylormarieschoonover@gmail.com</text:p>
          </table:table-cell>
          <table:table-cell office:value-type="string">
            <text:p>OjZ7NTk6SeSfYbQrophiWg</text:p>
          </table:table-cell>
          <table:table-cell office:value-type="string">
            <text:p>Squirre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l</text:p>
          </table:table-cell>
          <table:table-cell office:value-type="string">
            <text:p>pQVFXsMASiWbnXbRb4GklQ</text:p>
          </table:table-cell>
          <table:table-cell office:value-type="string">
            <text:p>own_taylormarieschoonover@gmail.com_atrp.MxoQ-SQfTrq3Mw57w</text:p>
          </table:table-cell>
          <table:table-cell office:value-type="string">
            <text:p>taylormarieschoonover@gmail.com</text:p>
          </table:table-cell>
          <table:table-cell office:value-type="string">
            <text:p>atrp.MxoQ-SQfTrq3Mw57w</text:p>
          </table:table-cell>
          <table:table-cell office:value-type="string">
            <text:p>Shad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H</text:p>
          </table:table-cell>
          <table:table-cell office:value-type="string">
            <text:p>iSACQlkfSPivzh3r0tZezg</text:p>
          </table:table-cell>
          <table:table-cell office:value-type="string">
            <text:p>own_taylormarieschoonover@gmail.com_p.43gICvRAqfLW4A118dqQ</text:p>
          </table:table-cell>
          <table:table-cell office:value-type="string">
            <text:p>taylormarieschoonover@gmail.com</text:p>
          </table:table-cell>
          <table:table-cell office:value-type="string">
            <text:p>p.43gICvRAqfLW4A118dqQ</text:p>
          </table:table-cell>
          <table:table-cell office:value-type="string">
            <text:p>Viole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J</text:p>
          </table:table-cell>
          <table:table-cell office:value-type="string">
            <text:p>dVfbntFmQp2M3.MBLOtRRw</text:p>
          </table:table-cell>
          <table:table-cell office:value-type="string">
            <text:p>own_leighmistric@gmail.com_a.5dPOUh8SfCuxKQ3HfWY5Q</text:p>
          </table:table-cell>
          <table:table-cell office:value-type="string">
            <text:p>leighmistric@gmail.com</text:p>
          </table:table-cell>
          <table:table-cell office:value-type="string">
            <text:p>a.5dPOUh8SfCuxKQ3HfWY5Q</text:p>
          </table:table-cell>
          <table:table-cell office:value-type="string">
            <text:p>Embers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B</text:p>
          </table:table-cell>
          <table:table-cell office:value-type="string">
            <text:p>L.0s1PKmTAmlyoxGhd4pNw</text:p>
          </table:table-cell>
          <table:table-cell office:value-type="string">
            <text:p>own_taylormarieschoonover@gmail.com_KZHQhskzwMqTR9Bma2Re</text:p>
          </table:table-cell>
          <table:table-cell office:value-type="string">
            <text:p>taylormarieschoonover@gmail.com</text:p>
          </table:table-cell>
          <table:table-cell office:value-type="string">
            <text:p>KZHQhskzwMqTR9Bma2Re</text:p>
          </table:table-cell>
          <table:table-cell office:value-type="string">
            <text:p>Lun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v</text:p>
          </table:table-cell>
          <table:table-cell office:value-type="string">
            <text:p>O-8TDJ7OR2CA25oAso40kg</text:p>
          </table:table-cell>
          <table:table-cell office:value-type="string">
            <text:p>own_leighmistric@gmail.com_mHtX-mlDT6S47EShhzFckQ</text:p>
          </table:table-cell>
          <table:table-cell office:value-type="string">
            <text:p>leighmistric@gmail.com</text:p>
          </table:table-cell>
          <table:table-cell office:value-type="string">
            <text:p>mHtX-mlDT6S47EShhzFckQ</text:p>
          </table:table-cell>
          <table:table-cell office:value-type="string">
            <text:p>Corali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G</text:p>
          </table:table-cell>
          <table:table-cell office:value-type="string">
            <text:p>ih-mx0qGTWaLbl92L8z3gQ</text:p>
          </table:table-cell>
          <table:table-cell office:value-type="string">
            <text:p>own_megan.victoria.jenkins@gmail.com_JUAilfEvubMxgU6ox9G9</text:p>
          </table:table-cell>
          <table:table-cell office:value-type="string">
            <text:p>megan.victoria.jenkins@gmail.com</text:p>
          </table:table-cell>
          <table:table-cell office:value-type="string">
            <text:p>JUAilfEvubMxgU6ox9G9</text:p>
          </table:table-cell>
          <table:table-cell office:value-type="string">
            <text:p>Moonsong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M</text:p>
          </table:table-cell>
          <table:table-cell office:value-type="string">
            <text:p>t147.fEzQzqfwDhCWmgOKg</text:p>
          </table:table-cell>
          <table:table-cell office:value-type="string">
            <text:p>own_leighmistric@gmail.com_5jNFh8xmGzFX9EOTeKMl</text:p>
          </table:table-cell>
          <table:table-cell office:value-type="string">
            <text:p>leighmistric@gmail.com</text:p>
          </table:table-cell>
          <table:table-cell office:value-type="string">
            <text:p>5jNFh8xmGzFX9EOTeKMl</text:p>
          </table:table-cell>
          <table:table-cell office:value-type="string">
            <text:p>Ardent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l</text:p>
          </table:table-cell>
          <table:table-cell office:value-type="string">
            <text:p>6Ol6Q8PeT7aUtIRdd.Audg</text:p>
          </table:table-cell>
          <table:table-cell office:value-type="string">
            <text:p>own_shadowsongequestrian@gmail.com_IexnLIeRRuOintfw.P6SpQ</text:p>
          </table:table-cell>
          <table:table-cell office:value-type="string">
            <text:p>shadowsongequestrian@gmail.com</text:p>
          </table:table-cell>
          <table:table-cell office:value-type="string">
            <text:p>IexnLIeRRuOintfw.P6SpQ</text:p>
          </table:table-cell>
          <table:table-cell office:value-type="string">
            <text:p>Frostheart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T</text:p>
          </table:table-cell>
          <table:table-cell office:value-type="string">
            <text:p>cfnqWd8DTn2bzVG25g-zJg</text:p>
          </table:table-cell>
          <table:table-cell office:value-type="string">
            <text:p>own_megan.victoria.jenkins@gmail.com_rILVTeNCRWKJQWdAiL2RhA</text:p>
          </table:table-cell>
          <table:table-cell office:value-type="string">
            <text:p>megan.victoria.jenkins@gmail.com</text:p>
          </table:table-cell>
          <table:table-cell office:value-type="string">
            <text:p>rILVTeNCRWKJQWdAiL2RhA</text:p>
          </table:table-cell>
          <table:table-cell office:value-type="string">
            <text:p>Posh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I</text:p>
          </table:table-cell>
          <table:table-cell office:value-type="string">
            <text:p>Njqp2Vv0TESTVpvGAtVJRQ</text:p>
          </table:table-cell>
          <table:table-cell office:value-type="string">
            <text:p>own_megan.victoria.jenkins@gmail.com_XcUfYk.9T6elCnP.1Qd6Pg</text:p>
          </table:table-cell>
          <table:table-cell office:value-type="string">
            <text:p>megan.victoria.jenkins@gmail.com</text:p>
          </table:table-cell>
          <table:table-cell office:value-type="string">
            <text:p>XcUfYk.9T6elCnP.1Qd6Pg</text:p>
          </table:table-cell>
          <table:table-cell office:value-type="string">
            <text:p>Meteo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k</text:p>
          </table:table-cell>
          <table:table-cell office:value-type="string">
            <text:p>XwXSHa2URRS0B2jNaRl8jQ</text:p>
          </table:table-cell>
          <table:table-cell office:value-type="string">
            <text:p>own_leighmistric@gmail.com_bbjGYhTaXkB8YQMa2EpH</text:p>
          </table:table-cell>
          <table:table-cell office:value-type="string">
            <text:p>leighmistric@gmail.com</text:p>
          </table:table-cell>
          <table:table-cell office:value-type="string">
            <text:p>bbjGYhTaXkB8YQMa2EpH</text:p>
          </table:table-cell>
          <table:table-cell office:value-type="string">
            <text:p>Solo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q</text:p>
          </table:table-cell>
          <table:table-cell office:value-type="string">
            <text:p>pJkJWIDaR0uEUWLaKIPjTQ</text:p>
          </table:table-cell>
          <table:table-cell office:value-type="string">
            <text:p>own_megan.victoria.jenkins@gmail.com_QpF5tXfcU39DPQQUOyMk</text:p>
          </table:table-cell>
          <table:table-cell office:value-type="string">
            <text:p>megan.victoria.jenkins@gmail.com</text:p>
          </table:table-cell>
          <table:table-cell office:value-type="string">
            <text:p>QpF5tXfcU39DPQQUOyMk</text:p>
          </table:table-cell>
          <table:table-cell office:value-type="string">
            <text:p>Venus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Fallingforyou</text:p>
          </table:table-cell>
          <table:table-cell/>
          <table:table-cell/>
          <table:table-cell/>
        </table:table-row>
        <table:table-row>
          <table:table-cell office:value-type="string">
            <text:p>X0F</text:p>
          </table:table-cell>
          <table:table-cell office:value-type="string">
            <text:p>y16qyedfSaS0i0iEK8IL2A</text:p>
          </table:table-cell>
          <table:table-cell office:value-type="string">
            <text:p>own_taylormarieschoonover@gmail.com_JW0V0wPHSRqr1DHkLNaSrQ</text:p>
          </table:table-cell>
          <table:table-cell office:value-type="string">
            <text:p>taylormarieschoonover@gmail.com</text:p>
          </table:table-cell>
          <table:table-cell office:value-type="string">
            <text:p>JW0V0wPHSRqr1DHkLNaSrQ</text:p>
          </table:table-cell>
          <table:table-cell office:value-type="string">
            <text:p>Twinflam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Z</text:p>
          </table:table-cell>
          <table:table-cell office:value-type="string">
            <text:p>2Ig-q8S0Q6eD-r5DRNOHTQ</text:p>
          </table:table-cell>
          <table:table-cell office:value-type="string">
            <text:p>own_megan.victoria.jenkins@gmail.com_qg27olm2QPOHqiCn-HvDgw</text:p>
          </table:table-cell>
          <table:table-cell office:value-type="string">
            <text:p>megan.victoria.jenkins@gmail.com</text:p>
          </table:table-cell>
          <table:table-cell office:value-type="string">
            <text:p>qg27olm2QPOHqiCn-HvDgw</text:p>
          </table:table-cell>
          <table:table-cell office:value-type="string">
            <text:p>Lun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l</text:p>
          </table:table-cell>
          <table:table-cell office:value-type="string">
            <text:p>29mySucqQ2iBE1sfmwBoIA</text:p>
          </table:table-cell>
          <table:table-cell office:value-type="string">
            <text:p>own_megan.victoria.jenkins@gmail.com_Nwclpw.OQdG-xDJuHu4vzg</text:p>
          </table:table-cell>
          <table:table-cell office:value-type="string">
            <text:p>megan.victoria.jenkins@gmail.com</text:p>
          </table:table-cell>
          <table:table-cell office:value-type="string">
            <text:p>Nwclpw.OQdG-xDJuHu4vzg</text:p>
          </table:table-cell>
          <table:table-cell office:value-type="string">
            <text:p>Violet</text:p>
          </table:table-cell>
          <table:table-cell office:value-type="string">
            <text:p>Mare</text:p>
          </table:table-cell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j</text:p>
          </table:table-cell>
          <table:table-cell office:value-type="string">
            <text:p>MUCYQSo-SZmgDHZrmkvGdA</text:p>
          </table:table-cell>
          <table:table-cell office:value-type="string">
            <text:p>own_megan.victoria.jenkins@gmail.com_p.43gICvRAqfLW4A118dqQ</text:p>
          </table:table-cell>
          <table:table-cell office:value-type="string">
            <text:p>megan.victoria.jenkins@gmail.com</text:p>
          </table:table-cell>
          <table:table-cell office:value-type="string">
            <text:p>p.43gICvRAqfLW4A118dqQ</text:p>
          </table:table-cell>
          <table:table-cell office:value-type="string">
            <text:p>Nebula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Callisto II</text:p>
          </table:table-cell>
          <table:table-cell/>
          <table:table-cell/>
          <table:table-cell/>
        </table:table-row>
        <table:table-row>
          <table:table-cell office:value-type="string">
            <text:p>X4M</text:p>
          </table:table-cell>
          <table:table-cell office:value-type="string">
            <text:p>viuSqWilSJeXBMvx34Au6Q</text:p>
          </table:table-cell>
          <table:table-cell office:value-type="string">
            <text:p>own_taylormarieschoonover@gmail.com_e2Ivef0kBTeKQMAQS1Dd</text:p>
          </table:table-cell>
          <table:table-cell office:value-type="string">
            <text:p>taylormarieschoonover@gmail.com</text:p>
          </table:table-cell>
          <table:table-cell office:value-type="string">
            <text:p>e2Ivef0kBTeKQMAQS1Dd</text:p>
          </table:table-cell>
          <table:table-cell office:value-type="string">
            <text:p>Hol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b</text:p>
          </table:table-cell>
          <table:table-cell office:value-type="string">
            <text:p>PcPyuylNRb6C-YzLMW.0YQ</text:p>
          </table:table-cell>
          <table:table-cell office:value-type="string">
            <text:p>own_corynesfields@gmail.com_b2Z0Yi6yao6BxbYGTPHT</text:p>
          </table:table-cell>
          <table:table-cell office:value-type="string">
            <text:p>corynesfields@gmail.com</text:p>
          </table:table-cell>
          <table:table-cell office:value-type="string">
            <text:p>b2Z0Yi6yao6BxbYGTPHT</text:p>
          </table:table-cell>
          <table:table-cell office:value-type="string">
            <text:p>Arcaneangel</text:p>
          </table:table-cell>
          <table:table-cell office:value-type="string">
            <text:p>Stallion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X</text:p>
          </table:table-cell>
          <table:table-cell office:value-type="string">
            <text:p>xsVf.Ao1S1GoFWxQ1NfLrQ</text:p>
          </table:table-cell>
          <table:table-cell office:value-type="string">
            <text:p>own_leighmistric@gmail.com_M9wF0n7HQDKYN.ltunyQcg</text:p>
          </table:table-cell>
          <table:table-cell office:value-type="string">
            <text:p>leighmistric@gmail.com</text:p>
          </table:table-cell>
          <table:table-cell office:value-type="string">
            <text:p>M9wF0n7HQDKYN.ltunyQcg</text:p>
          </table:table-cell>
          <table:table-cell office:value-type="string">
            <text:p>Amo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O</text:p>
          </table:table-cell>
          <table:table-cell office:value-type="string">
            <text:p>a.xxRn0p6RSa3E0Wn1.USNw</text:p>
          </table:table-cell>
          <table:table-cell office:value-type="string">
            <text:p>own_shadowsongequestrian@gmail.com_zP-CHDOZRRSTdPm0kpy4gA</text:p>
          </table:table-cell>
          <table:table-cell office:value-type="string">
            <text:p>shadowsongequestrian@gmail.com</text:p>
          </table:table-cell>
          <table:table-cell office:value-type="string">
            <text:p>zP-CHDOZRRSTdPm0kpy4gA</text:p>
          </table:table-cell>
          <table:table-cell office:value-type="string">
            <text:p>Lunaria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6</text:p>
          </table:table-cell>
          <table:table-cell office:value-type="string">
            <text:p>m.jXnuphSrSkKGX17i8x0w</text:p>
          </table:table-cell>
          <table:table-cell office:value-type="string">
            <text:p>own_megan.victoria.jenkins@gmail.com_jhLWvrLeZheKmzzk5ilW</text:p>
          </table:table-cell>
          <table:table-cell office:value-type="string">
            <text:p>megan.victoria.jenkins@gmail.com</text:p>
          </table:table-cell>
          <table:table-cell office:value-type="string">
            <text:p>jhLWvrLeZheKmzzk5ilW</text:p>
          </table:table-cell>
          <table:table-cell office:value-type="string">
            <text:p>Silvermis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n</text:p>
          </table:table-cell>
          <table:table-cell office:value-type="string">
            <text:p>5OEZBKrFScu.Hv45.mt1eQ</text:p>
          </table:table-cell>
          <table:table-cell office:value-type="string">
            <text:p>own_leighmistric@gmail.com_jhLWvrLeZheKmzzk5ilW</text:p>
          </table:table-cell>
          <table:table-cell office:value-type="string">
            <text:p>leighmistric@gmail.com</text:p>
          </table:table-cell>
          <table:table-cell office:value-type="string">
            <text:p>jhLWvrLeZheKmzzk5ilW</text:p>
          </table:table-cell>
          <table:table-cell office:value-type="string">
            <text:p>Snow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r</text:p>
          </table:table-cell>
          <table:table-cell office:value-type="string">
            <text:p>zQ4hmWmBSQ-98mSW39HE.A</text:p>
          </table:table-cell>
          <table:table-cell office:value-type="string">
            <text:p>own_leighmistric@gmail.com_b2Z0Yi6yao6BxbYGTPHT</text:p>
          </table:table-cell>
          <table:table-cell office:value-type="string">
            <text:p>leighmistric@gmail.com</text:p>
          </table:table-cell>
          <table:table-cell office:value-type="string">
            <text:p>b2Z0Yi6yao6BxbYGTPHT</text:p>
          </table:table-cell>
          <table:table-cell office:value-type="string">
            <text:p>Stee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J</text:p>
          </table:table-cell>
          <table:table-cell office:value-type="string">
            <text:p>F9qbMow8SH-WhHjqvxHJ1A</text:p>
          </table:table-cell>
          <table:table-cell office:value-type="string">
            <text:p>own_taylormarieschoonover@gmail.com_XuiMUlFLQoSF8xSfrb50aw</text:p>
          </table:table-cell>
          <table:table-cell office:value-type="string">
            <text:p>taylormarieschoonover@gmail.com</text:p>
          </table:table-cell>
          <table:table-cell office:value-type="string">
            <text:p>XuiMUlFLQoSF8xSfrb50aw</text:p>
          </table:table-cell>
          <table:table-cell office:value-type="string">
            <text:p>Spotligh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P</text:p>
          </table:table-cell>
          <table:table-cell office:value-type="string">
            <text:p>a-1.NEeySSF-BVIMFFvQOoA</text:p>
          </table:table-cell>
          <table:table-cell office:value-type="string">
            <text:p>own_megan.victoria.jenkins@gmail.com_kM8hrRTESL6bxgdVLoTUrg</text:p>
          </table:table-cell>
          <table:table-cell office:value-type="string">
            <text:p>megan.victoria.jenkins@gmail.com</text:p>
          </table:table-cell>
          <table:table-cell office:value-type="string">
            <text:p>kM8hrRTESL6bxgdVLoTUrg</text:p>
          </table:table-cell>
          <table:table-cell office:value-type="string">
            <text:p>Griffi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8</text:p>
          </table:table-cell>
          <table:table-cell office:value-type="string">
            <text:p>gqhGSkkwTf2.ko.HJeiOAg</text:p>
          </table:table-cell>
          <table:table-cell office:value-type="string">
            <text:p>own_taylormarieschoonover@gmail.com_Cb8UM.FwSs-xdlMFudCI9A</text:p>
          </table:table-cell>
          <table:table-cell office:value-type="string">
            <text:p>taylormarieschoonover@gmail.com</text:p>
          </table:table-cell>
          <table:table-cell office:value-type="string">
            <text:p>Cb8UM.FwSs-xdlMFudCI9A</text:p>
          </table:table-cell>
          <table:table-cell office:value-type="string">
            <text:p>Dreamweav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3</text:p>
          </table:table-cell>
          <table:table-cell office:value-type="string">
            <text:p>0O7drxaLRpiPB3S6WFKExQ</text:p>
          </table:table-cell>
          <table:table-cell office:value-type="string">
            <text:p>own_leighmistric@gmail.com_eRhjya7SQ0ucA9LR9mfwFg</text:p>
          </table:table-cell>
          <table:table-cell office:value-type="string">
            <text:p>leighmistric@gmail.com</text:p>
          </table:table-cell>
          <table:table-cell office:value-type="string">
            <text:p>eRhjya7SQ0ucA9LR9mfwFg</text:p>
          </table:table-cell>
          <table:table-cell office:value-type="string">
            <text:p>Rang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p</text:p>
          </table:table-cell>
          <table:table-cell office:value-type="string">
            <text:p>zXq-mpilRvOk7QjaL.6pfg</text:p>
          </table:table-cell>
          <table:table-cell office:value-type="string">
            <text:p>own_taylormarieschoonover@gmail.com_MHkTSTSVSyu1yG-vGa4SxA</text:p>
          </table:table-cell>
          <table:table-cell office:value-type="string">
            <text:p>taylormarieschoonover@gmail.com</text:p>
          </table:table-cell>
          <table:table-cell office:value-type="string">
            <text:p>MHkTSTSVSyu1yG-vGa4SxA</text:p>
          </table:table-cell>
          <table:table-cell office:value-type="string">
            <text:p>Wint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a</text:p>
          </table:table-cell>
          <table:table-cell office:value-type="string">
            <text:p>b0QUGf8kSpeUEOHfZ4I8gQ</text:p>
          </table:table-cell>
          <table:table-cell office:value-type="string">
            <text:p>own_megan.victoria.jenkins@gmail.com_wx5j06XYpl0Wtd37qkOg</text:p>
          </table:table-cell>
          <table:table-cell office:value-type="string">
            <text:p>megan.victoria.jenkins@gmail.com</text:p>
          </table:table-cell>
          <table:table-cell office:value-type="string">
            <text:p>wx5j06XYpl0Wtd37qkOg</text:p>
          </table:table-cell>
          <table:table-cell office:value-type="string">
            <text:p>Castle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C</text:p>
          </table:table-cell>
          <table:table-cell office:value-type="string">
            <text:p>4.sO.WEHTsqBcwgsmWzDCA</text:p>
          </table:table-cell>
          <table:table-cell office:value-type="string">
            <text:p>own_megan.victoria.jenkins@gmail.com_5FuvTmg3RXq9rAlZ1D4mzA</text:p>
          </table:table-cell>
          <table:table-cell office:value-type="string">
            <text:p>megan.victoria.jenkins@gmail.com</text:p>
          </table:table-cell>
          <table:table-cell office:value-type="string">
            <text:p>5FuvTmg3RXq9rAlZ1D4mzA</text:p>
          </table:table-cell>
          <table:table-cell office:value-type="string">
            <text:p>Firefl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9</text:p>
          </table:table-cell>
          <table:table-cell office:value-type="string">
            <text:p>sAt7SAxxR6qkdzsDxCuphg</text:p>
          </table:table-cell>
          <table:table-cell office:value-type="string">
            <text:p>own_megan.victoria.jenkins@gmail.com_3pfGBD8Pe4an2h14G5hc</text:p>
          </table:table-cell>
          <table:table-cell office:value-type="string">
            <text:p>megan.victoria.jenkins@gmail.com</text:p>
          </table:table-cell>
          <table:table-cell office:value-type="string">
            <text:p>3pfGBD8Pe4an2h14G5hc</text:p>
          </table:table-cell>
          <table:table-cell office:value-type="string">
            <text:p>Mystic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m</text:p>
          </table:table-cell>
          <table:table-cell office:value-type="string">
            <text:p>QugIExq8Sui4ldCjzNDLcQ</text:p>
          </table:table-cell>
          <table:table-cell office:value-type="string">
            <text:p>own_megan.victoria.jenkins@gmail.com_o1QvMN8cRkyi9R.KBs4pcg</text:p>
          </table:table-cell>
          <table:table-cell office:value-type="string">
            <text:p>megan.victoria.jenkins@gmail.com</text:p>
          </table:table-cell>
          <table:table-cell office:value-type="string">
            <text:p>o1QvMN8cRkyi9R.KBs4pcg</text:p>
          </table:table-cell>
          <table:table-cell office:value-type="string">
            <text:p>Rainbowdash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a</text:p>
          </table:table-cell>
          <table:table-cell office:value-type="string">
            <text:p>DsphyJWaQIK3xZR0ZxPAIg</text:p>
          </table:table-cell>
          <table:table-cell office:value-type="string">
            <text:p>own_megan.victoria.jenkins@gmail.com_6VDiJuzKugpHLE1oUXjn</text:p>
          </table:table-cell>
          <table:table-cell office:value-type="string">
            <text:p>megan.victoria.jenkins@gmail.com</text:p>
          </table:table-cell>
          <table:table-cell office:value-type="string">
            <text:p>6VDiJuzKugpHLE1oUXjn</text:p>
          </table:table-cell>
          <table:table-cell office:value-type="string">
            <text:p>Lad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v</text:p>
          </table:table-cell>
          <table:table-cell office:value-type="string">
            <text:p>0REP8wDySdqtPEzHLwMkJA</text:p>
          </table:table-cell>
          <table:table-cell office:value-type="string">
            <text:p>own_taylormarieschoonover@gmail.com_dteEBNj.R4KTSJH6XdfK6g</text:p>
          </table:table-cell>
          <table:table-cell office:value-type="string">
            <text:p>taylormarieschoonover@gmail.com</text:p>
          </table:table-cell>
          <table:table-cell office:value-type="string">
            <text:p>dteEBNj.R4KTSJH6XdfK6g</text:p>
          </table:table-cell>
          <table:table-cell office:value-type="string">
            <text:p>Quicksilv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C</text:p>
          </table:table-cell>
          <table:table-cell office:value-type="string">
            <text:p>MGeg1iumRKaIwv3X9k2F-w</text:p>
          </table:table-cell>
          <table:table-cell office:value-type="string">
            <text:p>own_taylormarieschoonover@gmail.com_5e7rgrf7R.6ri8pkJWPe3g</text:p>
          </table:table-cell>
          <table:table-cell office:value-type="string">
            <text:p>taylormarieschoonover@gmail.com</text:p>
          </table:table-cell>
          <table:table-cell office:value-type="string">
            <text:p>5e7rgrf7R.6ri8pkJWPe3g</text:p>
          </table:table-cell>
          <table:table-cell office:value-type="string">
            <text:p>Pancak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b</text:p>
          </table:table-cell>
          <table:table-cell office:value-type="string">
            <text:p>CcJPirNmSUCz-.e4qRHTkw</text:p>
          </table:table-cell>
          <table:table-cell office:value-type="string">
            <text:p>own_megan.victoria.jenkins@gmail.com_P0wmfL4URMOmySAyQX5xRA</text:p>
          </table:table-cell>
          <table:table-cell office:value-type="string">
            <text:p>megan.victoria.jenkins@gmail.com</text:p>
          </table:table-cell>
          <table:table-cell office:value-type="string">
            <text:p>P0wmfL4URMOmySAyQX5xRA</text:p>
          </table:table-cell>
          <table:table-cell office:value-type="string">
            <text:p>Poppi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V</text:p>
          </table:table-cell>
          <table:table-cell office:value-type="string">
            <text:p>P4BBsCODTNKUmrOnZM0GXw</text:p>
          </table:table-cell>
          <table:table-cell office:value-type="string">
            <text:p>own_megan.victoria.jenkins@gmail.com_2EthfKyZREqsQh5HBkqYPg</text:p>
          </table:table-cell>
          <table:table-cell office:value-type="string">
            <text:p>megan.victoria.jenkins@gmail.com</text:p>
          </table:table-cell>
          <table:table-cell office:value-type="string">
            <text:p>2EthfKyZREqsQh5HBkqYPg</text:p>
          </table:table-cell>
          <table:table-cell office:value-type="string">
            <text:p>Nacho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2</text:p>
          </table:table-cell>
          <table:table-cell office:value-type="string">
            <text:p>xx8m-sbIQgKyHlS.al5cxw</text:p>
          </table:table-cell>
          <table:table-cell office:value-type="string">
            <text:p>own_taylormarieschoonover@gmail.com_LIeyGtYNRX6kwxzrqqoRyg</text:p>
          </table:table-cell>
          <table:table-cell office:value-type="string">
            <text:p>taylormarieschoonover@gmail.com</text:p>
          </table:table-cell>
          <table:table-cell office:value-type="string">
            <text:p>LIeyGtYNRX6kwxzrqqoRyg</text:p>
          </table:table-cell>
          <table:table-cell office:value-type="string">
            <text:p>Opa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g</text:p>
          </table:table-cell>
          <table:table-cell office:value-type="string">
            <text:p>ev-kOeuMTAKcjoLHHLRQrQ</text:p>
          </table:table-cell>
          <table:table-cell office:value-type="string">
            <text:p>own_megan.victoria.jenkins@gmail.com_b2Z0Yi6yao6BxbYGTPHT</text:p>
          </table:table-cell>
          <table:table-cell office:value-type="string">
            <text:p>megan.victoria.jenkins@gmail.com</text:p>
          </table:table-cell>
          <table:table-cell office:value-type="string">
            <text:p>b2Z0Yi6yao6BxbYGTPHT</text:p>
          </table:table-cell>
          <table:table-cell office:value-type="string">
            <text:p>Eros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7</text:p>
          </table:table-cell>
          <table:table-cell office:value-type="string">
            <text:p>003dhY3ORDONHDPbER2WoA</text:p>
          </table:table-cell>
          <table:table-cell office:value-type="string">
            <text:p>own_taylormarieschoonover@gmail.com_02kr.t0kQwCL77TrWErqMw</text:p>
          </table:table-cell>
          <table:table-cell office:value-type="string">
            <text:p>taylormarieschoonover@gmail.com</text:p>
          </table:table-cell>
          <table:table-cell office:value-type="string">
            <text:p>02kr.t0kQwCL77TrWErqMw</text:p>
          </table:table-cell>
          <table:table-cell office:value-type="string">
            <text:p>Kangaro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w</text:p>
          </table:table-cell>
          <table:table-cell office:value-type="string">
            <text:p>yIC0haXKQ3eueALMDfxBOA</text:p>
          </table:table-cell>
          <table:table-cell office:value-type="string">
            <text:p>own_taylormarieschoonover@gmail.com_Ua87Ltf0SuK5L6uJeC9JDw</text:p>
          </table:table-cell>
          <table:table-cell office:value-type="string">
            <text:p>taylormarieschoonover@gmail.com</text:p>
          </table:table-cell>
          <table:table-cell office:value-type="string">
            <text:p>Ua87Ltf0SuK5L6uJeC9JDw</text:p>
          </table:table-cell>
          <table:table-cell office:value-type="string">
            <text:p>Batma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S</text:p>
          </table:table-cell>
          <table:table-cell office:value-type="string">
            <text:p>gktDc.5dSh-UWqooMTcPxw</text:p>
          </table:table-cell>
          <table:table-cell office:value-type="string">
            <text:p>own_taylormarieschoonover@gmail.com_tKM7ByBMYjsQhvurO7pu</text:p>
          </table:table-cell>
          <table:table-cell office:value-type="string">
            <text:p>taylormarieschoonover@gmail.com</text:p>
          </table:table-cell>
          <table:table-cell office:value-type="string">
            <text:p>tKM7ByBMYjsQhvurO7pu</text:p>
          </table:table-cell>
          <table:table-cell office:value-type="string">
            <text:p>Tang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U</text:p>
          </table:table-cell>
          <table:table-cell office:value-type="string">
            <text:p>XcyRIS4CTjKp9x73KH5IkQ</text:p>
          </table:table-cell>
          <table:table-cell office:value-type="string">
            <text:p>own_megan.victoria.jenkins@gmail.com_r.FEcm3oS3aU6P8P75AntA</text:p>
          </table:table-cell>
          <table:table-cell office:value-type="string">
            <text:p>megan.victoria.jenkins@gmail.com</text:p>
          </table:table-cell>
          <table:table-cell office:value-type="string">
            <text:p>r.FEcm3oS3aU6P8P75AntA</text:p>
          </table:table-cell>
          <table:table-cell office:value-type="string">
            <text:p>Fox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Punk Rock Princess</text:p>
          </table:table-cell>
          <table:table-cell/>
          <table:table-cell/>
          <table:table-cell/>
        </table:table-row>
        <table:table-row>
          <table:table-cell office:value-type="string">
            <text:p>X4c</text:p>
          </table:table-cell>
          <table:table-cell office:value-type="string">
            <text:p>YVh88rv1RhOea.81qO-HEA</text:p>
          </table:table-cell>
          <table:table-cell office:value-type="string">
            <text:p>own_taylormarieschoonover@gmail.com_XLHSKBAISHGgl0AfsupvJA</text:p>
          </table:table-cell>
          <table:table-cell office:value-type="string">
            <text:p>taylormarieschoonover@gmail.com</text:p>
          </table:table-cell>
          <table:table-cell office:value-type="string">
            <text:p>XLHSKBAISHGgl0AfsupvJA</text:p>
          </table:table-cell>
          <table:table-cell office:value-type="string">
            <text:p>Chip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</text:p>
          </table:table-cell>
          <table:table-cell office:value-type="string">
            <text:p>OkjFYSw8TRav4VRAoQ91Vw</text:p>
          </table:table-cell>
          <table:table-cell office:value-type="string">
            <text:p>own_taylormarieschoonover@gmail.com_lmf-Z24pRty4tRqyd9pK3g</text:p>
          </table:table-cell>
          <table:table-cell office:value-type="string">
            <text:p>taylormarieschoonover@gmail.com</text:p>
          </table:table-cell>
          <table:table-cell office:value-type="string">
            <text:p>lmf-Z24pRty4tRqyd9pK3g</text:p>
          </table:table-cell>
          <table:table-cell office:value-type="string">
            <text:p>Chocolat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6</text:p>
          </table:table-cell>
          <table:table-cell office:value-type="string">
            <text:p>Sr6fsttbRWC.hfOSDZiq5A</text:p>
          </table:table-cell>
          <table:table-cell office:value-type="string">
            <text:p>own_taylormarieschoonover@gmail.com_AC4M0hDKWbTfv9z4vdY3</text:p>
          </table:table-cell>
          <table:table-cell office:value-type="string">
            <text:p>taylormarieschoonover@gmail.com</text:p>
          </table:table-cell>
          <table:table-cell office:value-type="string">
            <text:p>AC4M0hDKWbTfv9z4vdY3</text:p>
          </table:table-cell>
          <table:table-cell office:value-type="string">
            <text:p>Peac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6</text:p>
          </table:table-cell>
          <table:table-cell office:value-type="string">
            <text:p>Zc2e5nvlTJq8MDiAMUUh0g</text:p>
          </table:table-cell>
          <table:table-cell office:value-type="string">
            <text:p>own_taylormarieschoonover@gmail.com_P4X3n39mSY6dQzHLWfLQ2g</text:p>
          </table:table-cell>
          <table:table-cell office:value-type="string">
            <text:p>taylormarieschoonover@gmail.com</text:p>
          </table:table-cell>
          <table:table-cell office:value-type="string">
            <text:p>P4X3n39mSY6dQzHLWfLQ2g</text:p>
          </table:table-cell>
          <table:table-cell office:value-type="string">
            <text:p>Express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W</text:p>
          </table:table-cell>
          <table:table-cell office:value-type="string">
            <text:p>a-zZQhClRQrCzBb33hAeSVA</text:p>
          </table:table-cell>
          <table:table-cell office:value-type="string">
            <text:p>own_taylormarieschoonover@gmail.com_ZgoP5BI43HPdZdrgaqyA</text:p>
          </table:table-cell>
          <table:table-cell office:value-type="string">
            <text:p>taylormarieschoonover@gmail.com</text:p>
          </table:table-cell>
          <table:table-cell office:value-type="string">
            <text:p>ZgoP5BI43HPdZdrgaqyA</text:p>
          </table:table-cell>
          <table:table-cell office:value-type="string">
            <text:p>Moos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O</text:p>
          </table:table-cell>
          <table:table-cell office:value-type="string">
            <text:p>C5Gy0OOcQKSFxIW5vC9cUg</text:p>
          </table:table-cell>
          <table:table-cell office:value-type="string">
            <text:p>own_megan.victoria.jenkins@gmail.com_dteEBNj.R4KTSJH6XdfK6g</text:p>
          </table:table-cell>
          <table:table-cell office:value-type="string">
            <text:p>megan.victoria.jenkins@gmail.com</text:p>
          </table:table-cell>
          <table:table-cell office:value-type="string">
            <text:p>dteEBNj.R4KTSJH6XdfK6g</text:p>
          </table:table-cell>
          <table:table-cell office:value-type="string">
            <text:p>Stee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S</text:p>
          </table:table-cell>
          <table:table-cell office:value-type="string">
            <text:p>IYXspGCnTlO9VZFw33W33g</text:p>
          </table:table-cell>
          <table:table-cell office:value-type="string">
            <text:p>own_megan.victoria.jenkins@gmail.com_jV5TZMgaTqaXI.pdBcUkhg</text:p>
          </table:table-cell>
          <table:table-cell office:value-type="string">
            <text:p>megan.victoria.jenkins@gmail.com</text:p>
          </table:table-cell>
          <table:table-cell office:value-type="string">
            <text:p>jV5TZMgaTqaXI.pdBcUkhg</text:p>
          </table:table-cell>
          <table:table-cell office:value-type="string">
            <text:p>Valiante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H</text:p>
          </table:table-cell>
          <table:table-cell office:value-type="string">
            <text:p>2sOJpMBSRVOnrcvTI0-ZgA</text:p>
          </table:table-cell>
          <table:table-cell office:value-type="string">
            <text:p>own_taylormarieschoonover@gmail.com_jWUKRDQDS0uKGYnA-nf9Wg</text:p>
          </table:table-cell>
          <table:table-cell office:value-type="string">
            <text:p>taylormarieschoonover@gmail.com</text:p>
          </table:table-cell>
          <table:table-cell office:value-type="string">
            <text:p>jWUKRDQDS0uKGYnA-nf9Wg</text:p>
          </table:table-cell>
          <table:table-cell office:value-type="string">
            <text:p>Storm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c</text:p>
          </table:table-cell>
          <table:table-cell office:value-type="string">
            <text:p>a.HnRBhdISrW7N2ht4IrZAA</text:p>
          </table:table-cell>
          <table:table-cell office:value-type="string">
            <text:p>own_leighmistric@gmail.com_vItaomq25ey1AaJcLEHg</text:p>
          </table:table-cell>
          <table:table-cell office:value-type="string">
            <text:p>leighmistric@gmail.com</text:p>
          </table:table-cell>
          <table:table-cell office:value-type="string">
            <text:p>vItaomq25ey1AaJcLEHg</text:p>
          </table:table-cell>
          <table:table-cell office:value-type="string">
            <text:p>Countess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k</text:p>
          </table:table-cell>
          <table:table-cell office:value-type="string">
            <text:p>oapJYJitQpyrdIzvI-xysg</text:p>
          </table:table-cell>
          <table:table-cell office:value-type="string">
            <text:p>own_taylormarieschoonover@gmail.com_jdExEx0BTiOM4mtkhcpQEg</text:p>
          </table:table-cell>
          <table:table-cell office:value-type="string">
            <text:p>taylormarieschoonover@gmail.com</text:p>
          </table:table-cell>
          <table:table-cell office:value-type="string">
            <text:p>jdExEx0BTiOM4mtkhcpQEg</text:p>
          </table:table-cell>
          <table:table-cell office:value-type="string">
            <text:p>Eclips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1</text:p>
          </table:table-cell>
          <table:table-cell office:value-type="string">
            <text:p>sc0B5XKCScW6zHonyMT-tg</text:p>
          </table:table-cell>
          <table:table-cell office:value-type="string">
            <text:p>own_leighmistric@gmail.com_9Hvv-dP2QxynlNFt.KT.zA</text:p>
          </table:table-cell>
          <table:table-cell office:value-type="string">
            <text:p>leighmistric@gmail.com</text:p>
          </table:table-cell>
          <table:table-cell office:value-type="string">
            <text:p>9Hvv-dP2QxynlNFt.KT.zA</text:p>
          </table:table-cell>
          <table:table-cell office:value-type="string">
            <text:p>Hollyfros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m</text:p>
          </table:table-cell>
          <table:table-cell office:value-type="string">
            <text:p>fVsOnTR1TPeNxaCwuNE1QA</text:p>
          </table:table-cell>
          <table:table-cell office:value-type="string">
            <text:p>own_megan.victoria.jenkins@gmail.com_yK1gyS9iFbLrRJ59czjp</text:p>
          </table:table-cell>
          <table:table-cell office:value-type="string">
            <text:p>megan.victoria.jenkins@gmail.com</text:p>
          </table:table-cell>
          <table:table-cell office:value-type="string">
            <text:p>yK1gyS9iFbLrRJ59czjp</text:p>
          </table:table-cell>
          <table:table-cell office:value-type="string">
            <text:p>Bowi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K</text:p>
          </table:table-cell>
          <table:table-cell office:value-type="string">
            <text:p>thxNDldmSuitZnJ3B6luvg</text:p>
          </table:table-cell>
          <table:table-cell office:value-type="string">
            <text:p>own_taylormarieschoonover@gmail.com_Ix-QUK9wQlWw1k.H8Iq4fA</text:p>
          </table:table-cell>
          <table:table-cell office:value-type="string">
            <text:p>taylormarieschoonover@gmail.com</text:p>
          </table:table-cell>
          <table:table-cell office:value-type="string">
            <text:p>Ix-QUK9wQlWw1k.H8Iq4fA</text:p>
          </table:table-cell>
          <table:table-cell office:value-type="string">
            <text:p>Bell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L</text:p>
          </table:table-cell>
          <table:table-cell office:value-type="string">
            <text:p>G8Agl0ZoR2C.IEqXYD7FRA</text:p>
          </table:table-cell>
          <table:table-cell office:value-type="string">
            <text:p>own_taylormarieschoonover@gmail.com_jV5TZMgaTqaXI.pdBcUkhg</text:p>
          </table:table-cell>
          <table:table-cell office:value-type="string">
            <text:p>taylormarieschoonover@gmail.com</text:p>
          </table:table-cell>
          <table:table-cell office:value-type="string">
            <text:p>jV5TZMgaTqaXI.pdBcUkhg</text:p>
          </table:table-cell>
          <table:table-cell office:value-type="string">
            <text:p>Pand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A</text:p>
          </table:table-cell>
          <table:table-cell office:value-type="string">
            <text:p>QushutwzTC2bS-vUsQGHfQ</text:p>
          </table:table-cell>
          <table:table-cell office:value-type="string">
            <text:p>own_megan.victoria.jenkins@gmail.com_Vk0wzHZySKGICtOZmhdmvA</text:p>
          </table:table-cell>
          <table:table-cell office:value-type="string">
            <text:p>megan.victoria.jenkins@gmail.com</text:p>
          </table:table-cell>
          <table:table-cell office:value-type="string">
            <text:p>Vk0wzHZySKGICtOZmhdmvA</text:p>
          </table:table-cell>
          <table:table-cell office:value-type="string">
            <text:p>Coa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moke And Mirrors</text:p>
          </table:table-cell>
          <table:table-cell/>
          <table:table-cell/>
          <table:table-cell/>
        </table:table-row>
        <table:table-row>
          <table:table-cell office:value-type="string">
            <text:p>X4D</text:p>
          </table:table-cell>
          <table:table-cell office:value-type="string">
            <text:p>21bEBC3zR1e1.Ub7OTCeoA</text:p>
          </table:table-cell>
          <table:table-cell office:value-type="string">
            <text:p>own_megan.victoria.jenkins@gmail.com_slfoIbtEAvhsplI8PT9D</text:p>
          </table:table-cell>
          <table:table-cell office:value-type="string">
            <text:p>megan.victoria.jenkins@gmail.com</text:p>
          </table:table-cell>
          <table:table-cell office:value-type="string">
            <text:p>slfoIbtEAvhsplI8PT9D</text:p>
          </table:table-cell>
          <table:table-cell office:value-type="string">
            <text:p>Demon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Calcifer</text:p>
          </table:table-cell>
          <table:table-cell/>
          <table:table-cell/>
          <table:table-cell/>
        </table:table-row>
        <table:table-row>
          <table:table-cell office:value-type="string">
            <text:p>X4W</text:p>
          </table:table-cell>
          <table:table-cell office:value-type="string">
            <text:p>Na-ED0fvTvattxxj3waY0w</text:p>
          </table:table-cell>
          <table:table-cell office:value-type="string">
            <text:p>own_shadowsongequestrian@gmail.com_LS9ODUWGQVegfS8sl.gcWQ</text:p>
          </table:table-cell>
          <table:table-cell office:value-type="string">
            <text:p>shadowsongequestrian@gmail.com</text:p>
          </table:table-cell>
          <table:table-cell office:value-type="string">
            <text:p>LS9ODUWGQVegfS8sl.gcWQ</text:p>
          </table:table-cell>
          <table:table-cell office:value-type="string">
            <text:p>Ally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g</text:p>
          </table:table-cell>
          <table:table-cell office:value-type="string">
            <text:p>pz5BAaWwS3W7g-pasPRM7w</text:p>
          </table:table-cell>
          <table:table-cell office:value-type="string">
            <text:p>own_megan.victoria.jenkins@gmail.com_GXFFIaJf2qV9DbMUb5wp</text:p>
          </table:table-cell>
          <table:table-cell office:value-type="string">
            <text:p>megan.victoria.jenkins@gmail.com</text:p>
          </table:table-cell>
          <table:table-cell office:value-type="string">
            <text:p>GXFFIaJf2qV9DbMUb5wp</text:p>
          </table:table-cell>
          <table:table-cell office:value-type="string">
            <text:p>Illusio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o It Goes</text:p>
          </table:table-cell>
          <table:table-cell/>
          <table:table-cell/>
          <table:table-cell/>
        </table:table-row>
        <table:table-row>
          <table:table-cell office:value-type="string">
            <text:p>X1t</text:p>
          </table:table-cell>
          <table:table-cell office:value-type="string">
            <text:p>NSyLNprTSmOD6qzcgVD2ZA</text:p>
          </table:table-cell>
          <table:table-cell office:value-type="string">
            <text:p>own_megan.victoria.jenkins@gmail.com_02kr.t0kQwCL77TrWErqMw</text:p>
          </table:table-cell>
          <table:table-cell office:value-type="string">
            <text:p>megan.victoria.jenkins@gmail.com</text:p>
          </table:table-cell>
          <table:table-cell office:value-type="string">
            <text:p>02kr.t0kQwCL77TrWErqMw</text:p>
          </table:table-cell>
          <table:table-cell office:value-type="string">
            <text:p>Cloudberr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m</text:p>
          </table:table-cell>
          <table:table-cell office:value-type="string">
            <text:p>dJtZHtJ9RuiD3VHSR4krHA</text:p>
          </table:table-cell>
          <table:table-cell office:value-type="string">
            <text:p>own_taylormarieschoonover@gmail.com_slfoIbtEAvhsplI8PT9D</text:p>
          </table:table-cell>
          <table:table-cell office:value-type="string">
            <text:p>taylormarieschoonover@gmail.com</text:p>
          </table:table-cell>
          <table:table-cell office:value-type="string">
            <text:p>slfoIbtEAvhsplI8PT9D</text:p>
          </table:table-cell>
          <table:table-cell office:value-type="string">
            <text:p>Fox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l</text:p>
          </table:table-cell>
          <table:table-cell office:value-type="string">
            <text:p>6BBM0f.zRuGTOWqPmBrP2A</text:p>
          </table:table-cell>
          <table:table-cell office:value-type="string">
            <text:p>own_leighmistric@gmail.com_5MUjsoFBWydcmhrEsAUu</text:p>
          </table:table-cell>
          <table:table-cell office:value-type="string">
            <text:p>leighmistric@gmail.com</text:p>
          </table:table-cell>
          <table:table-cell office:value-type="string">
            <text:p>5MUjsoFBWydcmhrEsAUu</text:p>
          </table:table-cell>
          <table:table-cell office:value-type="string">
            <text:p>Ink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Q</text:p>
          </table:table-cell>
          <table:table-cell office:value-type="string">
            <text:p>WUsJ9HbbQAmXACBfWXP7uA</text:p>
          </table:table-cell>
          <table:table-cell office:value-type="string">
            <text:p>own_megan.victoria.jenkins@gmail.com_bbjGYhTaXkB8YQMa2EpH</text:p>
          </table:table-cell>
          <table:table-cell office:value-type="string">
            <text:p>megan.victoria.jenkins@gmail.com</text:p>
          </table:table-cell>
          <table:table-cell office:value-type="string">
            <text:p>bbjGYhTaXkB8YQMa2EpH</text:p>
          </table:table-cell>
          <table:table-cell office:value-type="string">
            <text:p>Melod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1</text:p>
          </table:table-cell>
          <table:table-cell office:value-type="string">
            <text:p>JUbPv5lESHWb4UgFOuCghA</text:p>
          </table:table-cell>
          <table:table-cell office:value-type="string">
            <text:p>own_taylormarieschoonover@gmail.com_M9wF0n7HQDKYN.ltunyQcg</text:p>
          </table:table-cell>
          <table:table-cell office:value-type="string">
            <text:p>taylormarieschoonover@gmail.com</text:p>
          </table:table-cell>
          <table:table-cell office:value-type="string">
            <text:p>M9wF0n7HQDKYN.ltunyQcg</text:p>
          </table:table-cell>
          <table:table-cell office:value-type="string">
            <text:p>Bravad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9</text:p>
          </table:table-cell>
          <table:table-cell office:value-type="string">
            <text:p>dIRNw7A.Sk2o2CqKWFIMGA</text:p>
          </table:table-cell>
          <table:table-cell office:value-type="string">
            <text:p>own_taylormarieschoonover@gmail.com_090BCETeSOKe4Angl8tifg</text:p>
          </table:table-cell>
          <table:table-cell office:value-type="string">
            <text:p>taylormarieschoonover@gmail.com</text:p>
          </table:table-cell>
          <table:table-cell office:value-type="string">
            <text:p>090BCETeSOKe4Angl8tifg</text:p>
          </table:table-cell>
          <table:table-cell office:value-type="string">
            <text:p>Fairydus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o</text:p>
          </table:table-cell>
          <table:table-cell office:value-type="string">
            <text:p>1oFvJbaJQL-9k3TuQmbqPg</text:p>
          </table:table-cell>
          <table:table-cell office:value-type="string">
            <text:p>own_taylormarieschoonover@gmail.com_5MUjsoFBWydcmhrEsAUu</text:p>
          </table:table-cell>
          <table:table-cell office:value-type="string">
            <text:p>taylormarieschoonover@gmail.com</text:p>
          </table:table-cell>
          <table:table-cell office:value-type="string">
            <text:p>5MUjsoFBWydcmhrEsAUu</text:p>
          </table:table-cell>
          <table:table-cell office:value-type="string">
            <text:p>Extr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x</text:p>
          </table:table-cell>
          <table:table-cell office:value-type="string">
            <text:p>RXPV-RefSF2alvFuyKkFZw</text:p>
          </table:table-cell>
          <table:table-cell office:value-type="string">
            <text:p>own_leighmistric@gmail.com_ckB2v.b5TQiodiy1LEdKBg</text:p>
          </table:table-cell>
          <table:table-cell office:value-type="string">
            <text:p>leighmistric@gmail.com</text:p>
          </table:table-cell>
          <table:table-cell office:value-type="string">
            <text:p>ckB2v.b5TQiodiy1LEdKBg</text:p>
          </table:table-cell>
          <table:table-cell office:value-type="string">
            <text:p>Willow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g</text:p>
          </table:table-cell>
          <table:table-cell office:value-type="string">
            <text:p>XHI8AVgiROanPQgO7-BRjw</text:p>
          </table:table-cell>
          <table:table-cell office:value-type="string">
            <text:p>own_megan.victoria.jenkins@gmail.com_bspGGYVqQbuEH2CSPs3zvg</text:p>
          </table:table-cell>
          <table:table-cell office:value-type="string">
            <text:p>megan.victoria.jenkins@gmail.com</text:p>
          </table:table-cell>
          <table:table-cell office:value-type="string">
            <text:p>bspGGYVqQbuEH2CSPs3zvg</text:p>
          </table:table-cell>
          <table:table-cell office:value-type="string">
            <text:p>Coconu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9</text:p>
          </table:table-cell>
          <table:table-cell office:value-type="string">
            <text:p>FmXyStPvQxuNba4XmyMmjw</text:p>
          </table:table-cell>
          <table:table-cell office:value-type="string">
            <text:p>own_taylormarieschoonover@gmail.com_1IjeEnZGS9229ck1qi7aHg</text:p>
          </table:table-cell>
          <table:table-cell office:value-type="string">
            <text:p>taylormarieschoonover@gmail.com</text:p>
          </table:table-cell>
          <table:table-cell office:value-type="string">
            <text:p>1IjeEnZGS9229ck1qi7aHg</text:p>
          </table:table-cell>
          <table:table-cell office:value-type="string">
            <text:p>Bumbl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X</text:p>
          </table:table-cell>
          <table:table-cell office:value-type="string">
            <text:p>Y25Z.D6yQf2JAzTY1cqCgg</text:p>
          </table:table-cell>
          <table:table-cell office:value-type="string">
            <text:p>own_leighmistric@gmail.com_Cd9RmxX8c6bw2V89ZUpR</text:p>
          </table:table-cell>
          <table:table-cell office:value-type="string">
            <text:p>leighmistric@gmail.com</text:p>
          </table:table-cell>
          <table:table-cell office:value-type="string">
            <text:p>Cd9RmxX8c6bw2V89ZUpR</text:p>
          </table:table-cell>
          <table:table-cell office:value-type="string">
            <text:p>Cocobea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5</text:p>
          </table:table-cell>
          <table:table-cell office:value-type="string">
            <text:p>JHB-zFnhQrGRBkTFWn99yw</text:p>
          </table:table-cell>
          <table:table-cell office:value-type="string">
            <text:p>own_taylormarieschoonover@gmail.com_WuTGlqz1Ue9CT4y3fMFZ</text:p>
          </table:table-cell>
          <table:table-cell office:value-type="string">
            <text:p>taylormarieschoonover@gmail.com</text:p>
          </table:table-cell>
          <table:table-cell office:value-type="string">
            <text:p>WuTGlqz1Ue9CT4y3fMFZ</text:p>
          </table:table-cell>
          <table:table-cell office:value-type="string">
            <text:p>Phantom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u</text:p>
          </table:table-cell>
          <table:table-cell office:value-type="string">
            <text:p>aKpRSBNLQGG3hoP9WmAnxQ</text:p>
          </table:table-cell>
          <table:table-cell office:value-type="string">
            <text:p>own_leighmistric@gmail.com_koQQRFGikoSuAnMwkPXJ</text:p>
          </table:table-cell>
          <table:table-cell office:value-type="string">
            <text:p>leighmistric@gmail.com</text:p>
          </table:table-cell>
          <table:table-cell office:value-type="string">
            <text:p>koQQRFGikoSuAnMwkPXJ</text:p>
          </table:table-cell>
          <table:table-cell office:value-type="string">
            <text:p>Ros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3</text:p>
          </table:table-cell>
          <table:table-cell office:value-type="string">
            <text:p>5kaJ6cA1QQOok.xRWZUuQw</text:p>
          </table:table-cell>
          <table:table-cell office:value-type="string">
            <text:p>own_taylormarieschoonover@gmail.com_FX-qDvm-QIidx0ZoUOk2Tg</text:p>
          </table:table-cell>
          <table:table-cell office:value-type="string">
            <text:p>taylormarieschoonover@gmail.com</text:p>
          </table:table-cell>
          <table:table-cell office:value-type="string">
            <text:p>FX-qDvm-QIidx0ZoUOk2Tg</text:p>
          </table:table-cell>
          <table:table-cell office:value-type="string">
            <text:p>Evergree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i</text:p>
          </table:table-cell>
          <table:table-cell office:value-type="string">
            <text:p>nnsD46ABRles4jjZ3vIkLQ</text:p>
          </table:table-cell>
          <table:table-cell office:value-type="string">
            <text:p>own_leighmistric@gmail.com_xAKjSOWcQCeEeEDsiCrsLw</text:p>
          </table:table-cell>
          <table:table-cell office:value-type="string">
            <text:p>leighmistric@gmail.com</text:p>
          </table:table-cell>
          <table:table-cell office:value-type="string">
            <text:p>xAKjSOWcQCeEeEDsiCrsLw</text:p>
          </table:table-cell>
          <table:table-cell office:value-type="string">
            <text:p>Dais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M</text:p>
          </table:table-cell>
          <table:table-cell office:value-type="string">
            <text:p>eIaBZGzOTKOdle0n6IusOw</text:p>
          </table:table-cell>
          <table:table-cell office:value-type="string">
            <text:p>own_leighmistric@gmail.com_OT4THickNzGn9KUeTPdf</text:p>
          </table:table-cell>
          <table:table-cell office:value-type="string">
            <text:p>leighmistric@gmail.com</text:p>
          </table:table-cell>
          <table:table-cell office:value-type="string">
            <text:p>OT4THickNzGn9KUeTPdf</text:p>
          </table:table-cell>
          <table:table-cell office:value-type="string">
            <text:p>All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e</text:p>
          </table:table-cell>
          <table:table-cell office:value-type="string">
            <text:p>IxygdP5SSbWXEE2CpoFbAw</text:p>
          </table:table-cell>
          <table:table-cell office:value-type="string">
            <text:p>own_megan.victoria.jenkins@gmail.com_M9wF0n7HQDKYN.ltunyQcg</text:p>
          </table:table-cell>
          <table:table-cell office:value-type="string">
            <text:p>megan.victoria.jenkins@gmail.com</text:p>
          </table:table-cell>
          <table:table-cell office:value-type="string">
            <text:p>M9wF0n7HQDKYN.ltunyQcg</text:p>
          </table:table-cell>
          <table:table-cell office:value-type="string">
            <text:p>Bea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R</text:p>
          </table:table-cell>
          <table:table-cell office:value-type="string">
            <text:p>mQU8Xd0ITAeBQN4S8WsRvw</text:p>
          </table:table-cell>
          <table:table-cell office:value-type="string">
            <text:p>own_leighmistric@gmail.com_nosXzYUkiQBZZzewTLYk</text:p>
          </table:table-cell>
          <table:table-cell office:value-type="string">
            <text:p>leighmistric@gmail.com</text:p>
          </table:table-cell>
          <table:table-cell office:value-type="string">
            <text:p>nosXzYUkiQBZZzewTLYk</text:p>
          </table:table-cell>
          <table:table-cell office:value-type="string">
            <text:p>Charg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U</text:p>
          </table:table-cell>
          <table:table-cell office:value-type="string">
            <text:p>hcAwzog6SN2NsoOsb6hBPg</text:p>
          </table:table-cell>
          <table:table-cell office:value-type="string">
            <text:p>own_taylormarieschoonover@gmail.com_94XGZxr6QlSt8U58vxde3A</text:p>
          </table:table-cell>
          <table:table-cell office:value-type="string">
            <text:p>taylormarieschoonover@gmail.com</text:p>
          </table:table-cell>
          <table:table-cell office:value-type="string">
            <text:p>94XGZxr6QlSt8U58vxde3A</text:p>
          </table:table-cell>
          <table:table-cell office:value-type="string">
            <text:p>Lemo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y</text:p>
          </table:table-cell>
          <table:table-cell office:value-type="string">
            <text:p>1Zi4L7s-TkqgqYpzoWqfKA</text:p>
          </table:table-cell>
          <table:table-cell office:value-type="string">
            <text:p>own_shadowsongequestrian@gmail.com_Gkv54rj8dbiDJfTKwv3H</text:p>
          </table:table-cell>
          <table:table-cell office:value-type="string">
            <text:p>shadowsongequestrian@gmail.com</text:p>
          </table:table-cell>
          <table:table-cell office:value-type="string">
            <text:p>Gkv54rj8dbiDJfTKwv3H</text:p>
          </table:table-cell>
          <table:table-cell office:value-type="string">
            <text:p>Dais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c</text:p>
          </table:table-cell>
          <table:table-cell office:value-type="string">
            <text:p>ehF4DE6pSWObTqPnVJrVjA</text:p>
          </table:table-cell>
          <table:table-cell office:value-type="string">
            <text:p>own_leighmistric@gmail.com_PMrRYPpcXVYQ3bwznRSu</text:p>
          </table:table-cell>
          <table:table-cell office:value-type="string">
            <text:p>leighmistric@gmail.com</text:p>
          </table:table-cell>
          <table:table-cell office:value-type="string">
            <text:p>PMrRYPpcXVYQ3bwznRSu</text:p>
          </table:table-cell>
          <table:table-cell office:value-type="string">
            <text:p>Heaven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b</text:p>
          </table:table-cell>
          <table:table-cell office:value-type="string">
            <text:p>7MSGHgOERcOmV4VG8IiZkg</text:p>
          </table:table-cell>
          <table:table-cell office:value-type="string">
            <text:p>own_taylormarieschoonover@gmail.com_82hBYIfLR-qLvOwQm3IqzA</text:p>
          </table:table-cell>
          <table:table-cell office:value-type="string">
            <text:p>taylormarieschoonover@gmail.com</text:p>
          </table:table-cell>
          <table:table-cell office:value-type="string">
            <text:p>82hBYIfLR-qLvOwQm3IqzA</text:p>
          </table:table-cell>
          <table:table-cell office:value-type="string">
            <text:p>Scarle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d</text:p>
          </table:table-cell>
          <table:table-cell office:value-type="string">
            <text:p>32v-pPWCS7Sc6EmpaeC1mA</text:p>
          </table:table-cell>
          <table:table-cell office:value-type="string">
            <text:p>own_leighmistric@gmail.com_wx5j06XYpl0Wtd37qkOg</text:p>
          </table:table-cell>
          <table:table-cell office:value-type="string">
            <text:p>leighmistric@gmail.com</text:p>
          </table:table-cell>
          <table:table-cell office:value-type="string">
            <text:p>wx5j06XYpl0Wtd37qkOg</text:p>
          </table:table-cell>
          <table:table-cell office:value-type="string">
            <text:p>Dahli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</text:p>
          </table:table-cell>
          <table:table-cell office:value-type="string">
            <text:p>LaLCeQxoSJutSW0PDHfHuA</text:p>
          </table:table-cell>
          <table:table-cell office:value-type="string">
            <text:p>own_leighmistric@gmail.com_n5J9v0myQVuGTb4dLeiwWA</text:p>
          </table:table-cell>
          <table:table-cell office:value-type="string">
            <text:p>leighmistric@gmail.com</text:p>
          </table:table-cell>
          <table:table-cell office:value-type="string">
            <text:p>n5J9v0myQVuGTb4dLeiwWA</text:p>
          </table:table-cell>
          <table:table-cell office:value-type="string">
            <text:p>Mocha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f</text:p>
          </table:table-cell>
          <table:table-cell office:value-type="string">
            <text:p>vTMG8PqyTlaukSaLaEXmHg</text:p>
          </table:table-cell>
          <table:table-cell office:value-type="string">
            <text:p>own_megan.victoria.jenkins@gmail.com_Wq65co93Q8GuhCorfOgy4w</text:p>
          </table:table-cell>
          <table:table-cell office:value-type="string">
            <text:p>megan.victoria.jenkins@gmail.com</text:p>
          </table:table-cell>
          <table:table-cell office:value-type="string">
            <text:p>Wq65co93Q8GuhCorfOgy4w</text:p>
          </table:table-cell>
          <table:table-cell office:value-type="string">
            <text:p>Icy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U</text:p>
          </table:table-cell>
          <table:table-cell office:value-type="string">
            <text:p>ZNh-10fQTuCOTv6FqOigdQ</text:p>
          </table:table-cell>
          <table:table-cell office:value-type="string">
            <text:p>own_taylormarieschoonover@gmail.com_3Y0a0M1rSXG8kKaSj7lu.w</text:p>
          </table:table-cell>
          <table:table-cell office:value-type="string">
            <text:p>taylormarieschoonover@gmail.com</text:p>
          </table:table-cell>
          <table:table-cell office:value-type="string">
            <text:p>3Y0a0M1rSXG8kKaSj7lu.w</text:p>
          </table:table-cell>
          <table:table-cell office:value-type="string">
            <text:p>Coun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o</text:p>
          </table:table-cell>
          <table:table-cell office:value-type="string">
            <text:p>4Fy0RF.gSv6kLB9f3EVYzA</text:p>
          </table:table-cell>
          <table:table-cell office:value-type="string">
            <text:p>own_megan.victoria.jenkins@gmail.com_ITKAxUCBQzaxa4K1VFNLPQ</text:p>
          </table:table-cell>
          <table:table-cell office:value-type="string">
            <text:p>megan.victoria.jenkins@gmail.com</text:p>
          </table:table-cell>
          <table:table-cell office:value-type="string">
            <text:p>ITKAxUCBQzaxa4K1VFNLPQ</text:p>
          </table:table-cell>
          <table:table-cell office:value-type="string">
            <text:p>Wayfind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z</text:p>
          </table:table-cell>
          <table:table-cell office:value-type="string">
            <text:p>uid9nb11T4-SzAlP-dc3MA</text:p>
          </table:table-cell>
          <table:table-cell office:value-type="string">
            <text:p>own_megan.victoria.jenkins@gmail.com_tB1e7lo6IQxHazR8dywM</text:p>
          </table:table-cell>
          <table:table-cell office:value-type="string">
            <text:p>megan.victoria.jenkins@gmail.com</text:p>
          </table:table-cell>
          <table:table-cell office:value-type="string">
            <text:p>tB1e7lo6IQxHazR8dywM</text:p>
          </table:table-cell>
          <table:table-cell office:value-type="string">
            <text:p>Lov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Amorous</text:p>
          </table:table-cell>
          <table:table-cell/>
          <table:table-cell/>
          <table:table-cell/>
        </table:table-row>
        <table:table-row>
          <table:table-cell office:value-type="string">
            <text:p>X1f</text:p>
          </table:table-cell>
          <table:table-cell office:value-type="string">
            <text:p>hEmd5CywSASazveHlaA7Tg</text:p>
          </table:table-cell>
          <table:table-cell office:value-type="string">
            <text:p>own_leighmistric@gmail.com_D37nW28jSw-MyD2867h2Bw</text:p>
          </table:table-cell>
          <table:table-cell office:value-type="string">
            <text:p>leighmistric@gmail.com</text:p>
          </table:table-cell>
          <table:table-cell office:value-type="string">
            <text:p>D37nW28jSw-MyD2867h2Bw</text:p>
          </table:table-cell>
          <table:table-cell office:value-type="string">
            <text:p>Nova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</text:p>
          </table:table-cell>
          <table:table-cell office:value-type="string">
            <text:p>LlidoZJjTNGcE4P7Zqq1Yw</text:p>
          </table:table-cell>
          <table:table-cell office:value-type="string">
            <text:p>own_taylormarieschoonover@gmail.com_rB9eV0RkTWiqklSVFvAZ1Q</text:p>
          </table:table-cell>
          <table:table-cell office:value-type="string">
            <text:p>taylormarieschoonover@gmail.com</text:p>
          </table:table-cell>
          <table:table-cell office:value-type="string">
            <text:p>rB9eV0RkTWiqklSVFvAZ1Q</text:p>
          </table:table-cell>
          <table:table-cell office:value-type="string">
            <text:p>Papay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p</text:p>
          </table:table-cell>
          <table:table-cell office:value-type="string">
            <text:p>pmGPud3KSJ-QsEtxbbB3GA</text:p>
          </table:table-cell>
          <table:table-cell office:value-type="string">
            <text:p>own_megan.victoria.jenkins@gmail.com_ZgoP5BI43HPdZdrgaqyA</text:p>
          </table:table-cell>
          <table:table-cell office:value-type="string">
            <text:p>megan.victoria.jenkins@gmail.com</text:p>
          </table:table-cell>
          <table:table-cell office:value-type="string">
            <text:p>ZgoP5BI43HPdZdrgaqyA</text:p>
          </table:table-cell>
          <table:table-cell office:value-type="string">
            <text:p>Moose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3</text:p>
          </table:table-cell>
          <table:table-cell office:value-type="string">
            <text:p>vNIBD6TnR-ygFMe.zGovmw</text:p>
          </table:table-cell>
          <table:table-cell office:value-type="string">
            <text:p>own_taylormarieschoonover@gmail.com_OT4THickNzGn9KUeTPdf</text:p>
          </table:table-cell>
          <table:table-cell office:value-type="string">
            <text:p>taylormarieschoonover@gmail.com</text:p>
          </table:table-cell>
          <table:table-cell office:value-type="string">
            <text:p>OT4THickNzGn9KUeTPdf</text:p>
          </table:table-cell>
          <table:table-cell office:value-type="string">
            <text:p>Summ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u</text:p>
          </table:table-cell>
          <table:table-cell office:value-type="string">
            <text:p>6dTJ.AZCSJeVO99Wm5nE3Q</text:p>
          </table:table-cell>
          <table:table-cell office:value-type="string">
            <text:p>own_megan.victoria.jenkins@gmail.com_LIeyGtYNRX6kwxzrqqoRyg</text:p>
          </table:table-cell>
          <table:table-cell office:value-type="string">
            <text:p>megan.victoria.jenkins@gmail.com</text:p>
          </table:table-cell>
          <table:table-cell office:value-type="string">
            <text:p>LIeyGtYNRX6kwxzrqqoRyg</text:p>
          </table:table-cell>
          <table:table-cell office:value-type="string">
            <text:p>Jad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V</text:p>
          </table:table-cell>
          <table:table-cell office:value-type="string">
            <text:p>a-iu8zyn6Q32zm0nSDZuJ.w</text:p>
          </table:table-cell>
          <table:table-cell office:value-type="string">
            <text:p>own_megan.victoria.jenkins@gmail.com_s80FCK3ha0H7sKGYRY0D</text:p>
          </table:table-cell>
          <table:table-cell office:value-type="string">
            <text:p>megan.victoria.jenkins@gmail.com</text:p>
          </table:table-cell>
          <table:table-cell office:value-type="string">
            <text:p>s80FCK3ha0H7sKGYRY0D</text:p>
          </table:table-cell>
          <table:table-cell office:value-type="string">
            <text:p>Dic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Dice Rollin’ Devil</text:p>
          </table:table-cell>
          <table:table-cell/>
          <table:table-cell/>
          <table:table-cell/>
        </table:table-row>
        <table:table-row>
          <table:table-cell office:value-type="string">
            <text:p>X1V</text:p>
          </table:table-cell>
          <table:table-cell office:value-type="string">
            <text:p>71g5IKFsQdC7N3oPd2OnJw</text:p>
          </table:table-cell>
          <table:table-cell office:value-type="string">
            <text:p>own_megan.victoria.jenkins@gmail.com_94XGZxr6QlSt8U58vxde3A</text:p>
          </table:table-cell>
          <table:table-cell office:value-type="string">
            <text:p>megan.victoria.jenkins@gmail.com</text:p>
          </table:table-cell>
          <table:table-cell office:value-type="string">
            <text:p>94XGZxr6QlSt8U58vxde3A</text:p>
          </table:table-cell>
          <table:table-cell office:value-type="string">
            <text:p>Juice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Love Tonic Z<text:s/></text:p>
          </table:table-cell>
          <table:table-cell/>
          <table:table-cell/>
          <table:table-cell/>
        </table:table-row>
        <table:table-row>
          <table:table-cell office:value-type="string">
            <text:p>X1G</text:p>
          </table:table-cell>
          <table:table-cell office:value-type="string">
            <text:p>IZa0YwIARvm8wkZrzl0JXw</text:p>
          </table:table-cell>
          <table:table-cell office:value-type="string">
            <text:p>own_leighmistric@gmail.com_cZCnDxiTRE2XGlsBaeYh0g</text:p>
          </table:table-cell>
          <table:table-cell office:value-type="string">
            <text:p>leighmistric@gmail.com</text:p>
          </table:table-cell>
          <table:table-cell office:value-type="string">
            <text:p>cZCnDxiTRE2XGlsBaeYh0g</text:p>
          </table:table-cell>
          <table:table-cell office:value-type="string">
            <text:p>Summ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R</text:p>
          </table:table-cell>
          <table:table-cell office:value-type="string">
            <text:p>iwGFNZK0TuGyWPUyp78eTg</text:p>
          </table:table-cell>
          <table:table-cell office:value-type="string">
            <text:p>own_taylormarieschoonover@gmail.com_7i4m7XjOcJlUpByl32vR</text:p>
          </table:table-cell>
          <table:table-cell office:value-type="string">
            <text:p>taylormarieschoonover@gmail.com</text:p>
          </table:table-cell>
          <table:table-cell office:value-type="string">
            <text:p>7i4m7XjOcJlUpByl32vR</text:p>
          </table:table-cell>
          <table:table-cell office:value-type="string">
            <text:p>Jazz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k</text:p>
          </table:table-cell>
          <table:table-cell office:value-type="string">
            <text:p>pvytU.cDQ5qkisKIzo3uKQ</text:p>
          </table:table-cell>
          <table:table-cell office:value-type="string">
            <text:p>own_jacobmistric697@gmail.com_0Bm5XoIAEF97lb4BWI2a</text:p>
          </table:table-cell>
          <table:table-cell office:value-type="string">
            <text:p>jacobmistric697@gmail.com</text:p>
          </table:table-cell>
          <table:table-cell office:value-type="string">
            <text:p>0Bm5XoIAEF97lb4BWI2a</text:p>
          </table:table-cell>
          <table:table-cell office:value-type="string">
            <text:p>Cock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He suck tbh</text:p>
          </table:table-cell>
          <table:table-cell/>
          <table:table-cell/>
          <table:table-cell/>
        </table:table-row>
        <table:table-row>
          <table:table-cell office:value-type="string">
            <text:p>X0l</text:p>
          </table:table-cell>
          <table:table-cell office:value-type="string">
            <text:p>NT3nLQ3DQgmfMpwnnsHp8A</text:p>
          </table:table-cell>
          <table:table-cell office:value-type="string">
            <text:p>own_megan.victoria.jenkins@gmail.com_q-yb-Rl1RFq5POOvvILrYw</text:p>
          </table:table-cell>
          <table:table-cell office:value-type="string">
            <text:p>megan.victoria.jenkins@gmail.com</text:p>
          </table:table-cell>
          <table:table-cell office:value-type="string">
            <text:p>q-yb-Rl1RFq5POOvvILrYw</text:p>
          </table:table-cell>
          <table:table-cell office:value-type="string">
            <text:p>Rave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Nevermore</text:p>
          </table:table-cell>
          <table:table-cell/>
          <table:table-cell/>
          <table:table-cell/>
        </table:table-row>
        <table:table-row>
          <table:table-cell office:value-type="string">
            <text:p>X1O</text:p>
          </table:table-cell>
          <table:table-cell office:value-type="string">
            <text:p>MBZSN1.ZTW-fektuinSQZQ</text:p>
          </table:table-cell>
          <table:table-cell office:value-type="string">
            <text:p>own_taylormarieschoonover@gmail.com_HmD3mTdxR9CiatFgyrJRow</text:p>
          </table:table-cell>
          <table:table-cell office:value-type="string">
            <text:p>taylormarieschoonover@gmail.com</text:p>
          </table:table-cell>
          <table:table-cell office:value-type="string">
            <text:p>HmD3mTdxR9CiatFgyrJRow</text:p>
          </table:table-cell>
          <table:table-cell office:value-type="string">
            <text:p>Ros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6</text:p>
          </table:table-cell>
          <table:table-cell office:value-type="string">
            <text:p>HN4vdf8oREGe.1OzqVWxxQ</text:p>
          </table:table-cell>
          <table:table-cell office:value-type="string">
            <text:p>own_megan.victoria.jenkins@gmail.com_a.wzISlp0Sle8iAz7J8i-BQ</text:p>
          </table:table-cell>
          <table:table-cell office:value-type="string">
            <text:p>megan.victoria.jenkins@gmail.com</text:p>
          </table:table-cell>
          <table:table-cell office:value-type="string">
            <text:p>a.wzISlp0Sle8iAz7J8i-BQ</text:p>
          </table:table-cell>
          <table:table-cell office:value-type="string">
            <text:p>Darkheart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e</text:p>
          </table:table-cell>
          <table:table-cell office:value-type="string">
            <text:p>Fv6.06HiR6edYMlVtdu3OA</text:p>
          </table:table-cell>
          <table:table-cell office:value-type="string">
            <text:p>own_taylormarieschoonover@gmail.com_NNCnUKjYQcCAbdDi4EAtLw</text:p>
          </table:table-cell>
          <table:table-cell office:value-type="string">
            <text:p>taylormarieschoonover@gmail.com</text:p>
          </table:table-cell>
          <table:table-cell office:value-type="string">
            <text:p>NNCnUKjYQcCAbdDi4EAtLw</text:p>
          </table:table-cell>
          <table:table-cell office:value-type="string">
            <text:p>The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</text:p>
          </table:table-cell>
          <table:table-cell office:value-type="string">
            <text:p>4X8HfmgqTlCDVU5cSXIuQw</text:p>
          </table:table-cell>
          <table:table-cell office:value-type="string">
            <text:p>own_megan.victoria.jenkins@gmail.com_DTSpXtXsTdCJoCxDykDR8w</text:p>
          </table:table-cell>
          <table:table-cell office:value-type="string">
            <text:p>megan.victoria.jenkins@gmail.com</text:p>
          </table:table-cell>
          <table:table-cell office:value-type="string">
            <text:p>DTSpXtXsTdCJoCxDykDR8w</text:p>
          </table:table-cell>
          <table:table-cell office:value-type="string">
            <text:p>Sapphir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v</text:p>
          </table:table-cell>
          <table:table-cell office:value-type="string">
            <text:p>68KGsU2YSQqOLc519kuHIw</text:p>
          </table:table-cell>
          <table:table-cell office:value-type="string">
            <text:p>own_megan.victoria.jenkins@gmail.com_2dBnIqEYc0rU6ryZkpW7</text:p>
          </table:table-cell>
          <table:table-cell office:value-type="string">
            <text:p>megan.victoria.jenkins@gmail.com</text:p>
          </table:table-cell>
          <table:table-cell office:value-type="string">
            <text:p>2dBnIqEYc0rU6ryZkpW7</text:p>
          </table:table-cell>
          <table:table-cell office:value-type="string">
            <text:p>Boogie<text:s/>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 office:value-type="string">
            <text:p>Show Name: Can’t Stop Dancin’<text:s/></text:p>
          </table:table-cell>
          <table:table-cell/>
          <table:table-cell/>
          <table:table-cell/>
        </table:table-row>
        <table:table-row>
          <table:table-cell office:value-type="string">
            <text:p>X3K</text:p>
          </table:table-cell>
          <table:table-cell office:value-type="string">
            <text:p>1Uwa1upBTZ2TxNE-LpvyZA</text:p>
          </table:table-cell>
          <table:table-cell office:value-type="string">
            <text:p>own_leighmistric@gmail.com_g3o6DGPJBviXWcgkU9LQ</text:p>
          </table:table-cell>
          <table:table-cell office:value-type="string">
            <text:p>leighmistric@gmail.com</text:p>
          </table:table-cell>
          <table:table-cell office:value-type="string">
            <text:p>g3o6DGPJBviXWcgkU9LQ</text:p>
          </table:table-cell>
          <table:table-cell office:value-type="string">
            <text:p>Robi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v</text:p>
          </table:table-cell>
          <table:table-cell office:value-type="string">
            <text:p>sEJ83cb1SGWi9jQhzr1OgQ</text:p>
          </table:table-cell>
          <table:table-cell office:value-type="string">
            <text:p>own_megan.victoria.jenkins@gmail.com_rhFhGykwYEpRWeaP4SU3</text:p>
          </table:table-cell>
          <table:table-cell office:value-type="string">
            <text:p>megan.victoria.jenkins@gmail.com</text:p>
          </table:table-cell>
          <table:table-cell office:value-type="string">
            <text:p>rhFhGykwYEpRWeaP4SU3</text:p>
          </table:table-cell>
          <table:table-cell office:value-type="string">
            <text:p>Ocea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K</text:p>
          </table:table-cell>
          <table:table-cell office:value-type="string">
            <text:p>9RdI5NMNTgawJGdVGI1aWA</text:p>
          </table:table-cell>
          <table:table-cell office:value-type="string">
            <text:p>own_taylormarieschoonover@gmail.com_Z2IZYe6gTDODe99eJTqdSA</text:p>
          </table:table-cell>
          <table:table-cell office:value-type="string">
            <text:p>taylormarieschoonover@gmail.com</text:p>
          </table:table-cell>
          <table:table-cell office:value-type="string">
            <text:p>Z2IZYe6gTDODe99eJTqdSA</text:p>
          </table:table-cell>
          <table:table-cell office:value-type="string">
            <text:p>Dizz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u</text:p>
          </table:table-cell>
          <table:table-cell office:value-type="string">
            <text:p>yhbDIRSVSf-9KOzjYZXNKQ</text:p>
          </table:table-cell>
          <table:table-cell office:value-type="string">
            <text:p>own_taylormarieschoonover@gmail.com_Iyyg0mzHR8iXbO2D9Tuo6A</text:p>
          </table:table-cell>
          <table:table-cell office:value-type="string">
            <text:p>taylormarieschoonover@gmail.com</text:p>
          </table:table-cell>
          <table:table-cell office:value-type="string">
            <text:p>Iyyg0mzHR8iXbO2D9Tuo6A</text:p>
          </table:table-cell>
          <table:table-cell office:value-type="string">
            <text:p>Garne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y</text:p>
          </table:table-cell>
          <table:table-cell office:value-type="string">
            <text:p>uRpwW3W6SrizOnp0S3KUDA</text:p>
          </table:table-cell>
          <table:table-cell office:value-type="string">
            <text:p>own_megan.victoria.jenkins@gmail.com_7i4m7XjOcJlUpByl32vR</text:p>
          </table:table-cell>
          <table:table-cell office:value-type="string">
            <text:p>megan.victoria.jenkins@gmail.com</text:p>
          </table:table-cell>
          <table:table-cell office:value-type="string">
            <text:p>7i4m7XjOcJlUpByl32vR</text:p>
          </table:table-cell>
          <table:table-cell office:value-type="string">
            <text:p>Song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Arpeggio</text:p>
          </table:table-cell>
          <table:table-cell/>
          <table:table-cell/>
          <table:table-cell/>
        </table:table-row>
        <table:table-row>
          <table:table-cell office:value-type="string">
            <text:p>X</text:p>
          </table:table-cell>
          <table:table-cell office:value-type="string">
            <text:p>3lZiCuqpR-GBV.7eM9H42g</text:p>
          </table:table-cell>
          <table:table-cell office:value-type="string">
            <text:p>own_megan.victoria.jenkins@gmail.com_5jNFh8xmGzFX9EOTeKMl</text:p>
          </table:table-cell>
          <table:table-cell office:value-type="string">
            <text:p>megan.victoria.jenkins@gmail.com</text:p>
          </table:table-cell>
          <table:table-cell office:value-type="string">
            <text:p>5jNFh8xmGzFX9EOTeKMl</text:p>
          </table:table-cell>
          <table:table-cell office:value-type="string">
            <text:p>Rockwel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Q</text:p>
          </table:table-cell>
          <table:table-cell office:value-type="string">
            <text:p>f3tqB6jjQ2OvSI7E032ceg</text:p>
          </table:table-cell>
          <table:table-cell office:value-type="string">
            <text:p>own_leighmistric@gmail.com_XDTc7qVWMEdQXFahjyGe</text:p>
          </table:table-cell>
          <table:table-cell office:value-type="string">
            <text:p>leighmistric@gmail.com</text:p>
          </table:table-cell>
          <table:table-cell office:value-type="string">
            <text:p>XDTc7qVWMEdQXFahjyGe</text:p>
          </table:table-cell>
          <table:table-cell office:value-type="string">
            <text:p>Junip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7</text:p>
          </table:table-cell>
          <table:table-cell office:value-type="string">
            <text:p>S6x88ssTRhOP06DlspLB3g</text:p>
          </table:table-cell>
          <table:table-cell office:value-type="string">
            <text:p>own_megan.victoria.jenkins@gmail.com_blp1y9maQ0OUJhIl6Twzgg</text:p>
          </table:table-cell>
          <table:table-cell office:value-type="string">
            <text:p>megan.victoria.jenkins@gmail.com</text:p>
          </table:table-cell>
          <table:table-cell office:value-type="string">
            <text:p>blp1y9maQ0OUJhIl6Twzgg</text:p>
          </table:table-cell>
          <table:table-cell office:value-type="string">
            <text:p>Peanut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x</text:p>
          </table:table-cell>
          <table:table-cell office:value-type="string">
            <text:p>9zJTePo2R5qdEMzmHR8YLA</text:p>
          </table:table-cell>
          <table:table-cell office:value-type="string">
            <text:p>own_shadowsongequestrian@gmail.com_NXplddlDTIesskwzexeb</text:p>
          </table:table-cell>
          <table:table-cell office:value-type="string">
            <text:p>shadowsongequestrian@gmail.com</text:p>
          </table:table-cell>
          <table:table-cell office:value-type="string">
            <text:p>NXplddlDTIesskwzexeb</text:p>
          </table:table-cell>
          <table:table-cell office:value-type="string">
            <text:p>Glimm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M</text:p>
          </table:table-cell>
          <table:table-cell office:value-type="string">
            <text:p>cnwRcOnEQumaJIKXkxEl0A</text:p>
          </table:table-cell>
          <table:table-cell office:value-type="string">
            <text:p>own_taylormarieschoonover@gmail.com_2pwLUNxuRYWFPT1Xb0AbWA</text:p>
          </table:table-cell>
          <table:table-cell office:value-type="string">
            <text:p>taylormarieschoonover@gmail.com</text:p>
          </table:table-cell>
          <table:table-cell office:value-type="string">
            <text:p>2pwLUNxuRYWFPT1Xb0AbWA</text:p>
          </table:table-cell>
          <table:table-cell office:value-type="string">
            <text:p>Tita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D</text:p>
          </table:table-cell>
          <table:table-cell office:value-type="string">
            <text:p>PTErjqnZSC2O98HfcWb9-g</text:p>
          </table:table-cell>
          <table:table-cell office:value-type="string">
            <text:p>own_megan.victoria.jenkins@gmail.com_r14nP7hpKp6LLZoGgA1a</text:p>
          </table:table-cell>
          <table:table-cell office:value-type="string">
            <text:p>megan.victoria.jenkins@gmail.com</text:p>
          </table:table-cell>
          <table:table-cell office:value-type="string">
            <text:p>r14nP7hpKp6LLZoGgA1a</text:p>
          </table:table-cell>
          <table:table-cell office:value-type="string">
            <text:p>Puff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J</text:p>
          </table:table-cell>
          <table:table-cell office:value-type="string">
            <text:p>a-JeEGTInTOu.a14LdPSpsw</text:p>
          </table:table-cell>
          <table:table-cell office:value-type="string">
            <text:p>own_leighmistric@gmail.com_tMt56Zn6TROHw1tGMN5a9Q</text:p>
          </table:table-cell>
          <table:table-cell office:value-type="string">
            <text:p>leighmistric@gmail.com</text:p>
          </table:table-cell>
          <table:table-cell office:value-type="string">
            <text:p>tMt56Zn6TROHw1tGMN5a9Q</text:p>
          </table:table-cell>
          <table:table-cell office:value-type="string">
            <text:p>Auror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E</text:p>
          </table:table-cell>
          <table:table-cell office:value-type="string">
            <text:p>r-tmdhbDSH6Wkv4AFOM.Vw</text:p>
          </table:table-cell>
          <table:table-cell office:value-type="string">
            <text:p>own_shadowsongequestrian@gmail.com_qg27olm2QPOHqiCn-HvDgw</text:p>
          </table:table-cell>
          <table:table-cell office:value-type="string">
            <text:p>shadowsongequestrian@gmail.com</text:p>
          </table:table-cell>
          <table:table-cell office:value-type="string">
            <text:p>qg27olm2QPOHqiCn-HvDgw</text:p>
          </table:table-cell>
          <table:table-cell office:value-type="string">
            <text:p>Thund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1</text:p>
          </table:table-cell>
          <table:table-cell office:value-type="string">
            <text:p>o8IoenrkTWSKgVQ4D-Ritw</text:p>
          </table:table-cell>
          <table:table-cell office:value-type="string">
            <text:p>own_leighmistric@gmail.com_wXEgwNtiSWmp7j80emSDxw</text:p>
          </table:table-cell>
          <table:table-cell office:value-type="string">
            <text:p>leighmistric@gmail.com</text:p>
          </table:table-cell>
          <table:table-cell office:value-type="string">
            <text:p>wXEgwNtiSWmp7j80emSDxw</text:p>
          </table:table-cell>
          <table:table-cell office:value-type="string">
            <text:p>Ti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x</text:p>
          </table:table-cell>
          <table:table-cell office:value-type="string">
            <text:p>sCovKznCRiSn41ZXQEYQUQ</text:p>
          </table:table-cell>
          <table:table-cell office:value-type="string">
            <text:p>own_leighmistric@gmail.com_3pfGBD8Pe4an2h14G5hc</text:p>
          </table:table-cell>
          <table:table-cell office:value-type="string">
            <text:p>leighmistric@gmail.com</text:p>
          </table:table-cell>
          <table:table-cell office:value-type="string">
            <text:p>3pfGBD8Pe4an2h14G5hc</text:p>
          </table:table-cell>
          <table:table-cell office:value-type="string">
            <text:p>Hazel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O</text:p>
          </table:table-cell>
          <table:table-cell office:value-type="string">
            <text:p>E.7QJLirRFOXxq9I6Ot-RQ</text:p>
          </table:table-cell>
          <table:table-cell office:value-type="string">
            <text:p>own_corynesfields@gmail.com_XDTc7qVWMEdQXFahjyGe</text:p>
          </table:table-cell>
          <table:table-cell office:value-type="string">
            <text:p>corynesfields@gmail.com</text:p>
          </table:table-cell>
          <table:table-cell office:value-type="string">
            <text:p>XDTc7qVWMEdQXFahjyGe</text:p>
          </table:table-cell>
          <table:table-cell office:value-type="string">
            <text:p>Juniper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F</text:p>
          </table:table-cell>
          <table:table-cell office:value-type="string">
            <text:p>rUilm9vuSVeCdgc9ilYxBQ</text:p>
          </table:table-cell>
          <table:table-cell office:value-type="string">
            <text:p>own_taylormarieschoonover@gmail.com_BQ40xS5yfMaM0WBRU4tC</text:p>
          </table:table-cell>
          <table:table-cell office:value-type="string">
            <text:p>taylormarieschoonover@gmail.com</text:p>
          </table:table-cell>
          <table:table-cell office:value-type="string">
            <text:p>BQ40xS5yfMaM0WBRU4tC</text:p>
          </table:table-cell>
          <table:table-cell office:value-type="string">
            <text:p>Ech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3</text:p>
          </table:table-cell>
          <table:table-cell office:value-type="string">
            <text:p>f58JCvwnQeeSrVIDwac8tg</text:p>
          </table:table-cell>
          <table:table-cell office:value-type="string">
            <text:p>own_megan.victoria.jenkins@gmail.com_a--iiAF.ZRp6Lca6bAK9YzA</text:p>
          </table:table-cell>
          <table:table-cell office:value-type="string">
            <text:p>megan.victoria.jenkins@gmail.com</text:p>
          </table:table-cell>
          <table:table-cell office:value-type="string">
            <text:p>a--iiAF.ZRp6Lca6bAK9YzA</text:p>
          </table:table-cell>
          <table:table-cell office:value-type="string">
            <text:p>Breez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x</text:p>
          </table:table-cell>
          <table:table-cell office:value-type="string">
            <text:p>MRy0A9YmSt2lI83WzTiFvQ</text:p>
          </table:table-cell>
          <table:table-cell office:value-type="string">
            <text:p>own_leighmistric@gmail.com_Nj6t3OPMTKqFnyYZVS7sFQ</text:p>
          </table:table-cell>
          <table:table-cell office:value-type="string">
            <text:p>leighmistric@gmail.com</text:p>
          </table:table-cell>
          <table:table-cell office:value-type="string">
            <text:p>Nj6t3OPMTKqFnyYZVS7sFQ</text:p>
          </table:table-cell>
          <table:table-cell office:value-type="string">
            <text:p>Opal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z</text:p>
          </table:table-cell>
          <table:table-cell office:value-type="string">
            <text:p>1A57cdY2REidNpvGM0E1Gg</text:p>
          </table:table-cell>
          <table:table-cell office:value-type="string">
            <text:p>own_megan.victoria.jenkins@gmail.com_UQ..DCAhR.im.XarV-Z8CA</text:p>
          </table:table-cell>
          <table:table-cell office:value-type="string">
            <text:p>megan.victoria.jenkins@gmail.com</text:p>
          </table:table-cell>
          <table:table-cell office:value-type="string">
            <text:p>UQ..DCAhR.im.XarV-Z8CA</text:p>
          </table:table-cell>
          <table:table-cell office:value-type="string">
            <text:p>Indig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p</text:p>
          </table:table-cell>
          <table:table-cell office:value-type="string">
            <text:p>yCfgu26QQRyu.9tNtcO06Q</text:p>
          </table:table-cell>
          <table:table-cell office:value-type="string">
            <text:p>own_taylormarieschoonover@gmail.com_Gkv54rj8dbiDJfTKwv3H</text:p>
          </table:table-cell>
          <table:table-cell office:value-type="string">
            <text:p>taylormarieschoonover@gmail.com</text:p>
          </table:table-cell>
          <table:table-cell office:value-type="string">
            <text:p>Gkv54rj8dbiDJfTKwv3H</text:p>
          </table:table-cell>
          <table:table-cell office:value-type="string">
            <text:p>Hone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v</text:p>
          </table:table-cell>
          <table:table-cell office:value-type="string">
            <text:p>5UCZrR00QPCFcyQZkPfZlQ</text:p>
          </table:table-cell>
          <table:table-cell office:value-type="string">
            <text:p>own_megan.victoria.jenkins@gmail.com_g3o6DGPJBviXWcgkU9LQ</text:p>
          </table:table-cell>
          <table:table-cell office:value-type="string">
            <text:p>megan.victoria.jenkins@gmail.com</text:p>
          </table:table-cell>
          <table:table-cell office:value-type="string">
            <text:p>g3o6DGPJBviXWcgkU9LQ</text:p>
          </table:table-cell>
          <table:table-cell office:value-type="string">
            <text:p>Shad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N</text:p>
          </table:table-cell>
          <table:table-cell office:value-type="string">
            <text:p>f.MuhL10Tf-ZJ.25DtJ2qw</text:p>
          </table:table-cell>
          <table:table-cell office:value-type="string">
            <text:p>own_taylormarieschoonover@gmail.com_3pfGBD8Pe4an2h14G5hc</text:p>
          </table:table-cell>
          <table:table-cell office:value-type="string">
            <text:p>taylormarieschoonover@gmail.com</text:p>
          </table:table-cell>
          <table:table-cell office:value-type="string">
            <text:p>3pfGBD8Pe4an2h14G5hc</text:p>
          </table:table-cell>
          <table:table-cell office:value-type="string">
            <text:p>Auror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p</text:p>
          </table:table-cell>
          <table:table-cell office:value-type="string">
            <text:p>LBWrMFhNSz62CxcjX1hvCQ</text:p>
          </table:table-cell>
          <table:table-cell office:value-type="string">
            <text:p>own_megan.victoria.jenkins@gmail.com_qHETfWjkRlOx2RX17EDdtg</text:p>
          </table:table-cell>
          <table:table-cell office:value-type="string">
            <text:p>megan.victoria.jenkins@gmail.com</text:p>
          </table:table-cell>
          <table:table-cell office:value-type="string">
            <text:p>qHETfWjkRlOx2RX17EDdtg</text:p>
          </table:table-cell>
          <table:table-cell office:value-type="string">
            <text:p>Twilight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9</text:p>
          </table:table-cell>
          <table:table-cell office:value-type="string">
            <text:p>3bEGyq8bRDe4PnECi0a2Xw</text:p>
          </table:table-cell>
          <table:table-cell office:value-type="string">
            <text:p>own_taylormarieschoonover@gmail.com_ZxAdF4uiQiGf0yVzy6tkVQ</text:p>
          </table:table-cell>
          <table:table-cell office:value-type="string">
            <text:p>taylormarieschoonover@gmail.com</text:p>
          </table:table-cell>
          <table:table-cell office:value-type="string">
            <text:p>ZxAdF4uiQiGf0yVzy6tkVQ</text:p>
          </table:table-cell>
          <table:table-cell office:value-type="string">
            <text:p>Snowquee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d</text:p>
          </table:table-cell>
          <table:table-cell office:value-type="string">
            <text:p>8rC6Qcc3S8Gsau1q0H0.9g</text:p>
          </table:table-cell>
          <table:table-cell office:value-type="string">
            <text:p>own_jacobmistric697@gmail.com_jV5TZMgaTqaXI.pdBcUkhg</text:p>
          </table:table-cell>
          <table:table-cell office:value-type="string">
            <text:p>jacobmistric697@gmail.com</text:p>
          </table:table-cell>
          <table:table-cell office:value-type="string">
            <text:p>jV5TZMgaTqaXI.pdBcUkhg</text:p>
          </table:table-cell>
          <table:table-cell office:value-type="string">
            <text:p>Cock 2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 office:value-type="string">
            <text:p>Suck more</text:p>
          </table:table-cell>
          <table:table-cell/>
          <table:table-cell/>
          <table:table-cell/>
        </table:table-row>
        <table:table-row>
          <table:table-cell office:value-type="string">
            <text:p>X14</text:p>
          </table:table-cell>
          <table:table-cell office:value-type="string">
            <text:p>dPD5bBDlS4-QSmEFwK84BQ</text:p>
          </table:table-cell>
          <table:table-cell office:value-type="string">
            <text:p>own_megan.victoria.jenkins@gmail.com_0Bm5XoIAEF97lb4BWI2a</text:p>
          </table:table-cell>
          <table:table-cell office:value-type="string">
            <text:p>megan.victoria.jenkins@gmail.com</text:p>
          </table:table-cell>
          <table:table-cell office:value-type="string">
            <text:p>0Bm5XoIAEF97lb4BWI2a</text:p>
          </table:table-cell>
          <table:table-cell office:value-type="string">
            <text:p>Lac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Limerence</text:p>
          </table:table-cell>
          <table:table-cell/>
          <table:table-cell/>
          <table:table-cell/>
        </table:table-row>
        <table:table-row>
          <table:table-cell office:value-type="string">
            <text:p>X0w</text:p>
          </table:table-cell>
          <table:table-cell office:value-type="string">
            <text:p>J4Vz6aXdQUCP9vVs-Ziv3Q</text:p>
          </table:table-cell>
          <table:table-cell office:value-type="string">
            <text:p>own_leighmistric@gmail.com_OvOaY3FqT7-a9vNNV2oD2Q</text:p>
          </table:table-cell>
          <table:table-cell office:value-type="string">
            <text:p>leighmistric@gmail.com</text:p>
          </table:table-cell>
          <table:table-cell office:value-type="string">
            <text:p>OvOaY3FqT7-a9vNNV2oD2Q</text:p>
          </table:table-cell>
          <table:table-cell office:value-type="string">
            <text:p>Ston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Z</text:p>
          </table:table-cell>
          <table:table-cell office:value-type="string">
            <text:p>0FAhXP4cRSusxlUj2tJ1fw</text:p>
          </table:table-cell>
          <table:table-cell office:value-type="string">
            <text:p>own_leighmistric@gmail.com_HM9NIrf797nr4y5lmX9W</text:p>
          </table:table-cell>
          <table:table-cell office:value-type="string">
            <text:p>leighmistric@gmail.com</text:p>
          </table:table-cell>
          <table:table-cell office:value-type="string">
            <text:p>HM9NIrf797nr4y5lmX9W</text:p>
          </table:table-cell>
          <table:table-cell office:value-type="string">
            <text:p>Cind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V</text:p>
          </table:table-cell>
          <table:table-cell office:value-type="string">
            <text:p>lzD-QWSlTS6MIhDw-nAp4Q</text:p>
          </table:table-cell>
          <table:table-cell office:value-type="string">
            <text:p>own_megan.victoria.jenkins@gmail.com_1-1cSqEUSpq20X-zDztdRw</text:p>
          </table:table-cell>
          <table:table-cell office:value-type="string">
            <text:p>megan.victoria.jenkins@gmail.com</text:p>
          </table:table-cell>
          <table:table-cell office:value-type="string">
            <text:p>1-1cSqEUSpq20X-zDztdRw</text:p>
          </table:table-cell>
          <table:table-cell office:value-type="string">
            <text:p>Falco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Fragmented</text:p>
          </table:table-cell>
          <table:table-cell/>
          <table:table-cell/>
          <table:table-cell/>
        </table:table-row>
        <table:table-row>
          <table:table-cell office:value-type="string">
            <text:p>X4I</text:p>
          </table:table-cell>
          <table:table-cell office:value-type="string">
            <text:p>zp05I3s9QpKOrh5COtUBBQ</text:p>
          </table:table-cell>
          <table:table-cell office:value-type="string">
            <text:p>own_megan.victoria.jenkins@gmail.com_IFP3vRAYT9q9KCbyZK0.Ng</text:p>
          </table:table-cell>
          <table:table-cell office:value-type="string">
            <text:p>megan.victoria.jenkins@gmail.com</text:p>
          </table:table-cell>
          <table:table-cell office:value-type="string">
            <text:p>IFP3vRAYT9q9KCbyZK0.Ng</text:p>
          </table:table-cell>
          <table:table-cell office:value-type="string">
            <text:p>Pirate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8</text:p>
          </table:table-cell>
          <table:table-cell office:value-type="string">
            <text:p>rUHsDq.zRBmGrXUwA3q4Pw</text:p>
          </table:table-cell>
          <table:table-cell office:value-type="string">
            <text:p>own_taylormarieschoonover@gmail.com_Cxihr6fJTQ-MRFBEOfMIDQ</text:p>
          </table:table-cell>
          <table:table-cell office:value-type="string">
            <text:p>taylormarieschoonover@gmail.com</text:p>
          </table:table-cell>
          <table:table-cell office:value-type="string">
            <text:p>Cxihr6fJTQ-MRFBEOfMIDQ</text:p>
          </table:table-cell>
          <table:table-cell office:value-type="string">
            <text:p>Tig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Z</text:p>
          </table:table-cell>
          <table:table-cell office:value-type="string">
            <text:p>Y8IsghIBSpKWjkRa-HeB7g</text:p>
          </table:table-cell>
          <table:table-cell office:value-type="string">
            <text:p>own_megan.victoria.jenkins@gmail.com_O3NU1nMTKLdx9Qh9bOt5</text:p>
          </table:table-cell>
          <table:table-cell office:value-type="string">
            <text:p>megan.victoria.jenkins@gmail.com</text:p>
          </table:table-cell>
          <table:table-cell office:value-type="string">
            <text:p>O3NU1nMTKLdx9Qh9bOt5</text:p>
          </table:table-cell>
          <table:table-cell office:value-type="string">
            <text:p>Ace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Don’t Miss The Devil</text:p>
          </table:table-cell>
          <table:table-cell/>
          <table:table-cell/>
          <table:table-cell/>
        </table:table-row>
        <table:table-row>
          <table:table-cell office:value-type="string">
            <text:p>X0I</text:p>
          </table:table-cell>
          <table:table-cell office:value-type="string">
            <text:p>C38FqA1ISe-FdRcez2QI6g</text:p>
          </table:table-cell>
          <table:table-cell office:value-type="string">
            <text:p>own_taylormarieschoonover@gmail.com_NXplddlDTIesskwzexeb</text:p>
          </table:table-cell>
          <table:table-cell office:value-type="string">
            <text:p>taylormarieschoonover@gmail.com</text:p>
          </table:table-cell>
          <table:table-cell office:value-type="string">
            <text:p>NXplddlDTIesskwzexeb</text:p>
          </table:table-cell>
          <table:table-cell office:value-type="string">
            <text:p>Enchante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j</text:p>
          </table:table-cell>
          <table:table-cell office:value-type="string">
            <text:p>yI4LyNENQpav17pzdzgJlw</text:p>
          </table:table-cell>
          <table:table-cell office:value-type="string">
            <text:p>own_megan.victoria.jenkins@gmail.com_jTnUhzUAmgv3jR2xCsIa</text:p>
          </table:table-cell>
          <table:table-cell office:value-type="string">
            <text:p>megan.victoria.jenkins@gmail.com</text:p>
          </table:table-cell>
          <table:table-cell office:value-type="string">
            <text:p>jTnUhzUAmgv3jR2xCsIa</text:p>
          </table:table-cell>
          <table:table-cell office:value-type="string">
            <text:p>Starling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y</text:p>
          </table:table-cell>
          <table:table-cell office:value-type="string">
            <text:p>gsIF7SiPQUawbB3xBGQMSQ</text:p>
          </table:table-cell>
          <table:table-cell office:value-type="string">
            <text:p>own_shadowsongequestrian@gmail.com_mHtX-mlDT6S47EShhzFckQ</text:p>
          </table:table-cell>
          <table:table-cell office:value-type="string">
            <text:p>shadowsongequestrian@gmail.com</text:p>
          </table:table-cell>
          <table:table-cell office:value-type="string">
            <text:p>mHtX-mlDT6S47EShhzFckQ</text:p>
          </table:table-cell>
          <table:table-cell office:value-type="string">
            <text:p>Northstar</text:p>
          </table:table-cell>
          <table:table-cell/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6</text:p>
          </table:table-cell>
          <table:table-cell office:value-type="string">
            <text:p>tq7ApBJCR6yYaVzmaWfY9Q</text:p>
          </table:table-cell>
          <table:table-cell office:value-type="string">
            <text:p>own_shadowsongequestrian@gmail.com_vf1U9XUYTvqPOaOvAmyJ1A</text:p>
          </table:table-cell>
          <table:table-cell office:value-type="string">
            <text:p>shadowsongequestrian@gmail.com</text:p>
          </table:table-cell>
          <table:table-cell office:value-type="string">
            <text:p>vf1U9XUYTvqPOaOvAmyJ1A</text:p>
          </table:table-cell>
          <table:table-cell office:value-type="string">
            <text:p>Fox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t</text:p>
          </table:table-cell>
          <table:table-cell office:value-type="string">
            <text:p>4vgXD3--RVuBBUia2.yhLw</text:p>
          </table:table-cell>
          <table:table-cell office:value-type="string">
            <text:p>own_megan.victoria.jenkins@gmail.com_XbHgAtw5pZGeLlWcJdib</text:p>
          </table:table-cell>
          <table:table-cell office:value-type="string">
            <text:p>megan.victoria.jenkins@gmail.com</text:p>
          </table:table-cell>
          <table:table-cell office:value-type="string">
            <text:p>XbHgAtw5pZGeLlWcJdib</text:p>
          </table:table-cell>
          <table:table-cell office:value-type="string">
            <text:p>Apple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z</text:p>
          </table:table-cell>
          <table:table-cell office:value-type="string">
            <text:p>hDmzht1JTVaq1s49Yremkg</text:p>
          </table:table-cell>
          <table:table-cell office:value-type="string">
            <text:p>own_shadowsongequestrian@gmail.com_0Bm5XoIAEF97lb4BWI2a</text:p>
          </table:table-cell>
          <table:table-cell office:value-type="string">
            <text:p>shadowsongequestrian@gmail.com</text:p>
          </table:table-cell>
          <table:table-cell office:value-type="string">
            <text:p>0Bm5XoIAEF97lb4BWI2a</text:p>
          </table:table-cell>
          <table:table-cell office:value-type="string">
            <text:p>Chanc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A</text:p>
          </table:table-cell>
          <table:table-cell office:value-type="string">
            <text:p>kEkBo7YlQqWkb9zP295vNA</text:p>
          </table:table-cell>
          <table:table-cell office:value-type="string">
            <text:p>own_taylormarieschoonover@gmail.com_kM8hrRTESL6bxgdVLoTUrg</text:p>
          </table:table-cell>
          <table:table-cell office:value-type="string">
            <text:p>taylormarieschoonover@gmail.com</text:p>
          </table:table-cell>
          <table:table-cell office:value-type="string">
            <text:p>kM8hrRTESL6bxgdVLoTUrg</text:p>
          </table:table-cell>
          <table:table-cell office:value-type="string">
            <text:p>Rosegol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2</text:p>
          </table:table-cell>
          <table:table-cell office:value-type="string">
            <text:p>P9a2.ZZ3RcWUzL70zvZm4Q</text:p>
          </table:table-cell>
          <table:table-cell office:value-type="string">
            <text:p>own_shadowsongequestrian@gmail.com_b1qsuCMGRemkBHKI4TXyzQ</text:p>
          </table:table-cell>
          <table:table-cell office:value-type="string">
            <text:p>shadowsongequestrian@gmail.com</text:p>
          </table:table-cell>
          <table:table-cell office:value-type="string">
            <text:p>b1qsuCMGRemkBHKI4TXyzQ</text:p>
          </table:table-cell>
          <table:table-cell office:value-type="string">
            <text:p>Angel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u</text:p>
          </table:table-cell>
          <table:table-cell office:value-type="string">
            <text:p>iH8VGqTjR66N96Uayk0gAA</text:p>
          </table:table-cell>
          <table:table-cell office:value-type="string">
            <text:p>own_megan.victoria.jenkins@gmail.com_GUQ6iiRZQhiVpiJYO-0IEA</text:p>
          </table:table-cell>
          <table:table-cell office:value-type="string">
            <text:p>megan.victoria.jenkins@gmail.com</text:p>
          </table:table-cell>
          <table:table-cell office:value-type="string">
            <text:p>GUQ6iiRZQhiVpiJYO-0IEA</text:p>
          </table:table-cell>
          <table:table-cell office:value-type="string">
            <text:p>Stargazer</text:p>
          </table:table-cell>
          <table:table-cell office:value-type="string">
            <text:p>Mare</text:p>
          </table:table-cell>
          <table:table-cell/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K</text:p>
          </table:table-cell>
          <table:table-cell office:value-type="string">
            <text:p>bd84BFbCQHKFyWiPLFvQyw</text:p>
          </table:table-cell>
          <table:table-cell office:value-type="string">
            <text:p>own_leighmistric@gmail.com_woCDRgnZQCuXxld-D22KVw</text:p>
          </table:table-cell>
          <table:table-cell office:value-type="string">
            <text:p>leighmistric@gmail.com</text:p>
          </table:table-cell>
          <table:table-cell office:value-type="string">
            <text:p>woCDRgnZQCuXxld-D22KVw</text:p>
          </table:table-cell>
          <table:table-cell office:value-type="string">
            <text:p>Brav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O</text:p>
          </table:table-cell>
          <table:table-cell office:value-type="string">
            <text:p>5Io3v85jSgeEKM5YZ8r5cw</text:p>
          </table:table-cell>
          <table:table-cell office:value-type="string">
            <text:p>own_shadowsongequestrian@gmail.com_1IjeEnZGS9229ck1qi7aHg</text:p>
          </table:table-cell>
          <table:table-cell office:value-type="string">
            <text:p>shadowsongequestrian@gmail.com</text:p>
          </table:table-cell>
          <table:table-cell office:value-type="string">
            <text:p>1IjeEnZGS9229ck1qi7aHg</text:p>
          </table:table-cell>
          <table:table-cell office:value-type="string">
            <text:p>Evergreen</text:p>
          </table:table-cell>
          <table:table-cell office:value-type="string">
            <text:p>Gelding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I</text:p>
          </table:table-cell>
          <table:table-cell office:value-type="string">
            <text:p>a-HheBJzqRKSFVESCVzxciw</text:p>
          </table:table-cell>
          <table:table-cell office:value-type="string">
            <text:p>own_leighmistric@gmail.com_rhFhGykwYEpRWeaP4SU3</text:p>
          </table:table-cell>
          <table:table-cell office:value-type="string">
            <text:p>leighmistric@gmail.com</text:p>
          </table:table-cell>
          <table:table-cell office:value-type="string">
            <text:p>rhFhGykwYEpRWeaP4SU3</text:p>
          </table:table-cell>
          <table:table-cell office:value-type="string">
            <text:p>Conquer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A</text:p>
          </table:table-cell>
          <table:table-cell office:value-type="string">
            <text:p>4.Cz0Na0SuGqlS3d5HtaDQ</text:p>
          </table:table-cell>
          <table:table-cell office:value-type="string">
            <text:p>own_leighmistric@gmail.com_VOG91JsATqejDLl59kFTOg</text:p>
          </table:table-cell>
          <table:table-cell office:value-type="string">
            <text:p>leighmistric@gmail.com</text:p>
          </table:table-cell>
          <table:table-cell office:value-type="string">
            <text:p>VOG91JsATqejDLl59kFTOg</text:p>
          </table:table-cell>
          <table:table-cell office:value-type="string">
            <text:p>Ring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I</text:p>
          </table:table-cell>
          <table:table-cell office:value-type="string">
            <text:p>KTrV3E6ZRTSKc7h7ihNfeA</text:p>
          </table:table-cell>
          <table:table-cell office:value-type="string">
            <text:p>own_taylormarieschoonover@gmail.com_tB1e7lo6IQxHazR8dywM</text:p>
          </table:table-cell>
          <table:table-cell office:value-type="string">
            <text:p>taylormarieschoonover@gmail.com</text:p>
          </table:table-cell>
          <table:table-cell office:value-type="string">
            <text:p>tB1e7lo6IQxHazR8dywM</text:p>
          </table:table-cell>
          <table:table-cell office:value-type="string">
            <text:p>Grac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n</text:p>
          </table:table-cell>
          <table:table-cell office:value-type="string">
            <text:p>CpFdhrzfRw-zlG-QEfE4zA</text:p>
          </table:table-cell>
          <table:table-cell office:value-type="string">
            <text:p>own_taylormarieschoonover@gmail.com_vf1U9XUYTvqPOaOvAmyJ1A</text:p>
          </table:table-cell>
          <table:table-cell office:value-type="string">
            <text:p>taylormarieschoonover@gmail.com</text:p>
          </table:table-cell>
          <table:table-cell office:value-type="string">
            <text:p>vf1U9XUYTvqPOaOvAmyJ1A</text:p>
          </table:table-cell>
          <table:table-cell office:value-type="string">
            <text:p>Bay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H</text:p>
          </table:table-cell>
          <table:table-cell office:value-type="string">
            <text:p>v3t3GgCrTrW4o9p2C6IqVQ</text:p>
          </table:table-cell>
          <table:table-cell office:value-type="string">
            <text:p>own_shadowsongequestrian@gmail.com_slfoIbtEAvhsplI8PT9D</text:p>
          </table:table-cell>
          <table:table-cell office:value-type="string">
            <text:p>shadowsongequestrian@gmail.com</text:p>
          </table:table-cell>
          <table:table-cell office:value-type="string">
            <text:p>slfoIbtEAvhsplI8PT9D</text:p>
          </table:table-cell>
          <table:table-cell office:value-type="string">
            <text:p>Autumnshad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q</text:p>
          </table:table-cell>
          <table:table-cell office:value-type="string">
            <text:p>ekZItufMT-K27RHKw8nAhA</text:p>
          </table:table-cell>
          <table:table-cell office:value-type="string">
            <text:p>own_taylormarieschoonover@gmail.com_Nj6t3OPMTKqFnyYZVS7sFQ</text:p>
          </table:table-cell>
          <table:table-cell office:value-type="string">
            <text:p>taylormarieschoonover@gmail.com</text:p>
          </table:table-cell>
          <table:table-cell office:value-type="string">
            <text:p>Nj6t3OPMTKqFnyYZVS7sFQ</text:p>
          </table:table-cell>
          <table:table-cell office:value-type="string">
            <text:p>Witc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n</text:p>
          </table:table-cell>
          <table:table-cell office:value-type="string">
            <text:p>4mLukfYuTcqmvPRm3Jj7QA</text:p>
          </table:table-cell>
          <table:table-cell office:value-type="string">
            <text:p>own_taylormarieschoonover@gmail.com_9Hvv-dP2QxynlNFt.KT.zA</text:p>
          </table:table-cell>
          <table:table-cell office:value-type="string">
            <text:p>taylormarieschoonover@gmail.com</text:p>
          </table:table-cell>
          <table:table-cell office:value-type="string">
            <text:p>9Hvv-dP2QxynlNFt.KT.zA</text:p>
          </table:table-cell>
          <table:table-cell office:value-type="string">
            <text:p>Willow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F</text:p>
          </table:table-cell>
          <table:table-cell office:value-type="string">
            <text:p>6iCA7b.yQ.CnwKgMjV6Dcg</text:p>
          </table:table-cell>
          <table:table-cell office:value-type="string">
            <text:p>own_megan.victoria.jenkins@gmail.com_HzJple9USre3-yG5ha5bgQ</text:p>
          </table:table-cell>
          <table:table-cell office:value-type="string">
            <text:p>megan.victoria.jenkins@gmail.com</text:p>
          </table:table-cell>
          <table:table-cell office:value-type="string">
            <text:p>HzJple9USre3-yG5ha5bgQ</text:p>
          </table:table-cell>
          <table:table-cell office:value-type="string">
            <text:p>Moonpi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Icing On The Cake</text:p>
          </table:table-cell>
          <table:table-cell/>
          <table:table-cell/>
          <table:table-cell/>
        </table:table-row>
        <table:table-row>
          <table:table-cell office:value-type="string">
            <text:p>X2h</text:p>
          </table:table-cell>
          <table:table-cell office:value-type="string">
            <text:p>CVaHvWcdQ3OvJHSTNmVM5g</text:p>
          </table:table-cell>
          <table:table-cell office:value-type="string">
            <text:p>own_taylormarieschoonover@gmail.com_a.ZUmpvK8Sxm7KzzMnf9dDg</text:p>
          </table:table-cell>
          <table:table-cell office:value-type="string">
            <text:p>taylormarieschoonover@gmail.com</text:p>
          </table:table-cell>
          <table:table-cell office:value-type="string">
            <text:p>a.ZUmpvK8Sxm7KzzMnf9dDg</text:p>
          </table:table-cell>
          <table:table-cell office:value-type="string">
            <text:p>Tempes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4</text:p>
          </table:table-cell>
          <table:table-cell office:value-type="string">
            <text:p>BWWXr2N-RDufCqhM4U-Wgw</text:p>
          </table:table-cell>
          <table:table-cell office:value-type="string">
            <text:p>own_taylormarieschoonover@gmail.com_KZAiky1jRemlO1X9h05KNA</text:p>
          </table:table-cell>
          <table:table-cell office:value-type="string">
            <text:p>taylormarieschoonover@gmail.com</text:p>
          </table:table-cell>
          <table:table-cell office:value-type="string">
            <text:p>KZAiky1jRemlO1X9h05KNA</text:p>
          </table:table-cell>
          <table:table-cell office:value-type="string">
            <text:p>Frog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T</text:p>
          </table:table-cell>
          <table:table-cell office:value-type="string">
            <text:p>yQYNJnl1QZeHvkaHqll2jA</text:p>
          </table:table-cell>
          <table:table-cell office:value-type="string">
            <text:p>own_megan.victoria.jenkins@gmail.com_sgAEo2WyoUIL4Wm6d9fs</text:p>
          </table:table-cell>
          <table:table-cell office:value-type="string">
            <text:p>megan.victoria.jenkins@gmail.com</text:p>
          </table:table-cell>
          <table:table-cell office:value-type="string">
            <text:p>sgAEo2WyoUIL4Wm6d9fs</text:p>
          </table:table-cell>
          <table:table-cell office:value-type="string">
            <text:p>Arcane<text:s/>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Arcane FRH</text:p>
          </table:table-cell>
          <table:table-cell/>
          <table:table-cell/>
          <table:table-cell/>
        </table:table-row>
        <table:table-row>
          <table:table-cell office:value-type="string">
            <text:p>X0U</text:p>
          </table:table-cell>
          <table:table-cell office:value-type="string">
            <text:p>TP11c32ESdG3Kt4yKkmJYQ</text:p>
          </table:table-cell>
          <table:table-cell office:value-type="string">
            <text:p>own_shadowsongequestrian@gmail.com_atrp.MxoQ-SQfTrq3Mw57w</text:p>
          </table:table-cell>
          <table:table-cell office:value-type="string">
            <text:p>shadowsongequestrian@gmail.com</text:p>
          </table:table-cell>
          <table:table-cell office:value-type="string">
            <text:p>atrp.MxoQ-SQfTrq3Mw57w</text:p>
          </table:table-cell>
          <table:table-cell office:value-type="string">
            <text:p>Rock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A</text:p>
          </table:table-cell>
          <table:table-cell office:value-type="string">
            <text:p>2SpIvXQJRJ-bxqhFxsZD7w</text:p>
          </table:table-cell>
          <table:table-cell office:value-type="string">
            <text:p>own_taylormarieschoonover@gmail.com_XDTc7qVWMEdQXFahjyGe</text:p>
          </table:table-cell>
          <table:table-cell office:value-type="string">
            <text:p>taylormarieschoonover@gmail.com</text:p>
          </table:table-cell>
          <table:table-cell office:value-type="string">
            <text:p>XDTc7qVWMEdQXFahjyGe</text:p>
          </table:table-cell>
          <table:table-cell office:value-type="string">
            <text:p>Partygir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2</text:p>
          </table:table-cell>
          <table:table-cell office:value-type="string">
            <text:p>JFPyaMJ-Ri65GQyCfyBKjQ</text:p>
          </table:table-cell>
          <table:table-cell office:value-type="string">
            <text:p>own_taylormarieschoonover@gmail.com_yK1gyS9iFbLrRJ59czjp</text:p>
          </table:table-cell>
          <table:table-cell office:value-type="string">
            <text:p>taylormarieschoonover@gmail.com</text:p>
          </table:table-cell>
          <table:table-cell office:value-type="string">
            <text:p>yK1gyS9iFbLrRJ59czjp</text:p>
          </table:table-cell>
          <table:table-cell office:value-type="string">
            <text:p>Moonshin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q</text:p>
          </table:table-cell>
          <table:table-cell office:value-type="string">
            <text:p>FTSGanbyS0uPZoHu00d0QQ</text:p>
          </table:table-cell>
          <table:table-cell office:value-type="string">
            <text:p>own_taylormarieschoonover@gmail.com_zP-CHDOZRRSTdPm0kpy4gA</text:p>
          </table:table-cell>
          <table:table-cell office:value-type="string">
            <text:p>taylormarieschoonover@gmail.com</text:p>
          </table:table-cell>
          <table:table-cell office:value-type="string">
            <text:p>zP-CHDOZRRSTdPm0kpy4gA</text:p>
          </table:table-cell>
          <table:table-cell office:value-type="string">
            <text:p>Shutterf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s</text:p>
          </table:table-cell>
          <table:table-cell office:value-type="string">
            <text:p>InjdheOrRIKVLS5f9bv9zQ</text:p>
          </table:table-cell>
          <table:table-cell office:value-type="string">
            <text:p>own_megan.victoria.jenkins@gmail.com_FX-qDvm-QIidx0ZoUOk2Tg</text:p>
          </table:table-cell>
          <table:table-cell office:value-type="string">
            <text:p>megan.victoria.jenkins@gmail.com</text:p>
          </table:table-cell>
          <table:table-cell office:value-type="string">
            <text:p>FX-qDvm-QIidx0ZoUOk2Tg</text:p>
          </table:table-cell>
          <table:table-cell office:value-type="string">
            <text:p>Gingerma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n</text:p>
          </table:table-cell>
          <table:table-cell office:value-type="string">
            <text:p>a.YLT-CRJQ0euqkRtVdjV9Q</text:p>
          </table:table-cell>
          <table:table-cell office:value-type="string">
            <text:p>own_taylormarieschoonover@gmail.com_a--iiAF.ZRp6Lca6bAK9YzA</text:p>
          </table:table-cell>
          <table:table-cell office:value-type="string">
            <text:p>taylormarieschoonover@gmail.com</text:p>
          </table:table-cell>
          <table:table-cell office:value-type="string">
            <text:p>a--iiAF.ZRp6Lca6bAK9YzA</text:p>
          </table:table-cell>
          <table:table-cell office:value-type="string">
            <text:p>Tigerli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P</text:p>
          </table:table-cell>
          <table:table-cell office:value-type="string">
            <text:p>r0sK3ARuR3KiUy3S..40Iw</text:p>
          </table:table-cell>
          <table:table-cell office:value-type="string">
            <text:p>own_shadowsongequestrian@gmail.com_b2Z0Yi6yao6BxbYGTPHT</text:p>
          </table:table-cell>
          <table:table-cell office:value-type="string">
            <text:p>shadowsongequestrian@gmail.com</text:p>
          </table:table-cell>
          <table:table-cell office:value-type="string">
            <text:p>b2Z0Yi6yao6BxbYGTPHT</text:p>
          </table:table-cell>
          <table:table-cell office:value-type="string">
            <text:p>Firefl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T</text:p>
          </table:table-cell>
          <table:table-cell office:value-type="string">
            <text:p>TJHP9UoJQZSF64kY5iYbIQ</text:p>
          </table:table-cell>
          <table:table-cell office:value-type="string">
            <text:p>own_taylormarieschoonover@gmail.com_hgVmdqblTK65MVRooUZb3Q</text:p>
          </table:table-cell>
          <table:table-cell office:value-type="string">
            <text:p>taylormarieschoonover@gmail.com</text:p>
          </table:table-cell>
          <table:table-cell office:value-type="string">
            <text:p>hgVmdqblTK65MVRooUZb3Q</text:p>
          </table:table-cell>
          <table:table-cell office:value-type="string">
            <text:p>Stargir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f</text:p>
          </table:table-cell>
          <table:table-cell office:value-type="string">
            <text:p>oFNIlBt0TL2.Kgvv4nmCmA</text:p>
          </table:table-cell>
          <table:table-cell office:value-type="string">
            <text:p>own_leighmistric@gmail.com_8J2jFGeH81TB7mPm0DS5</text:p>
          </table:table-cell>
          <table:table-cell office:value-type="string">
            <text:p>leighmistric@gmail.com</text:p>
          </table:table-cell>
          <table:table-cell office:value-type="string">
            <text:p>8J2jFGeH81TB7mPm0DS5</text:p>
          </table:table-cell>
          <table:table-cell office:value-type="string">
            <text:p>Run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i</text:p>
          </table:table-cell>
          <table:table-cell office:value-type="string">
            <text:p>GsM-2KlnRmi5X0689-ZT9A</text:p>
          </table:table-cell>
          <table:table-cell office:value-type="string">
            <text:p>own_megan.victoria.jenkins@gmail.com_Nj6t3OPMTKqFnyYZVS7sFQ</text:p>
          </table:table-cell>
          <table:table-cell office:value-type="string">
            <text:p>megan.victoria.jenkins@gmail.com</text:p>
          </table:table-cell>
          <table:table-cell office:value-type="string">
            <text:p>Nj6t3OPMTKqFnyYZVS7sFQ</text:p>
          </table:table-cell>
          <table:table-cell office:value-type="string">
            <text:p>Spellcast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y</text:p>
          </table:table-cell>
          <table:table-cell office:value-type="string">
            <text:p>hGIbx1qyT-WWBxATMWg19Q</text:p>
          </table:table-cell>
          <table:table-cell office:value-type="string">
            <text:p>own_taylormarieschoonover@gmail.com_oSNIzBtIR9OrCQ8Vnh0j4A</text:p>
          </table:table-cell>
          <table:table-cell office:value-type="string">
            <text:p>taylormarieschoonover@gmail.com</text:p>
          </table:table-cell>
          <table:table-cell office:value-type="string">
            <text:p>oSNIzBtIR9OrCQ8Vnh0j4A</text:p>
          </table:table-cell>
          <table:table-cell office:value-type="string">
            <text:p>Mous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1</text:p>
          </table:table-cell>
          <table:table-cell office:value-type="string">
            <text:p>IjCrW3KaSPq0xaovvSnb9w</text:p>
          </table:table-cell>
          <table:table-cell office:value-type="string">
            <text:p>own_shadowsongequestrian@gmail.com_jhLWvrLeZheKmzzk5ilW</text:p>
          </table:table-cell>
          <table:table-cell office:value-type="string">
            <text:p>shadowsongequestrian@gmail.com</text:p>
          </table:table-cell>
          <table:table-cell office:value-type="string">
            <text:p>jhLWvrLeZheKmzzk5ilW</text:p>
          </table:table-cell>
          <table:table-cell office:value-type="string">
            <text:p>Eldros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o</text:p>
          </table:table-cell>
          <table:table-cell office:value-type="string">
            <text:p>D1PldFVZQmKVvScwH1Kt7w</text:p>
          </table:table-cell>
          <table:table-cell office:value-type="string">
            <text:p>own_megan.victoria.jenkins@gmail.com_HmD3mTdxR9CiatFgyrJRow</text:p>
          </table:table-cell>
          <table:table-cell office:value-type="string">
            <text:p>megan.victoria.jenkins@gmail.com</text:p>
          </table:table-cell>
          <table:table-cell office:value-type="string">
            <text:p>HmD3mTdxR9CiatFgyrJRow</text:p>
          </table:table-cell>
          <table:table-cell office:value-type="string">
            <text:p>Peach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1</text:p>
          </table:table-cell>
          <table:table-cell office:value-type="string">
            <text:p>oho-SezKSN67WtKwOv1PJA</text:p>
          </table:table-cell>
          <table:table-cell office:value-type="string">
            <text:p>own_megan.victoria.jenkins@gmail.com_tKM7ByBMYjsQhvurO7pu</text:p>
          </table:table-cell>
          <table:table-cell office:value-type="string">
            <text:p>megan.victoria.jenkins@gmail.com</text:p>
          </table:table-cell>
          <table:table-cell office:value-type="string">
            <text:p>tKM7ByBMYjsQhvurO7pu</text:p>
          </table:table-cell>
          <table:table-cell office:value-type="string">
            <text:p>Lush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8</text:p>
          </table:table-cell>
          <table:table-cell office:value-type="string">
            <text:p>TmXlCyi8TByko6Q9bvwB-A</text:p>
          </table:table-cell>
          <table:table-cell office:value-type="string">
            <text:p>own_megan.victoria.jenkins@gmail.com_yihoh2DVQ2KEaji.9NCkBg</text:p>
          </table:table-cell>
          <table:table-cell office:value-type="string">
            <text:p>megan.victoria.jenkins@gmail.com</text:p>
          </table:table-cell>
          <table:table-cell office:value-type="string">
            <text:p>yihoh2DVQ2KEaji.9NCkBg</text:p>
          </table:table-cell>
          <table:table-cell office:value-type="string">
            <text:p>Blueberry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9</text:p>
          </table:table-cell>
          <table:table-cell office:value-type="string">
            <text:p>VClbZB9PRZy7cLv4T5.A5A</text:p>
          </table:table-cell>
          <table:table-cell office:value-type="string">
            <text:p>own_shadowsongequestrian@gmail.com_sgAEo2WyoUIL4Wm6d9fs</text:p>
          </table:table-cell>
          <table:table-cell office:value-type="string">
            <text:p>shadowsongequestrian@gmail.com</text:p>
          </table:table-cell>
          <table:table-cell office:value-type="string">
            <text:p>sgAEo2WyoUIL4Wm6d9fs</text:p>
          </table:table-cell>
          <table:table-cell office:value-type="string">
            <text:p>Bria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Z</text:p>
          </table:table-cell>
          <table:table-cell office:value-type="string">
            <text:p>LGpiw6-mS5i6sh9jMY2NOA</text:p>
          </table:table-cell>
          <table:table-cell office:value-type="string">
            <text:p>own_taylormarieschoonover@gmail.com_ugdVBzrPTNa0.RE7TTokdQ</text:p>
          </table:table-cell>
          <table:table-cell office:value-type="string">
            <text:p>taylormarieschoonover@gmail.com</text:p>
          </table:table-cell>
          <table:table-cell office:value-type="string">
            <text:p>ugdVBzrPTNa0.RE7TTokdQ</text:p>
          </table:table-cell>
          <table:table-cell office:value-type="string">
            <text:p>Pear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4</text:p>
          </table:table-cell>
          <table:table-cell office:value-type="string">
            <text:p>qEkFpnAPQim72KzvgOEihA</text:p>
          </table:table-cell>
          <table:table-cell office:value-type="string">
            <text:p>own_megan.victoria.jenkins@gmail.com_lloc4CcuRUCehp4ZMWYOPw</text:p>
          </table:table-cell>
          <table:table-cell office:value-type="string">
            <text:p>megan.victoria.jenkins@gmail.com</text:p>
          </table:table-cell>
          <table:table-cell office:value-type="string">
            <text:p>lloc4CcuRUCehp4ZMWYOPw</text:p>
          </table:table-cell>
          <table:table-cell office:value-type="string">
            <text:p>Maybelle</text:p>
          </table:table-cell>
          <table:table-cell office:value-type="string">
            <text:p>Mare</text:p>
          </table:table-cell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X</text:p>
          </table:table-cell>
          <table:table-cell office:value-type="string">
            <text:p>0X.hIqFDRKeLvepHcjdv7Q</text:p>
          </table:table-cell>
          <table:table-cell office:value-type="string">
            <text:p>own_taylormarieschoonover@gmail.com_3KM5Se2ZR6a9qV8tGcxL</text:p>
          </table:table-cell>
          <table:table-cell office:value-type="string">
            <text:p>taylormarieschoonover@gmail.com</text:p>
          </table:table-cell>
          <table:table-cell office:value-type="string">
            <text:p>3KM5Se2ZR6a9qV8tGcxL</text:p>
          </table:table-cell>
          <table:table-cell office:value-type="string">
            <text:p>Augus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q</text:p>
          </table:table-cell>
          <table:table-cell office:value-type="string">
            <text:p>SQnJLtWlT6iraV1pUXBSTA</text:p>
          </table:table-cell>
          <table:table-cell office:value-type="string">
            <text:p>own_taylormarieschoonover@gmail.com_0Bm5XoIAEF97lb4BWI2a</text:p>
          </table:table-cell>
          <table:table-cell office:value-type="string">
            <text:p>taylormarieschoonover@gmail.com</text:p>
          </table:table-cell>
          <table:table-cell office:value-type="string">
            <text:p>0Bm5XoIAEF97lb4BWI2a</text:p>
          </table:table-cell>
          <table:table-cell office:value-type="string">
            <text:p>Euphori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K</text:p>
          </table:table-cell>
          <table:table-cell office:value-type="string">
            <text:p>d.cGd82hRXazXkSlx7zmfg</text:p>
          </table:table-cell>
          <table:table-cell office:value-type="string">
            <text:p>own_taylormarieschoonover@gmail.com_9a0xBxPA68YA9tcapCQR</text:p>
          </table:table-cell>
          <table:table-cell office:value-type="string">
            <text:p>taylormarieschoonover@gmail.com</text:p>
          </table:table-cell>
          <table:table-cell office:value-type="string">
            <text:p>9a0xBxPA68YA9tcapCQR</text:p>
          </table:table-cell>
          <table:table-cell office:value-type="string">
            <text:p>Pirat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s</text:p>
          </table:table-cell>
          <table:table-cell office:value-type="string">
            <text:p>hTH049HtRk2qr2rFTJNDNA</text:p>
          </table:table-cell>
          <table:table-cell office:value-type="string">
            <text:p>own_megan.victoria.jenkins@gmail.com_rxvbdn9aSOGDHMuXKekDQA</text:p>
          </table:table-cell>
          <table:table-cell office:value-type="string">
            <text:p>megan.victoria.jenkins@gmail.com</text:p>
          </table:table-cell>
          <table:table-cell office:value-type="string">
            <text:p>rxvbdn9aSOGDHMuXKekDQA</text:p>
          </table:table-cell>
          <table:table-cell office:value-type="string">
            <text:p>Mastermind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m</text:p>
          </table:table-cell>
          <table:table-cell office:value-type="string">
            <text:p>L4s9iObqQ5iTlZSUOJ0JLA</text:p>
          </table:table-cell>
          <table:table-cell office:value-type="string">
            <text:p>own_taylormarieschoonover@gmail.com_3YlaS7ckUiKh1Hz7TT50</text:p>
          </table:table-cell>
          <table:table-cell office:value-type="string">
            <text:p>taylormarieschoonover@gmail.com</text:p>
          </table:table-cell>
          <table:table-cell office:value-type="string">
            <text:p>3YlaS7ckUiKh1Hz7TT50</text:p>
          </table:table-cell>
          <table:table-cell office:value-type="string">
            <text:p>Sk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s</text:p>
          </table:table-cell>
          <table:table-cell office:value-type="string">
            <text:p>lTAKDarATLO8uBKcyznHDQ</text:p>
          </table:table-cell>
          <table:table-cell office:value-type="string">
            <text:p>own_taylormarieschoonover@gmail.com_dBJjvVzrRsiXoXYGDVokew</text:p>
          </table:table-cell>
          <table:table-cell office:value-type="string">
            <text:p>taylormarieschoonover@gmail.com</text:p>
          </table:table-cell>
          <table:table-cell office:value-type="string">
            <text:p>dBJjvVzrRsiXoXYGDVokew</text:p>
          </table:table-cell>
          <table:table-cell office:value-type="string">
            <text:p>Fer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t</text:p>
          </table:table-cell>
          <table:table-cell office:value-type="string">
            <text:p>4NwcthFnSoi9H-hygSFPJQ</text:p>
          </table:table-cell>
          <table:table-cell office:value-type="string">
            <text:p>own_megan.victoria.jenkins@gmail.com_3jSDFxT2QKqoPIKErdcm-w</text:p>
          </table:table-cell>
          <table:table-cell office:value-type="string">
            <text:p>megan.victoria.jenkins@gmail.com</text:p>
          </table:table-cell>
          <table:table-cell office:value-type="string">
            <text:p>3jSDFxT2QKqoPIKErdcm-w</text:p>
          </table:table-cell>
          <table:table-cell office:value-type="string">
            <text:p>Egg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h</text:p>
          </table:table-cell>
          <table:table-cell office:value-type="string">
            <text:p>1a-uZsqyQY-zDfYmls2SVg</text:p>
          </table:table-cell>
          <table:table-cell office:value-type="string">
            <text:p>own_megan.victoria.jenkins@gmail.com_Zms5caiCaBAIO0eoiHHs</text:p>
          </table:table-cell>
          <table:table-cell office:value-type="string">
            <text:p>megan.victoria.jenkins@gmail.com</text:p>
          </table:table-cell>
          <table:table-cell office:value-type="string">
            <text:p>Zms5caiCaBAIO0eoiHHs</text:p>
          </table:table-cell>
          <table:table-cell office:value-type="string">
            <text:p>Ging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8</text:p>
          </table:table-cell>
          <table:table-cell office:value-type="string">
            <text:p>1Rvhvu.iREKhxTpLLT27Cg</text:p>
          </table:table-cell>
          <table:table-cell office:value-type="string">
            <text:p>own_taylormarieschoonover@gmail.com_LS9ODUWGQVegfS8sl.gcWQ</text:p>
          </table:table-cell>
          <table:table-cell office:value-type="string">
            <text:p>taylormarieschoonover@gmail.com</text:p>
          </table:table-cell>
          <table:table-cell office:value-type="string">
            <text:p>LS9ODUWGQVegfS8sl.gcWQ</text:p>
          </table:table-cell>
          <table:table-cell office:value-type="string">
            <text:p>Cookiemonst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w</text:p>
          </table:table-cell>
          <table:table-cell office:value-type="string">
            <text:p>AQf3ItY9RnGOGLs0nwadOw</text:p>
          </table:table-cell>
          <table:table-cell office:value-type="string">
            <text:p>own_taylormarieschoonover@gmail.com_fhhfm58U5Q2kpv7VsHRe</text:p>
          </table:table-cell>
          <table:table-cell office:value-type="string">
            <text:p>taylormarieschoonover@gmail.com</text:p>
          </table:table-cell>
          <table:table-cell office:value-type="string">
            <text:p>fhhfm58U5Q2kpv7VsHRe</text:p>
          </table:table-cell>
          <table:table-cell office:value-type="string">
            <text:p>Clov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C</text:p>
          </table:table-cell>
          <table:table-cell office:value-type="string">
            <text:p>yb.qwl1OQ6iqRLNtD6w4QA</text:p>
          </table:table-cell>
          <table:table-cell office:value-type="string">
            <text:p>own_taylormarieschoonover@gmail.com_HOKvEx4r3BYzd5Y6S1OX</text:p>
          </table:table-cell>
          <table:table-cell office:value-type="string">
            <text:p>taylormarieschoonover@gmail.com</text:p>
          </table:table-cell>
          <table:table-cell office:value-type="string">
            <text:p>HOKvEx4r3BYzd5Y6S1OX</text:p>
          </table:table-cell>
          <table:table-cell office:value-type="string">
            <text:p>Chaos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S</text:p>
          </table:table-cell>
          <table:table-cell office:value-type="string">
            <text:p>RHAyXVBNQsmQIhyve-OQng</text:p>
          </table:table-cell>
          <table:table-cell office:value-type="string">
            <text:p>own_megan.victoria.jenkins@gmail.com_kPBL91AtREa8qpUavZqnyA</text:p>
          </table:table-cell>
          <table:table-cell office:value-type="string">
            <text:p>megan.victoria.jenkins@gmail.com</text:p>
          </table:table-cell>
          <table:table-cell office:value-type="string">
            <text:p>kPBL91AtREa8qpUavZqnyA</text:p>
          </table:table-cell>
          <table:table-cell office:value-type="string">
            <text:p>Dreamcloud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z</text:p>
          </table:table-cell>
          <table:table-cell office:value-type="string">
            <text:p>fPLf3kHzR5qq8g6e2u5G8Q</text:p>
          </table:table-cell>
          <table:table-cell office:value-type="string">
            <text:p>own_taylormarieschoonover@gmail.com_HzJple9USre3-yG5ha5bgQ</text:p>
          </table:table-cell>
          <table:table-cell office:value-type="string">
            <text:p>taylormarieschoonover@gmail.com</text:p>
          </table:table-cell>
          <table:table-cell office:value-type="string">
            <text:p>HzJple9USre3-yG5ha5bgQ</text:p>
          </table:table-cell>
          <table:table-cell office:value-type="string">
            <text:p>Sadi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d</text:p>
          </table:table-cell>
          <table:table-cell office:value-type="string">
            <text:p>g4UwLrGuRByikDgmyb61mw</text:p>
          </table:table-cell>
          <table:table-cell office:value-type="string">
            <text:p>own_megan.victoria.jenkins@gmail.com_3Nl50bB-QDqoyONT3ZE4Cw</text:p>
          </table:table-cell>
          <table:table-cell office:value-type="string">
            <text:p>megan.victoria.jenkins@gmail.com</text:p>
          </table:table-cell>
          <table:table-cell office:value-type="string">
            <text:p>3Nl50bB-QDqoyONT3ZE4Cw</text:p>
          </table:table-cell>
          <table:table-cell office:value-type="string">
            <text:p>Spark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Arendelle</text:p>
          </table:table-cell>
          <table:table-cell/>
          <table:table-cell/>
          <table:table-cell/>
        </table:table-row>
        <table:table-row>
          <table:table-cell office:value-type="string">
            <text:p>X1Q</text:p>
          </table:table-cell>
          <table:table-cell office:value-type="string">
            <text:p>XLuZFXwbTM-6tEbeYYnHOg</text:p>
          </table:table-cell>
          <table:table-cell office:value-type="string">
            <text:p>own_taylormarieschoonover@gmail.com_8J2jFGeH81TB7mPm0DS5</text:p>
          </table:table-cell>
          <table:table-cell office:value-type="string">
            <text:p>taylormarieschoonover@gmail.com</text:p>
          </table:table-cell>
          <table:table-cell office:value-type="string">
            <text:p>8J2jFGeH81TB7mPm0DS5</text:p>
          </table:table-cell>
          <table:table-cell office:value-type="string">
            <text:p>Wal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b</text:p>
          </table:table-cell>
          <table:table-cell office:value-type="string">
            <text:p>WguliYWARc2TpKd3eXytVQ</text:p>
          </table:table-cell>
          <table:table-cell office:value-type="string">
            <text:p>own_taylormarieschoonover@gmail.com_2LC4Irfu8fefq2JiRRqY</text:p>
          </table:table-cell>
          <table:table-cell office:value-type="string">
            <text:p>taylormarieschoonover@gmail.com</text:p>
          </table:table-cell>
          <table:table-cell office:value-type="string">
            <text:p>2LC4Irfu8fefq2JiRRqY</text:p>
          </table:table-cell>
          <table:table-cell office:value-type="string">
            <text:p>Timeless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g</text:p>
          </table:table-cell>
          <table:table-cell office:value-type="string">
            <text:p>qCjSY-MSRaOWUH6jr5SGdg</text:p>
          </table:table-cell>
          <table:table-cell office:value-type="string">
            <text:p>own_megan.victoria.jenkins@gmail.com_Ivo0maW9cvfaw1ekZ4iz</text:p>
          </table:table-cell>
          <table:table-cell office:value-type="string">
            <text:p>megan.victoria.jenkins@gmail.com</text:p>
          </table:table-cell>
          <table:table-cell office:value-type="string">
            <text:p>Ivo0maW9cvfaw1ekZ4iz</text:p>
          </table:table-cell>
          <table:table-cell office:value-type="string">
            <text:p>Skyfal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kyfall Z</text:p>
          </table:table-cell>
          <table:table-cell/>
          <table:table-cell/>
          <table:table-cell/>
        </table:table-row>
        <table:table-row>
          <table:table-cell office:value-type="string">
            <text:p>X2Y</text:p>
          </table:table-cell>
          <table:table-cell office:value-type="string">
            <text:p>H0bco4H9RYaDoW6MzAEMtw</text:p>
          </table:table-cell>
          <table:table-cell office:value-type="string">
            <text:p>own_taylormarieschoonover@gmail.com_zEZA..jSRjGXBeg8rKHmhw</text:p>
          </table:table-cell>
          <table:table-cell office:value-type="string">
            <text:p>taylormarieschoonover@gmail.com</text:p>
          </table:table-cell>
          <table:table-cell office:value-type="string">
            <text:p>zEZA..jSRjGXBeg8rKHmhw</text:p>
          </table:table-cell>
          <table:table-cell office:value-type="string">
            <text:p>Turtl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7</text:p>
          </table:table-cell>
          <table:table-cell office:value-type="string">
            <text:p>cK4Q7bs9T62K-nJo31b5IQ</text:p>
          </table:table-cell>
          <table:table-cell office:value-type="string">
            <text:p>own_megan.victoria.jenkins@gmail.com_Iyyg0mzHR8iXbO2D9Tuo6A</text:p>
          </table:table-cell>
          <table:table-cell office:value-type="string">
            <text:p>megan.victoria.jenkins@gmail.com</text:p>
          </table:table-cell>
          <table:table-cell office:value-type="string">
            <text:p>Iyyg0mzHR8iXbO2D9Tuo6A</text:p>
          </table:table-cell>
          <table:table-cell office:value-type="string">
            <text:p>Scarle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treet Chic</text:p>
          </table:table-cell>
          <table:table-cell/>
          <table:table-cell/>
          <table:table-cell/>
        </table:table-row>
        <table:table-row>
          <table:table-cell office:value-type="string">
            <text:p>WM</text:p>
          </table:table-cell>
          <table:table-cell office:value-type="string">
            <text:p>3EVYQOv6Qc2DPJvGRFLFoA</text:p>
          </table:table-cell>
          <table:table-cell office:value-type="string">
            <text:p>own_shadowsongequestrian@gmail.com_a8Yhf82ZbYetkbzoEg3s</text:p>
          </table:table-cell>
          <table:table-cell office:value-type="string">
            <text:p>shadowsongequestrian@gmail.com</text:p>
          </table:table-cell>
          <table:table-cell office:value-type="string">
            <text:p>a8Yhf82ZbYetkbzoEg3s</text:p>
          </table:table-cell>
          <table:table-cell office:value-type="string">
            <text:p>Grimdark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h</text:p>
          </table:table-cell>
          <table:table-cell office:value-type="string">
            <text:p>qnShBOcLTmGzd82wcqU3Sg</text:p>
          </table:table-cell>
          <table:table-cell office:value-type="string">
            <text:p>own_taylormarieschoonover@gmail.com_IFP3vRAYT9q9KCbyZK0.Ng</text:p>
          </table:table-cell>
          <table:table-cell office:value-type="string">
            <text:p>taylormarieschoonover@gmail.com</text:p>
          </table:table-cell>
          <table:table-cell office:value-type="string">
            <text:p>IFP3vRAYT9q9KCbyZK0.Ng</text:p>
          </table:table-cell>
          <table:table-cell office:value-type="string">
            <text:p>Dais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L</text:p>
          </table:table-cell>
          <table:table-cell office:value-type="string">
            <text:p>qpoxBV6OSF2SdmgEJ4GXJg</text:p>
          </table:table-cell>
          <table:table-cell office:value-type="string">
            <text:p>own_taylormarieschoonover@gmail.com_kaSkmMpevPd1IVKm1vLh</text:p>
          </table:table-cell>
          <table:table-cell office:value-type="string">
            <text:p>taylormarieschoonover@gmail.com</text:p>
          </table:table-cell>
          <table:table-cell office:value-type="string">
            <text:p>kaSkmMpevPd1IVKm1vLh</text:p>
          </table:table-cell>
          <table:table-cell office:value-type="string">
            <text:p>Ever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j</text:p>
          </table:table-cell>
          <table:table-cell office:value-type="string">
            <text:p>7i-IIOgmS9ioV2ODTI7jRQ</text:p>
          </table:table-cell>
          <table:table-cell office:value-type="string">
            <text:p>own_taylormarieschoonover@gmail.com_PMrRYPpcXVYQ3bwznRSu</text:p>
          </table:table-cell>
          <table:table-cell office:value-type="string">
            <text:p>taylormarieschoonover@gmail.com</text:p>
          </table:table-cell>
          <table:table-cell office:value-type="string">
            <text:p>PMrRYPpcXVYQ3bwznRSu</text:p>
          </table:table-cell>
          <table:table-cell office:value-type="string">
            <text:p>Dream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d</text:p>
          </table:table-cell>
          <table:table-cell office:value-type="string">
            <text:p>a.qqG7r6gSG2JzxLsI7bD8A</text:p>
          </table:table-cell>
          <table:table-cell office:value-type="string">
            <text:p>own_leighmistric@gmail.com_9.bwlRRvQmOKObiA0j7DIg</text:p>
          </table:table-cell>
          <table:table-cell office:value-type="string">
            <text:p>leighmistric@gmail.com</text:p>
          </table:table-cell>
          <table:table-cell office:value-type="string">
            <text:p>9.bwlRRvQmOKObiA0j7DIg</text:p>
          </table:table-cell>
          <table:table-cell office:value-type="string">
            <text:p>Oliv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s</text:p>
          </table:table-cell>
          <table:table-cell office:value-type="string">
            <text:p>f1eXyo9eTMiVNS30-KLAqQ</text:p>
          </table:table-cell>
          <table:table-cell office:value-type="string">
            <text:p>own_leighmistric@gmail.com_2LC4Irfu8fefq2JiRRqY</text:p>
          </table:table-cell>
          <table:table-cell office:value-type="string">
            <text:p>leighmistric@gmail.com</text:p>
          </table:table-cell>
          <table:table-cell office:value-type="string">
            <text:p>2LC4Irfu8fefq2JiRRqY</text:p>
          </table:table-cell>
          <table:table-cell office:value-type="string">
            <text:p>Gamebo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X</text:p>
          </table:table-cell>
          <table:table-cell office:value-type="string">
            <text:p>kVTGvrZMSLW5PHMqi-trHg</text:p>
          </table:table-cell>
          <table:table-cell office:value-type="string">
            <text:p>own_taylormarieschoonover@gmail.com_1-1cSqEUSpq20X-zDztdRw</text:p>
          </table:table-cell>
          <table:table-cell office:value-type="string">
            <text:p>taylormarieschoonover@gmail.com</text:p>
          </table:table-cell>
          <table:table-cell office:value-type="string">
            <text:p>1-1cSqEUSpq20X-zDztdRw</text:p>
          </table:table-cell>
          <table:table-cell office:value-type="string">
            <text:p>Shadow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Q</text:p>
          </table:table-cell>
          <table:table-cell office:value-type="string">
            <text:p>Xmk2UfDKReuFn5sJQOCLpA</text:p>
          </table:table-cell>
          <table:table-cell office:value-type="string">
            <text:p>own_shadowsongequestrian@gmail.com_97VbpxiHdOcCC7xRbBPo</text:p>
          </table:table-cell>
          <table:table-cell office:value-type="string">
            <text:p>shadowsongequestrian@gmail.com</text:p>
          </table:table-cell>
          <table:table-cell office:value-type="string">
            <text:p>97VbpxiHdOcCC7xRbBPo</text:p>
          </table:table-cell>
          <table:table-cell office:value-type="string">
            <text:p>Eldros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i</text:p>
          </table:table-cell>
          <table:table-cell office:value-type="string">
            <text:p>uCFnOoRKQHCOXZbVcgXcjQ</text:p>
          </table:table-cell>
          <table:table-cell office:value-type="string">
            <text:p>own_taylormarieschoonover@gmail.com_mIX1wN.dSv2R2vZZNV3gzg</text:p>
          </table:table-cell>
          <table:table-cell office:value-type="string">
            <text:p>taylormarieschoonover@gmail.com</text:p>
          </table:table-cell>
          <table:table-cell office:value-type="string">
            <text:p>mIX1wN.dSv2R2vZZNV3gzg</text:p>
          </table:table-cell>
          <table:table-cell office:value-type="string">
            <text:p>Starfis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A</text:p>
          </table:table-cell>
          <table:table-cell office:value-type="string">
            <text:p>2u12DsSaSreM4pqRMROnig</text:p>
          </table:table-cell>
          <table:table-cell office:value-type="string">
            <text:p>own_taylormarieschoonover@gmail.com_BhUku6K7RmehZc-PvShhyA</text:p>
          </table:table-cell>
          <table:table-cell office:value-type="string">
            <text:p>taylormarieschoonover@gmail.com</text:p>
          </table:table-cell>
          <table:table-cell office:value-type="string">
            <text:p>BhUku6K7RmehZc-PvShhyA</text:p>
          </table:table-cell>
          <table:table-cell office:value-type="string">
            <text:p>Sanddolla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e</text:p>
          </table:table-cell>
          <table:table-cell office:value-type="string">
            <text:p>A3kYxo0kQAey4MGaZsrsVQ</text:p>
          </table:table-cell>
          <table:table-cell office:value-type="string">
            <text:p>own_leighmistric@gmail.com_Rx86Qf8vTqK.B2UhpCSV6g</text:p>
          </table:table-cell>
          <table:table-cell office:value-type="string">
            <text:p>leighmistric@gmail.com</text:p>
          </table:table-cell>
          <table:table-cell office:value-type="string">
            <text:p>Rx86Qf8vTqK.B2UhpCSV6g</text:p>
          </table:table-cell>
          <table:table-cell office:value-type="string">
            <text:p>Wond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L</text:p>
          </table:table-cell>
          <table:table-cell office:value-type="string">
            <text:p>pzuwaEsTQni2m6U8XoEvfQ</text:p>
          </table:table-cell>
          <table:table-cell office:value-type="string">
            <text:p>own_megan.victoria.jenkins@gmail.com_apb724trBMPd5F5nlATX</text:p>
          </table:table-cell>
          <table:table-cell office:value-type="string">
            <text:p>megan.victoria.jenkins@gmail.com</text:p>
          </table:table-cell>
          <table:table-cell office:value-type="string">
            <text:p>apb724trBMPd5F5nlATX</text:p>
          </table:table-cell>
          <table:table-cell office:value-type="string">
            <text:p>Popcor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What’s Poppin?</text:p>
          </table:table-cell>
          <table:table-cell/>
          <table:table-cell/>
          <table:table-cell/>
        </table:table-row>
        <table:table-row>
          <table:table-cell office:value-type="string">
            <text:p>X3H</text:p>
          </table:table-cell>
          <table:table-cell office:value-type="string">
            <text:p>YMtvpvEtShaVmxBd-0nllQ</text:p>
          </table:table-cell>
          <table:table-cell office:value-type="string">
            <text:p>own_megan.victoria.jenkins@gmail.com_vItaomq25ey1AaJcLEHg</text:p>
          </table:table-cell>
          <table:table-cell office:value-type="string">
            <text:p>megan.victoria.jenkins@gmail.com</text:p>
          </table:table-cell>
          <table:table-cell office:value-type="string">
            <text:p>vItaomq25ey1AaJcLEHg</text:p>
          </table:table-cell>
          <table:table-cell office:value-type="string">
            <text:p>Tin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Notorious</text:p>
          </table:table-cell>
          <table:table-cell/>
          <table:table-cell/>
          <table:table-cell/>
        </table:table-row>
        <table:table-row>
          <table:table-cell office:value-type="string">
            <text:p>WD</text:p>
          </table:table-cell>
          <table:table-cell office:value-type="string">
            <text:p>f-Mm7dRvRcWf.-ppIsrXzg</text:p>
          </table:table-cell>
          <table:table-cell office:value-type="string">
            <text:p>own_taylormarieschoonover@gmail.com_ckB2v.b5TQiodiy1LEdKBg</text:p>
          </table:table-cell>
          <table:table-cell office:value-type="string">
            <text:p>taylormarieschoonover@gmail.com</text:p>
          </table:table-cell>
          <table:table-cell office:value-type="string">
            <text:p>ckB2v.b5TQiodiy1LEdKBg</text:p>
          </table:table-cell>
          <table:table-cell office:value-type="string">
            <text:p>Bould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P</text:p>
          </table:table-cell>
          <table:table-cell office:value-type="string">
            <text:p>JMy1ZWqYRNizXa5fiXDOtw</text:p>
          </table:table-cell>
          <table:table-cell office:value-type="string">
            <text:p>own_taylormarieschoonover@gmail.com_QpF5tXfcU39DPQQUOyMk</text:p>
          </table:table-cell>
          <table:table-cell office:value-type="string">
            <text:p>taylormarieschoonover@gmail.com</text:p>
          </table:table-cell>
          <table:table-cell office:value-type="string">
            <text:p>QpF5tXfcU39DPQQUOyMk</text:p>
          </table:table-cell>
          <table:table-cell office:value-type="string">
            <text:p>New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W</text:p>
          </table:table-cell>
          <table:table-cell office:value-type="string">
            <text:p>NskWg3KuQS6Rh6oZcVtBAg</text:p>
          </table:table-cell>
          <table:table-cell office:value-type="string">
            <text:p>own_leighmistric@gmail.com_3YlaS7ckUiKh1Hz7TT50</text:p>
          </table:table-cell>
          <table:table-cell office:value-type="string">
            <text:p>leighmistric@gmail.com</text:p>
          </table:table-cell>
          <table:table-cell office:value-type="string">
            <text:p>3YlaS7ckUiKh1Hz7TT50</text:p>
          </table:table-cell>
          <table:table-cell office:value-type="string">
            <text:p>Iris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2</text:p>
          </table:table-cell>
          <table:table-cell office:value-type="string">
            <text:p>J-IeXjerQwaBn5c8HU-KIQ</text:p>
          </table:table-cell>
          <table:table-cell office:value-type="string">
            <text:p>own_megan.victoria.jenkins@gmail.com_a.ZUmpvK8Sxm7KzzMnf9dDg</text:p>
          </table:table-cell>
          <table:table-cell office:value-type="string">
            <text:p>megan.victoria.jenkins@gmail.com</text:p>
          </table:table-cell>
          <table:table-cell office:value-type="string">
            <text:p>a.ZUmpvK8Sxm7KzzMnf9dDg</text:p>
          </table:table-cell>
          <table:table-cell office:value-type="string">
            <text:p>Echo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k</text:p>
          </table:table-cell>
          <table:table-cell office:value-type="string">
            <text:p>ifhc-nxLR-qPHGIaVSx0TQ</text:p>
          </table:table-cell>
          <table:table-cell office:value-type="string">
            <text:p>own_leighmistric@gmail.com_IYmbWuFYQP1b1Rw3JY5Z</text:p>
          </table:table-cell>
          <table:table-cell office:value-type="string">
            <text:p>leighmistric@gmail.com</text:p>
          </table:table-cell>
          <table:table-cell office:value-type="string">
            <text:p>IYmbWuFYQP1b1Rw3JY5Z</text:p>
          </table:table-cell>
          <table:table-cell office:value-type="string">
            <text:p>Seabreez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d</text:p>
          </table:table-cell>
          <table:table-cell office:value-type="string">
            <text:p>BNRUkRozT12yhmRNyUjQLw</text:p>
          </table:table-cell>
          <table:table-cell office:value-type="string">
            <text:p>own_taylormarieschoonover@gmail.com_yihoh2DVQ2KEaji.9NCkBg</text:p>
          </table:table-cell>
          <table:table-cell office:value-type="string">
            <text:p>taylormarieschoonover@gmail.com</text:p>
          </table:table-cell>
          <table:table-cell office:value-type="string">
            <text:p>yihoh2DVQ2KEaji.9NCkBg</text:p>
          </table:table-cell>
          <table:table-cell office:value-type="string">
            <text:p>Blu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u</text:p>
          </table:table-cell>
          <table:table-cell office:value-type="string">
            <text:p>4H68c0ymTg6XGP8BtFpc4w</text:p>
          </table:table-cell>
          <table:table-cell office:value-type="string">
            <text:p>own_taylormarieschoonover@gmail.com_zYZV3o2NQNa8bJgqrkal1A</text:p>
          </table:table-cell>
          <table:table-cell office:value-type="string">
            <text:p>taylormarieschoonover@gmail.com</text:p>
          </table:table-cell>
          <table:table-cell office:value-type="string">
            <text:p>zYZV3o2NQNa8bJgqrkal1A</text:p>
          </table:table-cell>
          <table:table-cell office:value-type="string">
            <text:p>Sunris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d</text:p>
          </table:table-cell>
          <table:table-cell office:value-type="string">
            <text:p>I8wWVa-gSomZG4uklVW-Pw</text:p>
          </table:table-cell>
          <table:table-cell office:value-type="string">
            <text:p>own_leighmistric@gmail.com_WuTGlqz1Ue9CT4y3fMFZ</text:p>
          </table:table-cell>
          <table:table-cell office:value-type="string">
            <text:p>leighmistric@gmail.com</text:p>
          </table:table-cell>
          <table:table-cell office:value-type="string">
            <text:p>WuTGlqz1Ue9CT4y3fMFZ</text:p>
          </table:table-cell>
          <table:table-cell office:value-type="string">
            <text:p>Hawk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Q</text:p>
          </table:table-cell>
          <table:table-cell office:value-type="string">
            <text:p>BfHFLJD-TjqMwefLZW1RZw</text:p>
          </table:table-cell>
          <table:table-cell office:value-type="string">
            <text:p>own_leighmistric@gmail.com_HOKvEx4r3BYzd5Y6S1OX</text:p>
          </table:table-cell>
          <table:table-cell office:value-type="string">
            <text:p>leighmistric@gmail.com</text:p>
          </table:table-cell>
          <table:table-cell office:value-type="string">
            <text:p>HOKvEx4r3BYzd5Y6S1OX</text:p>
          </table:table-cell>
          <table:table-cell office:value-type="string">
            <text:p>Dauntless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i</text:p>
          </table:table-cell>
          <table:table-cell office:value-type="string">
            <text:p>u36JGTeYTJe.OJAIn90YnA</text:p>
          </table:table-cell>
          <table:table-cell office:value-type="string">
            <text:p>own_shadowsongequestrian@gmail.com_Vk0wzHZySKGICtOZmhdmvA</text:p>
          </table:table-cell>
          <table:table-cell office:value-type="string">
            <text:p>shadowsongequestrian@gmail.com</text:p>
          </table:table-cell>
          <table:table-cell office:value-type="string">
            <text:p>Vk0wzHZySKGICtOZmhdmvA</text:p>
          </table:table-cell>
          <table:table-cell office:value-type="string">
            <text:p>Eclips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V</text:p>
          </table:table-cell>
          <table:table-cell office:value-type="string">
            <text:p>0CtGj0P0QkapyKuyGRjg4Q</text:p>
          </table:table-cell>
          <table:table-cell office:value-type="string">
            <text:p>own_taylormarieschoonover@gmail.com_rhFhGykwYEpRWeaP4SU3</text:p>
          </table:table-cell>
          <table:table-cell office:value-type="string">
            <text:p>taylormarieschoonover@gmail.com</text:p>
          </table:table-cell>
          <table:table-cell office:value-type="string">
            <text:p>rhFhGykwYEpRWeaP4SU3</text:p>
          </table:table-cell>
          <table:table-cell office:value-type="string">
            <text:p>Indig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X</text:p>
          </table:table-cell>
          <table:table-cell office:value-type="string">
            <text:p>06QgLyY3QYqMcAAlTY6Ttw</text:p>
          </table:table-cell>
          <table:table-cell office:value-type="string">
            <text:p>own_shadowsongequestrian@gmail.com_sCKdbZujQQ-p3Xv0c27OTw</text:p>
          </table:table-cell>
          <table:table-cell office:value-type="string">
            <text:p>shadowsongequestrian@gmail.com</text:p>
          </table:table-cell>
          <table:table-cell office:value-type="string">
            <text:p>sCKdbZujQQ-p3Xv0c27OTw</text:p>
          </table:table-cell>
          <table:table-cell office:value-type="string">
            <text:p>Sienn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4</text:p>
          </table:table-cell>
          <table:table-cell office:value-type="string">
            <text:p>auXyuj98SHK82Sqsgc6dzg</text:p>
          </table:table-cell>
          <table:table-cell office:value-type="string">
            <text:p>own_taylormarieschoonover@gmail.com_T5.uky0ATiKsTshqpEDTFA</text:p>
          </table:table-cell>
          <table:table-cell office:value-type="string">
            <text:p>taylormarieschoonover@gmail.com</text:p>
          </table:table-cell>
          <table:table-cell office:value-type="string">
            <text:p>T5.uky0ATiKsTshqpEDTFA</text:p>
          </table:table-cell>
          <table:table-cell office:value-type="string">
            <text:p>Snowma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M</text:p>
          </table:table-cell>
          <table:table-cell office:value-type="string">
            <text:p>K1WYTGWLSjSw81CkaWQRIQ</text:p>
          </table:table-cell>
          <table:table-cell office:value-type="string">
            <text:p>own_taylormarieschoonover@gmail.com_evflgLlEMbBdkWqCCgUa</text:p>
          </table:table-cell>
          <table:table-cell office:value-type="string">
            <text:p>taylormarieschoonover@gmail.com</text:p>
          </table:table-cell>
          <table:table-cell office:value-type="string">
            <text:p>evflgLlEMbBdkWqCCgUa</text:p>
          </table:table-cell>
          <table:table-cell office:value-type="string">
            <text:p>Sol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B</text:p>
          </table:table-cell>
          <table:table-cell office:value-type="string">
            <text:p>kGYu2uhmRFqzDaiNuhTngg</text:p>
          </table:table-cell>
          <table:table-cell office:value-type="string">
            <text:p>own_taylormarieschoonover@gmail.com_97VbpxiHdOcCC7xRbBPo</text:p>
          </table:table-cell>
          <table:table-cell office:value-type="string">
            <text:p>taylormarieschoonover@gmail.com</text:p>
          </table:table-cell>
          <table:table-cell office:value-type="string">
            <text:p>97VbpxiHdOcCC7xRbBPo</text:p>
          </table:table-cell>
          <table:table-cell office:value-type="string">
            <text:p>Shark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J</text:p>
          </table:table-cell>
          <table:table-cell office:value-type="string">
            <text:p>wf8Wcv.2SrSxDzWKMiKg-A</text:p>
          </table:table-cell>
          <table:table-cell office:value-type="string">
            <text:p>own_taylormarieschoonover@gmail.com_Ivo0maW9cvfaw1ekZ4iz</text:p>
          </table:table-cell>
          <table:table-cell office:value-type="string">
            <text:p>taylormarieschoonover@gmail.com</text:p>
          </table:table-cell>
          <table:table-cell office:value-type="string">
            <text:p>Ivo0maW9cvfaw1ekZ4iz</text:p>
          </table:table-cell>
          <table:table-cell office:value-type="string">
            <text:p>Wond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a</text:p>
          </table:table-cell>
          <table:table-cell office:value-type="string">
            <text:p>18USAMroTvWuFU9RSY1fjg</text:p>
          </table:table-cell>
          <table:table-cell office:value-type="string">
            <text:p>own_shadowsongequestrian@gmail.com_8dWZKliAefHx9GW3kJDE</text:p>
          </table:table-cell>
          <table:table-cell office:value-type="string">
            <text:p>shadowsongequestrian@gmail.com</text:p>
          </table:table-cell>
          <table:table-cell office:value-type="string">
            <text:p>8dWZKliAefHx9GW3kJDE</text:p>
          </table:table-cell>
          <table:table-cell office:value-type="string">
            <text:p>Opalite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5</text:p>
          </table:table-cell>
          <table:table-cell office:value-type="string">
            <text:p>2.NJ6Z90SgW6kI40zH0C5g</text:p>
          </table:table-cell>
          <table:table-cell office:value-type="string">
            <text:p>own_taylormarieschoonover@gmail.com_kgG4Gs4rR.-aRtRFi3KCqQ</text:p>
          </table:table-cell>
          <table:table-cell office:value-type="string">
            <text:p>taylormarieschoonover@gmail.com</text:p>
          </table:table-cell>
          <table:table-cell office:value-type="string">
            <text:p>kgG4Gs4rR.-aRtRFi3KCqQ</text:p>
          </table:table-cell>
          <table:table-cell office:value-type="string">
            <text:p>As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c</text:p>
          </table:table-cell>
          <table:table-cell office:value-type="string">
            <text:p>krtv.G8YT7C6jhBPjipOBQ</text:p>
          </table:table-cell>
          <table:table-cell office:value-type="string">
            <text:p>own_taylormarieschoonover@gmail.com_q-yb-Rl1RFq5POOvvILrYw</text:p>
          </table:table-cell>
          <table:table-cell office:value-type="string">
            <text:p>taylormarieschoonover@gmail.com</text:p>
          </table:table-cell>
          <table:table-cell office:value-type="string">
            <text:p>q-yb-Rl1RFq5POOvvILrYw</text:p>
          </table:table-cell>
          <table:table-cell office:value-type="string">
            <text:p>Onyx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k</text:p>
          </table:table-cell>
          <table:table-cell office:value-type="string">
            <text:p>nBQ84vs.SwK3DxTjcsFXbA</text:p>
          </table:table-cell>
          <table:table-cell office:value-type="string">
            <text:p>own_megan.victoria.jenkins@gmail.com_kaSkmMpevPd1IVKm1vLh</text:p>
          </table:table-cell>
          <table:table-cell office:value-type="string">
            <text:p>megan.victoria.jenkins@gmail.com</text:p>
          </table:table-cell>
          <table:table-cell office:value-type="string">
            <text:p>kaSkmMpevPd1IVKm1vLh</text:p>
          </table:table-cell>
          <table:table-cell office:value-type="string">
            <text:p>Hero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</text:p>
          </table:table-cell>
          <table:table-cell office:value-type="string">
            <text:p>TIcx1j4xTPmoQihgZnsplQ</text:p>
          </table:table-cell>
          <table:table-cell office:value-type="string">
            <text:p>own_megan.victoria.jenkins@gmail.com_AzSdBiRNX1Jv9emOHxif</text:p>
          </table:table-cell>
          <table:table-cell office:value-type="string">
            <text:p>megan.victoria.jenkins@gmail.com</text:p>
          </table:table-cell>
          <table:table-cell office:value-type="string">
            <text:p>AzSdBiRNX1Jv9emOHxif</text:p>
          </table:table-cell>
          <table:table-cell office:value-type="string">
            <text:p>Moonshadow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w</text:p>
          </table:table-cell>
          <table:table-cell office:value-type="string">
            <text:p>9ncB-aPEQlG6sKzxJyhKDg</text:p>
          </table:table-cell>
          <table:table-cell office:value-type="string">
            <text:p>own_taylormarieschoonover@gmail.com_vItaomq25ey1AaJcLEHg</text:p>
          </table:table-cell>
          <table:table-cell office:value-type="string">
            <text:p>taylormarieschoonover@gmail.com</text:p>
          </table:table-cell>
          <table:table-cell office:value-type="string">
            <text:p>vItaomq25ey1AaJcLEHg</text:p>
          </table:table-cell>
          <table:table-cell office:value-type="string">
            <text:p>Oak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R</text:p>
          </table:table-cell>
          <table:table-cell office:value-type="string">
            <text:p>ApCs1VB-QPeYisAFTxYSeQ</text:p>
          </table:table-cell>
          <table:table-cell office:value-type="string">
            <text:p>own_leighmistric@gmail.com_3KM5Se2ZR6a9qV8tGcxL</text:p>
          </table:table-cell>
          <table:table-cell office:value-type="string">
            <text:p>leighmistric@gmail.com</text:p>
          </table:table-cell>
          <table:table-cell office:value-type="string">
            <text:p>3KM5Se2ZR6a9qV8tGcxL</text:p>
          </table:table-cell>
          <table:table-cell office:value-type="string">
            <text:p>Baro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U</text:p>
          </table:table-cell>
          <table:table-cell office:value-type="string">
            <text:p>1IxWmIAaS.Sk2e3VLwXXjw</text:p>
          </table:table-cell>
          <table:table-cell office:value-type="string">
            <text:p>own_leighmistric@gmail.com_Ws4a.143T8eCgMI75VsbuA</text:p>
          </table:table-cell>
          <table:table-cell office:value-type="string">
            <text:p>leighmistric@gmail.com</text:p>
          </table:table-cell>
          <table:table-cell office:value-type="string">
            <text:p>Ws4a.143T8eCgMI75VsbuA</text:p>
          </table:table-cell>
          <table:table-cell office:value-type="string">
            <text:p>Dais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g</text:p>
          </table:table-cell>
          <table:table-cell office:value-type="string">
            <text:p>g3Ae04QNR4qgSkBXC5G.vQ</text:p>
          </table:table-cell>
          <table:table-cell office:value-type="string">
            <text:p>own_taylormarieschoonover@gmail.com_pTW0EzKHPL1jDfCjOlO8</text:p>
          </table:table-cell>
          <table:table-cell office:value-type="string">
            <text:p>taylormarieschoonover@gmail.com</text:p>
          </table:table-cell>
          <table:table-cell office:value-type="string">
            <text:p>pTW0EzKHPL1jDfCjOlO8</text:p>
          </table:table-cell>
          <table:table-cell office:value-type="string">
            <text:p>Littlebea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O</text:p>
          </table:table-cell>
          <table:table-cell office:value-type="string">
            <text:p>lhJ-4om2ThOdM8O8gXpYxw</text:p>
          </table:table-cell>
          <table:table-cell office:value-type="string">
            <text:p>own_leighmistric@gmail.com_FX-qDvm-QIidx0ZoUOk2Tg</text:p>
          </table:table-cell>
          <table:table-cell office:value-type="string">
            <text:p>leighmistric@gmail.com</text:p>
          </table:table-cell>
          <table:table-cell office:value-type="string">
            <text:p>FX-qDvm-QIidx0ZoUOk2Tg</text:p>
          </table:table-cell>
          <table:table-cell office:value-type="string">
            <text:p>Redrebel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8</text:p>
          </table:table-cell>
          <table:table-cell office:value-type="string">
            <text:p>9cik50mBTkWMecq3Irrlbg</text:p>
          </table:table-cell>
          <table:table-cell office:value-type="string">
            <text:p>own_shadowsongequestrian@gmail.com_HzJple9USre3-yG5ha5bgQ</text:p>
          </table:table-cell>
          <table:table-cell office:value-type="string">
            <text:p>shadowsongequestrian@gmail.com</text:p>
          </table:table-cell>
          <table:table-cell office:value-type="string">
            <text:p>HzJple9USre3-yG5ha5bgQ</text:p>
          </table:table-cell>
          <table:table-cell office:value-type="string">
            <text:p>Domin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e</text:p>
          </table:table-cell>
          <table:table-cell office:value-type="string">
            <text:p>0STDcTHXQeC1SJYYMIEbiw</text:p>
          </table:table-cell>
          <table:table-cell office:value-type="string">
            <text:p>own_taylormarieschoonover@gmail.com_clxzZ.d7S82YqsLuUKyVjA</text:p>
          </table:table-cell>
          <table:table-cell office:value-type="string">
            <text:p>taylormarieschoonover@gmail.com</text:p>
          </table:table-cell>
          <table:table-cell office:value-type="string">
            <text:p>clxzZ.d7S82YqsLuUKyVjA</text:p>
          </table:table-cell>
          <table:table-cell office:value-type="string">
            <text:p>Cowbo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7</text:p>
          </table:table-cell>
          <table:table-cell office:value-type="string">
            <text:p>0LYWR0X5TbWjwSs5zNLUJw</text:p>
          </table:table-cell>
          <table:table-cell office:value-type="string">
            <text:p>own_megan.victoria.jenkins@gmail.com_Ua87Ltf0SuK5L6uJeC9JDw</text:p>
          </table:table-cell>
          <table:table-cell office:value-type="string">
            <text:p>megan.victoria.jenkins@gmail.com</text:p>
          </table:table-cell>
          <table:table-cell office:value-type="string">
            <text:p>Ua87Ltf0SuK5L6uJeC9JDw</text:p>
          </table:table-cell>
          <table:table-cell office:value-type="string">
            <text:p>Doubl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7</text:p>
          </table:table-cell>
          <table:table-cell office:value-type="string">
            <text:p>xWp4SvhCSIO4hF03fsO91A</text:p>
          </table:table-cell>
          <table:table-cell office:value-type="string">
            <text:p>own_megan.victoria.jenkins@gmail.com_MqgKPAAIQp2ZwofLC6nHhA</text:p>
          </table:table-cell>
          <table:table-cell office:value-type="string">
            <text:p>megan.victoria.jenkins@gmail.com</text:p>
          </table:table-cell>
          <table:table-cell office:value-type="string">
            <text:p>MqgKPAAIQp2ZwofLC6nHhA</text:p>
          </table:table-cell>
          <table:table-cell office:value-type="string">
            <text:p>Daw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B</text:p>
          </table:table-cell>
          <table:table-cell office:value-type="string">
            <text:p>b-75il1zSoy6lfLZMsC9hw</text:p>
          </table:table-cell>
          <table:table-cell office:value-type="string">
            <text:p>own_leighmistric@gmail.com_ijPgp2ybQYiS21U7b5Z1Hw</text:p>
          </table:table-cell>
          <table:table-cell office:value-type="string">
            <text:p>leighmistric@gmail.com</text:p>
          </table:table-cell>
          <table:table-cell office:value-type="string">
            <text:p>ijPgp2ybQYiS21U7b5Z1Hw</text:p>
          </table:table-cell>
          <table:table-cell office:value-type="string">
            <text:p>Coffeebea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p</text:p>
          </table:table-cell>
          <table:table-cell office:value-type="string">
            <text:p>K6Bbbj5uTmO9tX7XPCQs9g</text:p>
          </table:table-cell>
          <table:table-cell office:value-type="string">
            <text:p>own_taylormarieschoonover@gmail.com_XcUfYk.9T6elCnP.1Qd6Pg</text:p>
          </table:table-cell>
          <table:table-cell office:value-type="string">
            <text:p>taylormarieschoonover@gmail.com</text:p>
          </table:table-cell>
          <table:table-cell office:value-type="string">
            <text:p>XcUfYk.9T6elCnP.1Qd6Pg</text:p>
          </table:table-cell>
          <table:table-cell office:value-type="string">
            <text:p>Chanc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E</text:p>
          </table:table-cell>
          <table:table-cell office:value-type="string">
            <text:p>6JwRMdM1Sw6BuM8LhTrf7Q</text:p>
          </table:table-cell>
          <table:table-cell office:value-type="string">
            <text:p>own_megan.victoria.jenkins@gmail.com_zYZV3o2NQNa8bJgqrkal1A</text:p>
          </table:table-cell>
          <table:table-cell office:value-type="string">
            <text:p>megan.victoria.jenkins@gmail.com</text:p>
          </table:table-cell>
          <table:table-cell office:value-type="string">
            <text:p>zYZV3o2NQNa8bJgqrkal1A</text:p>
          </table:table-cell>
          <table:table-cell office:value-type="string">
            <text:p>Goldi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Gold Dust Woman</text:p>
          </table:table-cell>
          <table:table-cell/>
          <table:table-cell/>
          <table:table-cell/>
        </table:table-row>
        <table:table-row>
          <table:table-cell office:value-type="string">
            <text:p>X2A</text:p>
          </table:table-cell>
          <table:table-cell office:value-type="string">
            <text:p>zpMvsnEcQmGoYUVJOsQkkg</text:p>
          </table:table-cell>
          <table:table-cell office:value-type="string">
            <text:p>own_megan.victoria.jenkins@gmail.com_Cb8UM.FwSs-xdlMFudCI9A</text:p>
          </table:table-cell>
          <table:table-cell office:value-type="string">
            <text:p>megan.victoria.jenkins@gmail.com</text:p>
          </table:table-cell>
          <table:table-cell office:value-type="string">
            <text:p>Cb8UM.FwSs-xdlMFudCI9A</text:p>
          </table:table-cell>
          <table:table-cell office:value-type="string">
            <text:p>Mercur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Mr. Brightside</text:p>
          </table:table-cell>
          <table:table-cell/>
          <table:table-cell/>
          <table:table-cell/>
        </table:table-row>
        <table:table-row>
          <table:table-cell office:value-type="string">
            <text:p>WS</text:p>
          </table:table-cell>
          <table:table-cell office:value-type="string">
            <text:p>WXDR7jzZTTS7POeya5h2WA</text:p>
          </table:table-cell>
          <table:table-cell office:value-type="string">
            <text:p>own_taylormarieschoonover@gmail.com_PDVryjs1XdjozvGZqWKA</text:p>
          </table:table-cell>
          <table:table-cell office:value-type="string">
            <text:p>taylormarieschoonover@gmail.com</text:p>
          </table:table-cell>
          <table:table-cell office:value-type="string">
            <text:p>PDVryjs1XdjozvGZqWKA</text:p>
          </table:table-cell>
          <table:table-cell office:value-type="string">
            <text:p>Marbles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a</text:p>
          </table:table-cell>
          <table:table-cell office:value-type="string">
            <text:p>V9Xiqi9dSoqXwwknkemcWw</text:p>
          </table:table-cell>
          <table:table-cell office:value-type="string">
            <text:p>own_megan.victoria.jenkins@gmail.com_UhfK9FW6Syq6JCulD7UhVg</text:p>
          </table:table-cell>
          <table:table-cell office:value-type="string">
            <text:p>megan.victoria.jenkins@gmail.com</text:p>
          </table:table-cell>
          <table:table-cell office:value-type="string">
            <text:p>UhfK9FW6Syq6JCulD7UhVg</text:p>
          </table:table-cell>
          <table:table-cell office:value-type="string">
            <text:p>Ozz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i</text:p>
          </table:table-cell>
          <table:table-cell office:value-type="string">
            <text:p>EkC-GorqSoq67nWmwnS1GA</text:p>
          </table:table-cell>
          <table:table-cell office:value-type="string">
            <text:p>own_megan.victoria.jenkins@gmail.com_fhhfm58U5Q2kpv7VsHRe</text:p>
          </table:table-cell>
          <table:table-cell office:value-type="string">
            <text:p>megan.victoria.jenkins@gmail.com</text:p>
          </table:table-cell>
          <table:table-cell office:value-type="string">
            <text:p>fhhfm58U5Q2kpv7VsHRe</text:p>
          </table:table-cell>
          <table:table-cell office:value-type="string">
            <text:p>Paladi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q</text:p>
          </table:table-cell>
          <table:table-cell office:value-type="string">
            <text:p>Br7rfwfGQjK9dls673LN1w</text:p>
          </table:table-cell>
          <table:table-cell office:value-type="string">
            <text:p>own_taylormarieschoonover@gmail.com_Be7obLof0Udo8smkwuAT</text:p>
          </table:table-cell>
          <table:table-cell office:value-type="string">
            <text:p>taylormarieschoonover@gmail.com</text:p>
          </table:table-cell>
          <table:table-cell office:value-type="string">
            <text:p>Be7obLof0Udo8smkwuAT</text:p>
          </table:table-cell>
          <table:table-cell office:value-type="string">
            <text:p>Pengui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y</text:p>
          </table:table-cell>
          <table:table-cell office:value-type="string">
            <text:p>a-zWYXv7dSRiMxyAle7x56Q</text:p>
          </table:table-cell>
          <table:table-cell office:value-type="string">
            <text:p>own_megan.victoria.jenkins@gmail.com_u0lhC8pjSMqzoSmWyIssdA</text:p>
          </table:table-cell>
          <table:table-cell office:value-type="string">
            <text:p>megan.victoria.jenkins@gmail.com</text:p>
          </table:table-cell>
          <table:table-cell office:value-type="string">
            <text:p>u0lhC8pjSMqzoSmWyIssdA</text:p>
          </table:table-cell>
          <table:table-cell office:value-type="string">
            <text:p>Mcke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t</text:p>
          </table:table-cell>
          <table:table-cell office:value-type="string">
            <text:p>lmkp6r.JQeSXmAYFu9gbdA</text:p>
          </table:table-cell>
          <table:table-cell office:value-type="string">
            <text:p>own_megan.victoria.jenkins@gmail.com_OT4THickNzGn9KUeTPdf</text:p>
          </table:table-cell>
          <table:table-cell office:value-type="string">
            <text:p>megan.victoria.jenkins@gmail.com</text:p>
          </table:table-cell>
          <table:table-cell office:value-type="string">
            <text:p>OT4THickNzGn9KUeTPdf</text:p>
          </table:table-cell>
          <table:table-cell office:value-type="string">
            <text:p>Hon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Honey I’m Good</text:p>
          </table:table-cell>
          <table:table-cell/>
          <table:table-cell/>
          <table:table-cell/>
        </table:table-row>
        <table:table-row>
          <table:table-cell office:value-type="string">
            <text:p>X47</text:p>
          </table:table-cell>
          <table:table-cell office:value-type="string">
            <text:p>jfrh9jR4RqCiI9h6U19zrQ</text:p>
          </table:table-cell>
          <table:table-cell office:value-type="string">
            <text:p>own_taylormarieschoonover@gmail.com_wx5j06XYpl0Wtd37qkOg</text:p>
          </table:table-cell>
          <table:table-cell office:value-type="string">
            <text:p>taylormarieschoonover@gmail.com</text:p>
          </table:table-cell>
          <table:table-cell office:value-type="string">
            <text:p>wx5j06XYpl0Wtd37qkOg</text:p>
          </table:table-cell>
          <table:table-cell office:value-type="string">
            <text:p>Phoenix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N</text:p>
          </table:table-cell>
          <table:table-cell office:value-type="string">
            <text:p>SpzafDdQRLaODzgMHHSAqQ</text:p>
          </table:table-cell>
          <table:table-cell office:value-type="string">
            <text:p>own_taylormarieschoonover@gmail.com_nfCQEzAvQlm6C4TzRsIV3g</text:p>
          </table:table-cell>
          <table:table-cell office:value-type="string">
            <text:p>taylormarieschoonover@gmail.com</text:p>
          </table:table-cell>
          <table:table-cell office:value-type="string">
            <text:p>nfCQEzAvQlm6C4TzRsIV3g</text:p>
          </table:table-cell>
          <table:table-cell office:value-type="string">
            <text:p>Griffi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B</text:p>
          </table:table-cell>
          <table:table-cell office:value-type="string">
            <text:p>DTbrRWBnSzerGdKsa-H1tg</text:p>
          </table:table-cell>
          <table:table-cell office:value-type="string">
            <text:p>own_leighmistric@gmail.com_guWCMxHwoh6DZRrTClDj</text:p>
          </table:table-cell>
          <table:table-cell office:value-type="string">
            <text:p>leighmistric@gmail.com</text:p>
          </table:table-cell>
          <table:table-cell office:value-type="string">
            <text:p>guWCMxHwoh6DZRrTClDj</text:p>
          </table:table-cell>
          <table:table-cell office:value-type="string">
            <text:p>Guardian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R</text:p>
          </table:table-cell>
          <table:table-cell office:value-type="string">
            <text:p>VvezeN3JRjqp3Vv1S3Lsdw</text:p>
          </table:table-cell>
          <table:table-cell office:value-type="string">
            <text:p>own_shadowsongequestrian@gmail.com_oTnPBZfORC66IYCSc-92qA</text:p>
          </table:table-cell>
          <table:table-cell office:value-type="string">
            <text:p>shadowsongequestrian@gmail.com</text:p>
          </table:table-cell>
          <table:table-cell office:value-type="string">
            <text:p>oTnPBZfORC66IYCSc-92qA</text:p>
          </table:table-cell>
          <table:table-cell office:value-type="string">
            <text:p>Snow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</text:p>
          </table:table-cell>
          <table:table-cell office:value-type="string">
            <text:p>WHvdcUg4QgWqoeyEKlHIzw</text:p>
          </table:table-cell>
          <table:table-cell office:value-type="string">
            <text:p>own_taylormarieschoonover@gmail.com_Nosvc54zVhCIovDOvbh2</text:p>
          </table:table-cell>
          <table:table-cell office:value-type="string">
            <text:p>taylormarieschoonover@gmail.com</text:p>
          </table:table-cell>
          <table:table-cell office:value-type="string">
            <text:p>Nosvc54zVhCIovDOvbh2</text:p>
          </table:table-cell>
          <table:table-cell office:value-type="string">
            <text:p>Ring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S</text:p>
          </table:table-cell>
          <table:table-cell office:value-type="string">
            <text:p>JXdeyPkGTAKFcn8l1vw-ig</text:p>
          </table:table-cell>
          <table:table-cell office:value-type="string">
            <text:p>own_megan.victoria.jenkins@gmail.com_HM9NIrf797nr4y5lmX9W</text:p>
          </table:table-cell>
          <table:table-cell office:value-type="string">
            <text:p>megan.victoria.jenkins@gmail.com</text:p>
          </table:table-cell>
          <table:table-cell office:value-type="string">
            <text:p>HM9NIrf797nr4y5lmX9W</text:p>
          </table:table-cell>
          <table:table-cell office:value-type="string">
            <text:p>Ca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y</text:p>
          </table:table-cell>
          <table:table-cell office:value-type="string">
            <text:p>FsZazJAYQCWLaPbbMS0NJA</text:p>
          </table:table-cell>
          <table:table-cell office:value-type="string">
            <text:p>own_leighmistric@gmail.com_gReT5cxcQdSZNpnNREAPew</text:p>
          </table:table-cell>
          <table:table-cell office:value-type="string">
            <text:p>leighmistric@gmail.com</text:p>
          </table:table-cell>
          <table:table-cell office:value-type="string">
            <text:p>gReT5cxcQdSZNpnNREAPew</text:p>
          </table:table-cell>
          <table:table-cell office:value-type="string">
            <text:p>Ston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1</text:p>
          </table:table-cell>
          <table:table-cell office:value-type="string">
            <text:p>Pjtt0Ei3SK6Hbhxt9EId2A</text:p>
          </table:table-cell>
          <table:table-cell office:value-type="string">
            <text:p>own_taylormarieschoonover@gmail.com_8dWZKliAefHx9GW3kJDE</text:p>
          </table:table-cell>
          <table:table-cell office:value-type="string">
            <text:p>taylormarieschoonover@gmail.com</text:p>
          </table:table-cell>
          <table:table-cell office:value-type="string">
            <text:p>8dWZKliAefHx9GW3kJDE</text:p>
          </table:table-cell>
          <table:table-cell office:value-type="string">
            <text:p>Glimm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i</text:p>
          </table:table-cell>
          <table:table-cell office:value-type="string">
            <text:p>DxsqPYk5QDGTZMpqIQDBMQ</text:p>
          </table:table-cell>
          <table:table-cell office:value-type="string">
            <text:p>own_taylormarieschoonover@gmail.com_sgAEo2WyoUIL4Wm6d9fs</text:p>
          </table:table-cell>
          <table:table-cell office:value-type="string">
            <text:p>taylormarieschoonover@gmail.com</text:p>
          </table:table-cell>
          <table:table-cell office:value-type="string">
            <text:p>sgAEo2WyoUIL4Wm6d9fs</text:p>
          </table:table-cell>
          <table:table-cell office:value-type="string">
            <text:p>Jinx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Y</text:p>
          </table:table-cell>
          <table:table-cell office:value-type="string">
            <text:p>jag8ma0GTmGC-qvPRVDtCA</text:p>
          </table:table-cell>
          <table:table-cell office:value-type="string">
            <text:p>own_shadowsongequestrian@gmail.com_7i4m7XjOcJlUpByl32vR</text:p>
          </table:table-cell>
          <table:table-cell office:value-type="string">
            <text:p>shadowsongequestrian@gmail.com</text:p>
          </table:table-cell>
          <table:table-cell office:value-type="string">
            <text:p>7i4m7XjOcJlUpByl32vR</text:p>
          </table:table-cell>
          <table:table-cell office:value-type="string">
            <text:p>Ivor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f</text:p>
          </table:table-cell>
          <table:table-cell office:value-type="string">
            <text:p>M.L7Ur6.Skqz2FS5jsSvig</text:p>
          </table:table-cell>
          <table:table-cell office:value-type="string">
            <text:p>own_taylormarieschoonover@gmail.com_a-Hr8rg5ITimbIv8oYg5Pbw</text:p>
          </table:table-cell>
          <table:table-cell office:value-type="string">
            <text:p>taylormarieschoonover@gmail.com</text:p>
          </table:table-cell>
          <table:table-cell office:value-type="string">
            <text:p>a-Hr8rg5ITimbIv8oYg5Pbw</text:p>
          </table:table-cell>
          <table:table-cell office:value-type="string">
            <text:p>Runerunn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S</text:p>
          </table:table-cell>
          <table:table-cell office:value-type="string">
            <text:p>utTnVhlMSa2WyRBUdV4Btg</text:p>
          </table:table-cell>
          <table:table-cell office:value-type="string">
            <text:p>own_leighmistric@gmail.com_UDYLk2BRRMKxcEDpLejPMQ</text:p>
          </table:table-cell>
          <table:table-cell office:value-type="string">
            <text:p>leighmistric@gmail.com</text:p>
          </table:table-cell>
          <table:table-cell office:value-type="string">
            <text:p>UDYLk2BRRMKxcEDpLejPMQ</text:p>
          </table:table-cell>
          <table:table-cell office:value-type="string">
            <text:p>Dias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G</text:p>
          </table:table-cell>
          <table:table-cell office:value-type="string">
            <text:p>Gpj-WxbzTGmzlDlITMbJ6w</text:p>
          </table:table-cell>
          <table:table-cell office:value-type="string">
            <text:p>own_taylormarieschoonover@gmail.com_bbjGYhTaXkB8YQMa2EpH</text:p>
          </table:table-cell>
          <table:table-cell office:value-type="string">
            <text:p>taylormarieschoonover@gmail.com</text:p>
          </table:table-cell>
          <table:table-cell office:value-type="string">
            <text:p>bbjGYhTaXkB8YQMa2EpH</text:p>
          </table:table-cell>
          <table:table-cell office:value-type="string">
            <text:p>Dic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r</text:p>
          </table:table-cell>
          <table:table-cell office:value-type="string">
            <text:p>Dq.4AVQ3Q2OyX1eTmmoEkA</text:p>
          </table:table-cell>
          <table:table-cell office:value-type="string">
            <text:p>own_taylormarieschoonover@gmail.com_D37nW28jSw-MyD2867h2Bw</text:p>
          </table:table-cell>
          <table:table-cell office:value-type="string">
            <text:p>taylormarieschoonover@gmail.com</text:p>
          </table:table-cell>
          <table:table-cell office:value-type="string">
            <text:p>D37nW28jSw-MyD2867h2Bw</text:p>
          </table:table-cell>
          <table:table-cell office:value-type="string">
            <text:p>Nov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C</text:p>
          </table:table-cell>
          <table:table-cell office:value-type="string">
            <text:p>iK4oHf24RUeaCJG5ATMMXQ</text:p>
          </table:table-cell>
          <table:table-cell office:value-type="string">
            <text:p>own_shadowsongequestrian@gmail.com_IeNEpS12S8CefmUJpnqiEQ</text:p>
          </table:table-cell>
          <table:table-cell office:value-type="string">
            <text:p>shadowsongequestrian@gmail.com</text:p>
          </table:table-cell>
          <table:table-cell office:value-type="string">
            <text:p>IeNEpS12S8CefmUJpnqiEQ</text:p>
          </table:table-cell>
          <table:table-cell office:value-type="string">
            <text:p>Cash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W</text:p>
          </table:table-cell>
          <table:table-cell office:value-type="string">
            <text:p>49CFMkaeRXSUa79KIddRDQ</text:p>
          </table:table-cell>
          <table:table-cell office:value-type="string">
            <text:p>own_leighmistric@gmail.com_atrp.MxoQ-SQfTrq3Mw57w</text:p>
          </table:table-cell>
          <table:table-cell office:value-type="string">
            <text:p>leighmistric@gmail.com</text:p>
          </table:table-cell>
          <table:table-cell office:value-type="string">
            <text:p>atrp.MxoQ-SQfTrq3Mw57w</text:p>
          </table:table-cell>
          <table:table-cell office:value-type="string">
            <text:p>Panda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6</text:p>
          </table:table-cell>
          <table:table-cell office:value-type="string">
            <text:p>QuujjIt5RZG60Wd4Bf7qng</text:p>
          </table:table-cell>
          <table:table-cell office:value-type="string">
            <text:p>own_shadowsongequestrian@gmail.com_bt-ziI85RzueEwQjwUk7-A</text:p>
          </table:table-cell>
          <table:table-cell office:value-type="string">
            <text:p>shadowsongequestrian@gmail.com</text:p>
          </table:table-cell>
          <table:table-cell office:value-type="string">
            <text:p>bt-ziI85RzueEwQjwUk7-A</text:p>
          </table:table-cell>
          <table:table-cell office:value-type="string">
            <text:p>Sunn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u</text:p>
          </table:table-cell>
          <table:table-cell office:value-type="string">
            <text:p>bYZoL3zpSCOsrRthaZyyAA</text:p>
          </table:table-cell>
          <table:table-cell office:value-type="string">
            <text:p>own_megan.victoria.jenkins@gmail.com_Va9Zc24nTa6vMmLG75VfTA</text:p>
          </table:table-cell>
          <table:table-cell office:value-type="string">
            <text:p>megan.victoria.jenkins@gmail.com</text:p>
          </table:table-cell>
          <table:table-cell office:value-type="string">
            <text:p>Va9Zc24nTa6vMmLG75VfTA</text:p>
          </table:table-cell>
          <table:table-cell office:value-type="string">
            <text:p>Hazel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V</text:p>
          </table:table-cell>
          <table:table-cell office:value-type="string">
            <text:p>a-UY5ZyQFQemVL-HDY5In4g</text:p>
          </table:table-cell>
          <table:table-cell office:value-type="string">
            <text:p>own_taylormarieschoonover@gmail.com_Cd9RmxX8c6bw2V89ZUpR</text:p>
          </table:table-cell>
          <table:table-cell office:value-type="string">
            <text:p>taylormarieschoonover@gmail.com</text:p>
          </table:table-cell>
          <table:table-cell office:value-type="string">
            <text:p>Cd9RmxX8c6bw2V89ZUpR</text:p>
          </table:table-cell>
          <table:table-cell office:value-type="string">
            <text:p>Das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Y</text:p>
          </table:table-cell>
          <table:table-cell office:value-type="string">
            <text:p>IophafxtT6WiS1JCJkvwnw</text:p>
          </table:table-cell>
          <table:table-cell office:value-type="string">
            <text:p>own_leighmistric@gmail.com_RO7f8JkX9rWulauXInxn</text:p>
          </table:table-cell>
          <table:table-cell office:value-type="string">
            <text:p>leighmistric@gmail.com</text:p>
          </table:table-cell>
          <table:table-cell office:value-type="string">
            <text:p>RO7f8JkX9rWulauXInxn</text:p>
          </table:table-cell>
          <table:table-cell office:value-type="string">
            <text:p>Shadow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J</text:p>
          </table:table-cell>
          <table:table-cell office:value-type="string">
            <text:p>PAuzIg2GSkmyfv7sQIeLsQ</text:p>
          </table:table-cell>
          <table:table-cell office:value-type="string">
            <text:p>own_leighmistric@gmail.com_Zk7LmXvTREGY5tOXRtRDMg</text:p>
          </table:table-cell>
          <table:table-cell office:value-type="string">
            <text:p>leighmistric@gmail.com</text:p>
          </table:table-cell>
          <table:table-cell office:value-type="string">
            <text:p>Zk7LmXvTREGY5tOXRtRDMg</text:p>
          </table:table-cell>
          <table:table-cell office:value-type="string">
            <text:p>Keyr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k</text:p>
          </table:table-cell>
          <table:table-cell office:value-type="string">
            <text:p>vFNm1iybTse3eNvjFyfzeQ</text:p>
          </table:table-cell>
          <table:table-cell office:value-type="string">
            <text:p>own_taylormarieschoonover@gmail.com_p1L7J2wrVjZL6wSMeKgB</text:p>
          </table:table-cell>
          <table:table-cell office:value-type="string">
            <text:p>taylormarieschoonover@gmail.com</text:p>
          </table:table-cell>
          <table:table-cell office:value-type="string">
            <text:p>p1L7J2wrVjZL6wSMeKgB</text:p>
          </table:table-cell>
          <table:table-cell office:value-type="string">
            <text:p>Rocke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4</text:p>
          </table:table-cell>
          <table:table-cell office:value-type="string">
            <text:p>3wyRAaGCTsW010MlD3w8eQ</text:p>
          </table:table-cell>
          <table:table-cell office:value-type="string">
            <text:p>own_taylormarieschoonover@gmail.com_a8Yhf82ZbYetkbzoEg3s</text:p>
          </table:table-cell>
          <table:table-cell office:value-type="string">
            <text:p>taylormarieschoonover@gmail.com</text:p>
          </table:table-cell>
          <table:table-cell office:value-type="string">
            <text:p>a8Yhf82ZbYetkbzoEg3s</text:p>
          </table:table-cell>
          <table:table-cell office:value-type="string">
            <text:p>Galax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x</text:p>
          </table:table-cell>
          <table:table-cell office:value-type="string">
            <text:p>yc19z6cFSHOamWHA9aWDZA</text:p>
          </table:table-cell>
          <table:table-cell office:value-type="string">
            <text:p>own_leighmistric@gmail.com_Ivo0maW9cvfaw1ekZ4iz</text:p>
          </table:table-cell>
          <table:table-cell office:value-type="string">
            <text:p>leighmistric@gmail.com</text:p>
          </table:table-cell>
          <table:table-cell office:value-type="string">
            <text:p>Ivo0maW9cvfaw1ekZ4iz</text:p>
          </table:table-cell>
          <table:table-cell office:value-type="string">
            <text:p>Grac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V</text:p>
          </table:table-cell>
          <table:table-cell office:value-type="string">
            <text:p>iJENWQsTT3KmgMnyPiIx4A</text:p>
          </table:table-cell>
          <table:table-cell office:value-type="string">
            <text:p>own_megan.victoria.jenkins@gmail.com_CZdlj6K2Rk-9EMUpml2PCQ</text:p>
          </table:table-cell>
          <table:table-cell office:value-type="string">
            <text:p>megan.victoria.jenkins@gmail.com</text:p>
          </table:table-cell>
          <table:table-cell office:value-type="string">
            <text:p>CZdlj6K2Rk-9EMUpml2PCQ</text:p>
          </table:table-cell>
          <table:table-cell office:value-type="string">
            <text:p>Midnigh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h</text:p>
          </table:table-cell>
          <table:table-cell office:value-type="string">
            <text:p>aJF.eK5ySx2HAC.-COBlHA</text:p>
          </table:table-cell>
          <table:table-cell office:value-type="string">
            <text:p>own_taylormarieschoonover@gmail.com_pUKnebiXRd6bkge5Gsi6yA</text:p>
          </table:table-cell>
          <table:table-cell office:value-type="string">
            <text:p>taylormarieschoonover@gmail.com</text:p>
          </table:table-cell>
          <table:table-cell office:value-type="string">
            <text:p>pUKnebiXRd6bkge5Gsi6yA</text:p>
          </table:table-cell>
          <table:table-cell office:value-type="string">
            <text:p>Troubl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N</text:p>
          </table:table-cell>
          <table:table-cell office:value-type="string">
            <text:p>2bQpzQO0ThymM2cBVMdm4w</text:p>
          </table:table-cell>
          <table:table-cell office:value-type="string">
            <text:p>own_megan.victoria.jenkins@gmail.com_RpGKDmvFTaKEfvSt5FxRBg</text:p>
          </table:table-cell>
          <table:table-cell office:value-type="string">
            <text:p>megan.victoria.jenkins@gmail.com</text:p>
          </table:table-cell>
          <table:table-cell office:value-type="string">
            <text:p>RpGKDmvFTaKEfvSt5FxRBg</text:p>
          </table:table-cell>
          <table:table-cell office:value-type="string">
            <text:p>Cash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r</text:p>
          </table:table-cell>
          <table:table-cell office:value-type="string">
            <text:p>J7azovaAR8Ga7Ca2k8GzVA</text:p>
          </table:table-cell>
          <table:table-cell office:value-type="string">
            <text:p>own_leighmistric@gmail.com_7i4m7XjOcJlUpByl32vR</text:p>
          </table:table-cell>
          <table:table-cell office:value-type="string">
            <text:p>leighmistric@gmail.com</text:p>
          </table:table-cell>
          <table:table-cell office:value-type="string">
            <text:p>7i4m7XjOcJlUpByl32vR</text:p>
          </table:table-cell>
          <table:table-cell office:value-type="string">
            <text:p>Mapl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n</text:p>
          </table:table-cell>
          <table:table-cell office:value-type="string">
            <text:p>hX3DnERyTr2lt4-SzQvNyg</text:p>
          </table:table-cell>
          <table:table-cell office:value-type="string">
            <text:p>own_megan.victoria.jenkins@gmail.com_lmf-Z24pRty4tRqyd9pK3g</text:p>
          </table:table-cell>
          <table:table-cell office:value-type="string">
            <text:p>megan.victoria.jenkins@gmail.com</text:p>
          </table:table-cell>
          <table:table-cell office:value-type="string">
            <text:p>lmf-Z24pRty4tRqyd9pK3g</text:p>
          </table:table-cell>
          <table:table-cell office:value-type="string">
            <text:p>Livel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Gossip Girl</text:p>
          </table:table-cell>
          <table:table-cell/>
          <table:table-cell/>
          <table:table-cell/>
        </table:table-row>
        <table:table-row>
          <table:table-cell office:value-type="string">
            <text:p>X3q</text:p>
          </table:table-cell>
          <table:table-cell office:value-type="string">
            <text:p>hE5SGc5nTo2ZsQhFE4.9HA</text:p>
          </table:table-cell>
          <table:table-cell office:value-type="string">
            <text:p>own_taylormarieschoonover@gmail.com_IYmbWuFYQP1b1Rw3JY5Z</text:p>
          </table:table-cell>
          <table:table-cell office:value-type="string">
            <text:p>taylormarieschoonover@gmail.com</text:p>
          </table:table-cell>
          <table:table-cell office:value-type="string">
            <text:p>IYmbWuFYQP1b1Rw3JY5Z</text:p>
          </table:table-cell>
          <table:table-cell office:value-type="string">
            <text:p>Wis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z</text:p>
          </table:table-cell>
          <table:table-cell office:value-type="string">
            <text:p>sdVYjQCJSLqyVm7AOqhtOA</text:p>
          </table:table-cell>
          <table:table-cell office:value-type="string">
            <text:p>own_taylormarieschoonover@gmail.com_jhLWvrLeZheKmzzk5ilW</text:p>
          </table:table-cell>
          <table:table-cell office:value-type="string">
            <text:p>taylormarieschoonover@gmail.com</text:p>
          </table:table-cell>
          <table:table-cell office:value-type="string">
            <text:p>jhLWvrLeZheKmzzk5ilW</text:p>
          </table:table-cell>
          <table:table-cell office:value-type="string">
            <text:p>Wizar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r</text:p>
          </table:table-cell>
          <table:table-cell office:value-type="string">
            <text:p>Mle37WGXQ-ObAtXf2pPhMQ</text:p>
          </table:table-cell>
          <table:table-cell office:value-type="string">
            <text:p>own_taylormarieschoonover@gmail.com_yOh7VtHoR4qmVyYJIUZtoA</text:p>
          </table:table-cell>
          <table:table-cell office:value-type="string">
            <text:p>taylormarieschoonover@gmail.com</text:p>
          </table:table-cell>
          <table:table-cell office:value-type="string">
            <text:p>yOh7VtHoR4qmVyYJIUZtoA</text:p>
          </table:table-cell>
          <table:table-cell office:value-type="string">
            <text:p>Stargir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w</text:p>
          </table:table-cell>
          <table:table-cell office:value-type="string">
            <text:p>RE4sIIHyS3SdPIab3fjxgQ</text:p>
          </table:table-cell>
          <table:table-cell office:value-type="string">
            <text:p>own_leighmistric@gmail.com_XLHSKBAISHGgl0AfsupvJA</text:p>
          </table:table-cell>
          <table:table-cell office:value-type="string">
            <text:p>leighmistric@gmail.com</text:p>
          </table:table-cell>
          <table:table-cell office:value-type="string">
            <text:p>XLHSKBAISHGgl0AfsupvJA</text:p>
          </table:table-cell>
          <table:table-cell office:value-type="string">
            <text:p>Duk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R</text:p>
          </table:table-cell>
          <table:table-cell office:value-type="string">
            <text:p>weZfINqBRq2LRyJ8zIzqcg</text:p>
          </table:table-cell>
          <table:table-cell office:value-type="string">
            <text:p>own_megan.victoria.jenkins@gmail.com_8bHX3WxnSmrf7w9e9w7k</text:p>
          </table:table-cell>
          <table:table-cell office:value-type="string">
            <text:p>megan.victoria.jenkins@gmail.com</text:p>
          </table:table-cell>
          <table:table-cell office:value-type="string">
            <text:p>8bHX3WxnSmrf7w9e9w7k</text:p>
          </table:table-cell>
          <table:table-cell office:value-type="string">
            <text:p>Chip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E</text:p>
          </table:table-cell>
          <table:table-cell office:value-type="string">
            <text:p>3JdBt-LlRYqNCD888pM0pw</text:p>
          </table:table-cell>
          <table:table-cell office:value-type="string">
            <text:p>own_megan.victoria.jenkins@gmail.com_8NdR4xawQbeBTBZkzEF7SQ</text:p>
          </table:table-cell>
          <table:table-cell office:value-type="string">
            <text:p>megan.victoria.jenkins@gmail.com</text:p>
          </table:table-cell>
          <table:table-cell office:value-type="string">
            <text:p>8NdR4xawQbeBTBZkzEF7SQ</text:p>
          </table:table-cell>
          <table:table-cell office:value-type="string">
            <text:p>Spruce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N</text:p>
          </table:table-cell>
          <table:table-cell office:value-type="string">
            <text:p>VlZcBTpbRDGGEByg4J9TnQ</text:p>
          </table:table-cell>
          <table:table-cell office:value-type="string">
            <text:p>own_leighmistric@gmail.com_Be7obLof0Udo8smkwuAT</text:p>
          </table:table-cell>
          <table:table-cell office:value-type="string">
            <text:p>leighmistric@gmail.com</text:p>
          </table:table-cell>
          <table:table-cell office:value-type="string">
            <text:p>Be7obLof0Udo8smkwuAT</text:p>
          </table:table-cell>
          <table:table-cell office:value-type="string">
            <text:p>Cookietim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b</text:p>
          </table:table-cell>
          <table:table-cell office:value-type="string">
            <text:p>auh1O4J2SfCkGguvk1Yzqw</text:p>
          </table:table-cell>
          <table:table-cell office:value-type="string">
            <text:p>own_taylormarieschoonover@gmail.com_guWCMxHwoh6DZRrTClDj</text:p>
          </table:table-cell>
          <table:table-cell office:value-type="string">
            <text:p>taylormarieschoonover@gmail.com</text:p>
          </table:table-cell>
          <table:table-cell office:value-type="string">
            <text:p>guWCMxHwoh6DZRrTClDj</text:p>
          </table:table-cell>
          <table:table-cell office:value-type="string">
            <text:p>Knigh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R</text:p>
          </table:table-cell>
          <table:table-cell office:value-type="string">
            <text:p>nU.dh5K0T-mOEY4zypFhOg</text:p>
          </table:table-cell>
          <table:table-cell office:value-type="string">
            <text:p>own_megan.victoria.jenkins@gmail.com_RO7f8JkX9rWulauXInxn</text:p>
          </table:table-cell>
          <table:table-cell office:value-type="string">
            <text:p>megan.victoria.jenkins@gmail.com</text:p>
          </table:table-cell>
          <table:table-cell office:value-type="string">
            <text:p>RO7f8JkX9rWulauXInxn</text:p>
          </table:table-cell>
          <table:table-cell office:value-type="string">
            <text:p>Tita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The Tempest</text:p>
          </table:table-cell>
          <table:table-cell/>
          <table:table-cell/>
          <table:table-cell/>
        </table:table-row>
        <table:table-row>
          <table:table-cell office:value-type="string">
            <text:p>X26</text:p>
          </table:table-cell>
          <table:table-cell office:value-type="string">
            <text:p>FzoNfDIpQw2LxjDhHRtjkA</text:p>
          </table:table-cell>
          <table:table-cell office:value-type="string">
            <text:p>own_megan.victoria.jenkins@gmail.com_liww6yOARJOwJnAVIpewfw</text:p>
          </table:table-cell>
          <table:table-cell office:value-type="string">
            <text:p>megan.victoria.jenkins@gmail.com</text:p>
          </table:table-cell>
          <table:table-cell office:value-type="string">
            <text:p>liww6yOARJOwJnAVIpewfw</text:p>
          </table:table-cell>
          <table:table-cell office:value-type="string">
            <text:p>Fairydus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a</text:p>
          </table:table-cell>
          <table:table-cell office:value-type="string">
            <text:p>3AdP-9S-QROgdRWUGU6t6A</text:p>
          </table:table-cell>
          <table:table-cell office:value-type="string">
            <text:p>own_leighmistric@gmail.com_1IjeEnZGS9229ck1qi7aHg</text:p>
          </table:table-cell>
          <table:table-cell office:value-type="string">
            <text:p>leighmistric@gmail.com</text:p>
          </table:table-cell>
          <table:table-cell office:value-type="string">
            <text:p>1IjeEnZGS9229ck1qi7aHg</text:p>
          </table:table-cell>
          <table:table-cell office:value-type="string">
            <text:p>Frostfeather</text:p>
          </table:table-cell>
          <table:table-cell office:value-type="string">
            <text:p>Gelding</text:p>
          </table:table-cell>
          <table:table-cell office:value-type="string">
            <text:p>Eternal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P</text:p>
          </table:table-cell>
          <table:table-cell office:value-type="string">
            <text:p>FVaSknm9Q6WT1gi3gxLDZw</text:p>
          </table:table-cell>
          <table:table-cell office:value-type="string">
            <text:p>own_leighmistric@gmail.com_NXplddlDTIesskwzexeb</text:p>
          </table:table-cell>
          <table:table-cell office:value-type="string">
            <text:p>leighmistric@gmail.com</text:p>
          </table:table-cell>
          <table:table-cell office:value-type="string">
            <text:p>NXplddlDTIesskwzexeb</text:p>
          </table:table-cell>
          <table:table-cell office:value-type="string">
            <text:p>Evermo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C</text:p>
          </table:table-cell>
          <table:table-cell office:value-type="string">
            <text:p>AenDZq.nRjqrP0dq2pYxCw</text:p>
          </table:table-cell>
          <table:table-cell office:value-type="string">
            <text:p>own_megan.victoria.jenkins@gmail.com_SG4BjlJkQ2iPISmQuV.Law</text:p>
          </table:table-cell>
          <table:table-cell office:value-type="string">
            <text:p>megan.victoria.jenkins@gmail.com</text:p>
          </table:table-cell>
          <table:table-cell office:value-type="string">
            <text:p>SG4BjlJkQ2iPISmQuV.Law</text:p>
          </table:table-cell>
          <table:table-cell office:value-type="string">
            <text:p>Kangaroo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L</text:p>
          </table:table-cell>
          <table:table-cell office:value-type="string">
            <text:p>K4yqX9VtRx2xhgGXBwU7MQ</text:p>
          </table:table-cell>
          <table:table-cell office:value-type="string">
            <text:p>own_megan.victoria.jenkins@gmail.com_3KM5Se2ZR6a9qV8tGcxL</text:p>
          </table:table-cell>
          <table:table-cell office:value-type="string">
            <text:p>megan.victoria.jenkins@gmail.com</text:p>
          </table:table-cell>
          <table:table-cell office:value-type="string">
            <text:p>3KM5Se2ZR6a9qV8tGcxL</text:p>
          </table:table-cell>
          <table:table-cell office:value-type="string">
            <text:p>Zeppeli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Z</text:p>
          </table:table-cell>
          <table:table-cell office:value-type="string">
            <text:p>rEoz2S66Rk-fXyje-F.9ow</text:p>
          </table:table-cell>
          <table:table-cell office:value-type="string">
            <text:p>own_megan.victoria.jenkins@gmail.com_97VbpxiHdOcCC7xRbBPo</text:p>
          </table:table-cell>
          <table:table-cell office:value-type="string">
            <text:p>megan.victoria.jenkins@gmail.com</text:p>
          </table:table-cell>
          <table:table-cell office:value-type="string">
            <text:p>97VbpxiHdOcCC7xRbBPo</text:p>
          </table:table-cell>
          <table:table-cell office:value-type="string">
            <text:p>Futur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Everlasting</text:p>
          </table:table-cell>
          <table:table-cell/>
          <table:table-cell/>
          <table:table-cell/>
        </table:table-row>
        <table:table-row>
          <table:table-cell office:value-type="string">
            <text:p>W3</text:p>
          </table:table-cell>
          <table:table-cell office:value-type="string">
            <text:p>vQASAyZlS0-l2v1wqltkjQ</text:p>
          </table:table-cell>
          <table:table-cell office:value-type="string">
            <text:p>own_shadowsongequestrian@gmail.com_clxzZ.d7S82YqsLuUKyVjA</text:p>
          </table:table-cell>
          <table:table-cell office:value-type="string">
            <text:p>shadowsongequestrian@gmail.com</text:p>
          </table:table-cell>
          <table:table-cell office:value-type="string">
            <text:p>clxzZ.d7S82YqsLuUKyVjA</text:p>
          </table:table-cell>
          <table:table-cell office:value-type="string">
            <text:p>Indigo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C</text:p>
          </table:table-cell>
          <table:table-cell office:value-type="string">
            <text:p>N26395OZRWKO6rWLVaKmdw</text:p>
          </table:table-cell>
          <table:table-cell office:value-type="string">
            <text:p>own_leighmistric@gmail.com_tKM7ByBMYjsQhvurO7pu</text:p>
          </table:table-cell>
          <table:table-cell office:value-type="string">
            <text:p>leighmistric@gmail.com</text:p>
          </table:table-cell>
          <table:table-cell office:value-type="string">
            <text:p>tKM7ByBMYjsQhvurO7pu</text:p>
          </table:table-cell>
          <table:table-cell office:value-type="string">
            <text:p>Bravad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G</text:p>
          </table:table-cell>
          <table:table-cell office:value-type="string">
            <text:p>wXvfZenJToiLMi24KdZ98w</text:p>
          </table:table-cell>
          <table:table-cell office:value-type="string">
            <text:p>own_taylormarieschoonover@gmail.com_2dBnIqEYc0rU6ryZkpW7</text:p>
          </table:table-cell>
          <table:table-cell office:value-type="string">
            <text:p>taylormarieschoonover@gmail.com</text:p>
          </table:table-cell>
          <table:table-cell office:value-type="string">
            <text:p>2dBnIqEYc0rU6ryZkpW7</text:p>
          </table:table-cell>
          <table:table-cell office:value-type="string">
            <text:p>Karm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J</text:p>
          </table:table-cell>
          <table:table-cell office:value-type="string">
            <text:p>jP2.WUkMSQ-0XQu0rk-ovA</text:p>
          </table:table-cell>
          <table:table-cell office:value-type="string">
            <text:p>own_megan.victoria.jenkins@gmail.com_clxzZ.d7S82YqsLuUKyVjA</text:p>
          </table:table-cell>
          <table:table-cell office:value-type="string">
            <text:p>megan.victoria.jenkins@gmail.com</text:p>
          </table:table-cell>
          <table:table-cell office:value-type="string">
            <text:p>clxzZ.d7S82YqsLuUKyVjA</text:p>
          </table:table-cell>
          <table:table-cell office:value-type="string">
            <text:p>Grim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n</text:p>
          </table:table-cell>
          <table:table-cell office:value-type="string">
            <text:p>dCZDn3EKQF6mquV6H0c-Dw</text:p>
          </table:table-cell>
          <table:table-cell office:value-type="string">
            <text:p>own_megan.victoria.jenkins@gmail.com_8J2jFGeH81TB7mPm0DS5</text:p>
          </table:table-cell>
          <table:table-cell office:value-type="string">
            <text:p>megan.victoria.jenkins@gmail.com</text:p>
          </table:table-cell>
          <table:table-cell office:value-type="string">
            <text:p>8J2jFGeH81TB7mPm0DS5</text:p>
          </table:table-cell>
          <table:table-cell office:value-type="string">
            <text:p>Cinnamo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v</text:p>
          </table:table-cell>
          <table:table-cell office:value-type="string">
            <text:p>61sTKp3aR-SrtrIi-5AI-w</text:p>
          </table:table-cell>
          <table:table-cell office:value-type="string">
            <text:p>own_megan.victoria.jenkins@gmail.com_A-E-XBnxSza9nrkQxhVvXg</text:p>
          </table:table-cell>
          <table:table-cell office:value-type="string">
            <text:p>megan.victoria.jenkins@gmail.com</text:p>
          </table:table-cell>
          <table:table-cell office:value-type="string">
            <text:p>A-E-XBnxSza9nrkQxhVvXg</text:p>
          </table:table-cell>
          <table:table-cell office:value-type="string">
            <text:p>Un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Unspoken</text:p>
          </table:table-cell>
          <table:table-cell/>
          <table:table-cell/>
          <table:table-cell/>
        </table:table-row>
        <table:table-row>
          <table:table-cell office:value-type="string">
            <text:p>X4Z</text:p>
          </table:table-cell>
          <table:table-cell office:value-type="string">
            <text:p>TbjaCeVnRaub.boa0cuzQg</text:p>
          </table:table-cell>
          <table:table-cell office:value-type="string">
            <text:p>own_megan.victoria.jenkins@gmail.com_mToehuWYTUytVdrd-O3J9A</text:p>
          </table:table-cell>
          <table:table-cell office:value-type="string">
            <text:p>megan.victoria.jenkins@gmail.com</text:p>
          </table:table-cell>
          <table:table-cell office:value-type="string">
            <text:p>mToehuWYTUytVdrd-O3J9A</text:p>
          </table:table-cell>
          <table:table-cell office:value-type="string">
            <text:p>Tulip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x</text:p>
          </table:table-cell>
          <table:table-cell office:value-type="string">
            <text:p>t25jpjMYSE-V9Vh3uiNnOw</text:p>
          </table:table-cell>
          <table:table-cell office:value-type="string">
            <text:p>own_taylormarieschoonover@gmail.com_o1QvMN8cRkyi9R.KBs4pcg</text:p>
          </table:table-cell>
          <table:table-cell office:value-type="string">
            <text:p>taylormarieschoonover@gmail.com</text:p>
          </table:table-cell>
          <table:table-cell office:value-type="string">
            <text:p>o1QvMN8cRkyi9R.KBs4pcg</text:p>
          </table:table-cell>
          <table:table-cell office:value-type="string">
            <text:p>Candycrus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9</text:p>
          </table:table-cell>
          <table:table-cell office:value-type="string">
            <text:p>xf-V3XH3Qky03wuc5RYHdQ</text:p>
          </table:table-cell>
          <table:table-cell office:value-type="string">
            <text:p>own_megan.victoria.jenkins@gmail.com_zdP7k8dlS0WTz.Xy8jLJ5Q</text:p>
          </table:table-cell>
          <table:table-cell office:value-type="string">
            <text:p>megan.victoria.jenkins@gmail.com</text:p>
          </table:table-cell>
          <table:table-cell office:value-type="string">
            <text:p>zdP7k8dlS0WTz.Xy8jLJ5Q</text:p>
          </table:table-cell>
          <table:table-cell office:value-type="string">
            <text:p>Everl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g</text:p>
          </table:table-cell>
          <table:table-cell office:value-type="string">
            <text:p>iKI4Zz1YTa-TmGfrUX6QRw</text:p>
          </table:table-cell>
          <table:table-cell office:value-type="string">
            <text:p>own_megan.victoria.jenkins@gmail.com_lEPZLxoHSa-FxHC2lwXa7A</text:p>
          </table:table-cell>
          <table:table-cell office:value-type="string">
            <text:p>megan.victoria.jenkins@gmail.com</text:p>
          </table:table-cell>
          <table:table-cell office:value-type="string">
            <text:p>lEPZLxoHSa-FxHC2lwXa7A</text:p>
          </table:table-cell>
          <table:table-cell office:value-type="string">
            <text:p>Misty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Kiss The Rain</text:p>
          </table:table-cell>
          <table:table-cell/>
          <table:table-cell/>
          <table:table-cell/>
        </table:table-row>
        <table:table-row>
          <table:table-cell office:value-type="string">
            <text:p>X2E</text:p>
          </table:table-cell>
          <table:table-cell office:value-type="string">
            <text:p>7DCxnVQ2TXqLE-OfCMFFoA</text:p>
          </table:table-cell>
          <table:table-cell office:value-type="string">
            <text:p>own_taylormarieschoonover@gmail.com_Vk0wzHZySKGICtOZmhdmvA</text:p>
          </table:table-cell>
          <table:table-cell office:value-type="string">
            <text:p>taylormarieschoonover@gmail.com</text:p>
          </table:table-cell>
          <table:table-cell office:value-type="string">
            <text:p>Vk0wzHZySKGICtOZmhdmvA</text:p>
          </table:table-cell>
          <table:table-cell office:value-type="string">
            <text:p>Orchi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j</text:p>
          </table:table-cell>
          <table:table-cell office:value-type="string">
            <text:p>ebYvFnTDSL2rVbuohqsEBA</text:p>
          </table:table-cell>
          <table:table-cell office:value-type="string">
            <text:p>own_megan.victoria.jenkins@gmail.com_BhUku6K7RmehZc-PvShhyA</text:p>
          </table:table-cell>
          <table:table-cell office:value-type="string">
            <text:p>megan.victoria.jenkins@gmail.com</text:p>
          </table:table-cell>
          <table:table-cell office:value-type="string">
            <text:p>BhUku6K7RmehZc-PvShhyA</text:p>
          </table:table-cell>
          <table:table-cell office:value-type="string">
            <text:p>Opal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F</text:p>
          </table:table-cell>
          <table:table-cell office:value-type="string">
            <text:p>a-sxjB91gT6GJF7gwTpWidQ</text:p>
          </table:table-cell>
          <table:table-cell office:value-type="string">
            <text:p>own_shadowsongequestrian@gmail.com_Zk7LmXvTREGY5tOXRtRDMg</text:p>
          </table:table-cell>
          <table:table-cell office:value-type="string">
            <text:p>shadowsongequestrian@gmail.com</text:p>
          </table:table-cell>
          <table:table-cell office:value-type="string">
            <text:p>Zk7LmXvTREGY5tOXRtRDMg</text:p>
          </table:table-cell>
          <table:table-cell office:value-type="string">
            <text:p>Hyacinth</text:p>
          </table:table-cell>
          <table:table-cell/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H</text:p>
          </table:table-cell>
          <table:table-cell office:value-type="string">
            <text:p>AXWqHj2-T.KP3D3mEZUJtA</text:p>
          </table:table-cell>
          <table:table-cell office:value-type="string">
            <text:p>own_taylormarieschoonover@gmail.com_tXPEAjrCpPNw2bPqbHU2</text:p>
          </table:table-cell>
          <table:table-cell office:value-type="string">
            <text:p>taylormarieschoonover@gmail.com</text:p>
          </table:table-cell>
          <table:table-cell office:value-type="string">
            <text:p>tXPEAjrCpPNw2bPqbHU2</text:p>
          </table:table-cell>
          <table:table-cell office:value-type="string">
            <text:p>Thund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E</text:p>
          </table:table-cell>
          <table:table-cell office:value-type="string">
            <text:p>kf-ZJPtKQ2Ox.-rel4Q9uQ</text:p>
          </table:table-cell>
          <table:table-cell office:value-type="string">
            <text:p>own_leighmistric@gmail.com_sbq88Hg5S9uGTqPJrLngRw</text:p>
          </table:table-cell>
          <table:table-cell office:value-type="string">
            <text:p>leighmistric@gmail.com</text:p>
          </table:table-cell>
          <table:table-cell office:value-type="string">
            <text:p>sbq88Hg5S9uGTqPJrLngRw</text:p>
          </table:table-cell>
          <table:table-cell office:value-type="string">
            <text:p>Blaz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o</text:p>
          </table:table-cell>
          <table:table-cell office:value-type="string">
            <text:p>Biau-Y4GRvi83yJhkpdPew</text:p>
          </table:table-cell>
          <table:table-cell office:value-type="string">
            <text:p>own_leighmistric@gmail.com_oTnPBZfORC66IYCSc-92qA</text:p>
          </table:table-cell>
          <table:table-cell office:value-type="string">
            <text:p>leighmistric@gmail.com</text:p>
          </table:table-cell>
          <table:table-cell office:value-type="string">
            <text:p>oTnPBZfORC66IYCSc-92qA</text:p>
          </table:table-cell>
          <table:table-cell office:value-type="string">
            <text:p>Blu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3</text:p>
          </table:table-cell>
          <table:table-cell office:value-type="string">
            <text:p>lWLlwlP2TWaCWup7Bl7zXQ</text:p>
          </table:table-cell>
          <table:table-cell office:value-type="string">
            <text:p>own_leighmistric@gmail.com_pTW0EzKHPL1jDfCjOlO8</text:p>
          </table:table-cell>
          <table:table-cell office:value-type="string">
            <text:p>leighmistric@gmail.com</text:p>
          </table:table-cell>
          <table:table-cell office:value-type="string">
            <text:p>pTW0EzKHPL1jDfCjOlO8</text:p>
          </table:table-cell>
          <table:table-cell office:value-type="string">
            <text:p>Rowo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t</text:p>
          </table:table-cell>
          <table:table-cell office:value-type="string">
            <text:p>lkUxEkBrSPahLQVR2YQH7g</text:p>
          </table:table-cell>
          <table:table-cell office:value-type="string">
            <text:p>own_shadowsongequestrian@gmail.com_lloc4CcuRUCehp4ZMWYOPw</text:p>
          </table:table-cell>
          <table:table-cell office:value-type="string">
            <text:p>shadowsongequestrian@gmail.com</text:p>
          </table:table-cell>
          <table:table-cell office:value-type="string">
            <text:p>lloc4CcuRUCehp4ZMWYOPw</text:p>
          </table:table-cell>
          <table:table-cell office:value-type="string">
            <text:p>Fanc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2</text:p>
          </table:table-cell>
          <table:table-cell office:value-type="string">
            <text:p>RSZAsS42TcaIzM5oNXiLhQ</text:p>
          </table:table-cell>
          <table:table-cell office:value-type="string">
            <text:p>own_taylormarieschoonover@gmail.com_qg27olm2QPOHqiCn-HvDgw</text:p>
          </table:table-cell>
          <table:table-cell office:value-type="string">
            <text:p>taylormarieschoonover@gmail.com</text:p>
          </table:table-cell>
          <table:table-cell office:value-type="string">
            <text:p>qg27olm2QPOHqiCn-HvDgw</text:p>
          </table:table-cell>
          <table:table-cell office:value-type="string">
            <text:p>Moonston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h</text:p>
          </table:table-cell>
          <table:table-cell office:value-type="string">
            <text:p>yO051w7LQwaxzBBXrobOBg</text:p>
          </table:table-cell>
          <table:table-cell office:value-type="string">
            <text:p>own_taylormarieschoonover@gmail.com_Zk7LmXvTREGY5tOXRtRDMg</text:p>
          </table:table-cell>
          <table:table-cell office:value-type="string">
            <text:p>taylormarieschoonover@gmail.com</text:p>
          </table:table-cell>
          <table:table-cell office:value-type="string">
            <text:p>Zk7LmXvTREGY5tOXRtRDMg</text:p>
          </table:table-cell>
          <table:table-cell office:value-type="string">
            <text:p>KeyKe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5</text:p>
          </table:table-cell>
          <table:table-cell office:value-type="string">
            <text:p>lSkt-QkFQkmMw0Tg8yfN8A</text:p>
          </table:table-cell>
          <table:table-cell office:value-type="string">
            <text:p>own_shadowsongequestrian@gmail.com_tKM7ByBMYjsQhvurO7pu</text:p>
          </table:table-cell>
          <table:table-cell office:value-type="string">
            <text:p>shadowsongequestrian@gmail.com</text:p>
          </table:table-cell>
          <table:table-cell office:value-type="string">
            <text:p>tKM7ByBMYjsQhvurO7pu</text:p>
          </table:table-cell>
          <table:table-cell office:value-type="string">
            <text:p>Heliodo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5</text:p>
          </table:table-cell>
          <table:table-cell office:value-type="string">
            <text:p>V11pQ6VLRk2CQ3NgRhIzJw</text:p>
          </table:table-cell>
          <table:table-cell office:value-type="string">
            <text:p>own_megan.victoria.jenkins@gmail.com_HClqKBTQP8T9To2TxC8g</text:p>
          </table:table-cell>
          <table:table-cell office:value-type="string">
            <text:p>megan.victoria.jenkins@gmail.com</text:p>
          </table:table-cell>
          <table:table-cell office:value-type="string">
            <text:p>HClqKBTQP8T9To2TxC8g</text:p>
          </table:table-cell>
          <table:table-cell office:value-type="string">
            <text:p>Disc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f</text:p>
          </table:table-cell>
          <table:table-cell office:value-type="string">
            <text:p>O8Vh0TaLTQiOoU3zjl1ZpQ</text:p>
          </table:table-cell>
          <table:table-cell office:value-type="string">
            <text:p>own_megan.victoria.jenkins@gmail.com_p1L7J2wrVjZL6wSMeKgB</text:p>
          </table:table-cell>
          <table:table-cell office:value-type="string">
            <text:p>megan.victoria.jenkins@gmail.com</text:p>
          </table:table-cell>
          <table:table-cell office:value-type="string">
            <text:p>p1L7J2wrVjZL6wSMeKgB</text:p>
          </table:table-cell>
          <table:table-cell office:value-type="string">
            <text:p>Dew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Little Lost Boy</text:p>
          </table:table-cell>
          <table:table-cell/>
          <table:table-cell/>
          <table:table-cell/>
        </table:table-row>
        <table:table-row>
          <table:table-cell office:value-type="string">
            <text:p>X3h</text:p>
          </table:table-cell>
          <table:table-cell office:value-type="string">
            <text:p>mHkys7ilT2eV-SZdhB2Agg</text:p>
          </table:table-cell>
          <table:table-cell office:value-type="string">
            <text:p>own_leighmistric@gmail.com_Gkv54rj8dbiDJfTKwv3H</text:p>
          </table:table-cell>
          <table:table-cell office:value-type="string">
            <text:p>leighmistric@gmail.com</text:p>
          </table:table-cell>
          <table:table-cell office:value-type="string">
            <text:p>Gkv54rj8dbiDJfTKwv3H</text:p>
          </table:table-cell>
          <table:table-cell office:value-type="string">
            <text:p>Honeybe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t</text:p>
          </table:table-cell>
          <table:table-cell office:value-type="string">
            <text:p>13ra.sNkRV-dCSFB4EEFIg</text:p>
          </table:table-cell>
          <table:table-cell office:value-type="string">
            <text:p>own_megan.victoria.jenkins@gmail.com_daQl8zj2Qi6cby3D9BrEGw</text:p>
          </table:table-cell>
          <table:table-cell office:value-type="string">
            <text:p>megan.victoria.jenkins@gmail.com</text:p>
          </table:table-cell>
          <table:table-cell office:value-type="string">
            <text:p>daQl8zj2Qi6cby3D9BrEGw</text:p>
          </table:table-cell>
          <table:table-cell office:value-type="string">
            <text:p>Iris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l</text:p>
          </table:table-cell>
          <table:table-cell office:value-type="string">
            <text:p>zwUCsw3WQK6KH2dmnXxi.g</text:p>
          </table:table-cell>
          <table:table-cell office:value-type="string">
            <text:p>own_leighmistric@gmail.com_60XLLAAkSdG9gk-7yRpn.Q</text:p>
          </table:table-cell>
          <table:table-cell office:value-type="string">
            <text:p>leighmistric@gmail.com</text:p>
          </table:table-cell>
          <table:table-cell office:value-type="string">
            <text:p>60XLLAAkSdG9gk-7yRpn.Q</text:p>
          </table:table-cell>
          <table:table-cell office:value-type="string">
            <text:p>Patch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7</text:p>
          </table:table-cell>
          <table:table-cell office:value-type="string">
            <text:p>a.n-ino6YQmyC58lH-nwFgA</text:p>
          </table:table-cell>
          <table:table-cell office:value-type="string">
            <text:p>own_taylormarieschoonover@gmail.com_XbHgAtw5pZGeLlWcJdib</text:p>
          </table:table-cell>
          <table:table-cell office:value-type="string">
            <text:p>taylormarieschoonover@gmail.com</text:p>
          </table:table-cell>
          <table:table-cell office:value-type="string">
            <text:p>XbHgAtw5pZGeLlWcJdib</text:p>
          </table:table-cell>
          <table:table-cell office:value-type="string">
            <text:p>Strawberr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D</text:p>
          </table:table-cell>
          <table:table-cell office:value-type="string">
            <text:p>vBDqJZE1QnOmcK3J82kgQA</text:p>
          </table:table-cell>
          <table:table-cell office:value-type="string">
            <text:p>own_taylormarieschoonover@gmail.com_DPoPv1CTT6ub7NRkYGfgtg</text:p>
          </table:table-cell>
          <table:table-cell office:value-type="string">
            <text:p>taylormarieschoonover@gmail.com</text:p>
          </table:table-cell>
          <table:table-cell office:value-type="string">
            <text:p>DPoPv1CTT6ub7NRkYGfgtg</text:p>
          </table:table-cell>
          <table:table-cell office:value-type="string">
            <text:p>Roya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K</text:p>
          </table:table-cell>
          <table:table-cell office:value-type="string">
            <text:p>5sRePjQ9QFqloDk2oG9jYA</text:p>
          </table:table-cell>
          <table:table-cell office:value-type="string">
            <text:p>own_leighmistric@gmail.com_LS9ODUWGQVegfS8sl.gcWQ</text:p>
          </table:table-cell>
          <table:table-cell office:value-type="string">
            <text:p>leighmistric@gmail.com</text:p>
          </table:table-cell>
          <table:table-cell office:value-type="string">
            <text:p>LS9ODUWGQVegfS8sl.gcWQ</text:p>
          </table:table-cell>
          <table:table-cell office:value-type="string">
            <text:p>Puffi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X</text:p>
          </table:table-cell>
          <table:table-cell office:value-type="string">
            <text:p>sOaOrG3HTaC6rGBbFwNlgg</text:p>
          </table:table-cell>
          <table:table-cell office:value-type="string">
            <text:p>own_megan.victoria.jenkins@gmail.com_1RZd78qNRyGZPHDJEKsXOg</text:p>
          </table:table-cell>
          <table:table-cell office:value-type="string">
            <text:p>megan.victoria.jenkins@gmail.com</text:p>
          </table:table-cell>
          <table:table-cell office:value-type="string">
            <text:p>1RZd78qNRyGZPHDJEKsXOg</text:p>
          </table:table-cell>
          <table:table-cell office:value-type="string">
            <text:p>Maddy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E</text:p>
          </table:table-cell>
          <table:table-cell office:value-type="string">
            <text:p>kJaqNLoQTfC-nyTZTSfzoA</text:p>
          </table:table-cell>
          <table:table-cell office:value-type="string">
            <text:p>own_taylormarieschoonover@gmail.com_5jNFh8xmGzFX9EOTeKMl</text:p>
          </table:table-cell>
          <table:table-cell office:value-type="string">
            <text:p>taylormarieschoonover@gmail.com</text:p>
          </table:table-cell>
          <table:table-cell office:value-type="string">
            <text:p>5jNFh8xmGzFX9EOTeKMl</text:p>
          </table:table-cell>
          <table:table-cell office:value-type="string">
            <text:p>Virtu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U</text:p>
          </table:table-cell>
          <table:table-cell office:value-type="string">
            <text:p>JaO4JJgcQe2n8.3EeBMXEg</text:p>
          </table:table-cell>
          <table:table-cell office:value-type="string">
            <text:p>own_megan.victoria.jenkins@gmail.com_2LC4Irfu8fefq2JiRRqY</text:p>
          </table:table-cell>
          <table:table-cell office:value-type="string">
            <text:p>megan.victoria.jenkins@gmail.com</text:p>
          </table:table-cell>
          <table:table-cell office:value-type="string">
            <text:p>2LC4Irfu8fefq2JiRRqY</text:p>
          </table:table-cell>
          <table:table-cell office:value-type="string">
            <text:p>Cato<text:s/></text:p>
          </table:table-cell>
          <table:table-cell office:value-type="string">
            <text:p>Gelding</text:p>
          </table:table-cell>
          <table:table-cell/>
          <table:table-cell office:value-type="string">
            <text:p>True</text:p>
          </table:table-cell>
          <table:table-cell office:value-type="string">
            <text:p>Show Name: MTM Cha Ching<text:s/></text:p>
          </table:table-cell>
          <table:table-cell/>
          <table:table-cell/>
          <table:table-cell/>
        </table:table-row>
        <table:table-row>
          <table:table-cell office:value-type="string">
            <text:p>X2j</text:p>
          </table:table-cell>
          <table:table-cell office:value-type="string">
            <text:p>M6ZAu-y.RBmfmC2bJ4oz7Q</text:p>
          </table:table-cell>
          <table:table-cell office:value-type="string">
            <text:p>own_shadowsongequestrian@gmail.com_OuB9rf6QrgqXpqd3SWeE</text:p>
          </table:table-cell>
          <table:table-cell office:value-type="string">
            <text:p>shadowsongequestrian@gmail.com</text:p>
          </table:table-cell>
          <table:table-cell office:value-type="string">
            <text:p>OuB9rf6QrgqXpqd3SWeE</text:p>
          </table:table-cell>
          <table:table-cell office:value-type="string">
            <text:p>Clov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D</text:p>
          </table:table-cell>
          <table:table-cell office:value-type="string">
            <text:p>hCoaUyoLTuqWeINpC.uesA</text:p>
          </table:table-cell>
          <table:table-cell office:value-type="string">
            <text:p>own_megan.victoria.jenkins@gmail.com_YDi5zBQhYh8nIikD0Bmu</text:p>
          </table:table-cell>
          <table:table-cell office:value-type="string">
            <text:p>megan.victoria.jenkins@gmail.com</text:p>
          </table:table-cell>
          <table:table-cell office:value-type="string">
            <text:p>YDi5zBQhYh8nIikD0Bmu</text:p>
          </table:table-cell>
          <table:table-cell office:value-type="string">
            <text:p>Poppunk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c</text:p>
          </table:table-cell>
          <table:table-cell office:value-type="string">
            <text:p>YZ8T13ycQ6CLh6ICwExwwQ</text:p>
          </table:table-cell>
          <table:table-cell office:value-type="string">
            <text:p>own_taylormarieschoonover@gmail.com_mXX2YQapTHI2tCe6wzPx</text:p>
          </table:table-cell>
          <table:table-cell office:value-type="string">
            <text:p>taylormarieschoonover@gmail.com</text:p>
          </table:table-cell>
          <table:table-cell office:value-type="string">
            <text:p>mXX2YQapTHI2tCe6wzPx</text:p>
          </table:table-cell>
          <table:table-cell office:value-type="string">
            <text:p>Castl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5</text:p>
          </table:table-cell>
          <table:table-cell office:value-type="string">
            <text:p>KJeNBkM.QkGsrx6B7rJGBQ</text:p>
          </table:table-cell>
          <table:table-cell office:value-type="string">
            <text:p>own_taylormarieschoonover@gmail.com_g3o6DGPJBviXWcgkU9LQ</text:p>
          </table:table-cell>
          <table:table-cell office:value-type="string">
            <text:p>taylormarieschoonover@gmail.com</text:p>
          </table:table-cell>
          <table:table-cell office:value-type="string">
            <text:p>g3o6DGPJBviXWcgkU9LQ</text:p>
          </table:table-cell>
          <table:table-cell office:value-type="string">
            <text:p>Coffeebea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m</text:p>
          </table:table-cell>
          <table:table-cell office:value-type="string">
            <text:p>ck1C9FQmTTiAmrTJ6RRvYA</text:p>
          </table:table-cell>
          <table:table-cell office:value-type="string">
            <text:p>own_shadowsongequestrian@gmail.com_XuiMUlFLQoSF8xSfrb50aw</text:p>
          </table:table-cell>
          <table:table-cell office:value-type="string">
            <text:p>shadowsongequestrian@gmail.com</text:p>
          </table:table-cell>
          <table:table-cell office:value-type="string">
            <text:p>XuiMUlFLQoSF8xSfrb50aw</text:p>
          </table:table-cell>
          <table:table-cell office:value-type="string">
            <text:p>Ash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F</text:p>
          </table:table-cell>
          <table:table-cell office:value-type="string">
            <text:p>elCIIO-MSpCEFzAhOw96Rg</text:p>
          </table:table-cell>
          <table:table-cell office:value-type="string">
            <text:p>own_megan.victoria.jenkins@gmail.com_pTW0EzKHPL1jDfCjOlO8</text:p>
          </table:table-cell>
          <table:table-cell office:value-type="string">
            <text:p>megan.victoria.jenkins@gmail.com</text:p>
          </table:table-cell>
          <table:table-cell office:value-type="string">
            <text:p>pTW0EzKHPL1jDfCjOlO8</text:p>
          </table:table-cell>
          <table:table-cell office:value-type="string">
            <text:p>Squirrel</text:p>
          </table:table-cell>
          <table:table-cell office:value-type="string">
            <text:p>Gelding</text:p>
          </table:table-cell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H</text:p>
          </table:table-cell>
          <table:table-cell office:value-type="string">
            <text:p>j8H9B0ZjTb--KJFyNpIv8A</text:p>
          </table:table-cell>
          <table:table-cell office:value-type="string">
            <text:p>own_leighmistric@gmail.com_kaSkmMpevPd1IVKm1vLh</text:p>
          </table:table-cell>
          <table:table-cell office:value-type="string">
            <text:p>leighmistric@gmail.com</text:p>
          </table:table-cell>
          <table:table-cell office:value-type="string">
            <text:p>kaSkmMpevPd1IVKm1vLh</text:p>
          </table:table-cell>
          <table:table-cell office:value-type="string">
            <text:p>Flutt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T</text:p>
          </table:table-cell>
          <table:table-cell office:value-type="string">
            <text:p>69MObPKqRWiQT9O1DAtxaQ</text:p>
          </table:table-cell>
          <table:table-cell office:value-type="string">
            <text:p>own_taylormarieschoonover@gmail.com_3jSDFxT2QKqoPIKErdcm-w</text:p>
          </table:table-cell>
          <table:table-cell office:value-type="string">
            <text:p>taylormarieschoonover@gmail.com</text:p>
          </table:table-cell>
          <table:table-cell office:value-type="string">
            <text:p>3jSDFxT2QKqoPIKErdcm-w</text:p>
          </table:table-cell>
          <table:table-cell office:value-type="string">
            <text:p>Magic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</table:table>
      <table:table table:name="sort_option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label</text:p>
          </table:table-cell>
        </table:table-row>
        <table:table-row>
          <table:table-cell office:value-type="string">
            <text:p>W3</text:p>
          </table:table-cell>
          <table:table-cell office:value-type="string">
            <text:p>GevC-5MIR9qFdvp.MSTpvw</text:p>
          </table:table-cell>
          <table:table-cell office:value-type="string">
            <text:p>Breed: A to Z</text:p>
          </table:table-cell>
        </table:table-row>
        <table:table-row>
          <table:table-cell office:value-type="string">
            <text:p>W4</text:p>
          </table:table-cell>
          <table:table-cell office:value-type="string">
            <text:p>bAGKHlmmRAWRpLjuRNUyJA</text:p>
          </table:table-cell>
          <table:table-cell office:value-type="string">
            <text:p>Breed: Z to A</text:p>
          </table:table-cell>
        </table:table-row>
        <table:table-row>
          <table:table-cell office:value-type="string">
            <text:p>W2</text:p>
          </table:table-cell>
          <table:table-cell office:value-type="string">
            <text:p>x0ts33t5Ql21vufmZbRbng</text:p>
          </table:table-cell>
          <table:table-cell office:value-type="string">
            <text:p>Price: high to low</text:p>
          </table:table-cell>
        </table:table-row>
        <table:table-row>
          <table:table-cell office:value-type="string">
            <text:p>W1</text:p>
          </table:table-cell>
          <table:table-cell office:value-type="string">
            <text:p>CPvMvScLTyG.sWFFRTnIJw</text:p>
          </table:table-cell>
          <table:table-cell office:value-type="string">
            <text:p>Price: low to high</text:p>
          </table:table-cell>
        </table:table-row>
        <table:table-row>
          <table:table-cell office:value-type="string">
            <text:p>W</text:p>
          </table:table-cell>
          <table:table-cell office:value-type="string">
            <text:p>GPxRTs0jQaCaggrNQEPN-A</text:p>
          </table:table-cell>
          <table:table-cell office:value-type="string">
            <text:p>Oldest to newest</text:p>
          </table:table-cell>
        </table:table-row>
        <table:table-row>
          <table:table-cell office:value-type="string">
            <text:p>V</text:p>
          </table:table-cell>
          <table:table-cell office:value-type="string">
            <text:p>xjiKh6GzQaW90pfXq4PbcA</text:p>
          </table:table-cell>
          <table:table-cell office:value-type="string">
            <text:p>Newest to olde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20.2</meta:generator>
  </office:meta>
</office:document-meta>
</file>